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0000016340000062E738A700FCB073038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4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142.3pt"/>
    </style:style>
    <style:style style:name="co4" style:family="table-column">
      <style:table-column-properties fo:break-before="auto" style:column-width="130.34pt"/>
    </style:style>
    <style:style style:name="co5" style:family="table-column">
      <style:table-column-properties fo:break-before="auto" style:column-width="198.74pt"/>
    </style:style>
    <style:style style:name="co6" style:family="table-column">
      <style:table-column-properties fo:break-before="auto" style:column-width="272.3pt"/>
    </style:style>
    <style:style style:name="co7" style:family="table-column">
      <style:table-column-properties fo:break-before="auto" style:column-width="148.39pt"/>
    </style:style>
    <style:style style:name="co8" style:family="table-column">
      <style:table-column-properties fo:break-before="auto" style:column-width="52.84pt"/>
    </style:style>
    <style:style style:name="co9" style:family="table-column">
      <style:table-column-properties fo:break-before="auto" style:column-width="131.61pt"/>
    </style:style>
    <style:style style:name="co10" style:family="table-column">
      <style:table-column-properties fo:break-before="auto" style:column-width="136.8pt"/>
    </style:style>
    <style:style style:name="co11" style:family="table-column">
      <style:table-column-properties fo:break-before="auto" style:column-width="145.81pt"/>
    </style:style>
    <style:style style:name="co12" style:family="table-column">
      <style:table-column-properties fo:break-before="auto" style:column-width="170.36pt"/>
    </style:style>
    <style:style style:name="co13" style:family="table-column">
      <style:table-column-properties fo:break-before="auto" style:column-width="202.59pt"/>
    </style:style>
    <style:style style:name="co14" style:family="table-column">
      <style:table-column-properties fo:break-before="auto" style:column-width="85.15pt"/>
    </style:style>
    <style:style style:name="co15" style:family="table-column">
      <style:table-column-properties fo:break-before="auto" style:column-width="127.76pt"/>
    </style:style>
    <style:style style:name="co16" style:family="table-column">
      <style:table-column-properties fo:break-before="auto" style:column-width="138.1pt"/>
    </style:style>
    <style:style style:name="co17" style:family="table-column">
      <style:table-column-properties fo:break-before="auto" style:column-width="126.45pt"/>
    </style:style>
    <style:style style:name="co18" style:family="table-column">
      <style:table-column-properties fo:break-before="auto" style:column-width="154.86pt"/>
    </style:style>
    <style:style style:name="co19" style:family="table-column">
      <style:table-column-properties fo:break-before="auto" style:column-width="200.04pt"/>
    </style:style>
    <style:style style:name="co20" style:family="table-column">
      <style:table-column-properties fo:break-before="auto" style:column-width="83.85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ile_20_Mem_20_NH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1" fo:font-size="10pt" fo:font-style="italic" fo:text-shadow="none" style:text-underline-style="none" fo:font-weight="bold" style:font-size-asian="10pt" style:font-style-asian="italic" style:font-weight-asian="bold" style:font-name-complex="Tahoma1" style:font-size-complex="10pt" style:font-style-complex="italic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Comma_20_8" style:data-style-name="N159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2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Comma_20_8" style:data-style-name="N159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f497d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f497d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Comma_20_8" style:data-style-name="N159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7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 style:data-style-name="N15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2.01pt" style:rotation-align="none"/>
    </style:style>
    <style:style style:name="ce20" style:family="table-cell" style:parent-style-name="Comma_20_8" style:data-style-name="N1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Comma_20_8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1" fo:font-size="10pt" fo:font-style="italic" fo:text-shadow="none" style:text-underline-style="none" fo:font-weight="bold" style:font-size-asian="10pt" style:font-style-asian="italic" style:font-weight-asian="bold" style:font-name-complex="Tahoma1" style:font-size-complex="10pt" style:font-style-complex="italic" style:font-weight-complex="bold"/>
    </style:style>
    <style:style style:name="ce24" style:family="table-cell" style:parent-style-name="Comma_20_8" style:data-style-name="N1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2"/>
    </style:style>
    <style:style style:name="ce26" style:family="table-cell" style:parent-style-name="Comma_20_8" style:data-style-name="N1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Comma_20_8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3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Comma_20_8" style:data-style-name="N1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Comma_20_8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ce46" style:family="table-cell" style:parent-style-name="Comma_20_8" style:data-style-name="N1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Comma_20_8" style:data-style-name="N15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/>
      <style:paragraph-properties fo:margin-left="0pt"/>
      <style:text-properties style:font-name="Times New Roman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P Manager" table:style-name="ta1">
        <office:forms form:automatic-focus="false" form:apply-design-mode="false"/>
        <table:shapes>
          <draw:frame draw:z-index="0" draw:name="Picture 4" draw:style-name="gr1" draw:text-style-name="P1" svg:width="37.13pt" svg:height="0.03pt" svg:x="23.07pt" svg:y="810pt">
            <draw:image xlink:href="Pictures/20000010000016340000062E738A700FCB073038.wmf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28"/>
        <table:table-column table:style-name="co6" table:default-cell-style-name="ce27"/>
        <table:table-column table:style-name="co7" table:default-cell-style-name="ce31"/>
        <table:table-column table:style-name="co8" table:number-columns-repeated="1015" table:default-cell-style-name="ce7"/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9"/>
          <table:table-cell table:style-name="ce32" table:number-columns-repeated="1015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Full name</text:p>
          </table:table-cell>
          <table:table-cell table:style-name="ce1"/>
          <table:table-cell table:style-name="ce1" office:value-type="string" calcext:value-type="string">
            <text:p>Số tiền</text:p>
          </table:table-cell>
          <table:table-cell table:style-name="ce1" office:value-type="string" calcext:value-type="string" table:number-columns-spanned="1" table:number-rows-spanned="2">
            <text:p>Các khoản cấn <text:s/>trừ </text:p>
          </table:table-cell>
          <table:table-cell table:style-name="ce1" office:value-type="string" calcext:value-type="string" table:number-columns-spanned="1" table:number-rows-spanned="2">
            <text:p>Số tiền còn lại phải chuyển</text:p>
          </table:table-cell>
          <table:table-cell table:style-name="ce22" office:value-type="string" calcext:value-type="string">
            <text:p>Số tài khoản</text:p>
          </table:table-cell>
          <table:table-cell table:style-name="ce1" office:value-type="string" calcext:value-type="string">
            <text:p>Tại NH</text:p>
          </table:table-cell>
          <table:table-cell table:style-name="ce1" office:value-type="string" calcext:value-type="string">
            <text:p>Ghi chú</text:p>
          </table:table-cell>
          <table:table-cell table:style-name="ce33"/>
          <table:table-cell table:style-name="ce34" table:number-columns-repeated="1014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Họ tên</text:p>
          </table:table-cell>
          <table:table-cell table:style-name="ce2"/>
          <table:table-cell table:style-name="ce2" office:value-type="string" calcext:value-type="string">
            <text:p>Net in hand</text:p>
          </table:table-cell>
          <table:covered-table-cell table:style-name="ce19"/>
          <table:covered-table-cell table:style-name="ce1"/>
          <table:table-cell table:style-name="ce23" office:value-type="string" calcext:value-type="string">
            <text:p>Bank A/c</text:p>
          </table:table-cell>
          <table:table-cell table:style-name="ce2" office:value-type="string" calcext:value-type="string">
            <text:p>With bank</text:p>
          </table:table-cell>
          <table:table-cell table:style-name="ce2" office:value-type="string" calcext:value-type="string">
            <text:p>Remarks</text:p>
          </table:table-cell>
          <table:table-cell table:style-name="ce33"/>
          <table:table-cell table:style-name="ce34" table:number-columns-repeated="1014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python://for%20each=%22seq,%20line%20in%20enumerate(get_info_manager())%22" xlink:type="simple">FOR</text:a></text:p>
          </table:table-cell>
          <table:covered-table-cell table:style-name="ce8"/>
          <table:covered-table-cell table:number-columns-repeated="3" table:style-name="ce12"/>
          <table:covered-table-cell table:style-name="ce20"/>
          <table:covered-table-cell table:style-name="ce24"/>
          <table:covered-table-cell table:style-name="ce15"/>
          <table:covered-table-cell table:style-name="ce29"/>
          <table:table-cell table:style-name="Default" table:number-columns-repeated="1015"/>
        </table:table-row>
        <table:table-row table:style-name="ro1">
          <table:table-cell table:style-name="ce4" office:value-type="string" calcext:value-type="string">
            <text:p><text:a xlink:href="python://seq+1" xlink:type="simple">seq</text:a></text:p>
          </table:table-cell>
          <table:table-cell table:style-name="ce9" office:value-type="string" calcext:value-type="string">
            <text:p><text:a xlink:href="python://line['employee_name']" xlink:type="simple">employee_name</text:a></text:p>
          </table:table-cell>
          <table:table-cell table:style-name="ce9" office:value-type="string" calcext:value-type="string">
            <text:p><text:a xlink:href="python://line.name_cap" xlink:type="simple">name_cap</text:a></text:p>
          </table:table-cell>
          <table:table-cell table:style-name="ce14" office:value-type="string" calcext:value-type="string">
            <text:p><text:a xlink:href="python://formatLang(int(line['money']),0)" xlink:type="simple">money</text:a></text:p>
          </table:table-cell>
          <table:table-cell table:style-name="ce14" office:value-type="string" calcext:value-type="string">
            <text:p><text:a xlink:href="python://formatLang(int(line['tu']),0)" xlink:type="simple">tu</text:a></text:p>
          </table:table-cell>
          <table:table-cell table:style-name="ce14" office:value-type="string" calcext:value-type="string">
            <text:p><text:a xlink:href="python://formatLang(int(line['money_receipt']),0)" xlink:type="simple">money_receipt</text:a></text:p>
          </table:table-cell>
          <table:table-cell table:style-name="ce25" office:value-type="string" calcext:value-type="string">
            <text:p><text:a xlink:href="python://line['bank_number']" xlink:type="simple">bank_number</text:a></text:p>
          </table:table-cell>
          <table:table-cell table:style-name="ce9" office:value-type="string" calcext:value-type="string">
            <text:p><text:a xlink:href="python://line['bank']" xlink:type="simple">bank</text:a></text:p>
          </table:table-cell>
          <table:table-cell table:style-name="ce30"/>
          <table:table-cell table:style-name="ce17"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style-name="ce10"/>
          <table:covered-table-cell table:style-name="ce13"/>
          <table:covered-table-cell table:style-name="ce15"/>
          <table:covered-table-cell table:style-name="ce13"/>
          <table:covered-table-cell table:style-name="ce21"/>
          <table:covered-table-cell table:number-columns-repeated="2" table:style-name="ce15"/>
          <table:covered-table-cell table:style-name="ce29"/>
          <table:table-cell table:number-columns-repeated="1015"/>
        </table:table-row>
        <table:table-row table:style-name="ro1">
          <table:table-cell table:style-name="ce5"/>
          <table:table-cell table:style-name="ce11" table:number-columns-repeated="2"/>
          <table:table-cell table:style-name="ce16" office:value-type="string" calcext:value-type="string">
            <text:p><text:a xlink:href="python://formatLang(int(get_sum()['money_manager']),0)" xlink:type="simple">money</text:a></text:p>
          </table:table-cell>
          <table:table-cell table:style-name="ce16" office:value-type="string" calcext:value-type="string">
            <text:p><text:a xlink:href="python://formatLang(int(get_sum()['tu_manager']),0)" xlink:type="simple">tu</text:a></text:p>
          </table:table-cell>
          <table:table-cell table:style-name="ce16" office:value-type="string" calcext:value-type="string">
            <text:p><text:a xlink:href="python://formatLang(int(get_sum()['money_receipt_manager']),0)" xlink:type="simple">money_receipt</text:a></text:p>
          </table:table-cell>
          <table:table-cell table:style-name="ce26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6" table:number-columns-repeated="3"/>
          <table:table-cell table:style-name="ce17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6" table:number-columns-repeated="3"/>
          <table:table-cell table:style-name="ce18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P VP" table:style-name="ta2">
        <office:forms form:automatic-focus="false" form:apply-design-mode="false"/>
        <table:shapes>
          <draw:frame draw:z-index="0" draw:name="Picture 4" draw:style-name="gr1" draw:text-style-name="P1" svg:width="37.13pt" svg:height="0.03pt" svg:x="23.07pt" svg:y="810pt">
            <draw:image xlink:href="Pictures/20000010000016340000062E738A700FCB073038.wmf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28"/>
        <table:table-column table:style-name="co13" table:default-cell-style-name="ce27"/>
        <table:table-column table:style-name="co14" table:default-cell-style-name="ce31"/>
        <table:table-column table:style-name="co8" table:number-columns-repeated="1015" table:default-cell-style-name="ce7"/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9"/>
          <table:table-cell table:style-name="ce32" table:number-columns-repeated="1015"/>
        </table:table-row>
        <table:table-row table:style-name="ro1"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Full name</text:p>
          </table:table-cell>
          <table:table-cell table:style-name="ce35"/>
          <table:table-cell table:style-name="ce35" office:value-type="string" calcext:value-type="string">
            <text:p>Số tiền</text:p>
          </table:table-cell>
          <table:table-cell table:style-name="ce35" office:value-type="string" calcext:value-type="string" table:number-columns-spanned="1" table:number-rows-spanned="2">
            <text:p><text:s text:c="5"/>Các khoản <text:s text:c="7"/>(cấn <text:s/>trừ)</text:p>
          </table:table-cell>
          <table:table-cell table:style-name="ce35" office:value-type="string" calcext:value-type="string" table:number-columns-spanned="1" table:number-rows-spanned="2">
            <text:p>Số tiền còn lại phải chuyển</text:p>
          </table:table-cell>
          <table:table-cell table:style-name="ce44" office:value-type="string" calcext:value-type="string">
            <text:p>Số tài khoản</text:p>
          </table:table-cell>
          <table:table-cell table:style-name="ce35" office:value-type="string" calcext:value-type="string">
            <text:p>Tại NH</text:p>
          </table:table-cell>
          <table:table-cell table:style-name="ce35" office:value-type="string" calcext:value-type="string">
            <text:p>Ghi chú</text:p>
          </table:table-cell>
          <table:table-cell table:style-name="ce33"/>
          <table:table-cell table:style-name="ce34" table:number-columns-repeated="1014"/>
        </table:table-row>
        <table:table-row table:style-name="ro1">
          <table:table-cell table:style-name="ce36" office:value-type="string" calcext:value-type="string">
            <text:p>Nr.</text:p>
          </table:table-cell>
          <table:table-cell table:style-name="ce36" office:value-type="string" calcext:value-type="string">
            <text:p>Họ tên</text:p>
          </table:table-cell>
          <table:table-cell table:style-name="ce36"/>
          <table:table-cell table:style-name="ce36" office:value-type="string" calcext:value-type="string">
            <text:p>Net in hand</text:p>
          </table:table-cell>
          <table:covered-table-cell table:style-name="ce41"/>
          <table:covered-table-cell table:style-name="ce35"/>
          <table:table-cell table:style-name="ce45" office:value-type="string" calcext:value-type="string">
            <text:p>Bank A/c</text:p>
          </table:table-cell>
          <table:table-cell table:style-name="ce36" office:value-type="string" calcext:value-type="string">
            <text:p>With bank</text:p>
          </table:table-cell>
          <table:table-cell table:style-name="ce36" office:value-type="string" calcext:value-type="string">
            <text:p>Remarks</text:p>
          </table:table-cell>
          <table:table-cell table:style-name="ce33"/>
          <table:table-cell table:style-name="ce34" table:number-columns-repeated="1014"/>
        </table:table-row>
        <table:table-row table:style-name="ro1">
          <table:table-cell table:style-name="ce37" office:value-type="string" calcext:value-type="string" table:number-columns-spanned="9" table:number-rows-spanned="1">
            <text:p><text:a xlink:href="python://for%20each=%22seq,%20line%20in%20enumerate(get_info_officier())%22" xlink:type="simple">FOR</text:a></text:p>
          </table:table-cell>
          <table:covered-table-cell table:style-name="ce38"/>
          <table:covered-table-cell table:number-columns-repeated="3" table:style-name="ce14"/>
          <table:covered-table-cell table:style-name="ce42"/>
          <table:covered-table-cell table:style-name="ce46"/>
          <table:covered-table-cell table:style-name="ce30"/>
          <table:covered-table-cell table:style-name="ce47"/>
          <table:table-cell table:style-name="Default" table:number-columns-repeated="1015"/>
        </table:table-row>
        <table:table-row table:style-name="ro1">
          <table:table-cell table:style-name="ce4" office:value-type="string" calcext:value-type="string">
            <text:p><text:a xlink:href="python://seq+1" xlink:type="simple">seq</text:a></text:p>
          </table:table-cell>
          <table:table-cell table:style-name="ce9" office:value-type="string" calcext:value-type="string">
            <text:p><text:a xlink:href="python://line['employee_name']" xlink:type="simple">employee_name</text:a></text:p>
          </table:table-cell>
          <table:table-cell table:style-name="ce9" office:value-type="string" calcext:value-type="string">
            <text:p><text:a xlink:href="python://line.name_cap" xlink:type="simple">name_cap</text:a></text:p>
          </table:table-cell>
          <table:table-cell table:style-name="ce14" office:value-type="string" calcext:value-type="string">
            <text:p><text:a xlink:href="python://formatLang(int(line['money']),0)" xlink:type="simple">money</text:a></text:p>
          </table:table-cell>
          <table:table-cell table:style-name="ce14" office:value-type="string" calcext:value-type="string">
            <text:p><text:a xlink:href="python://formatLang(int(line['tu']),0)" xlink:type="simple">tu</text:a></text:p>
          </table:table-cell>
          <table:table-cell table:style-name="ce14" office:value-type="string" calcext:value-type="string">
            <text:p><text:a xlink:href="python://formatLang(int(line['money_receipt']),0)" xlink:type="simple">money_receipt</text:a></text:p>
          </table:table-cell>
          <table:table-cell table:style-name="ce25" office:value-type="string" calcext:value-type="string">
            <text:p><text:a xlink:href="python://line['bank_number']" xlink:type="simple">bank_number</text:a></text:p>
          </table:table-cell>
          <table:table-cell table:style-name="ce9" office:value-type="string" calcext:value-type="string">
            <text:p><text:a xlink:href="python://line['bank']" xlink:type="simple">bank</text:a></text:p>
          </table:table-cell>
          <table:table-cell table:style-name="ce30"/>
          <table:table-cell table:style-name="ce17" table:number-columns-repeated="1015"/>
        </table:table-row>
        <table:table-row table:style-name="ro1">
          <table:table-cell table:style-name="ce37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style-name="ce39"/>
          <table:covered-table-cell table:style-name="ce40"/>
          <table:covered-table-cell table:style-name="ce30"/>
          <table:covered-table-cell table:style-name="ce40"/>
          <table:covered-table-cell table:style-name="ce43"/>
          <table:covered-table-cell table:number-columns-repeated="2" table:style-name="ce30"/>
          <table:covered-table-cell table:style-name="ce47"/>
          <table:table-cell table:number-columns-repeated="1015"/>
        </table:table-row>
        <table:table-row table:style-name="ro1">
          <table:table-cell table:style-name="ce5"/>
          <table:table-cell table:style-name="ce11" table:number-columns-repeated="2"/>
          <table:table-cell table:style-name="ce16" office:value-type="string" calcext:value-type="string">
            <text:p><text:a xlink:href="python://formatLang(int(get_sum()['money_officier']),0)" xlink:type="simple">money</text:a></text:p>
          </table:table-cell>
          <table:table-cell table:style-name="ce16" office:value-type="string" calcext:value-type="string">
            <text:p><text:a xlink:href="python://formatLang(int(get_sum()['tu_officier']),0)" xlink:type="simple">tu</text:a></text:p>
          </table:table-cell>
          <table:table-cell table:style-name="ce16" office:value-type="string" calcext:value-type="string">
            <text:p><text:a xlink:href="python://formatLang(int(get_sum()['money_receipt_officier']),0)" xlink:type="simple">money_receipt</text:a></text:p>
          </table:table-cell>
          <table:table-cell table:style-name="ce26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6" table:number-columns-repeated="3"/>
          <table:table-cell table:style-name="ce17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6" table:number-columns-repeated="3"/>
          <table:table-cell table:style-name="ce18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P SX" table:style-name="ta2">
        <office:forms form:automatic-focus="false" form:apply-design-mode="false"/>
        <table:shapes>
          <draw:frame draw:z-index="0" draw:name="Picture 4" draw:style-name="gr1" draw:text-style-name="P1" svg:width="37.13pt" svg:height="0.03pt" svg:x="23.07pt" svg:y="810pt">
            <draw:image xlink:href="Pictures/20000010000016340000062E738A700FCB073038.wmf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8"/>
        <table:table-column table:style-name="co19" table:default-cell-style-name="ce27"/>
        <table:table-column table:style-name="co20" table:default-cell-style-name="ce31"/>
        <table:table-column table:style-name="co8" table:number-columns-repeated="1015" table:default-cell-style-name="ce7"/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9"/>
          <table:table-cell table:style-name="ce32" table:number-columns-repeated="1015"/>
        </table:table-row>
        <table:table-row table:style-name="ro1"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Full name</text:p>
          </table:table-cell>
          <table:table-cell table:style-name="ce35"/>
          <table:table-cell table:style-name="ce35" office:value-type="string" calcext:value-type="string">
            <text:p>Số tiền</text:p>
          </table:table-cell>
          <table:table-cell table:style-name="ce35" office:value-type="string" calcext:value-type="string" table:number-columns-spanned="1" table:number-rows-spanned="2">
            <text:p><text:s text:c="5"/>Các khoản <text:s text:c="7"/>(cấn <text:s/>trừ)</text:p>
          </table:table-cell>
          <table:table-cell table:style-name="ce35" office:value-type="string" calcext:value-type="string" table:number-columns-spanned="1" table:number-rows-spanned="2">
            <text:p>Số tiền còn lại phải chuyển</text:p>
          </table:table-cell>
          <table:table-cell table:style-name="ce44" office:value-type="string" calcext:value-type="string">
            <text:p>Số tài khoản</text:p>
          </table:table-cell>
          <table:table-cell table:style-name="ce35" office:value-type="string" calcext:value-type="string">
            <text:p>Tại NH</text:p>
          </table:table-cell>
          <table:table-cell table:style-name="ce35" office:value-type="string" calcext:value-type="string">
            <text:p>Ghi chú</text:p>
          </table:table-cell>
          <table:table-cell table:style-name="ce33"/>
          <table:table-cell table:style-name="ce34" table:number-columns-repeated="1014"/>
        </table:table-row>
        <table:table-row table:style-name="ro1">
          <table:table-cell table:style-name="ce36" office:value-type="string" calcext:value-type="string">
            <text:p>Nr.</text:p>
          </table:table-cell>
          <table:table-cell table:style-name="ce36" office:value-type="string" calcext:value-type="string">
            <text:p>Họ tên</text:p>
          </table:table-cell>
          <table:table-cell table:style-name="ce36"/>
          <table:table-cell table:style-name="ce36" office:value-type="string" calcext:value-type="string">
            <text:p>Net in hand</text:p>
          </table:table-cell>
          <table:covered-table-cell table:style-name="ce41"/>
          <table:covered-table-cell table:style-name="ce35"/>
          <table:table-cell table:style-name="ce45" office:value-type="string" calcext:value-type="string">
            <text:p>Bank A/c</text:p>
          </table:table-cell>
          <table:table-cell table:style-name="ce36" office:value-type="string" calcext:value-type="string">
            <text:p>With bank</text:p>
          </table:table-cell>
          <table:table-cell table:style-name="ce36" office:value-type="string" calcext:value-type="string">
            <text:p>Remarks</text:p>
          </table:table-cell>
          <table:table-cell table:style-name="ce33"/>
          <table:table-cell table:style-name="ce34" table:number-columns-repeated="1014"/>
        </table:table-row>
        <table:table-row table:style-name="ro1">
          <table:table-cell table:style-name="ce37" office:value-type="string" calcext:value-type="string" table:number-columns-spanned="9" table:number-rows-spanned="1">
            <text:p><text:a xlink:href="python://for%20each=%22seq,%20line%20in%20enumerate(get_info_worker())%22" xlink:type="simple">FOR</text:a></text:p>
          </table:table-cell>
          <table:covered-table-cell table:style-name="ce38"/>
          <table:covered-table-cell table:number-columns-repeated="3" table:style-name="ce14"/>
          <table:covered-table-cell table:style-name="ce42"/>
          <table:covered-table-cell table:style-name="ce46"/>
          <table:covered-table-cell table:style-name="ce30"/>
          <table:covered-table-cell table:style-name="ce47"/>
          <table:table-cell table:style-name="Default" table:number-columns-repeated="1015"/>
        </table:table-row>
        <table:table-row table:style-name="ro1">
          <table:table-cell table:style-name="ce4" office:value-type="string" calcext:value-type="string">
            <text:p><text:a xlink:href="python://seq+1" xlink:type="simple">seq</text:a></text:p>
          </table:table-cell>
          <table:table-cell table:style-name="ce48" office:value-type="string" calcext:value-type="string">
            <text:p><text:a xlink:href="python://line['employee_name']" xlink:type="simple">employee_name</text:a></text:p>
          </table:table-cell>
          <table:table-cell table:style-name="ce48" office:value-type="string" calcext:value-type="string">
            <text:p><text:a xlink:href="python://line.name_cap" xlink:type="simple">name_cap</text:a></text:p>
          </table:table-cell>
          <table:table-cell table:style-name="ce14" office:value-type="string" calcext:value-type="string">
            <text:p><text:a xlink:href="python://formatLang(int(line['money']),0)" xlink:type="simple">money</text:a></text:p>
          </table:table-cell>
          <table:table-cell table:style-name="ce14" office:value-type="string" calcext:value-type="string">
            <text:p><text:a xlink:href="python://formatLang(int(line['tu']),0)" xlink:type="simple">tu</text:a></text:p>
          </table:table-cell>
          <table:table-cell table:style-name="ce14" office:value-type="string" calcext:value-type="string">
            <text:p><text:a xlink:href="python://formatLang(int(line['money_receipt']),0)" xlink:type="simple">money_receipt</text:a></text:p>
          </table:table-cell>
          <table:table-cell table:style-name="ce25" office:value-type="string" calcext:value-type="string">
            <text:p><text:a xlink:href="python://line['bank_number']" xlink:type="simple">bank_number</text:a></text:p>
          </table:table-cell>
          <table:table-cell table:style-name="ce9" office:value-type="string" calcext:value-type="string">
            <text:p><text:a xlink:href="python://line['bank']" xlink:type="simple">bank</text:a></text:p>
          </table:table-cell>
          <table:table-cell table:style-name="ce30"/>
          <table:table-cell table:style-name="ce17" table:number-columns-repeated="1015"/>
        </table:table-row>
        <table:table-row table:style-name="ro1">
          <table:table-cell table:style-name="ce37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style-name="ce39"/>
          <table:covered-table-cell table:style-name="ce40"/>
          <table:covered-table-cell table:style-name="ce30"/>
          <table:covered-table-cell table:style-name="ce40"/>
          <table:covered-table-cell table:style-name="ce43"/>
          <table:covered-table-cell table:number-columns-repeated="2" table:style-name="ce30"/>
          <table:covered-table-cell table:style-name="ce47"/>
          <table:table-cell table:number-columns-repeated="1015"/>
        </table:table-row>
        <table:table-row table:style-name="ro1">
          <table:table-cell table:style-name="ce5"/>
          <table:table-cell table:style-name="ce11" table:number-columns-repeated="2"/>
          <table:table-cell table:style-name="ce16" office:value-type="string" calcext:value-type="string">
            <text:p><text:a xlink:href="python://formatLang(int(get_sum()['money_worker']),0)" xlink:type="simple">money_worker</text:a></text:p>
          </table:table-cell>
          <table:table-cell table:style-name="ce16" office:value-type="string" calcext:value-type="string">
            <text:p><text:a xlink:href="python://formatLang(int(get_sum()['tu_worker']),0)" xlink:type="simple">tu_worker</text:a></text:p>
          </table:table-cell>
          <table:table-cell table:style-name="ce16" office:value-type="string" calcext:value-type="string">
            <text:p><text:a xlink:href="python://formatLang(int(get_sum()['money_receipt_worker']),0)" xlink:type="simple">money_receipt</text:a></text:p>
          </table:table-cell>
          <table:table-cell table:style-name="ce26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6" table:number-columns-repeated="3"/>
          <table:table-cell table:style-name="ce17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6" table:number-columns-repeated="3"/>
          <table:table-cell table:style-name="ce18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2" style:language-asian="zh" style:country-asian="CN" style:font-name-complex="Tahoma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name-complex="Tahoma2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Php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4" loext:min-decimal-places="4" number:min-integer-digits="1"/>
    </number:number-style>
    <number:number-style style:name="N168P0" style:volatile="true">
      <number:number number:decimal-places="4" loext:min-decimal-places="4" number:min-integer-digits="1"/>
    </number:number-style>
    <number:number-style style:name="N168">
      <style:text-properties fo:color="#ff0000"/>
      <number:text>-</number:text>
      <number:number number:decimal-places="4" loext:min-decimal-places="4" number:min-integer-digits="1"/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</number:number-style>
    <number:number-style style:name="N169">
      <number:text>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6" loext:min-decimal-places="6" number:min-integer-digits="1" number:grouping="true"/>
    </number:number-style>
    <number:number-style style:name="N173">
      <number:number number:decimal-places="9" loext:min-decimal-places="9" number:min-integer-digits="1"/>
    </number:number-style>
    <number:number-style style:name="N17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75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1" loext:min-decimal-places="1" number:min-integer-digits="1" number:grouping="true"/>
      <number:text> </number:text>
    </number:number-style>
    <number:number-style style:name="N17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7P0"/>
    </number:number-style>
    <number:number-style style:name="N178">
      <number:number number:decimal-places="3" loext:min-decimal-places="3" number:min-integer-digits="1"/>
    </number:number-style>
    <number:number-style style:name="N179P0" style:volatile="true">
      <number:number number:decimal-places="3" loext:min-decimal-places="3" number:min-integer-digits="1"/>
    </number:number-style>
    <number:number-style style:name="N179">
      <style:text-properties fo:color="#ff0000"/>
      <number:text>-</number:text>
      <number:number number:decimal-places="3" loext:min-decimal-places="3" number:min-integer-digits="1"/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loext:fill-character> </loext:fill-character>
      <number:number number:decimal-places="43" loext:min-decimal-places="43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43" loext:min-decimal-places="43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44" loext:min-decimal-places="44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44" loext:min-decimal-places="44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9P2" style:volatile="true"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95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95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7P0"/>
    </number:currency-style>
    <number:number-style style:name="N19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3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3P2" style:volatile="true">
      <loext:fill-character> </loext:fill-character>
      <number:text>-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7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loext:min-decimal-places="0" number:min-integer-digits="0"/>
      <number:text>.</number:text>
    </number:number-style>
    <number:number-style style:name="N210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210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210P0"/>
    </number:number-style>
    <number:number-style style:name="N211">
      <number:number number:decimal-places="0" loext:min-decimal-places="0" number:min-integer-digits="0" number:grouping="true"/>
    </number:number-style>
    <number:date-style style:name="N212">
      <number:month/>
      <number:text>/</number:text>
      <number:day/>
    </number:date-style>
    <number:number-style style:name="N214P0" style:volatile="true">
      <number:text>$</number:text>
      <number:number number:decimal-places="0" loext:min-decimal-places="0" number:min-integer-digits="1" number:grouping="true"/>
    </number:number-style>
    <number:number-style style:name="N21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6P0" style:volatile="true">
      <number:text>$</number:text>
      <number:number number:decimal-places="2" loext:min-decimal-places="2" number:min-integer-digits="1" number:grouping="true"/>
    </number:number-style>
    <number:number-style style:name="N2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">
      <number:number number:decimal-places="4" loext:min-decimal-places="4" number:min-integer-digits="1" number:grouping="true"/>
    </number:number-style>
    <number:number-style style:name="N219P0" style:volatile="true">
      <number:number number:decimal-places="2" loext:min-decimal-places="2" number:min-integer-digits="1" number:grouping="true"/>
      <number:text> F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19P0"/>
    </number:number-style>
    <number:number-style style:name="N223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23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23P2" style:volatile="true">
      <loext:fill-character> </loext:fill-character>
      <number:text>- F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0" loext:min-decimal-places="0" number:min-integer-digits="1" number:grouping="true"/>
      <number:text> F</number:text>
    </number:number-style>
    <number:number-style style:name="N22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loext:min-decimal-places="2" number:min-integer-digits="1" number:grouping="true"/>
      <number:text> F</number:text>
    </number:number-style>
    <number:number-style style:name="N22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26P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30P2" style:volatile="true">
      <loext:fill-character> </loext:fill-character>
      <number:text>- DM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3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2" loext:min-decimal-places="2" number:min-integer-digits="1" number:grouping="true"/>
      <number:text> </number:text>
    </number:number-style>
    <number:number-style style:name="N236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6P0"/>
    </number:number-style>
    <number:number-style style:name="N237">
      <number:number number:decimal-places="6" loext:min-decimal-places="6" number:min-integer-digits="1"/>
    </number:number-style>
    <number:number-style style:name="N241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1P2" style:volatile="true">
      <loext:text> §</loext:text>
      <loext:fill-character> </loext:fill-character>
      <number:text>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43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43P0"/>
    </number:number-style>
    <number:time-style style:name="N244">
      <number:minutes number:style="long"/>
      <number:text>:</number:text>
      <number:seconds number:style="long"/>
    </number:time-style>
    <number:time-style style:name="N2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6">
      <number:minutes number:style="long"/>
      <number:text>:</number:text>
      <number:seconds number:style="long" number:decimal-places="1"/>
    </number:time-style>
    <number:number-style style:name="N2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24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9">
      <number:text-content/>
      <style:map style:condition="value()&lt;=1.79769313486232E+308" style:apply-style-name="N249P0"/>
    </number:text-style>
    <number:date-style style:name="N250">
      <number:day/>
    </number:date-style>
    <number:date-style style:name="N251">
      <number:month number:style="long"/>
      <number:text>/</number:text>
      <number:year number:style="long"/>
    </number:date-style>
    <number:number-style style:name="N2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\</number:text>
      <number:number number:decimal-places="2" loext:min-decimal-places="2" number:min-integer-digits="1" number:grouping="true"/>
    </number:number-style>
    <number:number-style style:name="N256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256P0"/>
    </number:number-style>
    <number:number-style style:name="N258P0" style:volatile="true">
      <number:text>\</number:text>
      <number:number number:decimal-places="0" loext:min-decimal-places="0" number:min-integer-digits="1" number:grouping="true"/>
    </number:number-style>
    <number:number-style style:name="N258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258P0"/>
    </number:number-style>
    <number:number-style style:name="N259P0" style:volatile="true">
      <number:text>\</number:text>
      <number:number number:decimal-places="2" loext:min-decimal-places="2" number:min-integer-digits="1" number:grouping="true"/>
    </number:number-style>
    <number:number-style style:name="N259">
      <number:text>\\\\\\\\\\\-</number:text>
      <number:number number:decimal-places="2" loext:min-decimal-places="2" number:min-integer-digits="1" number:grouping="true"/>
      <style:map style:condition="value()&gt;=0" style:apply-style-name="N259P0"/>
    </number:number-style>
    <number:number-style style:name="N260P0" style:volatile="true">
      <number:text>\</number:text>
      <number:number number:decimal-places="2" loext:min-decimal-places="2" number:min-integer-digits="1" number:grouping="true"/>
    </number:number-style>
    <number:number-style style:name="N260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loext:min-decimal-places="0" number:min-integer-digits="1" number:grouping="true"/>
    </number:number-style>
    <number:number-style style:name="N261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261P0"/>
    </number:number-style>
    <number:number-style style:name="N265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5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65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7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\</number:text>
      <number:number number:decimal-places="0" loext:min-decimal-places="0" number:min-integer-digits="1" number:grouping="true"/>
    </number:number-style>
    <number:number-style style:name="N268">
      <number:text>\\\\\\\\\\\\\\-</number:text>
      <number:number number:decimal-places="0" loext:min-decimal-places="0" number:min-integer-digits="1" number:grouping="true"/>
      <style:map style:condition="value()&gt;=0" style:apply-style-name="N268P0"/>
    </number:number-style>
    <number:number-style style:name="N269P0" style:volatile="true">
      <number:text>\</number:text>
      <number:number number:decimal-places="0" loext:min-decimal-places="0" number:min-integer-digits="1" number:grouping="true"/>
    </number:number-style>
    <number:number-style style:name="N269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69P0"/>
    </number:number-style>
    <number:number-style style:name="N27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1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71P2" style:volatile="true">
      <loext:fill-character> </loext:fill-character>
      <number:text>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\</number:text>
      <number:number number:decimal-places="2" loext:min-decimal-places="2" number:min-integer-digits="1" number:grouping="true"/>
    </number:number-style>
    <number:number-style style:name="N272">
      <number:text>\\\\\\\\\\\\\\-</number:text>
      <number:number number:decimal-places="2" loext:min-decimal-places="2" number:min-integer-digits="1" number:grouping="true"/>
      <style:map style:condition="value()&gt;=0" style:apply-style-name="N272P0"/>
    </number:number-style>
    <number:number-style style:name="N276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6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76P2" style:volatile="true">
      <loext:text> \</loext:text>
      <loext:fill-character> </loext:fill-character>
      <number:text>-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\</number:text>
      <number:number number:decimal-places="2" loext:min-decimal-places="2" number:min-integer-digits="1" number:grouping="true"/>
    </number:number-style>
    <number:number-style style:name="N277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77P0"/>
    </number:number-style>
    <number:number-style style:name="N279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79P2" style:volatile="true">
      <loext:text> \</loext:text>
      <loext:fill-character> </loext:fill-character>
      <number:text>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date-style style:name="N280">
      <number:month number:style="long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VNtimes new roman" fo:font-family="'VNtimes new roman'" style:font-family-generic="swiss" style:font-name-asian="Arial Unicode MS" style:font-family-asian="'Arial Unicode MS'" style:font-family-generic-asian="system" style:font-pitch-asian="variable" style:font-name-complex="VNtimes new roman" style:font-family-complex="'VNtimes new roman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_5f_" style:display-name="_1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1__bc__201e__bd__28_" style:display-name="1¼„½(" style:family="table-cell" style:parent-style-name="Default" style:data-style-name="N10"/>
    <style:style style:name="_3f__b6_æ_b5__ba_ß_ad__20_" style:display-name="?¶æµºß­ " style:family="table-cell" style:parent-style-name="Default" style:data-style-name="N124"/>
    <style:style style:name="_3f__b6_æ_b5__ba_ß_ad__5f_" style:display-name="?¶æµºß­_" style:family="table-cell" style:parent-style-name="Default" style:data-style-name="N123"/>
    <style:style style:name="_5c_Ô" style:display-name="\Ô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SRMO_5b_" style:display-name="CSRMO[" style:family="table-cell" style:parent-style-name="Default" style:data-style-name="N130"/>
    <style:style style:name="CSRMO_5f_" style:display-name="CSRMO_" style:family="table-cell" style:parent-style-name="Default" style:data-style-name="N136"/>
    <style:style style:name="dÏÈ_b9__20_" style:display-name="dÏÈ¹ " style:family="table-cell" style:parent-style-name="Default" style:data-style-name="N123"/>
    <style:style style:name="dÏÈ_b9__5f_" style:display-name="dÏÈ¹_" style:family="table-cell" style:parent-style-name="Default" style:data-style-name="N124"/>
    <style:style style:name="sç_3f_" style:display-name="sç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a8_Œc_5e__20_" style:display-name="¨Œc^ " style:family="table-cell" style:parent-style-name="Default" style:data-style-name="N181"/>
    <style:style style:name="_a8_Œc_5e__5b_" style:display-name="¨Œc^[" style:family="table-cell" style:parent-style-name="Default" style:data-style-name="N139"/>
    <style:style style:name="_a8_Œc_5e__5f_" style:display-name="¨Œc^_" style:family="table-cell" style:parent-style-name="Default" style:data-style-name="N171"/>
    <style:style style:name="_b5_ÑTÖ_20_" style:display-name="µÑTÖ " style:family="table-cell" style:parent-style-name="Default" style:data-style-name="N124"/>
    <style:style style:name="_b5_ÑTÖ_5f_" style:display-name="µÑTÖ_" style:family="table-cell" style:parent-style-name="Default" style:data-style-name="N123"/>
    <style:style style:name="Å_bb__b4__20_" style:display-name="Å»´ " style:family="table-cell" style:parent-style-name="Default" style:data-style-name="N0"/>
    <style:style style:name="Å_bb__b4__5f_" style:display-name="Å»´_" style:family="table-cell" style:parent-style-name="Default" style:data-style-name="N0"/>
    <style:style style:name="í_bd__3f_" style:display-name="í½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??" fo:font-family="??" style:font-family-generic="roman" fo:font-size="12pt" fo:font-style="normal" fo:text-shadow="none" style:text-underline-style="none" fo:font-weight="normal" style:font-size-asian="12pt" style:font-style-asian="normal" style:font-weight-asian="normal" style:font-name-complex="??" style:font-family-complex="??" style:font-family-generic-complex="roman" style:font-size-complex="12pt" style:font-style-complex="normal" style:font-weight-complex="normal"/>
    </style:style>
    <style:style style:name="íåô_20_" style:display-name="íåô " style:family="table-cell" style:parent-style-name="Default" style:data-style-name="N0"/>
    <style:style style:name="íåô_5f_" style:display-name="íåô_" style:family="table-cell" style:parent-style-name="Default" style:data-style-name="N0"/>
    <style:style style:name="_2e_" style:display-name="." style:family="table-cell" style:parent-style-name="Default" style:data-style-name="N159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_30_" style:display-name="0" style:family="table-cell" style:parent-style-name="Default" style:data-style-name="N1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VNTime" fo:font-family="VNTime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size-complex="14pt" style:font-style-complex="normal" style:font-weight-complex="normal"/>
    </style:style>
    <style:style style:name="_31_" style:display-name="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1__5f_Cau_20_thuy_20_dien_20_Ban_20_La_20__28_Cu_20_Anh_29_" style:display-name="1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Du_20_toan_20_558_20__28_Km17_2b_508.12_20_-_20_Km_20_22_29_" style:display-name="1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ÿÿÿÿÿ" style:display-name="1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2_" style:display-name="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_5f_Cau_20_thuy_20_dien_20_Ban_20_La_20__28_Cu_20_Anh_29_" style:display-name="2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Du_20_toan_20_558_20__28_Km17_2b_508.12_20_-_20_Km_20_22_29_" style:display-name="2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ÿÿÿÿÿ" style:display-name="2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3_" style:display-name="3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3__5f_Cau_20_thuy_20_dien_20_Ban_20_La_20__28_Cu_20_Anh_29_" style:display-name="3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Du_20_toan_20_558_20__28_Km17_2b_508.12_20_-_20_Km_20_22_29_" style:display-name="3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ÿÿÿÿÿ" style:display-name="3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4_" style:display-name="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_5f_Cau_20_thuy_20_dien_20_Ban_20_La_20__28_Cu_20_Anh_29_" style:display-name="4_Cau thuy dien Ban La (Cu Anh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Du_20_toan_20_558_20__28_Km17_2b_508.12_20_-_20_Km_20_22_29_" style:display-name="4_Du toan 558 (Km17+508.12 - Km 2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ÿÿÿÿÿ" style:display-name="4_ÿÿÿÿÿ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3f__25_U_a9__f7_u_26_H_a9__f7_9_3f__20_s_a_" style:display-name="???%U©÷u&amp;H©÷9? 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f__3f_" style:display-name="??" style:family="table-cell" style:parent-style-name="Default" style:data-style-name="N124"/>
    <style:style style:name="_3f__3f__20__5b_0.00_5d__5f__20_Att._20_1-_20_Cover" style:display-name="?? [0.00]_ Att. 1- Cover" style:family="table-cell" style:parent-style-name="Default" style:data-style-name="N0"/>
    <style:style style:name="_3f__3f__20__5b_0_5d_" style:display-name="?? [0]" style:family="table-cell" style:parent-style-name="Default" style:data-style-name="N123"/>
    <style:style style:name="_3f__3f__3f__3f__20__5b_0.00_5d__5f_PRODUCT_20_DETAIL_20_Q1" style:display-name="???? [0.00]_PRODUCT DETAIL Q1" style:family="table-cell" style:parent-style-name="Default" style:data-style-name="N124"/>
    <style:style style:name="_3f__3f__3f__3f__3f__3f__3f__3f__3f__3f__3f_" style:display-name="???????????" style:family="table-cell" style:parent-style-name="Default" style:data-style-name="N155"/>
    <style:style style:name="_3f__3f__3f__3f__5f_PRODUCT_20_DETAIL_20_Q1" style:display-name="????_PRODUCT DETAIL Q1" style:family="table-cell" style:parent-style-name="Default" style:data-style-name="N123"/>
    <style:style style:name="_3f__3f__3f__5b_0_5d__5f_00Q3902REV.1" style:display-name="???[0]_00Q3902REV.1" style:family="table-cell" style:parent-style-name="Default" style:data-style-name="N161"/>
    <style:style style:name="_3f__3f__3f__5f_00Q3902REV.1" style:display-name="???_00Q3902REV.1" style:family="table-cell" style:parent-style-name="Default" style:data-style-name="N136"/>
    <style:style style:name="_3f__3f__5b_0_5d__5f_BRE" style:display-name="??[0]_BRE" style:family="table-cell" style:parent-style-name="Default" style:data-style-name="N139"/>
    <style:style style:name="_3f__3f__5f__20_Att._20_1-_20_Cover" style:display-name="??_ Att. 1- Cover" style:family="table-cell" style:parent-style-name="Default" style:data-style-name="N0"/>
    <style:style style:name="_3f__3f_A_3f__20__5b_0_5d__5f_ÿÿÿÿÿÿ_5f_1_5f__a2__ac__3f__3f__3f__a2_â_3f__20_" style:display-name="??A? [0]_ÿÿÿÿÿÿ_1_¢¬???¢â? " style:family="table-cell" style:parent-style-name="Default" style:data-style-name="N0"/>
    <style:style style:name="_3f__3f_A_3f__5f_ÿÿÿÿÿÿ_5f_1_5f__a2__ac__3f__3f__3f__a2_â_3f__20_" style:display-name="??A?_ÿÿÿÿÿÿ_1_¢¬???¢â? " style:family="table-cell" style:parent-style-name="Default" style:data-style-name="N0"/>
    <style:style style:name="_3f__a1__b1__a2__a5__3f__5f__3f__a8_ù_3f__3f__a2__b4__a2__a5__5f__a2__ac__3f__3f__3f__a2_â_3f__20_" style:display-name="?¡±¢¥?_?¨ù??¢´¢¥_¢¬???¢â?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|??¢¥¢¬¨Ï" fo:font-family="|??¢¥¢¬¨Ï" style:font-family-generic="roman" fo:font-size="12pt" fo:font-style="normal" fo:text-shadow="none" style:text-underline-style="none" fo:font-weight="normal" style:font-size-asian="12pt" style:font-style-asian="normal" style:font-weight-asian="normal" style:font-name-complex="|??¢¥¢¬¨Ï" style:font-family-complex="|??¢¥¢¬¨Ï" style:font-family-generic-complex="roman" style:font-size-complex="12pt" style:font-style-complex="normal" style:font-weight-complex="normal"/>
    </style:style>
    <style:style style:name="_3f_ðÇ_25_U_3f__26_H_3f__3f_s_a_" style:display-name="?ðÇ%U?&amp;H??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4_20_MOR" style:display-name="_04 MOR" style:family="table-cell" style:parent-style-name="Default" style:data-style-name="N161"/>
    <style:style style:name="_5f_04-MOR_5f_nwgma" style:display-name="_04-MOR_nwgma" style:family="table-cell" style:parent-style-name="Default" style:data-style-name="N165"/>
    <style:style style:name="_5f_04-MOR_5f_nwgma_5f_04_20_MOR" style:display-name="_04-MOR_nwgma_04 MOR" style:family="table-cell" style:parent-style-name="Default" style:data-style-name="N166"/>
    <style:style style:name="_5f_04-MOR_5f_nwgma_5f_06_20_MOR" style:display-name="_04-MOR_nwgma_06 MOR" style:family="table-cell" style:parent-style-name="Default" style:data-style-name="N166"/>
    <style:style style:name="_5f_04-MOR_5f_nwgma_5f_06-2003" style:display-name="_04-MOR_nwgma_06-2003" style:family="table-cell" style:parent-style-name="Default" style:data-style-name="N165"/>
    <style:style style:name="_5f_04-MOR_5f_nwgma_5f_07-2003" style:display-name="_04-MOR_nwgma_07-2003" style:family="table-cell" style:parent-style-name="Default" style:data-style-name="N165"/>
    <style:style style:name="_5f_04-MOR_5f_nwgma_5f_08-FDS_20_CHARTS" style:display-name="_04-MOR_nwgma_08-FDS CHARTS" style:family="table-cell" style:parent-style-name="Default" style:data-style-name="N166"/>
    <style:style style:name="_5f_04-MOR_5f_nwgma_5f_1-_20_March_20_2003_20_MOR_20_Charts" style:display-name="_04-MOR_nwgma_1- March 2003 MOR Charts" style:family="table-cell" style:parent-style-name="Default" style:data-style-name="N165"/>
    <style:style style:name="_5f_04-MOR_5f_nwgma_5f_1-CGMA" style:display-name="_04-MOR_nwgma_1-CGMA" style:family="table-cell" style:parent-style-name="Default" style:data-style-name="N166"/>
    <style:style style:name="_5f_04-MOR_5f_nwgma_5f_1-NGMA" style:display-name="_04-MOR_nwgma_1-NGMA" style:family="table-cell" style:parent-style-name="Default" style:data-style-name="N165"/>
    <style:style style:name="_5f_04-MOR_5f_nwgma_5f_12-MOR" style:display-name="_04-MOR_nwgma_12-MOR" style:family="table-cell" style:parent-style-name="Default" style:data-style-name="N165"/>
    <style:style style:name="_5f_04-MOR_5f_nwgma_5f_2-CGMA" style:display-name="_04-MOR_nwgma_2-CGMA" style:family="table-cell" style:parent-style-name="Default" style:data-style-name="N166"/>
    <style:style style:name="_5f_04-MOR_5f_nwgma_5f_2003_20_DLR_20_WD_20_and_20_STT" style:display-name="_04-MOR_nwgma_2003 DLR WD and STT" style:family="table-cell" style:parent-style-name="Default" style:data-style-name="N165"/>
    <style:style style:name="_5f_04-MOR_5f_nwgma_5f_3-BBR" style:display-name="_04-MOR_nwgma_3-BBR" style:family="table-cell" style:parent-style-name="Default" style:data-style-name="N165"/>
    <style:style style:name="_5f_04-MOR_5f_nwgma_5f_4-NWGMA" style:display-name="_04-MOR_nwgma_4-NWGMA" style:family="table-cell" style:parent-style-name="Default" style:data-style-name="N165"/>
    <style:style style:name="_5f_04-MOR_5f_nwgma_5f_AA_20_Form" style:display-name="_04-MOR_nwgma_AA Form" style:family="table-cell" style:parent-style-name="Default" style:data-style-name="N166"/>
    <style:style style:name="_5f_04-MOR_5f_nwgma_5f_ACTIVE_20_OUTLET_20_TARGET_20_-_20_05_28_NEW_20_FORMAT_29_" style:display-name="_04-MOR_nwgma_ACTIVE OUTLET TARGET - 05(NEW FORMAT)" style:family="table-cell" style:parent-style-name="Default" style:data-style-name="N165"/>
    <style:style style:name="_5f_04-MOR_5f_nwgma_5f_ACTIVE_20_OUTLETS_20_TARGET_20_MONITORING" style:display-name="_04-MOR_nwgma_ACTIVE OUTLETS TARGET MONITORING" style:family="table-cell" style:parent-style-name="Default" style:data-style-name="N166"/>
    <style:style style:name="_5f_04-MOR_5f_nwgma_5f_Book2" style:display-name="_04-MOR_nwgma_Book2" style:family="table-cell" style:parent-style-name="Default" style:data-style-name="N166"/>
    <style:style style:name="_5f_04-MOR_5f_nwgma_5f_business_20_process" style:display-name="_04-MOR_nwgma_business process" style:family="table-cell" style:parent-style-name="Default" style:data-style-name="N166"/>
    <style:style style:name="_5f_04-MOR_5f_nwgma_5f_CGMA-MATERIALS" style:display-name="_04-MOR_nwgma_CGMA-MATERIALS" style:family="table-cell" style:parent-style-name="Default" style:data-style-name="N165"/>
    <style:style style:name="_5f_04-MOR_5f_nwgma_5f_CGMA_5f_May_20_MOR" style:display-name="_04-MOR_nwgma_CGMA_May MOR" style:family="table-cell" style:parent-style-name="Default" style:data-style-name="N166"/>
    <style:style style:name="_5f_04-MOR_5f_nwgma_5f_DEC_20_MOR" style:display-name="_04-MOR_nwgma_DEC MOR" style:family="table-cell" style:parent-style-name="Default" style:data-style-name="N166"/>
    <style:style style:name="_5f_04-MOR_5f_nwgma_5f_Dec_20_Pres_27_n" style:display-name="_04-MOR_nwgma_Dec Pres'n" style:family="table-cell" style:parent-style-name="Default" style:data-style-name="N165"/>
    <style:style style:name="_5f_04-MOR_5f_nwgma_5f_DECEMBER_20_MOR_20_Presentation" style:display-name="_04-MOR_nwgma_DECEMBER MOR Presentation" style:family="table-cell" style:parent-style-name="Default" style:data-style-name="N165"/>
    <style:style style:name="_5f_04-MOR_5f_nwgma_5f_Direct_20_Outlet_5f_Active_20_Outlet_20_Coverage_20_Chart" style:display-name="_04-MOR_nwgma_Direct Outlet_Active Outlet Coverage Chart" style:family="table-cell" style:parent-style-name="Default" style:data-style-name="N166"/>
    <style:style style:name="_5f_04-MOR_5f_nwgma_5f_DLR_20_FGS-july" style:display-name="_04-MOR_nwgma_DLR FGS-july" style:family="table-cell" style:parent-style-name="Default" style:data-style-name="N165"/>
    <style:style style:name="_5f_04-MOR_5f_nwgma_5f_FE" style:display-name="_04-MOR_nwgma_FE" style:family="table-cell" style:parent-style-name="Default" style:data-style-name="N166"/>
    <style:style style:name="_5f_04-MOR_5f_nwgma_5f_FE_20_TO_20_SMBX" style:display-name="_04-MOR_nwgma_FE TO SMBX" style:family="table-cell" style:parent-style-name="Default" style:data-style-name="N166"/>
    <style:style style:name="_5f_04-MOR_5f_nwgma_5f_FGS_20_4TH_20_QTR_20_REVISION" style:display-name="_04-MOR_nwgma_FGS 4TH QTR REVISION" style:family="table-cell" style:parent-style-name="Default" style:data-style-name="N165"/>
    <style:style style:name="_5f_04-MOR_5f_nwgma_5f_FORMAT_5f_PARETO_5f_AREA" style:display-name="_04-MOR_nwgma_FORMAT_PARETO_AREA" style:family="table-cell" style:parent-style-name="Default" style:data-style-name="N166"/>
    <style:style style:name="_5f_04-MOR_5f_nwgma_5f_Formats_20_for_20_June_20_3_20_and_20_4_20_AMT_20_Meeting" style:display-name="_04-MOR_nwgma_Formats for June 3 and 4 AMT Meeting" style:family="table-cell" style:parent-style-name="Default" style:data-style-name="N165"/>
    <style:style style:name="_5f_04-MOR_5f_nwgma_5f_Geographic_20_Pareto_20__28_Rev_29_" style:display-name="_04-MOR_nwgma_Geographic Pareto (Rev)" style:family="table-cell" style:parent-style-name="Default" style:data-style-name="N165"/>
    <style:style style:name="_5f_04-MOR_5f_nwgma_5f_Geographic_20_Pareto_20__28_Rev_29_.xls_20_Chart_20_1" style:display-name="_04-MOR_nwgma_Geographic Pareto (Rev).xls Chart 1" style:family="table-cell" style:parent-style-name="Default" style:data-style-name="N166"/>
    <style:style style:name="_5f_04-MOR_5f_nwgma_5f_highlights" style:display-name="_04-MOR_nwgma_highlights" style:family="table-cell" style:parent-style-name="Default" style:data-style-name="N166"/>
    <style:style style:name="_5f_04-MOR_5f_nwgma_5f_HL_20__26__20_POT" style:display-name="_04-MOR_nwgma_HL &amp; POT" style:family="table-cell" style:parent-style-name="Default" style:data-style-name="N166"/>
    <style:style style:name="_5f_04-MOR_5f_nwgma_5f_HL_20__26__20_POT_20_CONVERSION" style:display-name="_04-MOR_nwgma_HL &amp; POT CONVERSION" style:family="table-cell" style:parent-style-name="Default" style:data-style-name="N166"/>
    <style:style style:name="_5f_04-MOR_5f_nwgma_5f_June_20_2003_20_MOR_20_Charts" style:display-name="_04-MOR_nwgma_June 2003 MOR Charts" style:family="table-cell" style:parent-style-name="Default" style:data-style-name="N165"/>
    <style:style style:name="_5f_04-MOR_5f_nwgma_5f_JUNE_20_MOR_20_Presentation" style:display-name="_04-MOR_nwgma_JUNE MOR Presentation" style:family="table-cell" style:parent-style-name="Default" style:data-style-name="N165"/>
    <style:style style:name="_5f_04-MOR_5f_nwgma_5f_JUNE_20_MOR_20_Presentation_20_Revised_5f_FINAL" style:display-name="_04-MOR_nwgma_JUNE MOR Presentation Revised_FINAL" style:family="table-cell" style:parent-style-name="Default" style:data-style-name="N165"/>
    <style:style style:name="_5f_04-MOR_5f_nwgma_5f_June_20_Presentation_20_Materials" style:display-name="_04-MOR_nwgma_June Presentation Materials" style:family="table-cell" style:parent-style-name="Default" style:data-style-name="N165"/>
    <style:style style:name="_5f_04-MOR_5f_nwgma_5f_Monthly_20_BP" style:display-name="_04-MOR_nwgma_Monthly BP" style:family="table-cell" style:parent-style-name="Default" style:data-style-name="N165"/>
    <style:style style:name="_5f_04-MOR_5f_nwgma_5f_new_20_forms" style:display-name="_04-MOR_nwgma_new forms" style:family="table-cell" style:parent-style-name="Default" style:data-style-name="N166"/>
    <style:style style:name="_5f_04-MOR_5f_nwgma_5f_PARETO" style:display-name="_04-MOR_nwgma_PARETO" style:family="table-cell" style:parent-style-name="Default" style:data-style-name="N166"/>
    <style:style style:name="_5f_04-MOR_5f_nwgma_5f_Pareto_28_with_20_monthly_20_monitoring_29_" style:display-name="_04-MOR_nwgma_Pareto(with monthly monitoring)" style:family="table-cell" style:parent-style-name="Default" style:data-style-name="N166"/>
    <style:style style:name="_5f_04-MOR_5f_nwgma_5f_PER_20_DIST" style:display-name="_04-MOR_nwgma_PER DIST" style:family="table-cell" style:parent-style-name="Default" style:data-style-name="N166"/>
    <style:style style:name="_5f_04-MOR_5f_nwgma_5f_REVISED_20_HYLYTS_20_-_20_new_20_forms" style:display-name="_04-MOR_nwgma_REVISED HYLYTS - new forms" style:family="table-cell" style:parent-style-name="Default" style:data-style-name="N166"/>
    <style:style style:name="_5f_04-MOR_5f_nwgma_5f_rtw_20_revised" style:display-name="_04-MOR_nwgma_rtw revised" style:family="table-cell" style:parent-style-name="Default" style:data-style-name="N168"/>
    <style:style style:name="_5f_04-MOR_5f_nwgma_5f_sept." style:display-name="_04-MOR_nwgma_sept." style:family="table-cell" style:parent-style-name="Default" style:data-style-name="N166"/>
    <style:style style:name="_5f_04-MOR_5f_nwgma_5f_September" style:display-name="_04-MOR_nwgma_September" style:family="table-cell" style:parent-style-name="Default" style:data-style-name="N166"/>
    <style:style style:name="_5f_04-MOR_5f_nwgma_5f_WS_20_PROGRAM" style:display-name="_04-MOR_nwgma_WS PROGRAM" style:family="table-cell" style:parent-style-name="Default" style:data-style-name="N166"/>
    <style:style style:name="_5f_04-MOR_5f_nwgma_5f_WSP_5f_REVISED" style:display-name="_04-MOR_nwgma_WSP_REVISED" style:family="table-cell" style:parent-style-name="Default" style:data-style-name="N166"/>
    <style:style style:name="_5f_04-MOR_5f_nwgma_5f_WSP_5f_REVISED-August" style:display-name="_04-MOR_nwgma_WSP_REVISED-August" style:family="table-cell" style:parent-style-name="Default" style:data-style-name="N166"/>
    <style:style style:name="_5f_04-MOR_5f_nwgma_5f_WSP_5f_REVISED-September" style:display-name="_04-MOR_nwgma_WSP_REVISED-September" style:family="table-cell" style:parent-style-name="Default" style:data-style-name="N166"/>
    <style:style style:name="_5f_06_20_MOR" style:display-name="_06 MOR" style:family="table-cell" style:parent-style-name="Default" style:data-style-name="N161"/>
    <style:style style:name="_5f_06-2003" style:display-name="_06-2003" style:family="table-cell" style:parent-style-name="Default" style:data-style-name="N169"/>
    <style:style style:name="_5f_07-2003" style:display-name="_07-2003" style:family="table-cell" style:parent-style-name="Default" style:data-style-name="N169"/>
    <style:style style:name="_5f_08-FDS_20_CHARTS" style:display-name="_08-FDS CHARTS" style:family="table-cell" style:parent-style-name="Default" style:data-style-name="N161"/>
    <style:style style:name="_5f_1-_20_March_20_2003_20_MOR_20_Charts" style:display-name="_1- March 2003 MOR Charts" style:family="table-cell" style:parent-style-name="Default" style:data-style-name="N169"/>
    <style:style style:name="_5f_1-CGMA" style:display-name="_1-CGMA" style:family="table-cell" style:parent-style-name="Default" style:data-style-name="N161"/>
    <style:style style:name="_5f_1-NGMA" style:display-name="_1-NGMA" style:family="table-cell" style:parent-style-name="Default" style:data-style-name="N169"/>
    <style:style style:name="_5f_11-NWGMA" style:display-name="_11-NWGMA" style:family="table-cell" style:parent-style-name="Default" style:data-style-name="N167"/>
    <style:style style:name="_5f_12-MOR" style:display-name="_12-MOR" style:family="table-cell" style:parent-style-name="Default" style:data-style-name="N169"/>
    <style:style style:name="_5f_2-CGMA" style:display-name="_2-CGMA" style:family="table-cell" style:parent-style-name="Default" style:data-style-name="N161"/>
    <style:style style:name="_5f_2003_20_DLR_20_WD_20_and_20_STT" style:display-name="_2003 DLR WD and STT" style:family="table-cell" style:parent-style-name="Default" style:data-style-name="N169"/>
    <style:style style:name="_5f_3-BBR" style:display-name="_3-BBR" style:family="table-cell" style:parent-style-name="Default" style:data-style-name="N169"/>
    <style:style style:name="_5f_4-NWGMA" style:display-name="_4-NWGMA" style:family="table-cell" style:parent-style-name="Default" style:data-style-name="N169"/>
    <style:style style:name="_5f_AA_20_Form" style:display-name="_AA Form" style:family="table-cell" style:parent-style-name="Default" style:data-style-name="N161"/>
    <style:style style:name="_5f_ACTIVE_20_OUTLET_20_TARGET_20_-_20_05_28_NEW_20_FORMAT_29_" style:display-name="_ACTIVE OUTLET TARGET - 05(NEW FORMAT)" style:family="table-cell" style:parent-style-name="Default" style:data-style-name="N169"/>
    <style:style style:name="_5f_Active_20_Outlets_20_-_20_GNR" style:display-name="_Active Outlets - GNR" style:family="table-cell" style:parent-style-name="Default" style:data-style-name="N169"/>
    <style:style style:name="_5f_ACTIVE_20_OUTLETS_20_TARGET_20_MONITORING" style:display-name="_ACTIVE OUTLETS TARGET MONITORING" style:family="table-cell" style:parent-style-name="Default" style:data-style-name="N161"/>
    <style:style style:name="_5f_AD_20_HOC_5f_MKT_20_SHARE_5f_2002" style:display-name="_AD HOC_MKT SHARE_2002" style:family="table-cell" style:parent-style-name="Default" style:data-style-name="N136"/>
    <style:style style:name="_5f_Book2" style:display-name="_Book2" style:family="table-cell" style:parent-style-name="Default" style:data-style-name="N161"/>
    <style:style style:name="_5f_business_20_process" style:display-name="_business process" style:family="table-cell" style:parent-style-name="Default" style:data-style-name="N161"/>
    <style:style style:name="_5f_CGMA-MATERIALS" style:display-name="_CGMA-MATERIALS" style:family="table-cell" style:parent-style-name="Default" style:data-style-name="N169"/>
    <style:style style:name="_5f_CGMA_5f_May_20_MOR" style:display-name="_CGMA_May MOR" style:family="table-cell" style:parent-style-name="Default" style:data-style-name="N161"/>
    <style:style style:name="_5f_Dealer_20_Performance_20_Monitoring" style:display-name="_Dealer Performance Monitoring" style:family="table-cell" style:parent-style-name="Default" style:data-style-name="N169"/>
    <style:style style:name="_5f_Dealer_20_Performance_20_Monitoring_5f_04_20_MOR" style:display-name="_Dealer Performance Monitoring_04 MOR" style:family="table-cell" style:parent-style-name="Default" style:data-style-name="N161"/>
    <style:style style:name="_5f_Dealer_20_Performance_20_Monitoring_5f_06_20_MOR" style:display-name="_Dealer Performance Monitoring_06 MOR" style:family="table-cell" style:parent-style-name="Default" style:data-style-name="N161"/>
    <style:style style:name="_5f_Dealer_20_Performance_20_Monitoring_5f_06-2003" style:display-name="_Dealer Performance Monitoring_06-2003" style:family="table-cell" style:parent-style-name="Default" style:data-style-name="N169"/>
    <style:style style:name="_5f_Dealer_20_Performance_20_Monitoring_5f_07-2003" style:display-name="_Dealer Performance Monitoring_07-2003" style:family="table-cell" style:parent-style-name="Default" style:data-style-name="N169"/>
    <style:style style:name="_5f_Dealer_20_Performance_20_Monitoring_5f_08-FDS_20_CHARTS" style:display-name="_Dealer Performance Monitoring_08-FDS CHARTS" style:family="table-cell" style:parent-style-name="Default" style:data-style-name="N161"/>
    <style:style style:name="_5f_Dealer_20_Performance_20_Monitoring_5f_1-_20_March_20_2003_20_MOR_20_Charts" style:display-name="_Dealer Performance Monitoring_1- March 2003 MOR Charts" style:family="table-cell" style:parent-style-name="Default" style:data-style-name="N169"/>
    <style:style style:name="_5f_Dealer_20_Performance_20_Monitoring_5f_1-CGMA" style:display-name="_Dealer Performance Monitoring_1-CGMA" style:family="table-cell" style:parent-style-name="Default" style:data-style-name="N161"/>
    <style:style style:name="_5f_Dealer_20_Performance_20_Monitoring_5f_1-NGMA" style:display-name="_Dealer Performance Monitoring_1-NGMA" style:family="table-cell" style:parent-style-name="Default" style:data-style-name="N169"/>
    <style:style style:name="_5f_Dealer_20_Performance_20_Monitoring_5f_11-NWGMA" style:display-name="_Dealer Performance Monitoring_11-NWGMA" style:family="table-cell" style:parent-style-name="Default" style:data-style-name="N167"/>
    <style:style style:name="_5f_Dealer_20_Performance_20_Monitoring_5f_12-MOR" style:display-name="_Dealer Performance Monitoring_12-MOR" style:family="table-cell" style:parent-style-name="Default" style:data-style-name="N169"/>
    <style:style style:name="_5f_Dealer_20_Performance_20_Monitoring_5f_2-CGMA" style:display-name="_Dealer Performance Monitoring_2-CGMA" style:family="table-cell" style:parent-style-name="Default" style:data-style-name="N161"/>
    <style:style style:name="_5f_Dealer_20_Performance_20_Monitoring_5f_2003_20_DLR_20_WD_20_and_20_STT" style:display-name="_Dealer Performance Monitoring_2003 DLR WD and STT" style:family="table-cell" style:parent-style-name="Default" style:data-style-name="N169"/>
    <style:style style:name="_5f_Dealer_20_Performance_20_Monitoring_5f_3-BBR" style:display-name="_Dealer Performance Monitoring_3-BBR" style:family="table-cell" style:parent-style-name="Default" style:data-style-name="N169"/>
    <style:style style:name="_5f_Dealer_20_Performance_20_Monitoring_5f_4-NWGMA" style:display-name="_Dealer Performance Monitoring_4-NWGMA" style:family="table-cell" style:parent-style-name="Default" style:data-style-name="N169"/>
    <style:style style:name="_5f_Dealer_20_Performance_20_Monitoring_5f_AA_20_Form" style:display-name="_Dealer Performance Monitoring_AA Form" style:family="table-cell" style:parent-style-name="Default" style:data-style-name="N161"/>
    <style:style style:name="_5f_Dealer_20_Performance_20_Monitoring_5f_ACTIVE_20_OUTLET_20_TARGET_20_-_20_05_28_NEW_20_FORMAT_29_" style:display-name="_Dealer Performance Monitoring_ACTIVE OUTLET TARGET - 05(NEW FORMAT)" style:family="table-cell" style:parent-style-name="Default" style:data-style-name="N169"/>
    <style:style style:name="_5f_Dealer_20_Performance_20_Monitoring_5f_Active_20_Outlets_20_-_20_GNR" style:display-name="_Dealer Performance Monitoring_Active Outlets - GNR" style:family="table-cell" style:parent-style-name="Default" style:data-style-name="N169"/>
    <style:style style:name="_5f_Dealer_20_Performance_20_Monitoring_5f_ACTIVE_20_OUTLETS_20_TARGET_20_MONITORING" style:display-name="_Dealer Performance Monitoring_ACTIVE OUTLETS TARGET MONITORING" style:family="table-cell" style:parent-style-name="Default" style:data-style-name="N161"/>
    <style:style style:name="_5f_Dealer_20_Performance_20_Monitoring_5f_Book2" style:display-name="_Dealer Performance Monitoring_Book2" style:family="table-cell" style:parent-style-name="Default" style:data-style-name="N161"/>
    <style:style style:name="_5f_Dealer_20_Performance_20_Monitoring_5f_business_20_process" style:display-name="_Dealer Performance Monitoring_business process" style:family="table-cell" style:parent-style-name="Default" style:data-style-name="N161"/>
    <style:style style:name="_5f_Dealer_20_Performance_20_Monitoring_5f_CGMA-MATERIALS" style:display-name="_Dealer Performance Monitoring_CGMA-MATERIALS" style:family="table-cell" style:parent-style-name="Default" style:data-style-name="N169"/>
    <style:style style:name="_5f_Dealer_20_Performance_20_Monitoring_5f_CGMA_5f_May_20_MOR" style:display-name="_Dealer Performance Monitoring_CGMA_May MOR" style:family="table-cell" style:parent-style-name="Default" style:data-style-name="N161"/>
    <style:style style:name="_5f_Dealer_20_Performance_20_Monitoring_5f_Dealer_20_Weekly_20_Withdrawal_20_Target_20_-_20_FEB_27_03" style:display-name="_Dealer Performance Monitoring_Dealer Weekly Withdrawal Target - FEB'03" style:family="table-cell" style:parent-style-name="Default" style:data-style-name="N171"/>
    <style:style style:name="_5f_Dealer_20_Performance_20_Monitoring_5f_DEC_20_MOR" style:display-name="_Dealer Performance Monitoring_DEC MOR" style:family="table-cell" style:parent-style-name="Default" style:data-style-name="N161"/>
    <style:style style:name="_5f_Dealer_20_Performance_20_Monitoring_5f_Dec_20_Pres_27_n" style:display-name="_Dealer Performance Monitoring_Dec Pres'n" style:family="table-cell" style:parent-style-name="Default" style:data-style-name="N169"/>
    <style:style style:name="_5f_Dealer_20_Performance_20_Monitoring_5f_DECEMBER_20_MOR_20_Presentation" style:display-name="_Dealer Performance Monitoring_DECEMBER MOR Presentation" style:family="table-cell" style:parent-style-name="Default" style:data-style-name="N169"/>
    <style:style style:name="_5f_Dealer_20_Performance_20_Monitoring_5f_Direct_20_Outlet_5f_Active_20_Outlet_20_Coverage_20_Chart" style:display-name="_Dealer Performance Monitoring_Direct Outlet_Active Outlet Coverage Chart" style:family="table-cell" style:parent-style-name="Default" style:data-style-name="N161"/>
    <style:style style:name="_5f_Dealer_20_Performance_20_Monitoring_5f_DIST._20_1_20_MOR_20_CHARTS_20_NOVEMBER_20_2003" style:display-name="_Dealer Performance Monitoring_DIST. 1 MOR CHARTS NOVEMBER 2003" style:family="table-cell" style:parent-style-name="Default" style:data-style-name="N172"/>
    <style:style style:name="_5f_Dealer_20_Performance_20_Monitoring_5f_DLR_20_FGS-july" style:display-name="_Dealer Performance Monitoring_DLR FGS-july" style:family="table-cell" style:parent-style-name="Default" style:data-style-name="N169"/>
    <style:style style:name="_5f_Dealer_20_Performance_20_Monitoring_5f_FE" style:display-name="_Dealer Performance Monitoring_FE" style:family="table-cell" style:parent-style-name="Default" style:data-style-name="N161"/>
    <style:style style:name="_5f_Dealer_20_Performance_20_Monitoring_5f_FE_20_TO_20_SMBX" style:display-name="_Dealer Performance Monitoring_FE TO SMBX" style:family="table-cell" style:parent-style-name="Default" style:data-style-name="N161"/>
    <style:style style:name="_5f_Dealer_20_Performance_20_Monitoring_5f_FGS_20_4TH_20_QTR_20_REVISION" style:display-name="_Dealer Performance Monitoring_FGS 4TH QTR REVISION" style:family="table-cell" style:parent-style-name="Default" style:data-style-name="N169"/>
    <style:style style:name="_5f_Dealer_20_Performance_20_Monitoring_5f_FORMAT_5f_PARETO_5f_AREA" style:display-name="_Dealer Performance Monitoring_FORMAT_PARETO_AREA" style:family="table-cell" style:parent-style-name="Default" style:data-style-name="N161"/>
    <style:style style:name="_5f_Dealer_20_Performance_20_Monitoring_5f_Formats_20_for_20_June_20_3_20_and_20_4_20_AMT_20_Meeting" style:display-name="_Dealer Performance Monitoring_Formats for June 3 and 4 AMT Meeting" style:family="table-cell" style:parent-style-name="Default" style:data-style-name="N169"/>
    <style:style style:name="_5f_Dealer_20_Performance_20_Monitoring_5f_Geographic_20_Pareto_20__28_Rev_29_" style:display-name="_Dealer Performance Monitoring_Geographic Pareto (Rev)" style:family="table-cell" style:parent-style-name="Default" style:data-style-name="N169"/>
    <style:style style:name="_5f_Dealer_20_Performance_20_Monitoring_5f_Geographic_20_Pareto_20__28_Rev_29_.xls_20_Chart_20_1" style:display-name="_Dealer Performance Monitoring_Geographic Pareto (Rev).xls Chart 1" style:family="table-cell" style:parent-style-name="Default" style:data-style-name="N161"/>
    <style:style style:name="_5f_Dealer_20_Performance_20_Monitoring_5f_highlights" style:display-name="_Dealer Performance Monitoring_highlights" style:family="table-cell" style:parent-style-name="Default" style:data-style-name="N161"/>
    <style:style style:name="_5f_Dealer_20_Performance_20_Monitoring_5f_HL_20__26__20_POT" style:display-name="_Dealer Performance Monitoring_HL &amp; POT" style:family="table-cell" style:parent-style-name="Default" style:data-style-name="N161"/>
    <style:style style:name="_5f_Dealer_20_Performance_20_Monitoring_5f_HL_20__26__20_POT_20_CONVERSION" style:display-name="_Dealer Performance Monitoring_HL &amp; POT CONVERSION" style:family="table-cell" style:parent-style-name="Default" style:data-style-name="N161"/>
    <style:style style:name="_5f_Dealer_20_Performance_20_Monitoring_5f_June_20_2003_20_MOR_20_Charts" style:display-name="_Dealer Performance Monitoring_June 2003 MOR Charts" style:family="table-cell" style:parent-style-name="Default" style:data-style-name="N169"/>
    <style:style style:name="_5f_Dealer_20_Performance_20_Monitoring_5f_JUNE_20_MOR_20_Presentation" style:display-name="_Dealer Performance Monitoring_JUNE MOR Presentation" style:family="table-cell" style:parent-style-name="Default" style:data-style-name="N169"/>
    <style:style style:name="_5f_Dealer_20_Performance_20_Monitoring_5f_JUNE_20_MOR_20_Presentation_20_Revised_5f_FINAL" style:display-name="_Dealer Performance Monitoring_JUNE MOR Presentation Revised_FINAL" style:family="table-cell" style:parent-style-name="Default" style:data-style-name="N169"/>
    <style:style style:name="_5f_Dealer_20_Performance_20_Monitoring_5f_June_20_Presentation_20_Materials" style:display-name="_Dealer Performance Monitoring_June Presentation Materials" style:family="table-cell" style:parent-style-name="Default" style:data-style-name="N169"/>
    <style:style style:name="_5f_Dealer_20_Performance_20_Monitoring_5f_MAY_20_MOR_20_Presentation" style:display-name="_Dealer Performance Monitoring_MAY MOR Presentation" style:family="table-cell" style:parent-style-name="Default" style:data-style-name="N173"/>
    <style:style style:name="_5f_Dealer_20_Performance_20_Monitoring_5f_Monthly_20_BP" style:display-name="_Dealer Performance Monitoring_Monthly BP" style:family="table-cell" style:parent-style-name="Default" style:data-style-name="N169"/>
    <style:style style:name="_5f_Dealer_20_Performance_20_Monitoring_5f_new_20_forms" style:display-name="_Dealer Performance Monitoring_new forms" style:family="table-cell" style:parent-style-name="Default" style:data-style-name="N161"/>
    <style:style style:name="_5f_Dealer_20_Performance_20_Monitoring_5f_NWGMA-Outlet_20_Mix_20__28_Nov_29_" style:display-name="_Dealer Performance Monitoring_NWGMA-Outlet Mix (Nov)" style:family="table-cell" style:parent-style-name="Default" style:data-style-name="N169"/>
    <style:style style:name="_5f_Dealer_20_Performance_20_Monitoring_5f_NWGMA-Outlet_20_Mix_20__28_Nov_29__5f_04_20_MOR" style:display-name="_Dealer Performance Monitoring_NWGMA-Outlet Mix (Nov)_04 MOR" style:family="table-cell" style:parent-style-name="Default" style:data-style-name="N161"/>
    <style:style style:name="_5f_Dealer_20_Performance_20_Monitoring_5f_NWGMA-Outlet_20_Mix_20__28_Nov_29__5f_06_20_MOR" style:display-name="_Dealer Performance Monitoring_NWGMA-Outlet Mix (Nov)_06 MOR" style:family="table-cell" style:parent-style-name="Default" style:data-style-name="N161"/>
    <style:style style:name="_5f_Dealer_20_Performance_20_Monitoring_5f_NWGMA-Outlet_20_Mix_20__28_Nov_29__5f_06-2003" style:display-name="_Dealer Performance Monitoring_NWGMA-Outlet Mix (Nov)_06-2003" style:family="table-cell" style:parent-style-name="Default" style:data-style-name="N169"/>
    <style:style style:name="_5f_Dealer_20_Performance_20_Monitoring_5f_NWGMA-Outlet_20_Mix_20__28_Nov_29__5f_07-2003" style:display-name="_Dealer Performance Monitoring_NWGMA-Outlet Mix (Nov)_07-2003" style:family="table-cell" style:parent-style-name="Default" style:data-style-name="N169"/>
    <style:style style:name="_5f_Dealer_20_Performance_20_Monitoring_5f_NWGMA-Outlet_20_Mix_20__28_Nov_29__5f_08-FDS_20_CHARTS" style:display-name="_Dealer Performance Monitoring_NWGMA-Outlet Mix (Nov)_08-FDS CHARTS" style:family="table-cell" style:parent-style-name="Default" style:data-style-name="N161"/>
    <style:style style:name="_5f_Dealer_20_Performance_20_Monitoring_5f_NWGMA-Outlet_20_Mix_20__28_Nov_29__5f_1-_20_March_20_2003_20_MOR_20_Charts" style:display-name="_Dealer Performance Monitoring_NWGMA-Outlet Mix (Nov)_1- March 2003 MOR Charts" style:family="table-cell" style:parent-style-name="Default" style:data-style-name="N169"/>
    <style:style style:name="_5f_Dealer_20_Performance_20_Monitoring_5f_NWGMA-Outlet_20_Mix_20__28_Nov_29__5f_1-CGMA" style:display-name="_Dealer Performance Monitoring_NWGMA-Outlet Mix (Nov)_1-CGMA" style:family="table-cell" style:parent-style-name="Default" style:data-style-name="N161"/>
    <style:style style:name="_5f_Dealer_20_Performance_20_Monitoring_5f_NWGMA-Outlet_20_Mix_20__28_Nov_29__5f_1-NGMA" style:display-name="_Dealer Performance Monitoring_NWGMA-Outlet Mix (Nov)_1-NGMA" style:family="table-cell" style:parent-style-name="Default" style:data-style-name="N169"/>
    <style:style style:name="_5f_Dealer_20_Performance_20_Monitoring_5f_NWGMA-Outlet_20_Mix_20__28_Nov_29__5f_12-MOR" style:display-name="_Dealer Performance Monitoring_NWGMA-Outlet Mix (Nov)_12-MOR" style:family="table-cell" style:parent-style-name="Default" style:data-style-name="N169"/>
    <style:style style:name="_5f_Dealer_20_Performance_20_Monitoring_5f_NWGMA-Outlet_20_Mix_20__28_Nov_29__5f_2-CGMA" style:display-name="_Dealer Performance Monitoring_NWGMA-Outlet Mix (Nov)_2-CGMA" style:family="table-cell" style:parent-style-name="Default" style:data-style-name="N161"/>
    <style:style style:name="_5f_Dealer_20_Performance_20_Monitoring_5f_NWGMA-Outlet_20_Mix_20__28_Nov_29__5f_3-BBR" style:display-name="_Dealer Performance Monitoring_NWGMA-Outlet Mix (Nov)_3-BBR" style:family="table-cell" style:parent-style-name="Default" style:data-style-name="N169"/>
    <style:style style:name="_5f_Dealer_20_Performance_20_Monitoring_5f_NWGMA-Outlet_20_Mix_20__28_Nov_29__5f_4-NWGMA" style:display-name="_Dealer Performance Monitoring_NWGMA-Outlet Mix (Nov)_4-NWGMA" style:family="table-cell" style:parent-style-name="Default" style:data-style-name="N169"/>
    <style:style style:name="_5f_Dealer_20_Performance_20_Monitoring_5f_NWGMA-Outlet_20_Mix_20__28_Nov_29__5f_AA_20_Form" style:display-name="_Dealer Performance Monitoring_NWGMA-Outlet Mix (Nov)_AA Form" style:family="table-cell" style:parent-style-name="Default" style:data-style-name="N161"/>
    <style:style style:name="_5f_Dealer_20_Performance_20_Monitoring_5f_NWGMA-Outlet_20_Mix_20__28_Nov_29__5f_ACTIVE_20_OUTLET_20_TARGET_20_-_20_05_28_NEW_20_FORMAT_29_" style:display-name="_Dealer Performance Monitoring_NWGMA-Outlet Mix (Nov)_ACTIVE OUTLET TARGET - 05(NEW FORMAT)" style:family="table-cell" style:parent-style-name="Default" style:data-style-name="N169"/>
    <style:style style:name="_5f_Dealer_20_Performance_20_Monitoring_5f_NWGMA-Outlet_20_Mix_20__28_Nov_29__5f_Active_20_Outlets_20_-_20_GNR" style:display-name="_Dealer Performance Monitoring_NWGMA-Outlet Mix (Nov)_Active Outlets - GNR" style:family="table-cell" style:parent-style-name="Default" style:data-style-name="N169"/>
    <style:style style:name="_5f_Dealer_20_Performance_20_Monitoring_5f_NWGMA-Outlet_20_Mix_20__28_Nov_29__5f_ACTIVE_20_OUTLETS_20_TARGET_20_MONITORING" style:display-name="_Dealer Performance Monitoring_NWGMA-Outlet Mix (Nov)_ACTIVE OUTLETS TARGET MONITORING" style:family="table-cell" style:parent-style-name="Default" style:data-style-name="N161"/>
    <style:style style:name="_5f_Dealer_20_Performance_20_Monitoring_5f_NWGMA-Outlet_20_Mix_20__28_Nov_29__5f_Book2" style:display-name="_Dealer Performance Monitoring_NWGMA-Outlet Mix (Nov)_Book2" style:family="table-cell" style:parent-style-name="Default" style:data-style-name="N161"/>
    <style:style style:name="_5f_Dealer_20_Performance_20_Monitoring_5f_NWGMA-Outlet_20_Mix_20__28_Nov_29__5f_business_20_process" style:display-name="_Dealer Performance Monitoring_NWGMA-Outlet Mix (Nov)_business process" style:family="table-cell" style:parent-style-name="Default" style:data-style-name="N161"/>
    <style:style style:name="_5f_Dealer_20_Performance_20_Monitoring_5f_NWGMA-Outlet_20_Mix_20__28_Nov_29__5f_CGMA-MATERIALS" style:display-name="_Dealer Performance Monitoring_NWGMA-Outlet Mix (Nov)_CGMA-MATERIALS" style:family="table-cell" style:parent-style-name="Default" style:data-style-name="N169"/>
    <style:style style:name="_5f_Dealer_20_Performance_20_Monitoring_5f_NWGMA-Outlet_20_Mix_20__28_Nov_29__5f_CGMA_5f_May_20_MOR" style:display-name="_Dealer Performance Monitoring_NWGMA-Outlet Mix (Nov)_CGMA_May MOR" style:family="table-cell" style:parent-style-name="Default" style:data-style-name="N161"/>
    <style:style style:name="_5f_Dealer_20_Performance_20_Monitoring_5f_NWGMA-Outlet_20_Mix_20__28_Nov_29__5f_DEC_20_MOR" style:display-name="_Dealer Performance Monitoring_NWGMA-Outlet Mix (Nov)_DEC MOR" style:family="table-cell" style:parent-style-name="Default" style:data-style-name="N161"/>
    <style:style style:name="_5f_Dealer_20_Performance_20_Monitoring_5f_NWGMA-Outlet_20_Mix_20__28_Nov_29__5f_Dec_20_Pres_27_n" style:display-name="_Dealer Performance Monitoring_NWGMA-Outlet Mix (Nov)_Dec Pres'n" style:family="table-cell" style:parent-style-name="Default" style:data-style-name="N169"/>
    <style:style style:name="_5f_Dealer_20_Performance_20_Monitoring_5f_NWGMA-Outlet_20_Mix_20__28_Nov_29__5f_DECEMBER_20_MOR_20_Presentation" style:display-name="_Dealer Performance Monitoring_NWGMA-Outlet Mix (Nov)_DECEMBER MOR Presentation" style:family="table-cell" style:parent-style-name="Default" style:data-style-name="N169"/>
    <style:style style:name="_5f_Dealer_20_Performance_20_Monitoring_5f_NWGMA-Outlet_20_Mix_20__28_Nov_29__5f_Direct_20_Outlet_5f_Active_20_Outlet_20_Coverage_20_Chart" style:display-name="_Dealer Performance Monitoring_NWGMA-Outlet Mix (Nov)_Direct Outlet_Active Outlet Coverage Chart" style:family="table-cell" style:parent-style-name="Default" style:data-style-name="N161"/>
    <style:style style:name="_5f_Dealer_20_Performance_20_Monitoring_5f_NWGMA-Outlet_20_Mix_20__28_Nov_29__5f_DIST._20_1_20_MOR_20_CHARTS_20_NOVEMBER_20_2003" style:display-name="_Dealer Performance Monitoring_NWGMA-Outlet Mix (Nov)_DIST. 1 MOR CHARTS NOVEMBER 2003" style:family="table-cell" style:parent-style-name="Default" style:data-style-name="N173"/>
    <style:style style:name="_5f_Dealer_20_Performance_20_Monitoring_5f_NWGMA-Outlet_20_Mix_20__28_Nov_29__5f_DLR_20_FGS-july" style:display-name="_Dealer Performance Monitoring_NWGMA-Outlet Mix (Nov)_DLR FGS-july" style:family="table-cell" style:parent-style-name="Default" style:data-style-name="N169"/>
    <style:style style:name="_5f_Dealer_20_Performance_20_Monitoring_5f_NWGMA-Outlet_20_Mix_20__28_Nov_29__5f_FE" style:display-name="_Dealer Performance Monitoring_NWGMA-Outlet Mix (Nov)_FE" style:family="table-cell" style:parent-style-name="Default" style:data-style-name="N161"/>
    <style:style style:name="_5f_Dealer_20_Performance_20_Monitoring_5f_NWGMA-Outlet_20_Mix_20__28_Nov_29__5f_FE_20_TO_20_SMBX" style:display-name="_Dealer Performance Monitoring_NWGMA-Outlet Mix (Nov)_FE TO SMBX" style:family="table-cell" style:parent-style-name="Default" style:data-style-name="N161"/>
    <style:style style:name="_5f_Dealer_20_Performance_20_Monitoring_5f_NWGMA-Outlet_20_Mix_20__28_Nov_29__5f_FGS_20_4TH_20_QTR_20_REVISION" style:display-name="_Dealer Performance Monitoring_NWGMA-Outlet Mix (Nov)_FGS 4TH QTR REVISION" style:family="table-cell" style:parent-style-name="Default" style:data-style-name="N169"/>
    <style:style style:name="_5f_Dealer_20_Performance_20_Monitoring_5f_NWGMA-Outlet_20_Mix_20__28_Nov_29__5f_FORMAT_5f_PARETO_5f_AREA" style:display-name="_Dealer Performance Monitoring_NWGMA-Outlet Mix (Nov)_FORMAT_PARETO_AREA" style:family="table-cell" style:parent-style-name="Default" style:data-style-name="N161"/>
    <style:style style:name="_5f_Dealer_20_Performance_20_Monitoring_5f_NWGMA-Outlet_20_Mix_20__28_Nov_29__5f_Formats_20_for_20_June_20_3_20_and_20_4_20_AMT_20_Meeting" style:display-name="_Dealer Performance Monitoring_NWGMA-Outlet Mix (Nov)_Formats for June 3 and 4 AMT Meeting" style:family="table-cell" style:parent-style-name="Default" style:data-style-name="N169"/>
    <style:style style:name="_5f_Dealer_20_Performance_20_Monitoring_5f_NWGMA-Outlet_20_Mix_20__28_Nov_29__5f_Geographic_20_Pareto_20__28_Rev_29_" style:display-name="_Dealer Performance Monitoring_NWGMA-Outlet Mix (Nov)_Geographic Pareto (Rev)" style:family="table-cell" style:parent-style-name="Default" style:data-style-name="N169"/>
    <style:style style:name="_5f_Dealer_20_Performance_20_Monitoring_5f_NWGMA-Outlet_20_Mix_20__28_Nov_29__5f_Geographic_20_Pareto_20__28_Rev_29_.xls_20_Chart_20_1" style:display-name="_Dealer Performance Monitoring_NWGMA-Outlet Mix (Nov)_Geographic Pareto (Rev).xls Chart 1" style:family="table-cell" style:parent-style-name="Default" style:data-style-name="N161"/>
    <style:style style:name="_5f_Dealer_20_Performance_20_Monitoring_5f_NWGMA-Outlet_20_Mix_20__28_Nov_29__5f_highlights" style:display-name="_Dealer Performance Monitoring_NWGMA-Outlet Mix (Nov)_highlights" style:family="table-cell" style:parent-style-name="Default" style:data-style-name="N161"/>
    <style:style style:name="_5f_Dealer_20_Performance_20_Monitoring_5f_NWGMA-Outlet_20_Mix_20__28_Nov_29__5f_HL_20__26__20_POT" style:display-name="_Dealer Performance Monitoring_NWGMA-Outlet Mix (Nov)_HL &amp; POT" style:family="table-cell" style:parent-style-name="Default" style:data-style-name="N161"/>
    <style:style style:name="_5f_Dealer_20_Performance_20_Monitoring_5f_NWGMA-Outlet_20_Mix_20__28_Nov_29__5f_HL_20__26__20_POT_20_CONVERSION" style:display-name="_Dealer Performance Monitoring_NWGMA-Outlet Mix (Nov)_HL &amp; POT CONVERSION" style:family="table-cell" style:parent-style-name="Default" style:data-style-name="N161"/>
    <style:style style:name="_5f_Dealer_20_Performance_20_Monitoring_5f_NWGMA-Outlet_20_Mix_20__28_Nov_29__5f_June_20_2003_20_MOR_20_Charts" style:display-name="_Dealer Performance Monitoring_NWGMA-Outlet Mix (Nov)_June 2003 MOR Charts" style:family="table-cell" style:parent-style-name="Default" style:data-style-name="N169"/>
    <style:style style:name="_5f_Dealer_20_Performance_20_Monitoring_5f_NWGMA-Outlet_20_Mix_20__28_Nov_29__5f_JUNE_20_MOR_20_Presentation" style:display-name="_Dealer Performance Monitoring_NWGMA-Outlet Mix (Nov)_JUNE MOR Presentation" style:family="table-cell" style:parent-style-name="Default" style:data-style-name="N169"/>
    <style:style style:name="_5f_Dealer_20_Performance_20_Monitoring_5f_NWGMA-Outlet_20_Mix_20__28_Nov_29__5f_JUNE_20_MOR_20_Presentation_20_Revised_5f_FINAL" style:display-name="_Dealer Performance Monitoring_NWGMA-Outlet Mix (Nov)_JUNE MOR Presentation Revised_FINAL" style:family="table-cell" style:parent-style-name="Default" style:data-style-name="N169"/>
    <style:style style:name="_5f_Dealer_20_Performance_20_Monitoring_5f_NWGMA-Outlet_20_Mix_20__28_Nov_29__5f_June_20_Presentation_20_Materials" style:display-name="_Dealer Performance Monitoring_NWGMA-Outlet Mix (Nov)_June Presentation Materials" style:family="table-cell" style:parent-style-name="Default" style:data-style-name="N169"/>
    <style:style style:name="_5f_Dealer_20_Performance_20_Monitoring_5f_NWGMA-Outlet_20_Mix_20__28_Nov_29__5f_Monthly_20_BP" style:display-name="_Dealer Performance Monitoring_NWGMA-Outlet Mix (Nov)_Monthly BP" style:family="table-cell" style:parent-style-name="Default" style:data-style-name="N169"/>
    <style:style style:name="_5f_Dealer_20_Performance_20_Monitoring_5f_NWGMA-Outlet_20_Mix_20__28_Nov_29__5f_new_20_forms" style:display-name="_Dealer Performance Monitoring_NWGMA-Outlet Mix (Nov)_new forms" style:family="table-cell" style:parent-style-name="Default" style:data-style-name="N161"/>
    <style:style style:name="_5f_Dealer_20_Performance_20_Monitoring_5f_NWGMA-Outlet_20_Mix_20__28_Nov_29__5f_PARETO" style:display-name="_Dealer Performance Monitoring_NWGMA-Outlet Mix (Nov)_PARETO" style:family="table-cell" style:parent-style-name="Default" style:data-style-name="N161"/>
    <style:style style:name="_5f_Dealer_20_Performance_20_Monitoring_5f_NWGMA-Outlet_20_Mix_20__28_Nov_29__5f_Pareto_28_with_20_monthly_20_monitoring_29_" style:display-name="_Dealer Performance Monitoring_NWGMA-Outlet Mix (Nov)_Pareto(with monthly monitoring)" style:family="table-cell" style:parent-style-name="Default" style:data-style-name="N161"/>
    <style:style style:name="_5f_Dealer_20_Performance_20_Monitoring_5f_NWGMA-Outlet_20_Mix_20__28_Nov_29__5f_PER_20_DIST" style:display-name="_Dealer Performance Monitoring_NWGMA-Outlet Mix (Nov)_PER DIST" style:family="table-cell" style:parent-style-name="Default" style:data-style-name="N161"/>
    <style:style style:name="_5f_Dealer_20_Performance_20_Monitoring_5f_NWGMA-Outlet_20_Mix_20__28_Nov_29__5f_Retail-WS_20_Outlet_20_Mix_20_Form" style:display-name="_Dealer Performance Monitoring_NWGMA-Outlet Mix (Nov)_Retail-WS Outlet Mix Form" style:family="table-cell" style:parent-style-name="Default" style:data-style-name="N172"/>
    <style:style style:name="_5f_Dealer_20_Performance_20_Monitoring_5f_NWGMA-Outlet_20_Mix_20__28_Nov_29__5f_REVISED_20_HYLYTS_20_-_20_new_20_forms" style:display-name="_Dealer Performance Monitoring_NWGMA-Outlet Mix (Nov)_REVISED HYLYTS - new forms" style:family="table-cell" style:parent-style-name="Default" style:data-style-name="N161"/>
    <style:style style:name="_5f_Dealer_20_Performance_20_Monitoring_5f_NWGMA-Outlet_20_Mix_20__28_Nov_29__5f_sept." style:display-name="_Dealer Performance Monitoring_NWGMA-Outlet Mix (Nov)_sept." style:family="table-cell" style:parent-style-name="Default" style:data-style-name="N161"/>
    <style:style style:name="_5f_Dealer_20_Performance_20_Monitoring_5f_NWGMA-Outlet_20_Mix_20__28_Nov_29__5f_September" style:display-name="_Dealer Performance Monitoring_NWGMA-Outlet Mix (Nov)_September" style:family="table-cell" style:parent-style-name="Default" style:data-style-name="N161"/>
    <style:style style:name="_5f_Dealer_20_Performance_20_Monitoring_5f_NWGMA-Outlet_20_Mix_20__28_Nov_29__5f_SEPTEMBER_20_MOR_20_Presentation" style:display-name="_Dealer Performance Monitoring_NWGMA-Outlet Mix (Nov)_SEPTEMBER MOR Presentation" style:family="table-cell" style:parent-style-name="Default" style:data-style-name="N169"/>
    <style:style style:name="_5f_Dealer_20_Performance_20_Monitoring_5f_NWGMA-Outlet_20_Mix_20__28_Nov_29__5f_WS_20_PROGRAM" style:display-name="_Dealer Performance Monitoring_NWGMA-Outlet Mix (Nov)_WS PROGRAM" style:family="table-cell" style:parent-style-name="Default" style:data-style-name="N161"/>
    <style:style style:name="_5f_Dealer_20_Performance_20_Monitoring_5f_NWGMA-Outlet_20_Mix_20__28_Nov_29__5f_WSP_5f_REVISED" style:display-name="_Dealer Performance Monitoring_NWGMA-Outlet Mix (Nov)_WSP_REVISED" style:family="table-cell" style:parent-style-name="Default" style:data-style-name="N161"/>
    <style:style style:name="_5f_Dealer_20_Performance_20_Monitoring_5f_NWGMA-Outlet_20_Mix_20__28_Nov_29__5f_WSP_5f_REVISED-August" style:display-name="_Dealer Performance Monitoring_NWGMA-Outlet Mix (Nov)_WSP_REVISED-August" style:family="table-cell" style:parent-style-name="Default" style:data-style-name="N161"/>
    <style:style style:name="_5f_Dealer_20_Performance_20_Monitoring_5f_NWGMA-Outlet_20_Mix_20__28_Nov_29__5f_WSP_5f_Revised-December" style:display-name="_Dealer Performance Monitoring_NWGMA-Outlet Mix (Nov)_WSP_Revised-December" style:family="table-cell" style:parent-style-name="Default" style:data-style-name="N173"/>
    <style:style style:name="_5f_Dealer_20_Performance_20_Monitoring_5f_NWGMA-Outlet_20_Mix_20__28_Nov_29__5f_WSP_5f_Revised-November" style:display-name="_Dealer Performance Monitoring_NWGMA-Outlet Mix (Nov)_WSP_Revised-November" style:family="table-cell" style:parent-style-name="Default" style:data-style-name="N173"/>
    <style:style style:name="_5f_Dealer_20_Performance_20_Monitoring_5f_NWGMA-Outlet_20_Mix_20__28_Nov_29__5f_WSP_5f_REVISED-September" style:display-name="_Dealer Performance Monitoring_NWGMA-Outlet Mix (Nov)_WSP_REVISED-September" style:family="table-cell" style:parent-style-name="Default" style:data-style-name="N161"/>
    <style:style style:name="_5f_Dealer_20_Performance_20_Monitoring_5f_PARETO" style:display-name="_Dealer Performance Monitoring_PARETO" style:family="table-cell" style:parent-style-name="Default" style:data-style-name="N161"/>
    <style:style style:name="_5f_Dealer_20_Performance_20_Monitoring_5f_Pareto_28_with_20_monthly_20_monitoring_29_" style:display-name="_Dealer Performance Monitoring_Pareto(with monthly monitoring)" style:family="table-cell" style:parent-style-name="Default" style:data-style-name="N161"/>
    <style:style style:name="_5f_Dealer_20_Performance_20_Monitoring_5f_PER_20_DIST" style:display-name="_Dealer Performance Monitoring_PER DIST" style:family="table-cell" style:parent-style-name="Default" style:data-style-name="N161"/>
    <style:style style:name="_5f_Dealer_20_Performance_20_Monitoring_5f_REVISED_20_HYLYTS_20_-_20_new_20_forms" style:display-name="_Dealer Performance Monitoring_REVISED HYLYTS - new forms" style:family="table-cell" style:parent-style-name="Default" style:data-style-name="N161"/>
    <style:style style:name="_5f_Dealer_20_Performance_20_Monitoring_5f_rtw_20_revised" style:display-name="_Dealer Performance Monitoring_rtw revised" style:family="table-cell" style:parent-style-name="Default" style:data-style-name="N172"/>
    <style:style style:name="_5f_Dealer_20_Performance_20_Monitoring_5f_sept." style:display-name="_Dealer Performance Monitoring_sept." style:family="table-cell" style:parent-style-name="Default" style:data-style-name="N161"/>
    <style:style style:name="_5f_Dealer_20_Performance_20_Monitoring_5f_September" style:display-name="_Dealer Performance Monitoring_September" style:family="table-cell" style:parent-style-name="Default" style:data-style-name="N161"/>
    <style:style style:name="_5f_Dealer_20_Performance_20_Monitoring_5f_SEPTEMBER_20_MOR_20_Presentation" style:display-name="_Dealer Performance Monitoring_SEPTEMBER MOR Presentation" style:family="table-cell" style:parent-style-name="Default" style:data-style-name="N169"/>
    <style:style style:name="_5f_Dealer_20_Performance_20_Monitoring_5f_WS_20_PROGRAM" style:display-name="_Dealer Performance Monitoring_WS PROGRAM" style:family="table-cell" style:parent-style-name="Default" style:data-style-name="N161"/>
    <style:style style:name="_5f_Dealer_20_Performance_20_Monitoring_5f_WSP_5f_REVISED" style:display-name="_Dealer Performance Monitoring_WSP_REVISED" style:family="table-cell" style:parent-style-name="Default" style:data-style-name="N161"/>
    <style:style style:name="_5f_Dealer_20_Performance_20_Monitoring_5f_WSP_5f_REVISED-August" style:display-name="_Dealer Performance Monitoring_WSP_REVISED-August" style:family="table-cell" style:parent-style-name="Default" style:data-style-name="N161"/>
    <style:style style:name="_5f_Dealer_20_Performance_20_Monitoring_5f_WSP_5f_Revised-December" style:display-name="_Dealer Performance Monitoring_WSP_Revised-December" style:family="table-cell" style:parent-style-name="Default" style:data-style-name="N172"/>
    <style:style style:name="_5f_Dealer_20_Performance_20_Monitoring_5f_WSP_5f_Revised-November" style:display-name="_Dealer Performance Monitoring_WSP_Revised-November" style:family="table-cell" style:parent-style-name="Default" style:data-style-name="N172"/>
    <style:style style:name="_5f_Dealer_20_Performance_20_Monitoring_5f_WSP_5f_REVISED-September" style:display-name="_Dealer Performance Monitoring_WSP_REVISED-September" style:family="table-cell" style:parent-style-name="Default" style:data-style-name="N161"/>
    <style:style style:name="_5f_Dealer_20_Weekly_20_Withdrawal_20_Target_20_-_20_FEB_27_03" style:display-name="_Dealer Weekly Withdrawal Target - FEB'03" style:family="table-cell" style:parent-style-name="Default" style:data-style-name="N171"/>
    <style:style style:name="_5f_DEC_20_MOR" style:display-name="_DEC MOR" style:family="table-cell" style:parent-style-name="Default" style:data-style-name="N161"/>
    <style:style style:name="_5f_Dec_20_Pres_27_n" style:display-name="_Dec Pres'n" style:family="table-cell" style:parent-style-name="Default" style:data-style-name="N169"/>
    <style:style style:name="_5f_DECEMBER_20_MOR_20_Presentation" style:display-name="_DECEMBER MOR Presentation" style:family="table-cell" style:parent-style-name="Default" style:data-style-name="N169"/>
    <style:style style:name="_5f_Direct_20_Outlet_5f_Active_20_Outlet_20_Coverage_20_Chart" style:display-name="_Direct Outlet_Active Outlet Coverage Chart" style:family="table-cell" style:parent-style-name="Default" style:data-style-name="N161"/>
    <style:style style:name="_5f_DIST._20_1_20_MOR_20_CHARTS_20_NOVEMBER_20_2003" style:display-name="_DIST. 1 MOR CHARTS NOVEMBER 2003" style:family="table-cell" style:parent-style-name="Default" style:data-style-name="N172"/>
    <style:style style:name="_5f_DLR_20_FGS-july" style:display-name="_DLR FGS-july" style:family="table-cell" style:parent-style-name="Default" style:data-style-name="N169"/>
    <style:style style:name="_5f_FE" style:display-name="_FE" style:family="table-cell" style:parent-style-name="Default" style:data-style-name="N161"/>
    <style:style style:name="_5f_FE_20_TO_20_SMBX" style:display-name="_FE TO SMBX" style:family="table-cell" style:parent-style-name="Default" style:data-style-name="N161"/>
    <style:style style:name="_5f_FGS_20_4TH_20_QTR_20_REVISION" style:display-name="_FGS 4TH QTR REVISION" style:family="table-cell" style:parent-style-name="Default" style:data-style-name="N169"/>
    <style:style style:name="_5f_FORMAT_5f_PARETO_5f_AREA" style:display-name="_FORMAT_PARETO_AREA" style:family="table-cell" style:parent-style-name="Default" style:data-style-name="N161"/>
    <style:style style:name="_5f_Formats_20_for_20_June_20_3_20_and_20_4_20_AMT_20_Meeting" style:display-name="_Formats for June 3 and 4 AMT Meeting" style:family="table-cell" style:parent-style-name="Default" style:data-style-name="N169"/>
    <style:style style:name="_5f_Geographic_20_Pareto_20__28_Rev_29_" style:display-name="_Geographic Pareto (Rev)" style:family="table-cell" style:parent-style-name="Default" style:data-style-name="N169"/>
    <style:style style:name="_5f_Geographic_20_Pareto_20__28_Rev_29_.xls_20_Chart_20_1" style:display-name="_Geographic Pareto (Rev).xls Chart 1" style:family="table-cell" style:parent-style-name="Default" style:data-style-name="N161"/>
    <style:style style:name="_5f_highlights" style:display-name="_highlights" style:family="table-cell" style:parent-style-name="Default" style:data-style-name="N161"/>
    <style:style style:name="_5f_HL_20__26__20_POT" style:display-name="_HL &amp; POT" style:family="table-cell" style:parent-style-name="Default" style:data-style-name="N161"/>
    <style:style style:name="_5f_HL_20__26__20_POT_20_CONVERSION" style:display-name="_HL &amp; POT CONVERSION" style:family="table-cell" style:parent-style-name="Default" style:data-style-name="N161"/>
    <style:style style:name="_5f_June_20_2003_20_MOR_20_Charts" style:display-name="_June 2003 MOR Charts" style:family="table-cell" style:parent-style-name="Default" style:data-style-name="N169"/>
    <style:style style:name="_5f_JUNE_20_MOR_20_Presentation" style:display-name="_JUNE MOR Presentation" style:family="table-cell" style:parent-style-name="Default" style:data-style-name="N169"/>
    <style:style style:name="_5f_JUNE_20_MOR_20_Presentation_20_Revised_5f_FINAL" style:display-name="_JUNE MOR Presentation Revised_FINAL" style:family="table-cell" style:parent-style-name="Default" style:data-style-name="N169"/>
    <style:style style:name="_5f_June_20_Presentation_20_Materials" style:display-name="_June Presentation Materials" style:family="table-cell" style:parent-style-name="Default" style:data-style-name="N169"/>
    <style:style style:name="_5f_MAY_20_MOR_20_Presentation" style:display-name="_MAY MOR Presentation" style:family="table-cell" style:parent-style-name="Default" style:data-style-name="N173"/>
    <style:style style:name="_5f_Monthly_20_BP" style:display-name="_Monthly BP" style:family="table-cell" style:parent-style-name="Default" style:data-style-name="N169"/>
    <style:style style:name="_5f_MOR_5f_NOVEMBER" style:display-name="_MOR_NOVEMBER" style:family="table-cell" style:parent-style-name="Default" style:data-style-name="N136"/>
    <style:style style:name="_5f_MOR_5f_NOVEMBER_5f_AD_20_HOC_5f_MKT_20_SHARE_5f_2002" style:display-name="_MOR_NOVEMBER_AD HOC_MKT SHARE_2002" style:family="table-cell" style:parent-style-name="Default" style:data-style-name="N169"/>
    <style:style style:name="_5f_MOR_5f_NOVEMBER_5f_AD_20_HOC_5f_MKT_20_SHARE_5f_2002_5f_04_20_MOR" style:display-name="_MOR_NOVEMBER_AD HOC_MKT SHARE_2002_04 MOR" style:family="table-cell" style:parent-style-name="Default" style:data-style-name="N161"/>
    <style:style style:name="_5f_MOR_5f_NOVEMBER_5f_AD_20_HOC_5f_MKT_20_SHARE_5f_2002_5f_04-MOR_5f_nwgma" style:display-name="_MOR_NOVEMBER_AD HOC_MKT SHARE_2002_04-MOR_nwgma" style:family="table-cell" style:parent-style-name="Default" style:data-style-name="N165"/>
    <style:style style:name="_5f_MOR_5f_NOVEMBER_5f_AD_20_HOC_5f_MKT_20_SHARE_5f_2002_5f_04-MOR_5f_nwgma_5f_04_20_MOR" style:display-name="_MOR_NOVEMBER_AD HOC_MKT SHARE_2002_04-MOR_nwgma_04 MOR" style:family="table-cell" style:parent-style-name="Default" style:data-style-name="N166"/>
    <style:style style:name="_5f_MOR_5f_NOVEMBER_5f_AD_20_HOC_5f_MKT_20_SHARE_5f_2002_5f_04-MOR_5f_nwgma_5f_06_20_MOR" style:display-name="_MOR_NOVEMBER_AD HOC_MKT SHARE_2002_04-MOR_nwgma_06 MOR" style:family="table-cell" style:parent-style-name="Default" style:data-style-name="N166"/>
    <style:style style:name="_5f_MOR_5f_NOVEMBER_5f_AD_20_HOC_5f_MKT_20_SHARE_5f_2002_5f_04-MOR_5f_nwgma_5f_06-2003" style:display-name="_MOR_NOVEMBER_AD HOC_MKT SHARE_2002_04-MOR_nwgma_06-2003" style:family="table-cell" style:parent-style-name="Default" style:data-style-name="N165"/>
    <style:style style:name="_5f_MOR_5f_NOVEMBER_5f_AD_20_HOC_5f_MKT_20_SHARE_5f_2002_5f_04-MOR_5f_nwgma_5f_07-2003" style:display-name="_MOR_NOVEMBER_AD HOC_MKT SHARE_2002_04-MOR_nwgma_07-2003" style:family="table-cell" style:parent-style-name="Default" style:data-style-name="N165"/>
    <style:style style:name="_5f_MOR_5f_NOVEMBER_5f_AD_20_HOC_5f_MKT_20_SHARE_5f_2002_5f_04-MOR_5f_nwgma_5f_08-FDS_20_CHARTS" style:display-name="_MOR_NOVEMBER_AD HOC_MKT SHARE_2002_04-MOR_nwgma_08-FDS CHARTS" style:family="table-cell" style:parent-style-name="Default" style:data-style-name="N166"/>
    <style:style style:name="_5f_MOR_5f_NOVEMBER_5f_AD_20_HOC_5f_MKT_20_SHARE_5f_2002_5f_04-MOR_5f_nwgma_5f_1-_20_March_20_2003_20_MOR_20_Charts" style:display-name="_MOR_NOVEMBER_AD HOC_MKT SHARE_2002_04-MOR_nwgma_1- March 2003 MOR Charts" style:family="table-cell" style:parent-style-name="Default" style:data-style-name="N165"/>
    <style:style style:name="_5f_MOR_5f_NOVEMBER_5f_AD_20_HOC_5f_MKT_20_SHARE_5f_2002_5f_04-MOR_5f_nwgma_5f_1-CGMA" style:display-name="_MOR_NOVEMBER_AD HOC_MKT SHARE_2002_04-MOR_nwgma_1-CGMA" style:family="table-cell" style:parent-style-name="Default" style:data-style-name="N166"/>
    <style:style style:name="_5f_MOR_5f_NOVEMBER_5f_AD_20_HOC_5f_MKT_20_SHARE_5f_2002_5f_04-MOR_5f_nwgma_5f_1-NGMA" style:display-name="_MOR_NOVEMBER_AD HOC_MKT SHARE_2002_04-MOR_nwgma_1-NGMA" style:family="table-cell" style:parent-style-name="Default" style:data-style-name="N165"/>
    <style:style style:name="_5f_MOR_5f_NOVEMBER_5f_AD_20_HOC_5f_MKT_20_SHARE_5f_2002_5f_04-MOR_5f_nwgma_5f_12-MOR" style:display-name="_MOR_NOVEMBER_AD HOC_MKT SHARE_2002_04-MOR_nwgma_12-MOR" style:family="table-cell" style:parent-style-name="Default" style:data-style-name="N165"/>
    <style:style style:name="_5f_MOR_5f_NOVEMBER_5f_AD_20_HOC_5f_MKT_20_SHARE_5f_2002_5f_04-MOR_5f_nwgma_5f_2-CGMA" style:display-name="_MOR_NOVEMBER_AD HOC_MKT SHARE_2002_04-MOR_nwgma_2-CGMA" style:family="table-cell" style:parent-style-name="Default" style:data-style-name="N166"/>
    <style:style style:name="_5f_MOR_5f_NOVEMBER_5f_AD_20_HOC_5f_MKT_20_SHARE_5f_2002_5f_04-MOR_5f_nwgma_5f_2003_20_DLR_20_WD_20_and_20_STT" style:display-name="_MOR_NOVEMBER_AD HOC_MKT SHARE_2002_04-MOR_nwgma_2003 DLR WD and STT" style:family="table-cell" style:parent-style-name="Default" style:data-style-name="N165"/>
    <style:style style:name="_5f_MOR_5f_NOVEMBER_5f_AD_20_HOC_5f_MKT_20_SHARE_5f_2002_5f_04-MOR_5f_nwgma_5f_3-BBR" style:display-name="_MOR_NOVEMBER_AD HOC_MKT SHARE_2002_04-MOR_nwgma_3-BBR" style:family="table-cell" style:parent-style-name="Default" style:data-style-name="N165"/>
    <style:style style:name="_5f_MOR_5f_NOVEMBER_5f_AD_20_HOC_5f_MKT_20_SHARE_5f_2002_5f_04-MOR_5f_nwgma_5f_4-NWGMA" style:display-name="_MOR_NOVEMBER_AD HOC_MKT SHARE_2002_04-MOR_nwgma_4-NWGMA" style:family="table-cell" style:parent-style-name="Default" style:data-style-name="N165"/>
    <style:style style:name="_5f_MOR_5f_NOVEMBER_5f_AD_20_HOC_5f_MKT_20_SHARE_5f_2002_5f_04-MOR_5f_nwgma_5f_AA_20_Form" style:display-name="_MOR_NOVEMBER_AD HOC_MKT SHARE_2002_04-MOR_nwgma_AA Form" style:family="table-cell" style:parent-style-name="Default" style:data-style-name="N166"/>
    <style:style style:name="_5f_MOR_5f_NOVEMBER_5f_AD_20_HOC_5f_MKT_20_SHARE_5f_2002_5f_04-MOR_5f_nwgma_5f_ACTIVE_20_OUTLET_20_TARGET_20_-_20_05_28_NEW_20_FORMAT_29_" style:display-name="_MOR_NOVEMBER_AD HOC_MKT SHARE_2002_04-MOR_nwgma_ACTIVE OUTLET TARGET - 05(NEW FORMAT)" style:family="table-cell" style:parent-style-name="Default" style:data-style-name="N165"/>
    <style:style style:name="_5f_MOR_5f_NOVEMBER_5f_AD_20_HOC_5f_MKT_20_SHARE_5f_2002_5f_04-MOR_5f_nwgma_5f_ACTIVE_20_OUTLETS_20_TARGET_20_MONITORING" style:display-name="_MOR_NOVEMBER_AD HOC_MKT SHARE_2002_04-MOR_nwgma_ACTIVE OUTLETS TARGET MONITORING" style:family="table-cell" style:parent-style-name="Default" style:data-style-name="N166"/>
    <style:style style:name="_5f_MOR_5f_NOVEMBER_5f_AD_20_HOC_5f_MKT_20_SHARE_5f_2002_5f_04-MOR_5f_nwgma_5f_Book2" style:display-name="_MOR_NOVEMBER_AD HOC_MKT SHARE_2002_04-MOR_nwgma_Book2" style:family="table-cell" style:parent-style-name="Default" style:data-style-name="N166"/>
    <style:style style:name="_5f_MOR_5f_NOVEMBER_5f_AD_20_HOC_5f_MKT_20_SHARE_5f_2002_5f_04-MOR_5f_nwgma_5f_business_20_process" style:display-name="_MOR_NOVEMBER_AD HOC_MKT SHARE_2002_04-MOR_nwgma_business process" style:family="table-cell" style:parent-style-name="Default" style:data-style-name="N166"/>
    <style:style style:name="_5f_MOR_5f_NOVEMBER_5f_AD_20_HOC_5f_MKT_20_SHARE_5f_2002_5f_04-MOR_5f_nwgma_5f_CGMA-MATERIALS" style:display-name="_MOR_NOVEMBER_AD HOC_MKT SHARE_2002_04-MOR_nwgma_CGMA-MATERIALS" style:family="table-cell" style:parent-style-name="Default" style:data-style-name="N165"/>
    <style:style style:name="_5f_MOR_5f_NOVEMBER_5f_AD_20_HOC_5f_MKT_20_SHARE_5f_2002_5f_04-MOR_5f_nwgma_5f_CGMA_5f_May_20_MOR" style:display-name="_MOR_NOVEMBER_AD HOC_MKT SHARE_2002_04-MOR_nwgma_CGMA_May MOR" style:family="table-cell" style:parent-style-name="Default" style:data-style-name="N166"/>
    <style:style style:name="_5f_MOR_5f_NOVEMBER_5f_AD_20_HOC_5f_MKT_20_SHARE_5f_2002_5f_04-MOR_5f_nwgma_5f_DEC_20_MOR" style:display-name="_MOR_NOVEMBER_AD HOC_MKT SHARE_2002_04-MOR_nwgma_DEC MOR" style:family="table-cell" style:parent-style-name="Default" style:data-style-name="N166"/>
    <style:style style:name="_5f_MOR_5f_NOVEMBER_5f_AD_20_HOC_5f_MKT_20_SHARE_5f_2002_5f_04-MOR_5f_nwgma_5f_Dec_20_Pres_27_n" style:display-name="_MOR_NOVEMBER_AD HOC_MKT SHARE_2002_04-MOR_nwgma_Dec Pres'n" style:family="table-cell" style:parent-style-name="Default" style:data-style-name="N165"/>
    <style:style style:name="_5f_MOR_5f_NOVEMBER_5f_AD_20_HOC_5f_MKT_20_SHARE_5f_2002_5f_04-MOR_5f_nwgma_5f_DECEMBER_20_MOR_20_Presentation" style:display-name="_MOR_NOVEMBER_AD HOC_MKT SHARE_2002_04-MOR_nwgma_DECEMBER MOR Presentation" style:family="table-cell" style:parent-style-name="Default" style:data-style-name="N165"/>
    <style:style style:name="_5f_MOR_5f_NOVEMBER_5f_AD_20_HOC_5f_MKT_20_SHARE_5f_2002_5f_04-MOR_5f_nwgma_5f_Direct_20_Outlet_5f_Active_20_Outlet_20_Coverage_20_Chart" style:display-name="_MOR_NOVEMBER_AD HOC_MKT SHARE_2002_04-MOR_nwgma_Direct Outlet_Active Outlet Coverage Chart" style:family="table-cell" style:parent-style-name="Default" style:data-style-name="N166"/>
    <style:style style:name="_5f_MOR_5f_NOVEMBER_5f_AD_20_HOC_5f_MKT_20_SHARE_5f_2002_5f_04-MOR_5f_nwgma_5f_DLR_20_FGS-july" style:display-name="_MOR_NOVEMBER_AD HOC_MKT SHARE_2002_04-MOR_nwgma_DLR FGS-july" style:family="table-cell" style:parent-style-name="Default" style:data-style-name="N165"/>
    <style:style style:name="_5f_MOR_5f_NOVEMBER_5f_AD_20_HOC_5f_MKT_20_SHARE_5f_2002_5f_04-MOR_5f_nwgma_5f_FE" style:display-name="_MOR_NOVEMBER_AD HOC_MKT SHARE_2002_04-MOR_nwgma_FE" style:family="table-cell" style:parent-style-name="Default" style:data-style-name="N166"/>
    <style:style style:name="_5f_MOR_5f_NOVEMBER_5f_AD_20_HOC_5f_MKT_20_SHARE_5f_2002_5f_04-MOR_5f_nwgma_5f_FE_20_TO_20_SMBX" style:display-name="_MOR_NOVEMBER_AD HOC_MKT SHARE_2002_04-MOR_nwgma_FE TO SMBX" style:family="table-cell" style:parent-style-name="Default" style:data-style-name="N166"/>
    <style:style style:name="_5f_MOR_5f_NOVEMBER_5f_AD_20_HOC_5f_MKT_20_SHARE_5f_2002_5f_04-MOR_5f_nwgma_5f_FGS_20_4TH_20_QTR_20_REVISION" style:display-name="_MOR_NOVEMBER_AD HOC_MKT SHARE_2002_04-MOR_nwgma_FGS 4TH QTR REVISION" style:family="table-cell" style:parent-style-name="Default" style:data-style-name="N165"/>
    <style:style style:name="_5f_MOR_5f_NOVEMBER_5f_AD_20_HOC_5f_MKT_20_SHARE_5f_2002_5f_04-MOR_5f_nwgma_5f_FORMAT_5f_PARETO_5f_AREA" style:display-name="_MOR_NOVEMBER_AD HOC_MKT SHARE_2002_04-MOR_nwgma_FORMAT_PARETO_AREA" style:family="table-cell" style:parent-style-name="Default" style:data-style-name="N166"/>
    <style:style style:name="_5f_MOR_5f_NOVEMBER_5f_AD_20_HOC_5f_MKT_20_SHARE_5f_2002_5f_04-MOR_5f_nwgma_5f_Formats_20_for_20_June_20_3_20_and_20_4_20_AMT_20_Meeting" style:display-name="_MOR_NOVEMBER_AD HOC_MKT SHARE_2002_04-MOR_nwgma_Formats for June 3 and 4 AMT Meeting" style:family="table-cell" style:parent-style-name="Default" style:data-style-name="N165"/>
    <style:style style:name="_5f_MOR_5f_NOVEMBER_5f_AD_20_HOC_5f_MKT_20_SHARE_5f_2002_5f_04-MOR_5f_nwgma_5f_Geographic_20_Pareto_20__28_Rev_29_" style:display-name="_MOR_NOVEMBER_AD HOC_MKT SHARE_2002_04-MOR_nwgma_Geographic Pareto (Rev)" style:family="table-cell" style:parent-style-name="Default" style:data-style-name="N165"/>
    <style:style style:name="_5f_MOR_5f_NOVEMBER_5f_AD_20_HOC_5f_MKT_20_SHARE_5f_2002_5f_04-MOR_5f_nwgma_5f_Geographic_20_Pareto_20__28_Rev_29_.xls_20_Chart_20_1" style:display-name="_MOR_NOVEMBER_AD HOC_MKT SHARE_2002_04-MOR_nwgma_Geographic Pareto (Rev).xls Chart 1" style:family="table-cell" style:parent-style-name="Default" style:data-style-name="N166"/>
    <style:style style:name="_5f_MOR_5f_NOVEMBER_5f_AD_20_HOC_5f_MKT_20_SHARE_5f_2002_5f_04-MOR_5f_nwgma_5f_highlights" style:display-name="_MOR_NOVEMBER_AD HOC_MKT SHARE_2002_04-MOR_nwgma_highlights" style:family="table-cell" style:parent-style-name="Default" style:data-style-name="N166"/>
    <style:style style:name="_5f_MOR_5f_NOVEMBER_5f_AD_20_HOC_5f_MKT_20_SHARE_5f_2002_5f_04-MOR_5f_nwgma_5f_HL_20__26__20_POT" style:display-name="_MOR_NOVEMBER_AD HOC_MKT SHARE_2002_04-MOR_nwgma_HL &amp; POT" style:family="table-cell" style:parent-style-name="Default" style:data-style-name="N166"/>
    <style:style style:name="_5f_MOR_5f_NOVEMBER_5f_AD_20_HOC_5f_MKT_20_SHARE_5f_2002_5f_04-MOR_5f_nwgma_5f_HL_20__26__20_POT_20_CONVERSION" style:display-name="_MOR_NOVEMBER_AD HOC_MKT SHARE_2002_04-MOR_nwgma_HL &amp; POT CONVERSION" style:family="table-cell" style:parent-style-name="Default" style:data-style-name="N166"/>
    <style:style style:name="_5f_MOR_5f_NOVEMBER_5f_AD_20_HOC_5f_MKT_20_SHARE_5f_2002_5f_04-MOR_5f_nwgma_5f_June_20_2003_20_MOR_20_Charts" style:display-name="_MOR_NOVEMBER_AD HOC_MKT SHARE_2002_04-MOR_nwgma_June 2003 MOR Charts" style:family="table-cell" style:parent-style-name="Default" style:data-style-name="N165"/>
    <style:style style:name="_5f_MOR_5f_NOVEMBER_5f_AD_20_HOC_5f_MKT_20_SHARE_5f_2002_5f_04-MOR_5f_nwgma_5f_JUNE_20_MOR_20_Presentation" style:display-name="_MOR_NOVEMBER_AD HOC_MKT SHARE_2002_04-MOR_nwgma_JUNE MOR Presentation" style:family="table-cell" style:parent-style-name="Default" style:data-style-name="N165"/>
    <style:style style:name="_5f_MOR_5f_NOVEMBER_5f_AD_20_HOC_5f_MKT_20_SHARE_5f_2002_5f_04-MOR_5f_nwgma_5f_JUNE_20_MOR_20_Presentation_20_Revised_5f_FINAL" style:display-name="_MOR_NOVEMBER_AD HOC_MKT SHARE_2002_04-MOR_nwgma_JUNE MOR Presentation Revised_FINAL" style:family="table-cell" style:parent-style-name="Default" style:data-style-name="N165"/>
    <style:style style:name="_5f_MOR_5f_NOVEMBER_5f_AD_20_HOC_5f_MKT_20_SHARE_5f_2002_5f_04-MOR_5f_nwgma_5f_June_20_Presentation_20_Materials" style:display-name="_MOR_NOVEMBER_AD HOC_MKT SHARE_2002_04-MOR_nwgma_June Presentation Materials" style:family="table-cell" style:parent-style-name="Default" style:data-style-name="N165"/>
    <style:style style:name="_5f_MOR_5f_NOVEMBER_5f_AD_20_HOC_5f_MKT_20_SHARE_5f_2002_5f_04-MOR_5f_nwgma_5f_Monthly_20_BP" style:display-name="_MOR_NOVEMBER_AD HOC_MKT SHARE_2002_04-MOR_nwgma_Monthly BP" style:family="table-cell" style:parent-style-name="Default" style:data-style-name="N165"/>
    <style:style style:name="_5f_MOR_5f_NOVEMBER_5f_AD_20_HOC_5f_MKT_20_SHARE_5f_2002_5f_04-MOR_5f_nwgma_5f_new_20_forms" style:display-name="_MOR_NOVEMBER_AD HOC_MKT SHARE_2002_04-MOR_nwgma_new forms" style:family="table-cell" style:parent-style-name="Default" style:data-style-name="N166"/>
    <style:style style:name="_5f_MOR_5f_NOVEMBER_5f_AD_20_HOC_5f_MKT_20_SHARE_5f_2002_5f_04-MOR_5f_nwgma_5f_PARETO" style:display-name="_MOR_NOVEMBER_AD HOC_MKT SHARE_2002_04-MOR_nwgma_PARETO" style:family="table-cell" style:parent-style-name="Default" style:data-style-name="N166"/>
    <style:style style:name="_5f_MOR_5f_NOVEMBER_5f_AD_20_HOC_5f_MKT_20_SHARE_5f_2002_5f_04-MOR_5f_nwgma_5f_Pareto_28_with_20_monthly_20_monitoring_29_" style:display-name="_MOR_NOVEMBER_AD HOC_MKT SHARE_2002_04-MOR_nwgma_Pareto(with monthly monitoring)" style:family="table-cell" style:parent-style-name="Default" style:data-style-name="N166"/>
    <style:style style:name="_5f_MOR_5f_NOVEMBER_5f_AD_20_HOC_5f_MKT_20_SHARE_5f_2002_5f_04-MOR_5f_nwgma_5f_PER_20_DIST" style:display-name="_MOR_NOVEMBER_AD HOC_MKT SHARE_2002_04-MOR_nwgma_PER DIST" style:family="table-cell" style:parent-style-name="Default" style:data-style-name="N166"/>
    <style:style style:name="_5f_MOR_5f_NOVEMBER_5f_AD_20_HOC_5f_MKT_20_SHARE_5f_2002_5f_04-MOR_5f_nwgma_5f_REVISED_20_HYLYTS_20_-_20_new_20_forms" style:display-name="_MOR_NOVEMBER_AD HOC_MKT SHARE_2002_04-MOR_nwgma_REVISED HYLYTS - new forms" style:family="table-cell" style:parent-style-name="Default" style:data-style-name="N166"/>
    <style:style style:name="_5f_MOR_5f_NOVEMBER_5f_AD_20_HOC_5f_MKT_20_SHARE_5f_2002_5f_04-MOR_5f_nwgma_5f_rtw_20_revised" style:display-name="_MOR_NOVEMBER_AD HOC_MKT SHARE_2002_04-MOR_nwgma_rtw revised" style:family="table-cell" style:parent-style-name="Default" style:data-style-name="N168"/>
    <style:style style:name="_5f_MOR_5f_NOVEMBER_5f_AD_20_HOC_5f_MKT_20_SHARE_5f_2002_5f_04-MOR_5f_nwgma_5f_sept." style:display-name="_MOR_NOVEMBER_AD HOC_MKT SHARE_2002_04-MOR_nwgma_sept." style:family="table-cell" style:parent-style-name="Default" style:data-style-name="N166"/>
    <style:style style:name="_5f_MOR_5f_NOVEMBER_5f_AD_20_HOC_5f_MKT_20_SHARE_5f_2002_5f_04-MOR_5f_nwgma_5f_September" style:display-name="_MOR_NOVEMBER_AD HOC_MKT SHARE_2002_04-MOR_nwgma_September" style:family="table-cell" style:parent-style-name="Default" style:data-style-name="N166"/>
    <style:style style:name="_5f_MOR_5f_NOVEMBER_5f_AD_20_HOC_5f_MKT_20_SHARE_5f_2002_5f_04-MOR_5f_nwgma_5f_WS_20_PROGRAM" style:display-name="_MOR_NOVEMBER_AD HOC_MKT SHARE_2002_04-MOR_nwgma_WS PROGRAM" style:family="table-cell" style:parent-style-name="Default" style:data-style-name="N166"/>
    <style:style style:name="_5f_MOR_5f_NOVEMBER_5f_AD_20_HOC_5f_MKT_20_SHARE_5f_2002_5f_04-MOR_5f_nwgma_5f_WSP_5f_REVISED" style:display-name="_MOR_NOVEMBER_AD HOC_MKT SHARE_2002_04-MOR_nwgma_WSP_REVISED" style:family="table-cell" style:parent-style-name="Default" style:data-style-name="N166"/>
    <style:style style:name="_5f_MOR_5f_NOVEMBER_5f_AD_20_HOC_5f_MKT_20_SHARE_5f_2002_5f_04-MOR_5f_nwgma_5f_WSP_5f_REVISED-August" style:display-name="_MOR_NOVEMBER_AD HOC_MKT SHARE_2002_04-MOR_nwgma_WSP_REVISED-August" style:family="table-cell" style:parent-style-name="Default" style:data-style-name="N166"/>
    <style:style style:name="_5f_MOR_5f_NOVEMBER_5f_AD_20_HOC_5f_MKT_20_SHARE_5f_2002_5f_04-MOR_5f_nwgma_5f_WSP_5f_REVISED-September" style:display-name="_MOR_NOVEMBER_AD HOC_MKT SHARE_2002_04-MOR_nwgma_WSP_REVISED-September" style:family="table-cell" style:parent-style-name="Default" style:data-style-name="N166"/>
    <style:style style:name="_5f_MOR_5f_NOVEMBER_5f_AD_20_HOC_5f_MKT_20_SHARE_5f_2002_5f_06_20_MOR" style:display-name="_MOR_NOVEMBER_AD HOC_MKT SHARE_2002_06 MOR" style:family="table-cell" style:parent-style-name="Default" style:data-style-name="N161"/>
    <style:style style:name="_5f_MOR_5f_NOVEMBER_5f_AD_20_HOC_5f_MKT_20_SHARE_5f_2002_5f_06-2003" style:display-name="_MOR_NOVEMBER_AD HOC_MKT SHARE_2002_06-2003" style:family="table-cell" style:parent-style-name="Default" style:data-style-name="N169"/>
    <style:style style:name="_5f_MOR_5f_NOVEMBER_5f_AD_20_HOC_5f_MKT_20_SHARE_5f_2002_5f_07-2003" style:display-name="_MOR_NOVEMBER_AD HOC_MKT SHARE_2002_07-2003" style:family="table-cell" style:parent-style-name="Default" style:data-style-name="N169"/>
    <style:style style:name="_5f_MOR_5f_NOVEMBER_5f_AD_20_HOC_5f_MKT_20_SHARE_5f_2002_5f_08-FDS_20_CHARTS" style:display-name="_MOR_NOVEMBER_AD HOC_MKT SHARE_2002_08-FDS CHARTS" style:family="table-cell" style:parent-style-name="Default" style:data-style-name="N161"/>
    <style:style style:name="_5f_MOR_5f_NOVEMBER_5f_AD_20_HOC_5f_MKT_20_SHARE_5f_2002_5f_1-_20_March_20_2003_20_MOR_20_Charts" style:display-name="_MOR_NOVEMBER_AD HOC_MKT SHARE_2002_1- March 2003 MOR Charts" style:family="table-cell" style:parent-style-name="Default" style:data-style-name="N169"/>
    <style:style style:name="_5f_MOR_5f_NOVEMBER_5f_AD_20_HOC_5f_MKT_20_SHARE_5f_2002_5f_1-CGMA" style:display-name="_MOR_NOVEMBER_AD HOC_MKT SHARE_2002_1-CGMA" style:family="table-cell" style:parent-style-name="Default" style:data-style-name="N161"/>
    <style:style style:name="_5f_MOR_5f_NOVEMBER_5f_AD_20_HOC_5f_MKT_20_SHARE_5f_2002_5f_1-NGMA" style:display-name="_MOR_NOVEMBER_AD HOC_MKT SHARE_2002_1-NGMA" style:family="table-cell" style:parent-style-name="Default" style:data-style-name="N169"/>
    <style:style style:name="_5f_MOR_5f_NOVEMBER_5f_AD_20_HOC_5f_MKT_20_SHARE_5f_2002_5f_11-NWGMA" style:display-name="_MOR_NOVEMBER_AD HOC_MKT SHARE_2002_11-NWGMA" style:family="table-cell" style:parent-style-name="Default" style:data-style-name="N167"/>
    <style:style style:name="_5f_MOR_5f_NOVEMBER_5f_AD_20_HOC_5f_MKT_20_SHARE_5f_2002_5f_12-MOR" style:display-name="_MOR_NOVEMBER_AD HOC_MKT SHARE_2002_12-MOR" style:family="table-cell" style:parent-style-name="Default" style:data-style-name="N169"/>
    <style:style style:name="_5f_MOR_5f_NOVEMBER_5f_AD_20_HOC_5f_MKT_20_SHARE_5f_2002_5f_2-CGMA" style:display-name="_MOR_NOVEMBER_AD HOC_MKT SHARE_2002_2-CGMA" style:family="table-cell" style:parent-style-name="Default" style:data-style-name="N161"/>
    <style:style style:name="_5f_MOR_5f_NOVEMBER_5f_AD_20_HOC_5f_MKT_20_SHARE_5f_2002_5f_2003_20_DLR_20_WD_20_and_20_STT" style:display-name="_MOR_NOVEMBER_AD HOC_MKT SHARE_2002_2003 DLR WD and STT" style:family="table-cell" style:parent-style-name="Default" style:data-style-name="N169"/>
    <style:style style:name="_5f_MOR_5f_NOVEMBER_5f_AD_20_HOC_5f_MKT_20_SHARE_5f_2002_5f_3-BBR" style:display-name="_MOR_NOVEMBER_AD HOC_MKT SHARE_2002_3-BBR" style:family="table-cell" style:parent-style-name="Default" style:data-style-name="N169"/>
    <style:style style:name="_5f_MOR_5f_NOVEMBER_5f_AD_20_HOC_5f_MKT_20_SHARE_5f_2002_5f_4-NWGMA" style:display-name="_MOR_NOVEMBER_AD HOC_MKT SHARE_2002_4-NWGMA" style:family="table-cell" style:parent-style-name="Default" style:data-style-name="N169"/>
    <style:style style:name="_5f_MOR_5f_NOVEMBER_5f_AD_20_HOC_5f_MKT_20_SHARE_5f_2002_5f_AA_20_Form" style:display-name="_MOR_NOVEMBER_AD HOC_MKT SHARE_2002_AA Form" style:family="table-cell" style:parent-style-name="Default" style:data-style-name="N161"/>
    <style:style style:name="_5f_MOR_5f_NOVEMBER_5f_AD_20_HOC_5f_MKT_20_SHARE_5f_2002_5f_ACTIVE_20_OUTLET_20_TARGET_20_-_20_05_28_NEW_20_FORMAT_29_" style:display-name="_MOR_NOVEMBER_AD HOC_MKT SHARE_2002_ACTIVE OUTLET TARGET - 05(NEW FORMAT)" style:family="table-cell" style:parent-style-name="Default" style:data-style-name="N169"/>
    <style:style style:name="_5f_MOR_5f_NOVEMBER_5f_AD_20_HOC_5f_MKT_20_SHARE_5f_2002_5f_Active_20_Outlets_20_-_20_GNR" style:display-name="_MOR_NOVEMBER_AD HOC_MKT SHARE_2002_Active Outlets - GNR" style:family="table-cell" style:parent-style-name="Default" style:data-style-name="N169"/>
    <style:style style:name="_5f_MOR_5f_NOVEMBER_5f_AD_20_HOC_5f_MKT_20_SHARE_5f_2002_5f_ACTIVE_20_OUTLETS_20_TARGET_20_MONITORING" style:display-name="_MOR_NOVEMBER_AD HOC_MKT SHARE_2002_ACTIVE OUTLETS TARGET MONITORING" style:family="table-cell" style:parent-style-name="Default" style:data-style-name="N161"/>
    <style:style style:name="_5f_MOR_5f_NOVEMBER_5f_AD_20_HOC_5f_MKT_20_SHARE_5f_2002_5f_Book2" style:display-name="_MOR_NOVEMBER_AD HOC_MKT SHARE_2002_Book2" style:family="table-cell" style:parent-style-name="Default" style:data-style-name="N161"/>
    <style:style style:name="_5f_MOR_5f_NOVEMBER_5f_AD_20_HOC_5f_MKT_20_SHARE_5f_2002_5f_business_20_process" style:display-name="_MOR_NOVEMBER_AD HOC_MKT SHARE_2002_business process" style:family="table-cell" style:parent-style-name="Default" style:data-style-name="N161"/>
    <style:style style:name="_5f_MOR_5f_NOVEMBER_5f_AD_20_HOC_5f_MKT_20_SHARE_5f_2002_5f_CGMA-MATERIALS" style:display-name="_MOR_NOVEMBER_AD HOC_MKT SHARE_2002_CGMA-MATERIALS" style:family="table-cell" style:parent-style-name="Default" style:data-style-name="N169"/>
    <style:style style:name="_5f_MOR_5f_NOVEMBER_5f_AD_20_HOC_5f_MKT_20_SHARE_5f_2002_5f_CGMA_5f_May_20_MOR" style:display-name="_MOR_NOVEMBER_AD HOC_MKT SHARE_2002_CGMA_May MOR" style:family="table-cell" style:parent-style-name="Default" style:data-style-name="N161"/>
    <style:style style:name="_5f_MOR_5f_NOVEMBER_5f_AD_20_HOC_5f_MKT_20_SHARE_5f_2002_5f_Dealer_20_Performance_20_Monitoring" style:display-name="_MOR_NOVEMBER_AD HOC_MKT SHARE_2002_Dealer Performance Monitoring" style:family="table-cell" style:parent-style-name="Default" style:data-style-name="N169"/>
    <style:style style:name="_5f_MOR_5f_NOVEMBER_5f_AD_20_HOC_5f_MKT_20_SHARE_5f_2002_5f_Dealer_20_Performance_20_Monitoring_5f_04_20_MOR" style:display-name="_MOR_NOVEMBER_AD HOC_MKT SHARE_2002_Dealer Performance Monitoring_04 MOR" style:family="table-cell" style:parent-style-name="Default" style:data-style-name="N161"/>
    <style:style style:name="_5f_MOR_5f_NOVEMBER_5f_AD_20_HOC_5f_MKT_20_SHARE_5f_2002_5f_Dealer_20_Performance_20_Monitoring_5f_06_20_MOR" style:display-name="_MOR_NOVEMBER_AD HOC_MKT SHARE_2002_Dealer Performance Monitoring_06 MOR" style:family="table-cell" style:parent-style-name="Default" style:data-style-name="N161"/>
    <style:style style:name="_5f_MOR_5f_NOVEMBER_5f_AD_20_HOC_5f_MKT_20_SHARE_5f_2002_5f_Dealer_20_Performance_20_Monitoring_5f_06-2003" style:display-name="_MOR_NOVEMBER_AD HOC_MKT SHARE_2002_Dealer Performance Monitoring_06-2003" style:family="table-cell" style:parent-style-name="Default" style:data-style-name="N169"/>
    <style:style style:name="_5f_MOR_5f_NOVEMBER_5f_AD_20_HOC_5f_MKT_20_SHARE_5f_2002_5f_Dealer_20_Performance_20_Monitoring_5f_07-2003" style:display-name="_MOR_NOVEMBER_AD HOC_MKT SHARE_2002_Dealer Performance Monitoring_07-2003" style:family="table-cell" style:parent-style-name="Default" style:data-style-name="N169"/>
    <style:style style:name="_5f_MOR_5f_NOVEMBER_5f_AD_20_HOC_5f_MKT_20_SHARE_5f_2002_5f_Dealer_20_Performance_20_Monitoring_5f_08-FDS_20_CHARTS" style:display-name="_MOR_NOVEMBER_AD HOC_MKT SHARE_2002_Dealer Performance Monitoring_08-FDS CHARTS" style:family="table-cell" style:parent-style-name="Default" style:data-style-name="N161"/>
    <style:style style:name="_5f_MOR_5f_NOVEMBER_5f_AD_20_HOC_5f_MKT_20_SHARE_5f_2002_5f_Dealer_20_Performance_20_Monitoring_5f_1-_20_March_20_2003_20_MOR_20_Charts" style:display-name="_MOR_NOVEMBER_AD HOC_MKT SHARE_2002_Dealer Performance Monitoring_1- March 2003 MOR Charts" style:family="table-cell" style:parent-style-name="Default" style:data-style-name="N169"/>
    <style:style style:name="_5f_MOR_5f_NOVEMBER_5f_AD_20_HOC_5f_MKT_20_SHARE_5f_2002_5f_Dealer_20_Performance_20_Monitoring_5f_1-CGMA" style:display-name="_MOR_NOVEMBER_AD HOC_MKT SHARE_2002_Dealer Performance Monitoring_1-CGMA" style:family="table-cell" style:parent-style-name="Default" style:data-style-name="N161"/>
    <style:style style:name="_5f_MOR_5f_NOVEMBER_5f_AD_20_HOC_5f_MKT_20_SHARE_5f_2002_5f_Dealer_20_Performance_20_Monitoring_5f_1-NGMA" style:display-name="_MOR_NOVEMBER_AD HOC_MKT SHARE_2002_Dealer Performance Monitoring_1-NGMA" style:family="table-cell" style:parent-style-name="Default" style:data-style-name="N169"/>
    <style:style style:name="_5f_MOR_5f_NOVEMBER_5f_AD_20_HOC_5f_MKT_20_SHARE_5f_2002_5f_Dealer_20_Performance_20_Monitoring_5f_11-NWGMA" style:display-name="_MOR_NOVEMBER_AD HOC_MKT SHARE_2002_Dealer Performance Monitoring_11-NWGMA" style:family="table-cell" style:parent-style-name="Default" style:data-style-name="N167"/>
    <style:style style:name="_5f_MOR_5f_NOVEMBER_5f_AD_20_HOC_5f_MKT_20_SHARE_5f_2002_5f_Dealer_20_Performance_20_Monitoring_5f_12-MOR" style:display-name="_MOR_NOVEMBER_AD HOC_MKT SHARE_2002_Dealer Performance Monitoring_12-MOR" style:family="table-cell" style:parent-style-name="Default" style:data-style-name="N169"/>
    <style:style style:name="_5f_MOR_5f_NOVEMBER_5f_AD_20_HOC_5f_MKT_20_SHARE_5f_2002_5f_Dealer_20_Performance_20_Monitoring_5f_2-CGMA" style:display-name="_MOR_NOVEMBER_AD HOC_MKT SHARE_2002_Dealer Performance Monitoring_2-CGMA" style:family="table-cell" style:parent-style-name="Default" style:data-style-name="N161"/>
    <style:style style:name="_5f_MOR_5f_NOVEMBER_5f_AD_20_HOC_5f_MKT_20_SHARE_5f_2002_5f_Dealer_20_Performance_20_Monitoring_5f_2003_20_DLR_20_WD_20_and_20_STT" style:display-name="_MOR_NOVEMBER_AD HOC_MKT SHARE_2002_Dealer Performance Monitoring_2003 DLR WD and STT" style:family="table-cell" style:parent-style-name="Default" style:data-style-name="N169"/>
    <style:style style:name="_5f_MOR_5f_NOVEMBER_5f_AD_20_HOC_5f_MKT_20_SHARE_5f_2002_5f_Dealer_20_Performance_20_Monitoring_5f_3-BBR" style:display-name="_MOR_NOVEMBER_AD HOC_MKT SHARE_2002_Dealer Performance Monitoring_3-BBR" style:family="table-cell" style:parent-style-name="Default" style:data-style-name="N169"/>
    <style:style style:name="_5f_MOR_5f_NOVEMBER_5f_AD_20_HOC_5f_MKT_20_SHARE_5f_2002_5f_Dealer_20_Performance_20_Monitoring_5f_4-NWGMA" style:display-name="_MOR_NOVEMBER_AD HOC_MKT SHARE_2002_Dealer Performance Monitoring_4-NWGMA" style:family="table-cell" style:parent-style-name="Default" style:data-style-name="N169"/>
    <style:style style:name="_5f_MOR_5f_NOVEMBER_5f_AD_20_HOC_5f_MKT_20_SHARE_5f_2002_5f_Dealer_20_Performance_20_Monitoring_5f_AA_20_Form" style:display-name="_MOR_NOVEMBER_AD HOC_MKT SHARE_2002_Dealer Performance Monitoring_AA Form" style:family="table-cell" style:parent-style-name="Default" style:data-style-name="N161"/>
    <style:style style:name="_5f_MOR_5f_NOVEMBER_5f_AD_20_HOC_5f_MKT_20_SHARE_5f_2002_5f_Dealer_20_Performance_20_Monitoring_5f_ACTIVE_20_OUTLET_20_TARGET_20_-_20_05_28_NEW_20_FORMAT_29_" style:display-name="_MOR_NOVEMBER_AD HOC_MKT SHARE_2002_Dealer Performance Monitoring_ACTIVE OUTLET TARGET - 05(NEW FORMAT)" style:family="table-cell" style:parent-style-name="Default" style:data-style-name="N169"/>
    <style:style style:name="_5f_MOR_5f_NOVEMBER_5f_AD_20_HOC_5f_MKT_20_SHARE_5f_2002_5f_Dealer_20_Performance_20_Monitoring_5f_Active_20_Outlets_20_-_20_GNR" style:display-name="_MOR_NOVEMBER_AD HOC_MKT SHARE_2002_Dealer Performance Monitoring_Active Outlets - GNR" style:family="table-cell" style:parent-style-name="Default" style:data-style-name="N169"/>
    <style:style style:name="_5f_MOR_5f_NOVEMBER_5f_AD_20_HOC_5f_MKT_20_SHARE_5f_2002_5f_Dealer_20_Performance_20_Monitoring_5f_ACTIVE_20_OUTLETS_20_TARGET_20_MONITORING" style:display-name="_MOR_NOVEMBER_AD HOC_MKT SHARE_2002_Dealer Performance Monitoring_ACTIVE OUTLETS TARGET MONITORING" style:family="table-cell" style:parent-style-name="Default" style:data-style-name="N161"/>
    <style:style style:name="_5f_MOR_5f_NOVEMBER_5f_AD_20_HOC_5f_MKT_20_SHARE_5f_2002_5f_Dealer_20_Performance_20_Monitoring_5f_Book2" style:display-name="_MOR_NOVEMBER_AD HOC_MKT SHARE_2002_Dealer Performance Monitoring_Book2" style:family="table-cell" style:parent-style-name="Default" style:data-style-name="N161"/>
    <style:style style:name="_5f_MOR_5f_NOVEMBER_5f_AD_20_HOC_5f_MKT_20_SHARE_5f_2002_5f_Dealer_20_Performance_20_Monitoring_5f_business_20_process" style:display-name="_MOR_NOVEMBER_AD HOC_MKT SHARE_2002_Dealer Performance Monitoring_business process" style:family="table-cell" style:parent-style-name="Default" style:data-style-name="N161"/>
    <style:style style:name="_5f_MOR_5f_NOVEMBER_5f_AD_20_HOC_5f_MKT_20_SHARE_5f_2002_5f_Dealer_20_Performance_20_Monitoring_5f_CGMA-MATERIALS" style:display-name="_MOR_NOVEMBER_AD HOC_MKT SHARE_2002_Dealer Performance Monitoring_CGMA-MATERIALS" style:family="table-cell" style:parent-style-name="Default" style:data-style-name="N169"/>
    <style:style style:name="_5f_MOR_5f_NOVEMBER_5f_AD_20_HOC_5f_MKT_20_SHARE_5f_2002_5f_Dealer_20_Performance_20_Monitoring_5f_CGMA_5f_May_20_MOR" style:display-name="_MOR_NOVEMBER_AD HOC_MKT SHARE_2002_Dealer Performance Monitoring_CGMA_May MOR" style:family="table-cell" style:parent-style-name="Default" style:data-style-name="N161"/>
    <style:style style:name="_5f_MOR_5f_NOVEMBER_5f_AD_20_HOC_5f_MKT_20_SHARE_5f_2002_5f_Dealer_20_Performance_20_Monitoring_5f_Dealer_20_Weekly_20_Withdrawal_20_Target_20_-_20_FEB_27_03" style:display-name="_MOR_NOVEMBER_AD HOC_MKT SHARE_2002_Dealer Performance Monitoring_Dealer Weekly Withdrawal Target - FEB'03" style:family="table-cell" style:parent-style-name="Default" style:data-style-name="N171"/>
    <style:style style:name="_5f_MOR_5f_NOVEMBER_5f_AD_20_HOC_5f_MKT_20_SHARE_5f_2002_5f_Dealer_20_Performance_20_Monitoring_5f_DEC_20_MOR" style:display-name="_MOR_NOVEMBER_AD HOC_MKT SHARE_2002_Dealer Performance Monitoring_DEC MOR" style:family="table-cell" style:parent-style-name="Default" style:data-style-name="N161"/>
    <style:style style:name="_5f_MOR_5f_NOVEMBER_5f_AD_20_HOC_5f_MKT_20_SHARE_5f_2002_5f_Dealer_20_Performance_20_Monitoring_5f_Dec_20_Pres_27_n" style:display-name="_MOR_NOVEMBER_AD HOC_MKT SHARE_2002_Dealer Performance Monitoring_Dec Pres'n" style:family="table-cell" style:parent-style-name="Default" style:data-style-name="N169"/>
    <style:style style:name="_5f_MOR_5f_NOVEMBER_5f_AD_20_HOC_5f_MKT_20_SHARE_5f_2002_5f_Dealer_20_Performance_20_Monitoring_5f_DECEMBER_20_MOR_20_Presentation" style:display-name="_MOR_NOVEMBER_AD HOC_MKT SHARE_2002_Dealer Performance Monitoring_DECEMBER MOR Presentation" style:family="table-cell" style:parent-style-name="Default" style:data-style-name="N169"/>
    <style:style style:name="_5f_MOR_5f_NOVEMBER_5f_AD_20_HOC_5f_MKT_20_SHARE_5f_2002_5f_Dealer_20_Performance_20_Monitoring_5f_Direct_20_Outlet_5f_Active_20_Outlet_20_Coverage_20_Chart" style:display-name="_MOR_NOVEMBER_AD HOC_MKT SHARE_2002_Dealer Performance Monitoring_Direct Outlet_Active Outlet Coverage Chart" style:family="table-cell" style:parent-style-name="Default" style:data-style-name="N161"/>
    <style:style style:name="_5f_MOR_5f_NOVEMBER_5f_AD_20_HOC_5f_MKT_20_SHARE_5f_2002_5f_Dealer_20_Performance_20_Monitoring_5f_DIST._20_1_20_MOR_20_CHARTS_20_NOVEMBER_20_2003" style:display-name="_MOR_NOVEMBER_AD HOC_MKT SHARE_2002_Dealer Performance Monitoring_DIST. 1 MOR CHARTS NOVEMBER 2003" style:family="table-cell" style:parent-style-name="Default" style:data-style-name="N172"/>
    <style:style style:name="_5f_MOR_5f_NOVEMBER_5f_AD_20_HOC_5f_MKT_20_SHARE_5f_2002_5f_Dealer_20_Performance_20_Monitoring_5f_DLR_20_FGS-july" style:display-name="_MOR_NOVEMBER_AD HOC_MKT SHARE_2002_Dealer Performance Monitoring_DLR FGS-july" style:family="table-cell" style:parent-style-name="Default" style:data-style-name="N169"/>
    <style:style style:name="_5f_MOR_5f_NOVEMBER_5f_AD_20_HOC_5f_MKT_20_SHARE_5f_2002_5f_Dealer_20_Performance_20_Monitoring_5f_FE" style:display-name="_MOR_NOVEMBER_AD HOC_MKT SHARE_2002_Dealer Performance Monitoring_FE" style:family="table-cell" style:parent-style-name="Default" style:data-style-name="N161"/>
    <style:style style:name="_5f_MOR_5f_NOVEMBER_5f_AD_20_HOC_5f_MKT_20_SHARE_5f_2002_5f_Dealer_20_Performance_20_Monitoring_5f_FE_20_TO_20_SMBX" style:display-name="_MOR_NOVEMBER_AD HOC_MKT SHARE_2002_Dealer Performance Monitoring_FE TO SMBX" style:family="table-cell" style:parent-style-name="Default" style:data-style-name="N161"/>
    <style:style style:name="_5f_MOR_5f_NOVEMBER_5f_AD_20_HOC_5f_MKT_20_SHARE_5f_2002_5f_Dealer_20_Performance_20_Monitoring_5f_FGS_20_4TH_20_QTR_20_REVISION" style:display-name="_MOR_NOVEMBER_AD HOC_MKT SHARE_2002_Dealer Performance Monitoring_FGS 4TH QTR REVISION" style:family="table-cell" style:parent-style-name="Default" style:data-style-name="N169"/>
    <style:style style:name="_5f_MOR_5f_NOVEMBER_5f_AD_20_HOC_5f_MKT_20_SHARE_5f_2002_5f_Dealer_20_Performance_20_Monitoring_5f_FORMAT_5f_PARETO_5f_AREA" style:display-name="_MOR_NOVEMBER_AD HOC_MKT SHARE_2002_Dealer Performance Monitoring_FORMAT_PARETO_AREA" style:family="table-cell" style:parent-style-name="Default" style:data-style-name="N161"/>
    <style:style style:name="_5f_MOR_5f_NOVEMBER_5f_AD_20_HOC_5f_MKT_20_SHARE_5f_2002_5f_Dealer_20_Performance_20_Monitoring_5f_Formats_20_for_20_June_20_3_20_and_20_4_20_AMT_20_Meeting" style:display-name="_MOR_NOVEMBER_AD HOC_MKT SHARE_2002_Dealer Performance Monitoring_Formats for June 3 and 4 AMT Meeting" style:family="table-cell" style:parent-style-name="Default" style:data-style-name="N169"/>
    <style:style style:name="_5f_MOR_5f_NOVEMBER_5f_AD_20_HOC_5f_MKT_20_SHARE_5f_2002_5f_Dealer_20_Performance_20_Monitoring_5f_Geographic_20_Pareto_20__28_Rev_29_" style:display-name="_MOR_NOVEMBER_AD HOC_MKT SHARE_2002_Dealer Performance Monitoring_Geographic Pareto (Rev)" style:family="table-cell" style:parent-style-name="Default" style:data-style-name="N169"/>
    <style:style style:name="_5f_MOR_5f_NOVEMBER_5f_AD_20_HOC_5f_MKT_20_SHARE_5f_2002_5f_Dealer_20_Performance_20_Monitoring_5f_Geographic_20_Pareto_20__28_Rev_29_.xls_20_Chart_20_1" style:display-name="_MOR_NOVEMBER_AD HOC_MKT SHARE_2002_Dealer Performance Monitoring_Geographic Pareto (Rev).xls Chart 1" style:family="table-cell" style:parent-style-name="Default" style:data-style-name="N161"/>
    <style:style style:name="_5f_MOR_5f_NOVEMBER_5f_AD_20_HOC_5f_MKT_20_SHARE_5f_2002_5f_Dealer_20_Performance_20_Monitoring_5f_highlights" style:display-name="_MOR_NOVEMBER_AD HOC_MKT SHARE_2002_Dealer Performance Monitoring_highlights" style:family="table-cell" style:parent-style-name="Default" style:data-style-name="N161"/>
    <style:style style:name="_5f_MOR_5f_NOVEMBER_5f_AD_20_HOC_5f_MKT_20_SHARE_5f_2002_5f_Dealer_20_Performance_20_Monitoring_5f_HL_20__26__20_POT" style:display-name="_MOR_NOVEMBER_AD HOC_MKT SHARE_2002_Dealer Performance Monitoring_HL &amp; POT" style:family="table-cell" style:parent-style-name="Default" style:data-style-name="N161"/>
    <style:style style:name="_5f_MOR_5f_NOVEMBER_5f_AD_20_HOC_5f_MKT_20_SHARE_5f_2002_5f_Dealer_20_Performance_20_Monitoring_5f_HL_20__26__20_POT_20_CONVERSION" style:display-name="_MOR_NOVEMBER_AD HOC_MKT SHARE_2002_Dealer Performance Monitoring_HL &amp; POT CONVERSION" style:family="table-cell" style:parent-style-name="Default" style:data-style-name="N161"/>
    <style:style style:name="_5f_MOR_5f_NOVEMBER_5f_AD_20_HOC_5f_MKT_20_SHARE_5f_2002_5f_Dealer_20_Performance_20_Monitoring_5f_June_20_2003_20_MOR_20_Charts" style:display-name="_MOR_NOVEMBER_AD HOC_MKT SHARE_2002_Dealer Performance Monitoring_June 2003 MOR Charts" style:family="table-cell" style:parent-style-name="Default" style:data-style-name="N169"/>
    <style:style style:name="_5f_MOR_5f_NOVEMBER_5f_AD_20_HOC_5f_MKT_20_SHARE_5f_2002_5f_Dealer_20_Performance_20_Monitoring_5f_JUNE_20_MOR_20_Presentation" style:display-name="_MOR_NOVEMBER_AD HOC_MKT SHARE_2002_Dealer Performance Monitoring_JUNE MOR Presentation" style:family="table-cell" style:parent-style-name="Default" style:data-style-name="N169"/>
    <style:style style:name="_5f_MOR_5f_NOVEMBER_5f_AD_20_HOC_5f_MKT_20_SHARE_5f_2002_5f_Dealer_20_Performance_20_Monitoring_5f_JUNE_20_MOR_20_Presentation_20_Revised_5f_FINAL" style:display-name="_MOR_NOVEMBER_AD HOC_MKT SHARE_2002_Dealer Performance Monitoring_JUNE MOR Presentation Revised_FINAL" style:family="table-cell" style:parent-style-name="Default" style:data-style-name="N169"/>
    <style:style style:name="_5f_MOR_5f_NOVEMBER_5f_AD_20_HOC_5f_MKT_20_SHARE_5f_2002_5f_Dealer_20_Performance_20_Monitoring_5f_June_20_Presentation_20_Materials" style:display-name="_MOR_NOVEMBER_AD HOC_MKT SHARE_2002_Dealer Performance Monitoring_June Presentation Materials" style:family="table-cell" style:parent-style-name="Default" style:data-style-name="N169"/>
    <style:style style:name="_5f_MOR_5f_NOVEMBER_5f_AD_20_HOC_5f_MKT_20_SHARE_5f_2002_5f_Dealer_20_Performance_20_Monitoring_5f_MAY_20_MOR_20_Presentation" style:display-name="_MOR_NOVEMBER_AD HOC_MKT SHARE_2002_Dealer Performance Monitoring_MAY MOR Presentation" style:family="table-cell" style:parent-style-name="Default" style:data-style-name="N173"/>
    <style:style style:name="_5f_MOR_5f_NOVEMBER_5f_AD_20_HOC_5f_MKT_20_SHARE_5f_2002_5f_Dealer_20_Performance_20_Monitoring_5f_Monthly_20_BP" style:display-name="_MOR_NOVEMBER_AD HOC_MKT SHARE_2002_Dealer Performance Monitoring_Monthly BP" style:family="table-cell" style:parent-style-name="Default" style:data-style-name="N169"/>
    <style:style style:name="_5f_MOR_5f_NOVEMBER_5f_AD_20_HOC_5f_MKT_20_SHARE_5f_2002_5f_Dealer_20_Performance_20_Monitoring_5f_new_20_forms" style:display-name="_MOR_NOVEMBER_AD HOC_MKT SHARE_2002_Dealer Performance Monitoring_new forms" style:family="table-cell" style:parent-style-name="Default" style:data-style-name="N161"/>
    <style:style style:name="_5f_MOR_5f_NOVEMBER_5f_AD_20_HOC_5f_MKT_20_SHARE_5f_2002_5f_Dealer_20_Performance_20_Monitoring_5f_NWGMA-Outlet_20_Mix_20__28_Nov_29_" style:display-name="_MOR_NOVEMBER_AD HOC_MKT SHARE_2002_Dealer Performance Monitoring_NWGMA-Outlet Mix (Nov)" style:family="table-cell" style:parent-style-name="Default" style:data-style-name="N169"/>
    <style:style style:name="_5f_MOR_5f_NOVEMBER_5f_AD_20_HOC_5f_MKT_20_SHARE_5f_2002_5f_Dealer_20_Performance_20_Monitoring_5f_NWGMA-Outlet_20_Mix_20__28_Nov_29__5f_04_20_MOR" style:display-name="_MOR_NOVEMBER_AD HOC_MKT SHARE_2002_Dealer Performance Monitoring_NWGMA-Outlet Mix (Nov)_04 MOR" style:family="table-cell" style:parent-style-name="Default" style:data-style-name="N161"/>
    <style:style style:name="_5f_MOR_5f_NOVEMBER_5f_AD_20_HOC_5f_MKT_20_SHARE_5f_2002_5f_Dealer_20_Performance_20_Monitoring_5f_NWGMA-Outlet_20_Mix_20__28_Nov_29__5f_06_20_MOR" style:display-name="_MOR_NOVEMBER_AD HOC_MKT SHARE_2002_Dealer Performance Monitoring_NWGMA-Outlet Mix (Nov)_06 MOR" style:family="table-cell" style:parent-style-name="Default" style:data-style-name="N161"/>
    <style:style style:name="_5f_MOR_5f_NOVEMBER_5f_AD_20_HOC_5f_MKT_20_SHARE_5f_2002_5f_Dealer_20_Performance_20_Monitoring_5f_NWGMA-Outlet_20_Mix_20__28_Nov_29__5f_06-2003" style:display-name="_MOR_NOVEMBER_AD HOC_MKT SHARE_2002_Dealer Performance Monitoring_NWGMA-Outlet Mix (Nov)_06-2003" style:family="table-cell" style:parent-style-name="Default" style:data-style-name="N169"/>
    <style:style style:name="_5f_MOR_5f_NOVEMBER_5f_AD_20_HOC_5f_MKT_20_SHARE_5f_2002_5f_Dealer_20_Performance_20_Monitoring_5f_NWGMA-Outlet_20_Mix_20__28_Nov_29__5f_07-2003" style:display-name="_MOR_NOVEMBER_AD HOC_MKT SHARE_2002_Dealer Performance Monitoring_NWGMA-Outlet Mix (Nov)_07-2003" style:family="table-cell" style:parent-style-name="Default" style:data-style-name="N169"/>
    <style:style style:name="_5f_MOR_5f_NOVEMBER_5f_AD_20_HOC_5f_MKT_20_SHARE_5f_2002_5f_Dealer_20_Performance_20_Monitoring_5f_NWGMA-Outlet_20_Mix_20__28_Nov_29__5f_08-FDS_20_CHARTS" style:display-name="_MOR_NOVEMBER_AD HOC_MKT SHARE_2002_Dealer Performance Monitoring_NWGMA-Outlet Mix (Nov)_08-FDS CHARTS" style:family="table-cell" style:parent-style-name="Default" style:data-style-name="N161"/>
    <style:style style:name="_5f_MOR_5f_NOVEMBER_5f_AD_20_HOC_5f_MKT_20_SHARE_5f_2002_5f_Dealer_20_Performance_20_Monitoring_5f_NWGMA-Outlet_20_Mix_20__28_Nov_29__5f_1-_20_March_20_2003_20_MOR_20_Charts" style:display-name="_MOR_NOVEMBER_AD HOC_MKT SHARE_2002_Dealer Performance Monitoring_NWGMA-Outlet Mix (Nov)_1- March 2003 MOR Charts" style:family="table-cell" style:parent-style-name="Default" style:data-style-name="N169"/>
    <style:style style:name="_5f_MOR_5f_NOVEMBER_5f_AD_20_HOC_5f_MKT_20_SHARE_5f_2002_5f_Dealer_20_Performance_20_Monitoring_5f_NWGMA-Outlet_20_Mix_20__28_Nov_29__5f_1-CGMA" style:display-name="_MOR_NOVEMBER_AD HOC_MKT SHARE_2002_Dealer Performance Monitoring_NWGMA-Outlet Mix (Nov)_1-CGMA" style:family="table-cell" style:parent-style-name="Default" style:data-style-name="N161"/>
    <style:style style:name="_5f_MOR_5f_NOVEMBER_5f_AD_20_HOC_5f_MKT_20_SHARE_5f_2002_5f_Dealer_20_Performance_20_Monitoring_5f_NWGMA-Outlet_20_Mix_20__28_Nov_29__5f_1-NGMA" style:display-name="_MOR_NOVEMBER_AD HOC_MKT SHARE_2002_Dealer Performance Monitoring_NWGMA-Outlet Mix (Nov)_1-NGMA" style:family="table-cell" style:parent-style-name="Default" style:data-style-name="N169"/>
    <style:style style:name="_5f_MOR_5f_NOVEMBER_5f_AD_20_HOC_5f_MKT_20_SHARE_5f_2002_5f_Dealer_20_Performance_20_Monitoring_5f_NWGMA-Outlet_20_Mix_20__28_Nov_29__5f_12-MOR" style:display-name="_MOR_NOVEMBER_AD HOC_MKT SHARE_2002_Dealer Performance Monitoring_NWGMA-Outlet Mix (Nov)_12-MOR" style:family="table-cell" style:parent-style-name="Default" style:data-style-name="N169"/>
    <style:style style:name="_5f_MOR_5f_NOVEMBER_5f_AD_20_HOC_5f_MKT_20_SHARE_5f_2002_5f_Dealer_20_Performance_20_Monitoring_5f_NWGMA-Outlet_20_Mix_20__28_Nov_29__5f_2-CGMA" style:display-name="_MOR_NOVEMBER_AD HOC_MKT SHARE_2002_Dealer Performance Monitoring_NWGMA-Outlet Mix (Nov)_2-CGMA" style:family="table-cell" style:parent-style-name="Default" style:data-style-name="N161"/>
    <style:style style:name="_5f_MOR_5f_NOVEMBER_5f_AD_20_HOC_5f_MKT_20_SHARE_5f_2002_5f_Dealer_20_Performance_20_Monitoring_5f_NWGMA-Outlet_20_Mix_20__28_Nov_29__5f_3-BBR" style:display-name="_MOR_NOVEMBER_AD HOC_MKT SHARE_2002_Dealer Performance Monitoring_NWGMA-Outlet Mix (Nov)_3-BBR" style:family="table-cell" style:parent-style-name="Default" style:data-style-name="N169"/>
    <style:style style:name="_5f_MOR_5f_NOVEMBER_5f_AD_20_HOC_5f_MKT_20_SHARE_5f_2002_5f_Dealer_20_Performance_20_Monitoring_5f_NWGMA-Outlet_20_Mix_20__28_Nov_29__5f_4-NWGMA" style:display-name="_MOR_NOVEMBER_AD HOC_MKT SHARE_2002_Dealer Performance Monitoring_NWGMA-Outlet Mix (Nov)_4-NWGMA" style:family="table-cell" style:parent-style-name="Default" style:data-style-name="N169"/>
    <style:style style:name="_5f_MOR_5f_NOVEMBER_5f_AD_20_HOC_5f_MKT_20_SHARE_5f_2002_5f_Dealer_20_Performance_20_Monitoring_5f_NWGMA-Outlet_20_Mix_20__28_Nov_29__5f_AA_20_Form" style:display-name="_MOR_NOVEMBER_AD HOC_MKT SHARE_2002_Dealer Performance Monitoring_NWGMA-Outlet Mix (Nov)_AA Form" style:family="table-cell" style:parent-style-name="Default" style:data-style-name="N161"/>
    <style:style style:name="_5f_MOR_5f_NOVEMBER_5f_AD_20_HOC_5f_MKT_20_SHARE_5f_2002_5f_Dealer_20_Performance_20_Monitoring_5f_NWGMA-Outlet_20_Mix_20__28_Nov_29__5f_ACTIVE_20_OUTLET_20_TARGET_20_-_20_05_28_NEW_20_FORMAT_29_" style:display-name="_MOR_NOVEMBER_AD HOC_MKT SHARE_2002_Dealer Performance Monitoring_NWGMA-Outlet Mix (Nov)_ACTIVE OUTLET TARGET - 05(NEW FORMAT)" style:family="table-cell" style:parent-style-name="Default" style:data-style-name="N169"/>
    <style:style style:name="_5f_MOR_5f_NOVEMBER_5f_AD_20_HOC_5f_MKT_20_SHARE_5f_2002_5f_Dealer_20_Performance_20_Monitoring_5f_NWGMA-Outlet_20_Mix_20__28_Nov_29__5f_Active_20_Outlets_20_-_20_GNR" style:display-name="_MOR_NOVEMBER_AD HOC_MKT SHARE_2002_Dealer Performance Monitoring_NWGMA-Outlet Mix (Nov)_Active Outlets - GNR" style:family="table-cell" style:parent-style-name="Default" style:data-style-name="N169"/>
    <style:style style:name="_5f_MOR_5f_NOVEMBER_5f_AD_20_HOC_5f_MKT_20_SHARE_5f_2002_5f_Dealer_20_Performance_20_Monitoring_5f_NWGMA-Outlet_20_Mix_20__28_Nov_29__5f_ACTIVE_20_OUTLETS_20_TARGET_20_MONITORING" style:display-name="_MOR_NOVEMBER_AD HOC_MKT SHARE_2002_Dealer Performance Monitoring_NWGMA-Outlet Mix (Nov)_ACTIVE OUTLETS TARGET MONITORING" style:family="table-cell" style:parent-style-name="Default" style:data-style-name="N161"/>
    <style:style style:name="_5f_MOR_5f_NOVEMBER_5f_AD_20_HOC_5f_MKT_20_SHARE_5f_2002_5f_Dealer_20_Performance_20_Monitoring_5f_NWGMA-Outlet_20_Mix_20__28_Nov_29__5f_Book2" style:display-name="_MOR_NOVEMBER_AD HOC_MKT SHARE_2002_Dealer Performance Monitoring_NWGMA-Outlet Mix (Nov)_Book2" style:family="table-cell" style:parent-style-name="Default" style:data-style-name="N161"/>
    <style:style style:name="_5f_MOR_5f_NOVEMBER_5f_AD_20_HOC_5f_MKT_20_SHARE_5f_2002_5f_Dealer_20_Performance_20_Monitoring_5f_NWGMA-Outlet_20_Mix_20__28_Nov_29__5f_business_20_process" style:display-name="_MOR_NOVEMBER_AD HOC_MKT SHARE_2002_Dealer Performance Monitoring_NWGMA-Outlet Mix (Nov)_business process" style:family="table-cell" style:parent-style-name="Default" style:data-style-name="N161"/>
    <style:style style:name="_5f_MOR_5f_NOVEMBER_5f_AD_20_HOC_5f_MKT_20_SHARE_5f_2002_5f_Dealer_20_Performance_20_Monitoring_5f_NWGMA-Outlet_20_Mix_20__28_Nov_29__5f_CGMA-MATERIALS" style:display-name="_MOR_NOVEMBER_AD HOC_MKT SHARE_2002_Dealer Performance Monitoring_NWGMA-Outlet Mix (Nov)_CGMA-MATERIALS" style:family="table-cell" style:parent-style-name="Default" style:data-style-name="N169"/>
    <style:style style:name="_5f_MOR_5f_NOVEMBER_5f_AD_20_HOC_5f_MKT_20_SHARE_5f_2002_5f_Dealer_20_Performance_20_Monitoring_5f_NWGMA-Outlet_20_Mix_20__28_Nov_29__5f_CGMA_5f_May_20_MOR" style:display-name="_MOR_NOVEMBER_AD HOC_MKT SHARE_2002_Dealer Performance Monitoring_NWGMA-Outlet Mix (Nov)_CGMA_May MOR" style:family="table-cell" style:parent-style-name="Default" style:data-style-name="N161"/>
    <style:style style:name="_5f_MOR_5f_NOVEMBER_5f_AD_20_HOC_5f_MKT_20_SHARE_5f_2002_5f_Dealer_20_Performance_20_Monitoring_5f_NWGMA-Outlet_20_Mix_20__28_Nov_29__5f_DEC_20_MOR" style:display-name="_MOR_NOVEMBER_AD HOC_MKT SHARE_2002_Dealer Performance Monitoring_NWGMA-Outlet Mix (Nov)_DEC MOR" style:family="table-cell" style:parent-style-name="Default" style:data-style-name="N161"/>
    <style:style style:name="_5f_MOR_5f_NOVEMBER_5f_AD_20_HOC_5f_MKT_20_SHARE_5f_2002_5f_Dealer_20_Performance_20_Monitoring_5f_NWGMA-Outlet_20_Mix_20__28_Nov_29__5f_Dec_20_Pres_27_n" style:display-name="_MOR_NOVEMBER_AD HOC_MKT SHARE_2002_Dealer Performance Monitoring_NWGMA-Outlet Mix (Nov)_Dec Pres'n" style:family="table-cell" style:parent-style-name="Default" style:data-style-name="N169"/>
    <style:style style:name="_5f_MOR_5f_NOVEMBER_5f_AD_20_HOC_5f_MKT_20_SHARE_5f_2002_5f_Dealer_20_Performance_20_Monitoring_5f_NWGMA-Outlet_20_Mix_20__28_Nov_29__5f_DECEMBER_20_MOR_20_Presentation" style:display-name="_MOR_NOVEMBER_AD HOC_MKT SHARE_2002_Dealer Performance Monitoring_NWGMA-Outlet Mix (Nov)_DECEMBER MOR Presentation" style:family="table-cell" style:parent-style-name="Default" style:data-style-name="N169"/>
    <style:style style:name="_5f_MOR_5f_NOVEMBER_5f_AD_20_HOC_5f_MKT_20_SHARE_5f_2002_5f_Dealer_20_Performance_20_Monitoring_5f_NWGMA-Outlet_20_Mix_20__28_Nov_29__5f_Direct_20_Outlet_5f_Active_20_Outlet_20_Coverage_20_Chart" style:display-name="_MOR_NOVEMBER_AD HOC_MKT SHARE_2002_Dealer Performance Monitoring_NWGMA-Outlet Mix (Nov)_Direct Outlet_Active Outlet Coverage Chart" style:family="table-cell" style:parent-style-name="Default" style:data-style-name="N161"/>
    <style:style style:name="_5f_MOR_5f_NOVEMBER_5f_AD_20_HOC_5f_MKT_20_SHARE_5f_2002_5f_Dealer_20_Performance_20_Monitoring_5f_NWGMA-Outlet_20_Mix_20__28_Nov_29__5f_DIST._20_1_20_MOR_20_CHARTS_20_NOVEMBER_20_2003" style:display-name="_MOR_NOVEMBER_AD HOC_MKT SHARE_2002_Dealer Performance Monitoring_NWGMA-Outlet Mix (Nov)_DIST. 1 MOR CHARTS NOVEMBER 2003" style:family="table-cell" style:parent-style-name="Default" style:data-style-name="N173"/>
    <style:style style:name="_5f_MOR_5f_NOVEMBER_5f_AD_20_HOC_5f_MKT_20_SHARE_5f_2002_5f_Dealer_20_Performance_20_Monitoring_5f_NWGMA-Outlet_20_Mix_20__28_Nov_29__5f_DLR_20_FGS-july" style:display-name="_MOR_NOVEMBER_AD HOC_MKT SHARE_2002_Dealer Performance Monitoring_NWGMA-Outlet Mix (Nov)_DLR FGS-july" style:family="table-cell" style:parent-style-name="Default" style:data-style-name="N169"/>
    <style:style style:name="_5f_MOR_5f_NOVEMBER_5f_AD_20_HOC_5f_MKT_20_SHARE_5f_2002_5f_Dealer_20_Performance_20_Monitoring_5f_NWGMA-Outlet_20_Mix_20__28_Nov_29__5f_FE" style:display-name="_MOR_NOVEMBER_AD HOC_MKT SHARE_2002_Dealer Performance Monitoring_NWGMA-Outlet Mix (Nov)_FE" style:family="table-cell" style:parent-style-name="Default" style:data-style-name="N161"/>
    <style:style style:name="_5f_MOR_5f_NOVEMBER_5f_AD_20_HOC_5f_MKT_20_SHARE_5f_2002_5f_Dealer_20_Performance_20_Monitoring_5f_NWGMA-Outlet_20_Mix_20__28_Nov_29__5f_FE_20_TO_20_SMBX" style:display-name="_MOR_NOVEMBER_AD HOC_MKT SHARE_2002_Dealer Performance Monitoring_NWGMA-Outlet Mix (Nov)_FE TO SMBX" style:family="table-cell" style:parent-style-name="Default" style:data-style-name="N161"/>
    <style:style style:name="_5f_MOR_5f_NOVEMBER_5f_AD_20_HOC_5f_MKT_20_SHARE_5f_2002_5f_Dealer_20_Performance_20_Monitoring_5f_NWGMA-Outlet_20_Mix_20__28_Nov_29__5f_FGS_20_4TH_20_QTR_20_REVISION" style:display-name="_MOR_NOVEMBER_AD HOC_MKT SHARE_2002_Dealer Performance Monitoring_NWGMA-Outlet Mix (Nov)_FGS 4TH QTR REVISION" style:family="table-cell" style:parent-style-name="Default" style:data-style-name="N169"/>
    <style:style style:name="_5f_MOR_5f_NOVEMBER_5f_AD_20_HOC_5f_MKT_20_SHARE_5f_2002_5f_Dealer_20_Performance_20_Monitoring_5f_NWGMA-Outlet_20_Mix_20__28_Nov_29__5f_FORMAT_5f_PARETO_5f_AREA" style:display-name="_MOR_NOVEMBER_AD HOC_MKT SHARE_2002_Dealer Performance Monitoring_NWGMA-Outlet Mix (Nov)_FORMAT_PARETO_AREA" style:family="table-cell" style:parent-style-name="Default" style:data-style-name="N161"/>
    <style:style style:name="_5f_MOR_5f_NOVEMBER_5f_AD_20_HOC_5f_MKT_20_SHARE_5f_2002_5f_Dealer_20_Performance_20_Monitoring_5f_NWGMA-Outlet_20_Mix_20__28_Nov_29__5f_Formats_20_for_20_June_20_3_20_and_20_4_20_AMT_20_Meeting" style:display-name="_MOR_NOVEMBER_AD HOC_MKT SHARE_2002_Dealer Performance Monitoring_NWGMA-Outlet Mix (Nov)_Formats for June 3 and 4 AMT Meeting" style:family="table-cell" style:parent-style-name="Default" style:data-style-name="N169"/>
    <style:style style:name="_5f_MOR_5f_NOVEMBER_5f_AD_20_HOC_5f_MKT_20_SHARE_5f_2002_5f_Dealer_20_Performance_20_Monitoring_5f_NWGMA-Outlet_20_Mix_20__28_Nov_29__5f_Geographic_20_Pareto_20__28_Rev_29_" style:display-name="_MOR_NOVEMBER_AD HOC_MKT SHARE_2002_Dealer Performance Monitoring_NWGMA-Outlet Mix (Nov)_Geographic Pareto (Rev)" style:family="table-cell" style:parent-style-name="Default" style:data-style-name="N169"/>
    <style:style style:name="_5f_MOR_5f_NOVEMBER_5f_AD_20_HOC_5f_MKT_20_SHARE_5f_2002_5f_Dealer_20_Performance_20_Monitoring_5f_NWGMA-Outlet_20_Mix_20__28_Nov_29__5f_Geographic_20_Pareto_20__28_Rev_29_.xls_20_Chart_20_1" style:display-name="_MOR_NOVEMBER_AD HOC_MKT SHARE_2002_Dealer Performance Monitoring_NWGMA-Outlet Mix (Nov)_Geographic Pareto (Rev).xls Chart 1" style:family="table-cell" style:parent-style-name="Default" style:data-style-name="N161"/>
    <style:style style:name="_5f_MOR_5f_NOVEMBER_5f_AD_20_HOC_5f_MKT_20_SHARE_5f_2002_5f_Dealer_20_Performance_20_Monitoring_5f_NWGMA-Outlet_20_Mix_20__28_Nov_29__5f_highlights" style:display-name="_MOR_NOVEMBER_AD HOC_MKT SHARE_2002_Dealer Performance Monitoring_NWGMA-Outlet Mix (Nov)_highlights" style:family="table-cell" style:parent-style-name="Default" style:data-style-name="N161"/>
    <style:style style:name="_5f_MOR_5f_NOVEMBER_5f_AD_20_HOC_5f_MKT_20_SHARE_5f_2002_5f_Dealer_20_Performance_20_Monitoring_5f_NWGMA-Outlet_20_Mix_20__28_Nov_29__5f_HL_20__26__20_POT" style:display-name="_MOR_NOVEMBER_AD HOC_MKT SHARE_2002_Dealer Performance Monitoring_NWGMA-Outlet Mix (Nov)_HL &amp; POT" style:family="table-cell" style:parent-style-name="Default" style:data-style-name="N161"/>
    <style:style style:name="_5f_MOR_5f_NOVEMBER_5f_AD_20_HOC_5f_MKT_20_SHARE_5f_2002_5f_Dealer_20_Performance_20_Monitoring_5f_NWGMA-Outlet_20_Mix_20__28_Nov_29__5f_HL_20__26__20_POT_20_CONVERSION" style:display-name="_MOR_NOVEMBER_AD HOC_MKT SHARE_2002_Dealer Performance Monitoring_NWGMA-Outlet Mix (Nov)_HL &amp; POT CONVERSION" style:family="table-cell" style:parent-style-name="Default" style:data-style-name="N161"/>
    <style:style style:name="_5f_MOR_5f_NOVEMBER_5f_AD_20_HOC_5f_MKT_20_SHARE_5f_2002_5f_Dealer_20_Performance_20_Monitoring_5f_NWGMA-Outlet_20_Mix_20__28_Nov_29__5f_June_20_2003_20_MOR_20_Charts" style:display-name="_MOR_NOVEMBER_AD HOC_MKT SHARE_2002_Dealer Performance Monitoring_NWGMA-Outlet Mix (Nov)_June 2003 MOR Charts" style:family="table-cell" style:parent-style-name="Default" style:data-style-name="N169"/>
    <style:style style:name="_5f_MOR_5f_NOVEMBER_5f_AD_20_HOC_5f_MKT_20_SHARE_5f_2002_5f_Dealer_20_Performance_20_Monitoring_5f_NWGMA-Outlet_20_Mix_20__28_Nov_29__5f_JUNE_20_MOR_20_Presentation" style:display-name="_MOR_NOVEMBER_AD HOC_MKT SHARE_2002_Dealer Performance Monitoring_NWGMA-Outlet Mix (Nov)_JUNE MOR Presentation" style:family="table-cell" style:parent-style-name="Default" style:data-style-name="N169"/>
    <style:style style:name="_5f_MOR_5f_NOVEMBER_5f_AD_20_HOC_5f_MKT_20_SHARE_5f_2002_5f_Dealer_20_Performance_20_Monitoring_5f_NWGMA-Outlet_20_Mix_20__28_Nov_29__5f_JUNE_20_MOR_20_Presentation_20_Revised_5f_FINAL" style:display-name="_MOR_NOVEMBER_AD HOC_MKT SHARE_2002_Dealer Performance Monitoring_NWGMA-Outlet Mix (Nov)_JUNE MOR Presentation Revised_FINAL" style:family="table-cell" style:parent-style-name="Default" style:data-style-name="N169"/>
    <style:style style:name="_5f_MOR_5f_NOVEMBER_5f_AD_20_HOC_5f_MKT_20_SHARE_5f_2002_5f_Dealer_20_Performance_20_Monitoring_5f_NWGMA-Outlet_20_Mix_20__28_Nov_29__5f_June_20_Presentation_20_Materials" style:display-name="_MOR_NOVEMBER_AD HOC_MKT SHARE_2002_Dealer Performance Monitoring_NWGMA-Outlet Mix (Nov)_June Presentation Materials" style:family="table-cell" style:parent-style-name="Default" style:data-style-name="N169"/>
    <style:style style:name="_5f_MOR_5f_NOVEMBER_5f_AD_20_HOC_5f_MKT_20_SHARE_5f_2002_5f_Dealer_20_Performance_20_Monitoring_5f_NWGMA-Outlet_20_Mix_20__28_Nov_29__5f_Monthly_20_BP" style:display-name="_MOR_NOVEMBER_AD HOC_MKT SHARE_2002_Dealer Performance Monitoring_NWGMA-Outlet Mix (Nov)_Monthly BP" style:family="table-cell" style:parent-style-name="Default" style:data-style-name="N169"/>
    <style:style style:name="_5f_MOR_5f_NOVEMBER_5f_AD_20_HOC_5f_MKT_20_SHARE_5f_2002_5f_Dealer_20_Performance_20_Monitoring_5f_NWGMA-Outlet_20_Mix_20__28_Nov_29__5f_new_20_forms" style:display-name="_MOR_NOVEMBER_AD HOC_MKT SHARE_2002_Dealer Performance Monitoring_NWGMA-Outlet Mix (Nov)_new forms" style:family="table-cell" style:parent-style-name="Default" style:data-style-name="N161"/>
    <style:style style:name="_5f_MOR_5f_NOVEMBER_5f_AD_20_HOC_5f_MKT_20_SHARE_5f_2002_5f_Dealer_20_Performance_20_Monitoring_5f_NWGMA-Outlet_20_Mix_20__28_Nov_29__5f_PARETO" style:display-name="_MOR_NOVEMBER_AD HOC_MKT SHARE_2002_Dealer Performance Monitoring_NWGMA-Outlet Mix (Nov)_PARETO" style:family="table-cell" style:parent-style-name="Default" style:data-style-name="N161"/>
    <style:style style:name="_5f_MOR_5f_NOVEMBER_5f_AD_20_HOC_5f_MKT_20_SHARE_5f_2002_5f_Dealer_20_Performance_20_Monitoring_5f_NWGMA-Outlet_20_Mix_20__28_Nov_29__5f_Pareto_28_with_20_monthly_20_monitoring_29_" style:display-name="_MOR_NOVEMBER_AD HOC_MKT SHARE_2002_Dealer Performance Monitoring_NWGMA-Outlet Mix (Nov)_Pareto(with monthly monitoring)" style:family="table-cell" style:parent-style-name="Default" style:data-style-name="N161"/>
    <style:style style:name="_5f_MOR_5f_NOVEMBER_5f_AD_20_HOC_5f_MKT_20_SHARE_5f_2002_5f_Dealer_20_Performance_20_Monitoring_5f_NWGMA-Outlet_20_Mix_20__28_Nov_29__5f_PER_20_DIST" style:display-name="_MOR_NOVEMBER_AD HOC_MKT SHARE_2002_Dealer Performance Monitoring_NWGMA-Outlet Mix (Nov)_PER DIST" style:family="table-cell" style:parent-style-name="Default" style:data-style-name="N161"/>
    <style:style style:name="_5f_MOR_5f_NOVEMBER_5f_AD_20_HOC_5f_MKT_20_SHARE_5f_2002_5f_Dealer_20_Performance_20_Monitoring_5f_NWGMA-Outlet_20_Mix_20__28_Nov_29__5f_Retail-WS_20_Outlet_20_Mix_20_Form" style:display-name="_MOR_NOVEMBER_AD HOC_MKT SHARE_2002_Dealer Performance Monitoring_NWGMA-Outlet Mix (Nov)_Retail-WS Outlet Mix Form" style:family="table-cell" style:parent-style-name="Default" style:data-style-name="N172"/>
    <style:style style:name="_5f_MOR_5f_NOVEMBER_5f_AD_20_HOC_5f_MKT_20_SHARE_5f_2002_5f_Dealer_20_Performance_20_Monitoring_5f_NWGMA-Outlet_20_Mix_20__28_Nov_29__5f_REVISED_20_HYLYTS_20_-_20_new_20_forms" style:display-name="_MOR_NOVEMBER_AD HOC_MKT SHARE_2002_Dealer Performance Monitoring_NWGMA-Outlet Mix (Nov)_REVISED HYLYTS - new forms" style:family="table-cell" style:parent-style-name="Default" style:data-style-name="N161"/>
    <style:style style:name="_5f_MOR_5f_NOVEMBER_5f_AD_20_HOC_5f_MKT_20_SHARE_5f_2002_5f_Dealer_20_Performance_20_Monitoring_5f_NWGMA-Outlet_20_Mix_20__28_Nov_29__5f_sept." style:display-name="_MOR_NOVEMBER_AD HOC_MKT SHARE_2002_Dealer Performance Monitoring_NWGMA-Outlet Mix (Nov)_sept." style:family="table-cell" style:parent-style-name="Default" style:data-style-name="N161"/>
    <style:style style:name="_5f_MOR_5f_NOVEMBER_5f_AD_20_HOC_5f_MKT_20_SHARE_5f_2002_5f_Dealer_20_Performance_20_Monitoring_5f_NWGMA-Outlet_20_Mix_20__28_Nov_29__5f_September" style:display-name="_MOR_NOVEMBER_AD HOC_MKT SHARE_2002_Dealer Performance Monitoring_NWGMA-Outlet Mix (Nov)_September" style:family="table-cell" style:parent-style-name="Default" style:data-style-name="N161"/>
    <style:style style:name="_5f_MOR_5f_NOVEMBER_5f_AD_20_HOC_5f_MKT_20_SHARE_5f_2002_5f_Dealer_20_Performance_20_Monitoring_5f_NWGMA-Outlet_20_Mix_20__28_Nov_29__5f_SEPTEMBER_20_MOR_20_Presentation" style:display-name="_MOR_NOVEMBER_AD HOC_MKT SHARE_2002_Dealer Performance Monitoring_NWGMA-Outlet Mix (Nov)_SEPTEMBER MOR Presentation" style:family="table-cell" style:parent-style-name="Default" style:data-style-name="N169"/>
    <style:style style:name="_5f_MOR_5f_NOVEMBER_5f_AD_20_HOC_5f_MKT_20_SHARE_5f_2002_5f_Dealer_20_Performance_20_Monitoring_5f_NWGMA-Outlet_20_Mix_20__28_Nov_29__5f_WS_20_PROGRAM" style:display-name="_MOR_NOVEMBER_AD HOC_MKT SHARE_2002_Dealer Performance Monitoring_NWGMA-Outlet Mix (Nov)_WS PROGRAM" style:family="table-cell" style:parent-style-name="Default" style:data-style-name="N161"/>
    <style:style style:name="_5f_MOR_5f_NOVEMBER_5f_AD_20_HOC_5f_MKT_20_SHARE_5f_2002_5f_Dealer_20_Performance_20_Monitoring_5f_NWGMA-Outlet_20_Mix_20__28_Nov_29__5f_WSP_5f_REVISED" style:display-name="_MOR_NOVEMBER_AD HOC_MKT SHARE_2002_Dealer Performance Monitoring_NWGMA-Outlet Mix (Nov)_WSP_REVISED" style:family="table-cell" style:parent-style-name="Default" style:data-style-name="N161"/>
    <style:style style:name="_5f_MOR_5f_NOVEMBER_5f_AD_20_HOC_5f_MKT_20_SHARE_5f_2002_5f_Dealer_20_Performance_20_Monitoring_5f_NWGMA-Outlet_20_Mix_20__28_Nov_29__5f_WSP_5f_REVISED-August" style:display-name="_MOR_NOVEMBER_AD HOC_MKT SHARE_2002_Dealer Performance Monitoring_NWGMA-Outlet Mix (Nov)_WSP_REVISED-August" style:family="table-cell" style:parent-style-name="Default" style:data-style-name="N161"/>
    <style:style style:name="_5f_MOR_5f_NOVEMBER_5f_AD_20_HOC_5f_MKT_20_SHARE_5f_2002_5f_Dealer_20_Performance_20_Monitoring_5f_NWGMA-Outlet_20_Mix_20__28_Nov_29__5f_WSP_5f_Revised-December" style:display-name="_MOR_NOVEMBER_AD HOC_MKT SHARE_2002_Dealer Performance Monitoring_NWGMA-Outlet Mix (Nov)_WSP_Revised-December" style:family="table-cell" style:parent-style-name="Default" style:data-style-name="N173"/>
    <style:style style:name="_5f_MOR_5f_NOVEMBER_5f_AD_20_HOC_5f_MKT_20_SHARE_5f_2002_5f_Dealer_20_Performance_20_Monitoring_5f_NWGMA-Outlet_20_Mix_20__28_Nov_29__5f_WSP_5f_Revised-November" style:display-name="_MOR_NOVEMBER_AD HOC_MKT SHARE_2002_Dealer Performance Monitoring_NWGMA-Outlet Mix (Nov)_WSP_Revised-November" style:family="table-cell" style:parent-style-name="Default" style:data-style-name="N173"/>
    <style:style style:name="_5f_MOR_5f_NOVEMBER_5f_AD_20_HOC_5f_MKT_20_SHARE_5f_2002_5f_Dealer_20_Performance_20_Monitoring_5f_NWGMA-Outlet_20_Mix_20__28_Nov_29__5f_WSP_5f_REVISED-September" style:display-name="_MOR_NOVEMBER_AD HOC_MKT SHARE_2002_Dealer Performance Monitoring_NWGMA-Outlet Mix (Nov)_WSP_REVISED-September" style:family="table-cell" style:parent-style-name="Default" style:data-style-name="N161"/>
    <style:style style:name="_5f_MOR_5f_NOVEMBER_5f_AD_20_HOC_5f_MKT_20_SHARE_5f_2002_5f_Dealer_20_Performance_20_Monitoring_5f_PARETO" style:display-name="_MOR_NOVEMBER_AD HOC_MKT SHARE_2002_Dealer Performance Monitoring_PARETO" style:family="table-cell" style:parent-style-name="Default" style:data-style-name="N161"/>
    <style:style style:name="_5f_MOR_5f_NOVEMBER_5f_AD_20_HOC_5f_MKT_20_SHARE_5f_2002_5f_Dealer_20_Performance_20_Monitoring_5f_Pareto_28_with_20_monthly_20_monitoring_29_" style:display-name="_MOR_NOVEMBER_AD HOC_MKT SHARE_2002_Dealer Performance Monitoring_Pareto(with monthly monitoring)" style:family="table-cell" style:parent-style-name="Default" style:data-style-name="N161"/>
    <style:style style:name="_5f_MOR_5f_NOVEMBER_5f_AD_20_HOC_5f_MKT_20_SHARE_5f_2002_5f_Dealer_20_Performance_20_Monitoring_5f_PER_20_DIST" style:display-name="_MOR_NOVEMBER_AD HOC_MKT SHARE_2002_Dealer Performance Monitoring_PER DIST" style:family="table-cell" style:parent-style-name="Default" style:data-style-name="N161"/>
    <style:style style:name="_5f_MOR_5f_NOVEMBER_5f_AD_20_HOC_5f_MKT_20_SHARE_5f_2002_5f_Dealer_20_Performance_20_Monitoring_5f_REVISED_20_HYLYTS_20_-_20_new_20_forms" style:display-name="_MOR_NOVEMBER_AD HOC_MKT SHARE_2002_Dealer Performance Monitoring_REVISED HYLYTS - new forms" style:family="table-cell" style:parent-style-name="Default" style:data-style-name="N161"/>
    <style:style style:name="_5f_MOR_5f_NOVEMBER_5f_AD_20_HOC_5f_MKT_20_SHARE_5f_2002_5f_Dealer_20_Performance_20_Monitoring_5f_rtw_20_revised" style:display-name="_MOR_NOVEMBER_AD HOC_MKT SHARE_2002_Dealer Performance Monitoring_rtw revised" style:family="table-cell" style:parent-style-name="Default" style:data-style-name="N172"/>
    <style:style style:name="_5f_MOR_5f_NOVEMBER_5f_AD_20_HOC_5f_MKT_20_SHARE_5f_2002_5f_Dealer_20_Performance_20_Monitoring_5f_sept." style:display-name="_MOR_NOVEMBER_AD HOC_MKT SHARE_2002_Dealer Performance Monitoring_sept." style:family="table-cell" style:parent-style-name="Default" style:data-style-name="N161"/>
    <style:style style:name="_5f_MOR_5f_NOVEMBER_5f_AD_20_HOC_5f_MKT_20_SHARE_5f_2002_5f_Dealer_20_Performance_20_Monitoring_5f_September" style:display-name="_MOR_NOVEMBER_AD HOC_MKT SHARE_2002_Dealer Performance Monitoring_September" style:family="table-cell" style:parent-style-name="Default" style:data-style-name="N161"/>
    <style:style style:name="_5f_MOR_5f_NOVEMBER_5f_AD_20_HOC_5f_MKT_20_SHARE_5f_2002_5f_Dealer_20_Performance_20_Monitoring_5f_SEPTEMBER_20_MOR_20_Presentation" style:display-name="_MOR_NOVEMBER_AD HOC_MKT SHARE_2002_Dealer Performance Monitoring_SEPTEMBER MOR Presentation" style:family="table-cell" style:parent-style-name="Default" style:data-style-name="N169"/>
    <style:style style:name="_5f_MOR_5f_NOVEMBER_5f_AD_20_HOC_5f_MKT_20_SHARE_5f_2002_5f_Dealer_20_Performance_20_Monitoring_5f_WS_20_PROGRAM" style:display-name="_MOR_NOVEMBER_AD HOC_MKT SHARE_2002_Dealer Performance Monitoring_WS PROGRAM" style:family="table-cell" style:parent-style-name="Default" style:data-style-name="N161"/>
    <style:style style:name="_5f_MOR_5f_NOVEMBER_5f_AD_20_HOC_5f_MKT_20_SHARE_5f_2002_5f_Dealer_20_Performance_20_Monitoring_5f_WSP_5f_REVISED" style:display-name="_MOR_NOVEMBER_AD HOC_MKT SHARE_2002_Dealer Performance Monitoring_WSP_REVISED" style:family="table-cell" style:parent-style-name="Default" style:data-style-name="N161"/>
    <style:style style:name="_5f_MOR_5f_NOVEMBER_5f_AD_20_HOC_5f_MKT_20_SHARE_5f_2002_5f_Dealer_20_Performance_20_Monitoring_5f_WSP_5f_REVISED-August" style:display-name="_MOR_NOVEMBER_AD HOC_MKT SHARE_2002_Dealer Performance Monitoring_WSP_REVISED-August" style:family="table-cell" style:parent-style-name="Default" style:data-style-name="N161"/>
    <style:style style:name="_5f_MOR_5f_NOVEMBER_5f_AD_20_HOC_5f_MKT_20_SHARE_5f_2002_5f_Dealer_20_Performance_20_Monitoring_5f_WSP_5f_Revised-December" style:display-name="_MOR_NOVEMBER_AD HOC_MKT SHARE_2002_Dealer Performance Monitoring_WSP_Revised-December" style:family="table-cell" style:parent-style-name="Default" style:data-style-name="N172"/>
    <style:style style:name="_5f_MOR_5f_NOVEMBER_5f_AD_20_HOC_5f_MKT_20_SHARE_5f_2002_5f_Dealer_20_Performance_20_Monitoring_5f_WSP_5f_Revised-November" style:display-name="_MOR_NOVEMBER_AD HOC_MKT SHARE_2002_Dealer Performance Monitoring_WSP_Revised-November" style:family="table-cell" style:parent-style-name="Default" style:data-style-name="N172"/>
    <style:style style:name="_5f_MOR_5f_NOVEMBER_5f_AD_20_HOC_5f_MKT_20_SHARE_5f_2002_5f_Dealer_20_Performance_20_Monitoring_5f_WSP_5f_REVISED-September" style:display-name="_MOR_NOVEMBER_AD HOC_MKT SHARE_2002_Dealer Performance Monitoring_WSP_REVISED-September" style:family="table-cell" style:parent-style-name="Default" style:data-style-name="N161"/>
    <style:style style:name="_5f_MOR_5f_NOVEMBER_5f_AD_20_HOC_5f_MKT_20_SHARE_5f_2002_5f_Dealer_20_Weekly_20_Withdrawal_20_Target_20_-_20_FEB_27_03" style:display-name="_MOR_NOVEMBER_AD HOC_MKT SHARE_2002_Dealer Weekly Withdrawal Target - FEB'03" style:family="table-cell" style:parent-style-name="Default" style:data-style-name="N171"/>
    <style:style style:name="_5f_MOR_5f_NOVEMBER_5f_AD_20_HOC_5f_MKT_20_SHARE_5f_2002_5f_DEC_20_MOR" style:display-name="_MOR_NOVEMBER_AD HOC_MKT SHARE_2002_DEC MOR" style:family="table-cell" style:parent-style-name="Default" style:data-style-name="N161"/>
    <style:style style:name="_5f_MOR_5f_NOVEMBER_5f_AD_20_HOC_5f_MKT_20_SHARE_5f_2002_5f_Dec_20_Pres_27_n" style:display-name="_MOR_NOVEMBER_AD HOC_MKT SHARE_2002_Dec Pres'n" style:family="table-cell" style:parent-style-name="Default" style:data-style-name="N169"/>
    <style:style style:name="_5f_MOR_5f_NOVEMBER_5f_AD_20_HOC_5f_MKT_20_SHARE_5f_2002_5f_DECEMBER_20_MOR_20_Presentation" style:display-name="_MOR_NOVEMBER_AD HOC_MKT SHARE_2002_DECEMBER MOR Presentation" style:family="table-cell" style:parent-style-name="Default" style:data-style-name="N169"/>
    <style:style style:name="_5f_MOR_5f_NOVEMBER_5f_AD_20_HOC_5f_MKT_20_SHARE_5f_2002_5f_Direct_20_Outlet_5f_Active_20_Outlet_20_Coverage_20_Chart" style:display-name="_MOR_NOVEMBER_AD HOC_MKT SHARE_2002_Direct Outlet_Active Outlet Coverage Chart" style:family="table-cell" style:parent-style-name="Default" style:data-style-name="N161"/>
    <style:style style:name="_5f_MOR_5f_NOVEMBER_5f_AD_20_HOC_5f_MKT_20_SHARE_5f_2002_5f_DIST._20_1_20_MOR_20_CHARTS_20_NOVEMBER_20_2003" style:display-name="_MOR_NOVEMBER_AD HOC_MKT SHARE_2002_DIST. 1 MOR CHARTS NOVEMBER 2003" style:family="table-cell" style:parent-style-name="Default" style:data-style-name="N172"/>
    <style:style style:name="_5f_MOR_5f_NOVEMBER_5f_AD_20_HOC_5f_MKT_20_SHARE_5f_2002_5f_DLR_20_FGS-july" style:display-name="_MOR_NOVEMBER_AD HOC_MKT SHARE_2002_DLR FGS-july" style:family="table-cell" style:parent-style-name="Default" style:data-style-name="N169"/>
    <style:style style:name="_5f_MOR_5f_NOVEMBER_5f_AD_20_HOC_5f_MKT_20_SHARE_5f_2002_5f_FE" style:display-name="_MOR_NOVEMBER_AD HOC_MKT SHARE_2002_FE" style:family="table-cell" style:parent-style-name="Default" style:data-style-name="N161"/>
    <style:style style:name="_5f_MOR_5f_NOVEMBER_5f_AD_20_HOC_5f_MKT_20_SHARE_5f_2002_5f_FE_20_TO_20_SMBX" style:display-name="_MOR_NOVEMBER_AD HOC_MKT SHARE_2002_FE TO SMBX" style:family="table-cell" style:parent-style-name="Default" style:data-style-name="N161"/>
    <style:style style:name="_5f_MOR_5f_NOVEMBER_5f_AD_20_HOC_5f_MKT_20_SHARE_5f_2002_5f_FGS_20_4TH_20_QTR_20_REVISION" style:display-name="_MOR_NOVEMBER_AD HOC_MKT SHARE_2002_FGS 4TH QTR REVISION" style:family="table-cell" style:parent-style-name="Default" style:data-style-name="N169"/>
    <style:style style:name="_5f_MOR_5f_NOVEMBER_5f_AD_20_HOC_5f_MKT_20_SHARE_5f_2002_5f_FORMAT_5f_PARETO_5f_AREA" style:display-name="_MOR_NOVEMBER_AD HOC_MKT SHARE_2002_FORMAT_PARETO_AREA" style:family="table-cell" style:parent-style-name="Default" style:data-style-name="N161"/>
    <style:style style:name="_5f_MOR_5f_NOVEMBER_5f_AD_20_HOC_5f_MKT_20_SHARE_5f_2002_5f_Formats_20_for_20_June_20_3_20_and_20_4_20_AMT_20_Meeting" style:display-name="_MOR_NOVEMBER_AD HOC_MKT SHARE_2002_Formats for June 3 and 4 AMT Meeting" style:family="table-cell" style:parent-style-name="Default" style:data-style-name="N169"/>
    <style:style style:name="_5f_MOR_5f_NOVEMBER_5f_AD_20_HOC_5f_MKT_20_SHARE_5f_2002_5f_Geographic_20_Pareto_20__28_Rev_29_" style:display-name="_MOR_NOVEMBER_AD HOC_MKT SHARE_2002_Geographic Pareto (Rev)" style:family="table-cell" style:parent-style-name="Default" style:data-style-name="N169"/>
    <style:style style:name="_5f_MOR_5f_NOVEMBER_5f_AD_20_HOC_5f_MKT_20_SHARE_5f_2002_5f_Geographic_20_Pareto_20__28_Rev_29_.xls_20_Chart_20_1" style:display-name="_MOR_NOVEMBER_AD HOC_MKT SHARE_2002_Geographic Pareto (Rev).xls Chart 1" style:family="table-cell" style:parent-style-name="Default" style:data-style-name="N161"/>
    <style:style style:name="_5f_MOR_5f_NOVEMBER_5f_AD_20_HOC_5f_MKT_20_SHARE_5f_2002_5f_highlights" style:display-name="_MOR_NOVEMBER_AD HOC_MKT SHARE_2002_highlights" style:family="table-cell" style:parent-style-name="Default" style:data-style-name="N161"/>
    <style:style style:name="_5f_MOR_5f_NOVEMBER_5f_AD_20_HOC_5f_MKT_20_SHARE_5f_2002_5f_HL_20__26__20_POT" style:display-name="_MOR_NOVEMBER_AD HOC_MKT SHARE_2002_HL &amp; POT" style:family="table-cell" style:parent-style-name="Default" style:data-style-name="N161"/>
    <style:style style:name="_5f_MOR_5f_NOVEMBER_5f_AD_20_HOC_5f_MKT_20_SHARE_5f_2002_5f_HL_20__26__20_POT_20_CONVERSION" style:display-name="_MOR_NOVEMBER_AD HOC_MKT SHARE_2002_HL &amp; POT CONVERSION" style:family="table-cell" style:parent-style-name="Default" style:data-style-name="N161"/>
    <style:style style:name="_5f_MOR_5f_NOVEMBER_5f_AD_20_HOC_5f_MKT_20_SHARE_5f_2002_5f_June_20_2003_20_MOR_20_Charts" style:display-name="_MOR_NOVEMBER_AD HOC_MKT SHARE_2002_June 2003 MOR Charts" style:family="table-cell" style:parent-style-name="Default" style:data-style-name="N169"/>
    <style:style style:name="_5f_MOR_5f_NOVEMBER_5f_AD_20_HOC_5f_MKT_20_SHARE_5f_2002_5f_JUNE_20_MOR_20_Presentation" style:display-name="_MOR_NOVEMBER_AD HOC_MKT SHARE_2002_JUNE MOR Presentation" style:family="table-cell" style:parent-style-name="Default" style:data-style-name="N169"/>
    <style:style style:name="_5f_MOR_5f_NOVEMBER_5f_AD_20_HOC_5f_MKT_20_SHARE_5f_2002_5f_JUNE_20_MOR_20_Presentation_20_Revised_5f_FINAL" style:display-name="_MOR_NOVEMBER_AD HOC_MKT SHARE_2002_JUNE MOR Presentation Revised_FINAL" style:family="table-cell" style:parent-style-name="Default" style:data-style-name="N169"/>
    <style:style style:name="_5f_MOR_5f_NOVEMBER_5f_AD_20_HOC_5f_MKT_20_SHARE_5f_2002_5f_June_20_Presentation_20_Materials" style:display-name="_MOR_NOVEMBER_AD HOC_MKT SHARE_2002_June Presentation Materials" style:family="table-cell" style:parent-style-name="Default" style:data-style-name="N169"/>
    <style:style style:name="_5f_MOR_5f_NOVEMBER_5f_AD_20_HOC_5f_MKT_20_SHARE_5f_2002_5f_MAY_20_MOR_20_Presentation" style:display-name="_MOR_NOVEMBER_AD HOC_MKT SHARE_2002_MAY MOR Presentation" style:family="table-cell" style:parent-style-name="Default" style:data-style-name="N173"/>
    <style:style style:name="_5f_MOR_5f_NOVEMBER_5f_AD_20_HOC_5f_MKT_20_SHARE_5f_2002_5f_Monthly_20_BP" style:display-name="_MOR_NOVEMBER_AD HOC_MKT SHARE_2002_Monthly BP" style:family="table-cell" style:parent-style-name="Default" style:data-style-name="N169"/>
    <style:style style:name="_5f_MOR_5f_NOVEMBER_5f_AD_20_HOC_5f_MKT_20_SHARE_5f_2002_5f_new_20_forms" style:display-name="_MOR_NOVEMBER_AD HOC_MKT SHARE_2002_new forms" style:family="table-cell" style:parent-style-name="Default" style:data-style-name="N161"/>
    <style:style style:name="_5f_MOR_5f_NOVEMBER_5f_AD_20_HOC_5f_MKT_20_SHARE_5f_2002_5f_nw_5f_Dealer_20_Full_20_Goods_20_Movement" style:display-name="_MOR_NOVEMBER_AD HOC_MKT SHARE_2002_nw_Dealer Full Goods Movement" style:family="table-cell" style:parent-style-name="Default" style:data-style-name="N175"/>
    <style:style style:name="_5f_MOR_5f_NOVEMBER_5f_AD_20_HOC_5f_MKT_20_SHARE_5f_2002_5f_nw_5f_Dealer_20_Full_20_Goods_20_Movement_5f_04_20_MOR" style:display-name="_MOR_NOVEMBER_AD HOC_MKT SHARE_2002_nw_Dealer Full Goods Movement_04 MOR" style:family="table-cell" style:parent-style-name="Default" style:data-style-name="N177"/>
    <style:style style:name="_5f_MOR_5f_NOVEMBER_5f_AD_20_HOC_5f_MKT_20_SHARE_5f_2002_5f_nw_5f_Dealer_20_Full_20_Goods_20_Movement_5f_06_20_MOR" style:display-name="_MOR_NOVEMBER_AD HOC_MKT SHARE_2002_nw_Dealer Full Goods Movement_06 MOR" style:family="table-cell" style:parent-style-name="Default" style:data-style-name="N177"/>
    <style:style style:name="_5f_MOR_5f_NOVEMBER_5f_AD_20_HOC_5f_MKT_20_SHARE_5f_2002_5f_nw_5f_Dealer_20_Full_20_Goods_20_Movement_5f_06-2003" style:display-name="_MOR_NOVEMBER_AD HOC_MKT SHARE_2002_nw_Dealer Full Goods Movement_06-2003" style:family="table-cell" style:parent-style-name="Default" style:data-style-name="N175"/>
    <style:style style:name="_5f_MOR_5f_NOVEMBER_5f_AD_20_HOC_5f_MKT_20_SHARE_5f_2002_5f_nw_5f_Dealer_20_Full_20_Goods_20_Movement_5f_07-2003" style:display-name="_MOR_NOVEMBER_AD HOC_MKT SHARE_2002_nw_Dealer Full Goods Movement_07-2003" style:family="table-cell" style:parent-style-name="Default" style:data-style-name="N175"/>
    <style:style style:name="_5f_MOR_5f_NOVEMBER_5f_AD_20_HOC_5f_MKT_20_SHARE_5f_2002_5f_nw_5f_Dealer_20_Full_20_Goods_20_Movement_5f_08-FDS_20_CHARTS" style:display-name="_MOR_NOVEMBER_AD HOC_MKT SHARE_2002_nw_Dealer Full Goods Movement_08-FDS CHARTS" style:family="table-cell" style:parent-style-name="Default" style:data-style-name="N177"/>
    <style:style style:name="_5f_MOR_5f_NOVEMBER_5f_AD_20_HOC_5f_MKT_20_SHARE_5f_2002_5f_nw_5f_Dealer_20_Full_20_Goods_20_Movement_5f_1-_20_March_20_2003_20_MOR_20_Charts" style:display-name="_MOR_NOVEMBER_AD HOC_MKT SHARE_2002_nw_Dealer Full Goods Movement_1- March 2003 MOR Charts" style:family="table-cell" style:parent-style-name="Default" style:data-style-name="N175"/>
    <style:style style:name="_5f_MOR_5f_NOVEMBER_5f_AD_20_HOC_5f_MKT_20_SHARE_5f_2002_5f_nw_5f_Dealer_20_Full_20_Goods_20_Movement_5f_1-CGMA" style:display-name="_MOR_NOVEMBER_AD HOC_MKT SHARE_2002_nw_Dealer Full Goods Movement_1-CGMA" style:family="table-cell" style:parent-style-name="Default" style:data-style-name="N177"/>
    <style:style style:name="_5f_MOR_5f_NOVEMBER_5f_AD_20_HOC_5f_MKT_20_SHARE_5f_2002_5f_nw_5f_Dealer_20_Full_20_Goods_20_Movement_5f_1-NGMA" style:display-name="_MOR_NOVEMBER_AD HOC_MKT SHARE_2002_nw_Dealer Full Goods Movement_1-NGMA" style:family="table-cell" style:parent-style-name="Default" style:data-style-name="N175"/>
    <style:style style:name="_5f_MOR_5f_NOVEMBER_5f_AD_20_HOC_5f_MKT_20_SHARE_5f_2002_5f_nw_5f_Dealer_20_Full_20_Goods_20_Movement_5f_12-MOR" style:display-name="_MOR_NOVEMBER_AD HOC_MKT SHARE_2002_nw_Dealer Full Goods Movement_12-MOR" style:family="table-cell" style:parent-style-name="Default" style:data-style-name="N175"/>
    <style:style style:name="_5f_MOR_5f_NOVEMBER_5f_AD_20_HOC_5f_MKT_20_SHARE_5f_2002_5f_nw_5f_Dealer_20_Full_20_Goods_20_Movement_5f_2-CGMA" style:display-name="_MOR_NOVEMBER_AD HOC_MKT SHARE_2002_nw_Dealer Full Goods Movement_2-CGMA" style:family="table-cell" style:parent-style-name="Default" style:data-style-name="N177"/>
    <style:style style:name="_5f_MOR_5f_NOVEMBER_5f_AD_20_HOC_5f_MKT_20_SHARE_5f_2002_5f_nw_5f_Dealer_20_Full_20_Goods_20_Movement_5f_2003_20_DLR_20_WD_20_and_20_STT" style:display-name="_MOR_NOVEMBER_AD HOC_MKT SHARE_2002_nw_Dealer Full Goods Movement_2003 DLR WD and STT" style:family="table-cell" style:parent-style-name="Default" style:data-style-name="N175"/>
    <style:style style:name="_5f_MOR_5f_NOVEMBER_5f_AD_20_HOC_5f_MKT_20_SHARE_5f_2002_5f_nw_5f_Dealer_20_Full_20_Goods_20_Movement_5f_3-BBR" style:display-name="_MOR_NOVEMBER_AD HOC_MKT SHARE_2002_nw_Dealer Full Goods Movement_3-BBR" style:family="table-cell" style:parent-style-name="Default" style:data-style-name="N175"/>
    <style:style style:name="_5f_MOR_5f_NOVEMBER_5f_AD_20_HOC_5f_MKT_20_SHARE_5f_2002_5f_nw_5f_Dealer_20_Full_20_Goods_20_Movement_5f_4-NWGMA" style:display-name="_MOR_NOVEMBER_AD HOC_MKT SHARE_2002_nw_Dealer Full Goods Movement_4-NWGMA" style:family="table-cell" style:parent-style-name="Default" style:data-style-name="N175"/>
    <style:style style:name="_5f_MOR_5f_NOVEMBER_5f_AD_20_HOC_5f_MKT_20_SHARE_5f_2002_5f_nw_5f_Dealer_20_Full_20_Goods_20_Movement_5f_AA_20_Form" style:display-name="_MOR_NOVEMBER_AD HOC_MKT SHARE_2002_nw_Dealer Full Goods Movement_AA Form" style:family="table-cell" style:parent-style-name="Default" style:data-style-name="N177"/>
    <style:style style:name="_5f_MOR_5f_NOVEMBER_5f_AD_20_HOC_5f_MKT_20_SHARE_5f_2002_5f_nw_5f_Dealer_20_Full_20_Goods_20_Movement_5f_ACTIVE_20_OUTLET_20_TARGET_20_-_20_05_28_NEW_20_FORMAT_29_" style:display-name="_MOR_NOVEMBER_AD HOC_MKT SHARE_2002_nw_Dealer Full Goods Movement_ACTIVE OUTLET TARGET - 05(NEW FORMAT)" style:family="table-cell" style:parent-style-name="Default" style:data-style-name="N175"/>
    <style:style style:name="_5f_MOR_5f_NOVEMBER_5f_AD_20_HOC_5f_MKT_20_SHARE_5f_2002_5f_nw_5f_Dealer_20_Full_20_Goods_20_Movement_5f_ACTIVE_20_OUTLETS_20_TARGET_20_MONITORING" style:display-name="_MOR_NOVEMBER_AD HOC_MKT SHARE_2002_nw_Dealer Full Goods Movement_ACTIVE OUTLETS TARGET MONITORING" style:family="table-cell" style:parent-style-name="Default" style:data-style-name="N177"/>
    <style:style style:name="_5f_MOR_5f_NOVEMBER_5f_AD_20_HOC_5f_MKT_20_SHARE_5f_2002_5f_nw_5f_Dealer_20_Full_20_Goods_20_Movement_5f_Book2" style:display-name="_MOR_NOVEMBER_AD HOC_MKT SHARE_2002_nw_Dealer Full Goods Movement_Book2" style:family="table-cell" style:parent-style-name="Default" style:data-style-name="N177"/>
    <style:style style:name="_5f_MOR_5f_NOVEMBER_5f_AD_20_HOC_5f_MKT_20_SHARE_5f_2002_5f_nw_5f_Dealer_20_Full_20_Goods_20_Movement_5f_business_20_process" style:display-name="_MOR_NOVEMBER_AD HOC_MKT SHARE_2002_nw_Dealer Full Goods Movement_business process" style:family="table-cell" style:parent-style-name="Default" style:data-style-name="N177"/>
    <style:style style:name="_5f_MOR_5f_NOVEMBER_5f_AD_20_HOC_5f_MKT_20_SHARE_5f_2002_5f_nw_5f_Dealer_20_Full_20_Goods_20_Movement_5f_CGMA-MATERIALS" style:display-name="_MOR_NOVEMBER_AD HOC_MKT SHARE_2002_nw_Dealer Full Goods Movement_CGMA-MATERIALS" style:family="table-cell" style:parent-style-name="Default" style:data-style-name="N175"/>
    <style:style style:name="_5f_MOR_5f_NOVEMBER_5f_AD_20_HOC_5f_MKT_20_SHARE_5f_2002_5f_nw_5f_Dealer_20_Full_20_Goods_20_Movement_5f_CGMA_5f_May_20_MOR" style:display-name="_MOR_NOVEMBER_AD HOC_MKT SHARE_2002_nw_Dealer Full Goods Movement_CGMA_May MOR" style:family="table-cell" style:parent-style-name="Default" style:data-style-name="N177"/>
    <style:style style:name="_5f_MOR_5f_NOVEMBER_5f_AD_20_HOC_5f_MKT_20_SHARE_5f_2002_5f_nw_5f_Dealer_20_Full_20_Goods_20_Movement_5f_DEC_20_MOR" style:display-name="_MOR_NOVEMBER_AD HOC_MKT SHARE_2002_nw_Dealer Full Goods Movement_DEC MOR" style:family="table-cell" style:parent-style-name="Default" style:data-style-name="N177"/>
    <style:style style:name="_5f_MOR_5f_NOVEMBER_5f_AD_20_HOC_5f_MKT_20_SHARE_5f_2002_5f_nw_5f_Dealer_20_Full_20_Goods_20_Movement_5f_Dec_20_Pres_27_n" style:display-name="_MOR_NOVEMBER_AD HOC_MKT SHARE_2002_nw_Dealer Full Goods Movement_Dec Pres'n" style:family="table-cell" style:parent-style-name="Default" style:data-style-name="N175"/>
    <style:style style:name="_5f_MOR_5f_NOVEMBER_5f_AD_20_HOC_5f_MKT_20_SHARE_5f_2002_5f_nw_5f_Dealer_20_Full_20_Goods_20_Movement_5f_DECEMBER_20_MOR_20_Presentation" style:display-name="_MOR_NOVEMBER_AD HOC_MKT SHARE_2002_nw_Dealer Full Goods Movement_DECEMBER MOR Presentation" style:family="table-cell" style:parent-style-name="Default" style:data-style-name="N175"/>
    <style:style style:name="_5f_MOR_5f_NOVEMBER_5f_AD_20_HOC_5f_MKT_20_SHARE_5f_2002_5f_nw_5f_Dealer_20_Full_20_Goods_20_Movement_5f_Direct_20_Outlet_5f_Active_20_Outlet_20_Coverage_20_Chart" style:display-name="_MOR_NOVEMBER_AD HOC_MKT SHARE_2002_nw_Dealer Full Goods Movement_Direct Outlet_Active Outlet Coverage Chart" style:family="table-cell" style:parent-style-name="Default" style:data-style-name="N177"/>
    <style:style style:name="_5f_MOR_5f_NOVEMBER_5f_AD_20_HOC_5f_MKT_20_SHARE_5f_2002_5f_nw_5f_Dealer_20_Full_20_Goods_20_Movement_5f_DLR_20_FGS-july" style:display-name="_MOR_NOVEMBER_AD HOC_MKT SHARE_2002_nw_Dealer Full Goods Movement_DLR FGS-july" style:family="table-cell" style:parent-style-name="Default" style:data-style-name="N175"/>
    <style:style style:name="_5f_MOR_5f_NOVEMBER_5f_AD_20_HOC_5f_MKT_20_SHARE_5f_2002_5f_nw_5f_Dealer_20_Full_20_Goods_20_Movement_5f_FE" style:display-name="_MOR_NOVEMBER_AD HOC_MKT SHARE_2002_nw_Dealer Full Goods Movement_FE" style:family="table-cell" style:parent-style-name="Default" style:data-style-name="N177"/>
    <style:style style:name="_5f_MOR_5f_NOVEMBER_5f_AD_20_HOC_5f_MKT_20_SHARE_5f_2002_5f_nw_5f_Dealer_20_Full_20_Goods_20_Movement_5f_FE_20_TO_20_SMBX" style:display-name="_MOR_NOVEMBER_AD HOC_MKT SHARE_2002_nw_Dealer Full Goods Movement_FE TO SMBX" style:family="table-cell" style:parent-style-name="Default" style:data-style-name="N177"/>
    <style:style style:name="_5f_MOR_5f_NOVEMBER_5f_AD_20_HOC_5f_MKT_20_SHARE_5f_2002_5f_nw_5f_Dealer_20_Full_20_Goods_20_Movement_5f_FGS_20_4TH_20_QTR_20_REVISION" style:display-name="_MOR_NOVEMBER_AD HOC_MKT SHARE_2002_nw_Dealer Full Goods Movement_FGS 4TH QTR REVISION" style:family="table-cell" style:parent-style-name="Default" style:data-style-name="N175"/>
    <style:style style:name="_5f_MOR_5f_NOVEMBER_5f_AD_20_HOC_5f_MKT_20_SHARE_5f_2002_5f_nw_5f_Dealer_20_Full_20_Goods_20_Movement_5f_FORMAT_5f_PARETO_5f_AREA" style:display-name="_MOR_NOVEMBER_AD HOC_MKT SHARE_2002_nw_Dealer Full Goods Movement_FORMAT_PARETO_AREA" style:family="table-cell" style:parent-style-name="Default" style:data-style-name="N177"/>
    <style:style style:name="_5f_MOR_5f_NOVEMBER_5f_AD_20_HOC_5f_MKT_20_SHARE_5f_2002_5f_nw_5f_Dealer_20_Full_20_Goods_20_Movement_5f_Formats_20_for_20_June_20_3_20_and_20_4_20_AMT_20_Meeting" style:display-name="_MOR_NOVEMBER_AD HOC_MKT SHARE_2002_nw_Dealer Full Goods Movement_Formats for June 3 and 4 AMT Meeting" style:family="table-cell" style:parent-style-name="Default" style:data-style-name="N175"/>
    <style:style style:name="_5f_MOR_5f_NOVEMBER_5f_AD_20_HOC_5f_MKT_20_SHARE_5f_2002_5f_nw_5f_Dealer_20_Full_20_Goods_20_Movement_5f_Geographic_20_Pareto_20__28_Rev_29_" style:display-name="_MOR_NOVEMBER_AD HOC_MKT SHARE_2002_nw_Dealer Full Goods Movement_Geographic Pareto (Rev)" style:family="table-cell" style:parent-style-name="Default" style:data-style-name="N175"/>
    <style:style style:name="_5f_MOR_5f_NOVEMBER_5f_AD_20_HOC_5f_MKT_20_SHARE_5f_2002_5f_nw_5f_Dealer_20_Full_20_Goods_20_Movement_5f_Geographic_20_Pareto_20__28_Rev_29_.xls_20_Chart_20_1" style:display-name="_MOR_NOVEMBER_AD HOC_MKT SHARE_2002_nw_Dealer Full Goods Movement_Geographic Pareto (Rev).xls Chart 1" style:family="table-cell" style:parent-style-name="Default" style:data-style-name="N177"/>
    <style:style style:name="_5f_MOR_5f_NOVEMBER_5f_AD_20_HOC_5f_MKT_20_SHARE_5f_2002_5f_nw_5f_Dealer_20_Full_20_Goods_20_Movement_5f_highlights" style:display-name="_MOR_NOVEMBER_AD HOC_MKT SHARE_2002_nw_Dealer Full Goods Movement_highlights" style:family="table-cell" style:parent-style-name="Default" style:data-style-name="N177"/>
    <style:style style:name="_5f_MOR_5f_NOVEMBER_5f_AD_20_HOC_5f_MKT_20_SHARE_5f_2002_5f_nw_5f_Dealer_20_Full_20_Goods_20_Movement_5f_HL_20__26__20_POT" style:display-name="_MOR_NOVEMBER_AD HOC_MKT SHARE_2002_nw_Dealer Full Goods Movement_HL &amp; POT" style:family="table-cell" style:parent-style-name="Default" style:data-style-name="N177"/>
    <style:style style:name="_5f_MOR_5f_NOVEMBER_5f_AD_20_HOC_5f_MKT_20_SHARE_5f_2002_5f_nw_5f_Dealer_20_Full_20_Goods_20_Movement_5f_HL_20__26__20_POT_20_CONVERSION" style:display-name="_MOR_NOVEMBER_AD HOC_MKT SHARE_2002_nw_Dealer Full Goods Movement_HL &amp; POT CONVERSION" style:family="table-cell" style:parent-style-name="Default" style:data-style-name="N177"/>
    <style:style style:name="_5f_MOR_5f_NOVEMBER_5f_AD_20_HOC_5f_MKT_20_SHARE_5f_2002_5f_nw_5f_Dealer_20_Full_20_Goods_20_Movement_5f_June_20_2003_20_MOR_20_Charts" style:display-name="_MOR_NOVEMBER_AD HOC_MKT SHARE_2002_nw_Dealer Full Goods Movement_June 2003 MOR Charts" style:family="table-cell" style:parent-style-name="Default" style:data-style-name="N175"/>
    <style:style style:name="_5f_MOR_5f_NOVEMBER_5f_AD_20_HOC_5f_MKT_20_SHARE_5f_2002_5f_nw_5f_Dealer_20_Full_20_Goods_20_Movement_5f_JUNE_20_MOR_20_Presentation" style:display-name="_MOR_NOVEMBER_AD HOC_MKT SHARE_2002_nw_Dealer Full Goods Movement_JUNE MOR Presentation" style:family="table-cell" style:parent-style-name="Default" style:data-style-name="N175"/>
    <style:style style:name="_5f_MOR_5f_NOVEMBER_5f_AD_20_HOC_5f_MKT_20_SHARE_5f_2002_5f_nw_5f_Dealer_20_Full_20_Goods_20_Movement_5f_JUNE_20_MOR_20_Presentation_20_Revised_5f_FINAL" style:display-name="_MOR_NOVEMBER_AD HOC_MKT SHARE_2002_nw_Dealer Full Goods Movement_JUNE MOR Presentation Revised_FINAL" style:family="table-cell" style:parent-style-name="Default" style:data-style-name="N175"/>
    <style:style style:name="_5f_MOR_5f_NOVEMBER_5f_AD_20_HOC_5f_MKT_20_SHARE_5f_2002_5f_nw_5f_Dealer_20_Full_20_Goods_20_Movement_5f_June_20_Presentation_20_Materials" style:display-name="_MOR_NOVEMBER_AD HOC_MKT SHARE_2002_nw_Dealer Full Goods Movement_June Presentation Materials" style:family="table-cell" style:parent-style-name="Default" style:data-style-name="N175"/>
    <style:style style:name="_5f_MOR_5f_NOVEMBER_5f_AD_20_HOC_5f_MKT_20_SHARE_5f_2002_5f_nw_5f_Dealer_20_Full_20_Goods_20_Movement_5f_Monthly_20_BP" style:display-name="_MOR_NOVEMBER_AD HOC_MKT SHARE_2002_nw_Dealer Full Goods Movement_Monthly BP" style:family="table-cell" style:parent-style-name="Default" style:data-style-name="N175"/>
    <style:style style:name="_5f_MOR_5f_NOVEMBER_5f_AD_20_HOC_5f_MKT_20_SHARE_5f_2002_5f_nw_5f_Dealer_20_Full_20_Goods_20_Movement_5f_new_20_forms" style:display-name="_MOR_NOVEMBER_AD HOC_MKT SHARE_2002_nw_Dealer Full Goods Movement_new forms" style:family="table-cell" style:parent-style-name="Default" style:data-style-name="N177"/>
    <style:style style:name="_5f_MOR_5f_NOVEMBER_5f_AD_20_HOC_5f_MKT_20_SHARE_5f_2002_5f_nw_5f_Dealer_20_Full_20_Goods_20_Movement_5f_PARETO" style:display-name="_MOR_NOVEMBER_AD HOC_MKT SHARE_2002_nw_Dealer Full Goods Movement_PARETO" style:family="table-cell" style:parent-style-name="Default" style:data-style-name="N177"/>
    <style:style style:name="_5f_MOR_5f_NOVEMBER_5f_AD_20_HOC_5f_MKT_20_SHARE_5f_2002_5f_nw_5f_Dealer_20_Full_20_Goods_20_Movement_5f_Pareto_28_with_20_monthly_20_monitoring_29_" style:display-name="_MOR_NOVEMBER_AD HOC_MKT SHARE_2002_nw_Dealer Full Goods Movement_Pareto(with monthly monitoring)" style:family="table-cell" style:parent-style-name="Default" style:data-style-name="N177"/>
    <style:style style:name="_5f_MOR_5f_NOVEMBER_5f_AD_20_HOC_5f_MKT_20_SHARE_5f_2002_5f_nw_5f_Dealer_20_Full_20_Goods_20_Movement_5f_PER_20_DIST" style:display-name="_MOR_NOVEMBER_AD HOC_MKT SHARE_2002_nw_Dealer Full Goods Movement_PER DIST" style:family="table-cell" style:parent-style-name="Default" style:data-style-name="N177"/>
    <style:style style:name="_5f_MOR_5f_NOVEMBER_5f_AD_20_HOC_5f_MKT_20_SHARE_5f_2002_5f_nw_5f_Dealer_20_Full_20_Goods_20_Movement_5f_REVISED_20_HYLYTS_20_-_20_new_20_forms" style:display-name="_MOR_NOVEMBER_AD HOC_MKT SHARE_2002_nw_Dealer Full Goods Movement_REVISED HYLYTS - new forms" style:family="table-cell" style:parent-style-name="Default" style:data-style-name="N177"/>
    <style:style style:name="_5f_MOR_5f_NOVEMBER_5f_AD_20_HOC_5f_MKT_20_SHARE_5f_2002_5f_nw_5f_Dealer_20_Full_20_Goods_20_Movement_5f_rtw_20_revised" style:display-name="_MOR_NOVEMBER_AD HOC_MKT SHARE_2002_nw_Dealer Full Goods Movement_rtw revised" style:family="table-cell" style:parent-style-name="Default" style:data-style-name="N179"/>
    <style:style style:name="_5f_MOR_5f_NOVEMBER_5f_AD_20_HOC_5f_MKT_20_SHARE_5f_2002_5f_nw_5f_Dealer_20_Full_20_Goods_20_Movement_5f_sept." style:display-name="_MOR_NOVEMBER_AD HOC_MKT SHARE_2002_nw_Dealer Full Goods Movement_sept." style:family="table-cell" style:parent-style-name="Default" style:data-style-name="N177"/>
    <style:style style:name="_5f_MOR_5f_NOVEMBER_5f_AD_20_HOC_5f_MKT_20_SHARE_5f_2002_5f_nw_5f_Dealer_20_Full_20_Goods_20_Movement_5f_September" style:display-name="_MOR_NOVEMBER_AD HOC_MKT SHARE_2002_nw_Dealer Full Goods Movement_September" style:family="table-cell" style:parent-style-name="Default" style:data-style-name="N177"/>
    <style:style style:name="_5f_MOR_5f_NOVEMBER_5f_AD_20_HOC_5f_MKT_20_SHARE_5f_2002_5f_nw_5f_Dealer_20_Full_20_Goods_20_Movement_5f_WS_20_PROGRAM" style:display-name="_MOR_NOVEMBER_AD HOC_MKT SHARE_2002_nw_Dealer Full Goods Movement_WS PROGRAM" style:family="table-cell" style:parent-style-name="Default" style:data-style-name="N177"/>
    <style:style style:name="_5f_MOR_5f_NOVEMBER_5f_AD_20_HOC_5f_MKT_20_SHARE_5f_2002_5f_nw_5f_Dealer_20_Full_20_Goods_20_Movement_5f_WSP_5f_REVISED" style:display-name="_MOR_NOVEMBER_AD HOC_MKT SHARE_2002_nw_Dealer Full Goods Movement_WSP_REVISED" style:family="table-cell" style:parent-style-name="Default" style:data-style-name="N177"/>
    <style:style style:name="_5f_MOR_5f_NOVEMBER_5f_AD_20_HOC_5f_MKT_20_SHARE_5f_2002_5f_nw_5f_Dealer_20_Full_20_Goods_20_Movement_5f_WSP_5f_REVISED-August" style:display-name="_MOR_NOVEMBER_AD HOC_MKT SHARE_2002_nw_Dealer Full Goods Movement_WSP_REVISED-August" style:family="table-cell" style:parent-style-name="Default" style:data-style-name="N177"/>
    <style:style style:name="_5f_MOR_5f_NOVEMBER_5f_AD_20_HOC_5f_MKT_20_SHARE_5f_2002_5f_nw_5f_Dealer_20_Full_20_Goods_20_Movement_5f_WSP_5f_REVISED-September" style:display-name="_MOR_NOVEMBER_AD HOC_MKT SHARE_2002_nw_Dealer Full Goods Movement_WSP_REVISED-September" style:family="table-cell" style:parent-style-name="Default" style:data-style-name="N177"/>
    <style:style style:name="_5f_MOR_5f_NOVEMBER_5f_AD_20_HOC_5f_MKT_20_SHARE_5f_2002_5f_NWGMA-DPM" style:display-name="_MOR_NOVEMBER_AD HOC_MKT SHARE_2002_NWGMA-DPM" style:family="table-cell" style:parent-style-name="Default" style:data-style-name="N165"/>
    <style:style style:name="_5f_MOR_5f_NOVEMBER_5f_AD_20_HOC_5f_MKT_20_SHARE_5f_2002_5f_NWGMA-DPM_5f_04_20_MOR" style:display-name="_MOR_NOVEMBER_AD HOC_MKT SHARE_2002_NWGMA-DPM_04 MOR" style:family="table-cell" style:parent-style-name="Default" style:data-style-name="N166"/>
    <style:style style:name="_5f_MOR_5f_NOVEMBER_5f_AD_20_HOC_5f_MKT_20_SHARE_5f_2002_5f_NWGMA-DPM_5f_06_20_MOR" style:display-name="_MOR_NOVEMBER_AD HOC_MKT SHARE_2002_NWGMA-DPM_06 MOR" style:family="table-cell" style:parent-style-name="Default" style:data-style-name="N166"/>
    <style:style style:name="_5f_MOR_5f_NOVEMBER_5f_AD_20_HOC_5f_MKT_20_SHARE_5f_2002_5f_NWGMA-DPM_5f_06-2003" style:display-name="_MOR_NOVEMBER_AD HOC_MKT SHARE_2002_NWGMA-DPM_06-2003" style:family="table-cell" style:parent-style-name="Default" style:data-style-name="N165"/>
    <style:style style:name="_5f_MOR_5f_NOVEMBER_5f_AD_20_HOC_5f_MKT_20_SHARE_5f_2002_5f_NWGMA-DPM_5f_07-2003" style:display-name="_MOR_NOVEMBER_AD HOC_MKT SHARE_2002_NWGMA-DPM_07-2003" style:family="table-cell" style:parent-style-name="Default" style:data-style-name="N165"/>
    <style:style style:name="_5f_MOR_5f_NOVEMBER_5f_AD_20_HOC_5f_MKT_20_SHARE_5f_2002_5f_NWGMA-DPM_5f_08-FDS_20_CHARTS" style:display-name="_MOR_NOVEMBER_AD HOC_MKT SHARE_2002_NWGMA-DPM_08-FDS CHARTS" style:family="table-cell" style:parent-style-name="Default" style:data-style-name="N166"/>
    <style:style style:name="_5f_MOR_5f_NOVEMBER_5f_AD_20_HOC_5f_MKT_20_SHARE_5f_2002_5f_NWGMA-DPM_5f_1-_20_March_20_2003_20_MOR_20_Charts" style:display-name="_MOR_NOVEMBER_AD HOC_MKT SHARE_2002_NWGMA-DPM_1- March 2003 MOR Charts" style:family="table-cell" style:parent-style-name="Default" style:data-style-name="N165"/>
    <style:style style:name="_5f_MOR_5f_NOVEMBER_5f_AD_20_HOC_5f_MKT_20_SHARE_5f_2002_5f_NWGMA-DPM_5f_1-CGMA" style:display-name="_MOR_NOVEMBER_AD HOC_MKT SHARE_2002_NWGMA-DPM_1-CGMA" style:family="table-cell" style:parent-style-name="Default" style:data-style-name="N166"/>
    <style:style style:name="_5f_MOR_5f_NOVEMBER_5f_AD_20_HOC_5f_MKT_20_SHARE_5f_2002_5f_NWGMA-DPM_5f_1-NGMA" style:display-name="_MOR_NOVEMBER_AD HOC_MKT SHARE_2002_NWGMA-DPM_1-NGMA" style:family="table-cell" style:parent-style-name="Default" style:data-style-name="N165"/>
    <style:style style:name="_5f_MOR_5f_NOVEMBER_5f_AD_20_HOC_5f_MKT_20_SHARE_5f_2002_5f_NWGMA-DPM_5f_12-MOR" style:display-name="_MOR_NOVEMBER_AD HOC_MKT SHARE_2002_NWGMA-DPM_12-MOR" style:family="table-cell" style:parent-style-name="Default" style:data-style-name="N165"/>
    <style:style style:name="_5f_MOR_5f_NOVEMBER_5f_AD_20_HOC_5f_MKT_20_SHARE_5f_2002_5f_NWGMA-DPM_5f_2-CGMA" style:display-name="_MOR_NOVEMBER_AD HOC_MKT SHARE_2002_NWGMA-DPM_2-CGMA" style:family="table-cell" style:parent-style-name="Default" style:data-style-name="N166"/>
    <style:style style:name="_5f_MOR_5f_NOVEMBER_5f_AD_20_HOC_5f_MKT_20_SHARE_5f_2002_5f_NWGMA-DPM_5f_3-BBR" style:display-name="_MOR_NOVEMBER_AD HOC_MKT SHARE_2002_NWGMA-DPM_3-BBR" style:family="table-cell" style:parent-style-name="Default" style:data-style-name="N165"/>
    <style:style style:name="_5f_MOR_5f_NOVEMBER_5f_AD_20_HOC_5f_MKT_20_SHARE_5f_2002_5f_NWGMA-DPM_5f_4-NWGMA" style:display-name="_MOR_NOVEMBER_AD HOC_MKT SHARE_2002_NWGMA-DPM_4-NWGMA" style:family="table-cell" style:parent-style-name="Default" style:data-style-name="N165"/>
    <style:style style:name="_5f_MOR_5f_NOVEMBER_5f_AD_20_HOC_5f_MKT_20_SHARE_5f_2002_5f_NWGMA-DPM_5f_AA_20_Form" style:display-name="_MOR_NOVEMBER_AD HOC_MKT SHARE_2002_NWGMA-DPM_AA Form" style:family="table-cell" style:parent-style-name="Default" style:data-style-name="N166"/>
    <style:style style:name="_5f_MOR_5f_NOVEMBER_5f_AD_20_HOC_5f_MKT_20_SHARE_5f_2002_5f_NWGMA-DPM_5f_ACTIVE_20_OUTLET_20_TARGET_20_-_20_05_28_NEW_20_FORMAT_29_" style:display-name="_MOR_NOVEMBER_AD HOC_MKT SHARE_2002_NWGMA-DPM_ACTIVE OUTLET TARGET - 05(NEW FORMAT)" style:family="table-cell" style:parent-style-name="Default" style:data-style-name="N165"/>
    <style:style style:name="_5f_MOR_5f_NOVEMBER_5f_AD_20_HOC_5f_MKT_20_SHARE_5f_2002_5f_NWGMA-DPM_5f_ACTIVE_20_OUTLETS_20_TARGET_20_MONITORING" style:display-name="_MOR_NOVEMBER_AD HOC_MKT SHARE_2002_NWGMA-DPM_ACTIVE OUTLETS TARGET MONITORING" style:family="table-cell" style:parent-style-name="Default" style:data-style-name="N166"/>
    <style:style style:name="_5f_MOR_5f_NOVEMBER_5f_AD_20_HOC_5f_MKT_20_SHARE_5f_2002_5f_NWGMA-DPM_5f_Book2" style:display-name="_MOR_NOVEMBER_AD HOC_MKT SHARE_2002_NWGMA-DPM_Book2" style:family="table-cell" style:parent-style-name="Default" style:data-style-name="N166"/>
    <style:style style:name="_5f_MOR_5f_NOVEMBER_5f_AD_20_HOC_5f_MKT_20_SHARE_5f_2002_5f_NWGMA-DPM_5f_business_20_process" style:display-name="_MOR_NOVEMBER_AD HOC_MKT SHARE_2002_NWGMA-DPM_business process" style:family="table-cell" style:parent-style-name="Default" style:data-style-name="N166"/>
    <style:style style:name="_5f_MOR_5f_NOVEMBER_5f_AD_20_HOC_5f_MKT_20_SHARE_5f_2002_5f_NWGMA-DPM_5f_CGMA-MATERIALS" style:display-name="_MOR_NOVEMBER_AD HOC_MKT SHARE_2002_NWGMA-DPM_CGMA-MATERIALS" style:family="table-cell" style:parent-style-name="Default" style:data-style-name="N165"/>
    <style:style style:name="_5f_MOR_5f_NOVEMBER_5f_AD_20_HOC_5f_MKT_20_SHARE_5f_2002_5f_NWGMA-DPM_5f_CGMA_5f_May_20_MOR" style:display-name="_MOR_NOVEMBER_AD HOC_MKT SHARE_2002_NWGMA-DPM_CGMA_May MOR" style:family="table-cell" style:parent-style-name="Default" style:data-style-name="N166"/>
    <style:style style:name="_5f_MOR_5f_NOVEMBER_5f_AD_20_HOC_5f_MKT_20_SHARE_5f_2002_5f_NWGMA-DPM_5f_DEC_20_MOR" style:display-name="_MOR_NOVEMBER_AD HOC_MKT SHARE_2002_NWGMA-DPM_DEC MOR" style:family="table-cell" style:parent-style-name="Default" style:data-style-name="N166"/>
    <style:style style:name="_5f_MOR_5f_NOVEMBER_5f_AD_20_HOC_5f_MKT_20_SHARE_5f_2002_5f_NWGMA-DPM_5f_Dec_20_Pres_27_n" style:display-name="_MOR_NOVEMBER_AD HOC_MKT SHARE_2002_NWGMA-DPM_Dec Pres'n" style:family="table-cell" style:parent-style-name="Default" style:data-style-name="N165"/>
    <style:style style:name="_5f_MOR_5f_NOVEMBER_5f_AD_20_HOC_5f_MKT_20_SHARE_5f_2002_5f_NWGMA-DPM_5f_DECEMBER_20_MOR_20_Presentation" style:display-name="_MOR_NOVEMBER_AD HOC_MKT SHARE_2002_NWGMA-DPM_DECEMBER MOR Presentation" style:family="table-cell" style:parent-style-name="Default" style:data-style-name="N165"/>
    <style:style style:name="_5f_MOR_5f_NOVEMBER_5f_AD_20_HOC_5f_MKT_20_SHARE_5f_2002_5f_NWGMA-DPM_5f_Direct_20_Outlet_5f_Active_20_Outlet_20_Coverage_20_Chart" style:display-name="_MOR_NOVEMBER_AD HOC_MKT SHARE_2002_NWGMA-DPM_Direct Outlet_Active Outlet Coverage Chart" style:family="table-cell" style:parent-style-name="Default" style:data-style-name="N166"/>
    <style:style style:name="_5f_MOR_5f_NOVEMBER_5f_AD_20_HOC_5f_MKT_20_SHARE_5f_2002_5f_NWGMA-DPM_5f_DLR_20_FGS-july" style:display-name="_MOR_NOVEMBER_AD HOC_MKT SHARE_2002_NWGMA-DPM_DLR FGS-july" style:family="table-cell" style:parent-style-name="Default" style:data-style-name="N165"/>
    <style:style style:name="_5f_MOR_5f_NOVEMBER_5f_AD_20_HOC_5f_MKT_20_SHARE_5f_2002_5f_NWGMA-DPM_5f_FE" style:display-name="_MOR_NOVEMBER_AD HOC_MKT SHARE_2002_NWGMA-DPM_FE" style:family="table-cell" style:parent-style-name="Default" style:data-style-name="N166"/>
    <style:style style:name="_5f_MOR_5f_NOVEMBER_5f_AD_20_HOC_5f_MKT_20_SHARE_5f_2002_5f_NWGMA-DPM_5f_FE_20_TO_20_SMBX" style:display-name="_MOR_NOVEMBER_AD HOC_MKT SHARE_2002_NWGMA-DPM_FE TO SMBX" style:family="table-cell" style:parent-style-name="Default" style:data-style-name="N166"/>
    <style:style style:name="_5f_MOR_5f_NOVEMBER_5f_AD_20_HOC_5f_MKT_20_SHARE_5f_2002_5f_NWGMA-DPM_5f_FGS_20_4TH_20_QTR_20_REVISION" style:display-name="_MOR_NOVEMBER_AD HOC_MKT SHARE_2002_NWGMA-DPM_FGS 4TH QTR REVISION" style:family="table-cell" style:parent-style-name="Default" style:data-style-name="N165"/>
    <style:style style:name="_5f_MOR_5f_NOVEMBER_5f_AD_20_HOC_5f_MKT_20_SHARE_5f_2002_5f_NWGMA-DPM_5f_FORMAT_5f_PARETO_5f_AREA" style:display-name="_MOR_NOVEMBER_AD HOC_MKT SHARE_2002_NWGMA-DPM_FORMAT_PARETO_AREA" style:family="table-cell" style:parent-style-name="Default" style:data-style-name="N166"/>
    <style:style style:name="_5f_MOR_5f_NOVEMBER_5f_AD_20_HOC_5f_MKT_20_SHARE_5f_2002_5f_NWGMA-DPM_5f_Formats_20_for_20_June_20_3_20_and_20_4_20_AMT_20_Meeting" style:display-name="_MOR_NOVEMBER_AD HOC_MKT SHARE_2002_NWGMA-DPM_Formats for June 3 and 4 AMT Meeting" style:family="table-cell" style:parent-style-name="Default" style:data-style-name="N165"/>
    <style:style style:name="_5f_MOR_5f_NOVEMBER_5f_AD_20_HOC_5f_MKT_20_SHARE_5f_2002_5f_NWGMA-DPM_5f_Geographic_20_Pareto_20__28_Rev_29_" style:display-name="_MOR_NOVEMBER_AD HOC_MKT SHARE_2002_NWGMA-DPM_Geographic Pareto (Rev)" style:family="table-cell" style:parent-style-name="Default" style:data-style-name="N165"/>
    <style:style style:name="_5f_MOR_5f_NOVEMBER_5f_AD_20_HOC_5f_MKT_20_SHARE_5f_2002_5f_NWGMA-DPM_5f_Geographic_20_Pareto_20__28_Rev_29_.xls_20_Chart_20_1" style:display-name="_MOR_NOVEMBER_AD HOC_MKT SHARE_2002_NWGMA-DPM_Geographic Pareto (Rev).xls Chart 1" style:family="table-cell" style:parent-style-name="Default" style:data-style-name="N166"/>
    <style:style style:name="_5f_MOR_5f_NOVEMBER_5f_AD_20_HOC_5f_MKT_20_SHARE_5f_2002_5f_NWGMA-DPM_5f_highlights" style:display-name="_MOR_NOVEMBER_AD HOC_MKT SHARE_2002_NWGMA-DPM_highlights" style:family="table-cell" style:parent-style-name="Default" style:data-style-name="N166"/>
    <style:style style:name="_5f_MOR_5f_NOVEMBER_5f_AD_20_HOC_5f_MKT_20_SHARE_5f_2002_5f_NWGMA-DPM_5f_HL_20__26__20_POT" style:display-name="_MOR_NOVEMBER_AD HOC_MKT SHARE_2002_NWGMA-DPM_HL &amp; POT" style:family="table-cell" style:parent-style-name="Default" style:data-style-name="N166"/>
    <style:style style:name="_5f_MOR_5f_NOVEMBER_5f_AD_20_HOC_5f_MKT_20_SHARE_5f_2002_5f_NWGMA-DPM_5f_HL_20__26__20_POT_20_CONVERSION" style:display-name="_MOR_NOVEMBER_AD HOC_MKT SHARE_2002_NWGMA-DPM_HL &amp; POT CONVERSION" style:family="table-cell" style:parent-style-name="Default" style:data-style-name="N166"/>
    <style:style style:name="_5f_MOR_5f_NOVEMBER_5f_AD_20_HOC_5f_MKT_20_SHARE_5f_2002_5f_NWGMA-DPM_5f_June_20_2003_20_MOR_20_Charts" style:display-name="_MOR_NOVEMBER_AD HOC_MKT SHARE_2002_NWGMA-DPM_June 2003 MOR Charts" style:family="table-cell" style:parent-style-name="Default" style:data-style-name="N165"/>
    <style:style style:name="_5f_MOR_5f_NOVEMBER_5f_AD_20_HOC_5f_MKT_20_SHARE_5f_2002_5f_NWGMA-DPM_5f_JUNE_20_MOR_20_Presentation" style:display-name="_MOR_NOVEMBER_AD HOC_MKT SHARE_2002_NWGMA-DPM_JUNE MOR Presentation" style:family="table-cell" style:parent-style-name="Default" style:data-style-name="N165"/>
    <style:style style:name="_5f_MOR_5f_NOVEMBER_5f_AD_20_HOC_5f_MKT_20_SHARE_5f_2002_5f_NWGMA-DPM_5f_JUNE_20_MOR_20_Presentation_20_Revised_5f_FINAL" style:display-name="_MOR_NOVEMBER_AD HOC_MKT SHARE_2002_NWGMA-DPM_JUNE MOR Presentation Revised_FINAL" style:family="table-cell" style:parent-style-name="Default" style:data-style-name="N165"/>
    <style:style style:name="_5f_MOR_5f_NOVEMBER_5f_AD_20_HOC_5f_MKT_20_SHARE_5f_2002_5f_NWGMA-DPM_5f_June_20_Presentation_20_Materials" style:display-name="_MOR_NOVEMBER_AD HOC_MKT SHARE_2002_NWGMA-DPM_June Presentation Materials" style:family="table-cell" style:parent-style-name="Default" style:data-style-name="N165"/>
    <style:style style:name="_5f_MOR_5f_NOVEMBER_5f_AD_20_HOC_5f_MKT_20_SHARE_5f_2002_5f_NWGMA-DPM_5f_Monthly_20_BP" style:display-name="_MOR_NOVEMBER_AD HOC_MKT SHARE_2002_NWGMA-DPM_Monthly BP" style:family="table-cell" style:parent-style-name="Default" style:data-style-name="N165"/>
    <style:style style:name="_5f_MOR_5f_NOVEMBER_5f_AD_20_HOC_5f_MKT_20_SHARE_5f_2002_5f_NWGMA-DPM_5f_new_20_forms" style:display-name="_MOR_NOVEMBER_AD HOC_MKT SHARE_2002_NWGMA-DPM_new forms" style:family="table-cell" style:parent-style-name="Default" style:data-style-name="N166"/>
    <style:style style:name="_5f_MOR_5f_NOVEMBER_5f_AD_20_HOC_5f_MKT_20_SHARE_5f_2002_5f_NWGMA-DPM_5f_PARETO" style:display-name="_MOR_NOVEMBER_AD HOC_MKT SHARE_2002_NWGMA-DPM_PARETO" style:family="table-cell" style:parent-style-name="Default" style:data-style-name="N166"/>
    <style:style style:name="_5f_MOR_5f_NOVEMBER_5f_AD_20_HOC_5f_MKT_20_SHARE_5f_2002_5f_NWGMA-DPM_5f_Pareto_28_with_20_monthly_20_monitoring_29_" style:display-name="_MOR_NOVEMBER_AD HOC_MKT SHARE_2002_NWGMA-DPM_Pareto(with monthly monitoring)" style:family="table-cell" style:parent-style-name="Default" style:data-style-name="N166"/>
    <style:style style:name="_5f_MOR_5f_NOVEMBER_5f_AD_20_HOC_5f_MKT_20_SHARE_5f_2002_5f_NWGMA-DPM_5f_PER_20_DIST" style:display-name="_MOR_NOVEMBER_AD HOC_MKT SHARE_2002_NWGMA-DPM_PER DIST" style:family="table-cell" style:parent-style-name="Default" style:data-style-name="N166"/>
    <style:style style:name="_5f_MOR_5f_NOVEMBER_5f_AD_20_HOC_5f_MKT_20_SHARE_5f_2002_5f_NWGMA-DPM_5f_REVISED_20_HYLYTS_20_-_20_new_20_forms" style:display-name="_MOR_NOVEMBER_AD HOC_MKT SHARE_2002_NWGMA-DPM_REVISED HYLYTS - new forms" style:family="table-cell" style:parent-style-name="Default" style:data-style-name="N166"/>
    <style:style style:name="_5f_MOR_5f_NOVEMBER_5f_AD_20_HOC_5f_MKT_20_SHARE_5f_2002_5f_NWGMA-DPM_5f_sept." style:display-name="_MOR_NOVEMBER_AD HOC_MKT SHARE_2002_NWGMA-DPM_sept." style:family="table-cell" style:parent-style-name="Default" style:data-style-name="N166"/>
    <style:style style:name="_5f_MOR_5f_NOVEMBER_5f_AD_20_HOC_5f_MKT_20_SHARE_5f_2002_5f_NWGMA-DPM_5f_September" style:display-name="_MOR_NOVEMBER_AD HOC_MKT SHARE_2002_NWGMA-DPM_September" style:family="table-cell" style:parent-style-name="Default" style:data-style-name="N166"/>
    <style:style style:name="_5f_MOR_5f_NOVEMBER_5f_AD_20_HOC_5f_MKT_20_SHARE_5f_2002_5f_NWGMA-DPM_5f_WS_20_PROGRAM" style:display-name="_MOR_NOVEMBER_AD HOC_MKT SHARE_2002_NWGMA-DPM_WS PROGRAM" style:family="table-cell" style:parent-style-name="Default" style:data-style-name="N166"/>
    <style:style style:name="_5f_MOR_5f_NOVEMBER_5f_AD_20_HOC_5f_MKT_20_SHARE_5f_2002_5f_NWGMA-DPM_5f_WSP_5f_REVISED" style:display-name="_MOR_NOVEMBER_AD HOC_MKT SHARE_2002_NWGMA-DPM_WSP_REVISED" style:family="table-cell" style:parent-style-name="Default" style:data-style-name="N166"/>
    <style:style style:name="_5f_MOR_5f_NOVEMBER_5f_AD_20_HOC_5f_MKT_20_SHARE_5f_2002_5f_NWGMA-DPM_5f_WSP_5f_REVISED-August" style:display-name="_MOR_NOVEMBER_AD HOC_MKT SHARE_2002_NWGMA-DPM_WSP_REVISED-August" style:family="table-cell" style:parent-style-name="Default" style:data-style-name="N166"/>
    <style:style style:name="_5f_MOR_5f_NOVEMBER_5f_AD_20_HOC_5f_MKT_20_SHARE_5f_2002_5f_NWGMA-DPM_5f_WSP_5f_REVISED-September" style:display-name="_MOR_NOVEMBER_AD HOC_MKT SHARE_2002_NWGMA-DPM_WSP_REVISED-September" style:family="table-cell" style:parent-style-name="Default" style:data-style-name="N166"/>
    <style:style style:name="_5f_MOR_5f_NOVEMBER_5f_AD_20_HOC_5f_MKT_20_SHARE_5f_2002_5f_NWGMA-Outlet_20_Mix_20__28_Nov_29_" style:display-name="_MOR_NOVEMBER_AD HOC_MKT SHARE_2002_NWGMA-Outlet Mix (Nov)" style:family="table-cell" style:parent-style-name="Default" style:data-style-name="N169"/>
    <style:style style:name="_5f_MOR_5f_NOVEMBER_5f_AD_20_HOC_5f_MKT_20_SHARE_5f_2002_5f_NWGMA-Outlet_20_Mix_20__28_Nov_29__5f_04_20_MOR" style:display-name="_MOR_NOVEMBER_AD HOC_MKT SHARE_2002_NWGMA-Outlet Mix (Nov)_04 MOR" style:family="table-cell" style:parent-style-name="Default" style:data-style-name="N161"/>
    <style:style style:name="_5f_MOR_5f_NOVEMBER_5f_AD_20_HOC_5f_MKT_20_SHARE_5f_2002_5f_NWGMA-Outlet_20_Mix_20__28_Nov_29__5f_06_20_MOR" style:display-name="_MOR_NOVEMBER_AD HOC_MKT SHARE_2002_NWGMA-Outlet Mix (Nov)_06 MOR" style:family="table-cell" style:parent-style-name="Default" style:data-style-name="N161"/>
    <style:style style:name="_5f_MOR_5f_NOVEMBER_5f_AD_20_HOC_5f_MKT_20_SHARE_5f_2002_5f_NWGMA-Outlet_20_Mix_20__28_Nov_29__5f_06-2003" style:display-name="_MOR_NOVEMBER_AD HOC_MKT SHARE_2002_NWGMA-Outlet Mix (Nov)_06-2003" style:family="table-cell" style:parent-style-name="Default" style:data-style-name="N169"/>
    <style:style style:name="_5f_MOR_5f_NOVEMBER_5f_AD_20_HOC_5f_MKT_20_SHARE_5f_2002_5f_NWGMA-Outlet_20_Mix_20__28_Nov_29__5f_07-2003" style:display-name="_MOR_NOVEMBER_AD HOC_MKT SHARE_2002_NWGMA-Outlet Mix (Nov)_07-2003" style:family="table-cell" style:parent-style-name="Default" style:data-style-name="N169"/>
    <style:style style:name="_5f_MOR_5f_NOVEMBER_5f_AD_20_HOC_5f_MKT_20_SHARE_5f_2002_5f_NWGMA-Outlet_20_Mix_20__28_Nov_29__5f_08-FDS_20_CHARTS" style:display-name="_MOR_NOVEMBER_AD HOC_MKT SHARE_2002_NWGMA-Outlet Mix (Nov)_08-FDS CHARTS" style:family="table-cell" style:parent-style-name="Default" style:data-style-name="N161"/>
    <style:style style:name="_5f_MOR_5f_NOVEMBER_5f_AD_20_HOC_5f_MKT_20_SHARE_5f_2002_5f_NWGMA-Outlet_20_Mix_20__28_Nov_29__5f_1-_20_March_20_2003_20_MOR_20_Charts" style:display-name="_MOR_NOVEMBER_AD HOC_MKT SHARE_2002_NWGMA-Outlet Mix (Nov)_1- March 2003 MOR Charts" style:family="table-cell" style:parent-style-name="Default" style:data-style-name="N169"/>
    <style:style style:name="_5f_MOR_5f_NOVEMBER_5f_AD_20_HOC_5f_MKT_20_SHARE_5f_2002_5f_NWGMA-Outlet_20_Mix_20__28_Nov_29__5f_1-CGMA" style:display-name="_MOR_NOVEMBER_AD HOC_MKT SHARE_2002_NWGMA-Outlet Mix (Nov)_1-CGMA" style:family="table-cell" style:parent-style-name="Default" style:data-style-name="N161"/>
    <style:style style:name="_5f_MOR_5f_NOVEMBER_5f_AD_20_HOC_5f_MKT_20_SHARE_5f_2002_5f_NWGMA-Outlet_20_Mix_20__28_Nov_29__5f_1-NGMA" style:display-name="_MOR_NOVEMBER_AD HOC_MKT SHARE_2002_NWGMA-Outlet Mix (Nov)_1-NGMA" style:family="table-cell" style:parent-style-name="Default" style:data-style-name="N169"/>
    <style:style style:name="_5f_MOR_5f_NOVEMBER_5f_AD_20_HOC_5f_MKT_20_SHARE_5f_2002_5f_NWGMA-Outlet_20_Mix_20__28_Nov_29__5f_12-MOR" style:display-name="_MOR_NOVEMBER_AD HOC_MKT SHARE_2002_NWGMA-Outlet Mix (Nov)_12-MOR" style:family="table-cell" style:parent-style-name="Default" style:data-style-name="N169"/>
    <style:style style:name="_5f_MOR_5f_NOVEMBER_5f_AD_20_HOC_5f_MKT_20_SHARE_5f_2002_5f_NWGMA-Outlet_20_Mix_20__28_Nov_29__5f_2-CGMA" style:display-name="_MOR_NOVEMBER_AD HOC_MKT SHARE_2002_NWGMA-Outlet Mix (Nov)_2-CGMA" style:family="table-cell" style:parent-style-name="Default" style:data-style-name="N161"/>
    <style:style style:name="_5f_MOR_5f_NOVEMBER_5f_AD_20_HOC_5f_MKT_20_SHARE_5f_2002_5f_NWGMA-Outlet_20_Mix_20__28_Nov_29__5f_3-BBR" style:display-name="_MOR_NOVEMBER_AD HOC_MKT SHARE_2002_NWGMA-Outlet Mix (Nov)_3-BBR" style:family="table-cell" style:parent-style-name="Default" style:data-style-name="N169"/>
    <style:style style:name="_5f_MOR_5f_NOVEMBER_5f_AD_20_HOC_5f_MKT_20_SHARE_5f_2002_5f_NWGMA-Outlet_20_Mix_20__28_Nov_29__5f_4-NWGMA" style:display-name="_MOR_NOVEMBER_AD HOC_MKT SHARE_2002_NWGMA-Outlet Mix (Nov)_4-NWGMA" style:family="table-cell" style:parent-style-name="Default" style:data-style-name="N169"/>
    <style:style style:name="_5f_MOR_5f_NOVEMBER_5f_AD_20_HOC_5f_MKT_20_SHARE_5f_2002_5f_NWGMA-Outlet_20_Mix_20__28_Nov_29__5f_AA_20_Form" style:display-name="_MOR_NOVEMBER_AD HOC_MKT SHARE_2002_NWGMA-Outlet Mix (Nov)_AA Form" style:family="table-cell" style:parent-style-name="Default" style:data-style-name="N161"/>
    <style:style style:name="_5f_MOR_5f_NOVEMBER_5f_AD_20_HOC_5f_MKT_20_SHARE_5f_2002_5f_NWGMA-Outlet_20_Mix_20__28_Nov_29__5f_ACTIVE_20_OUTLET_20_TARGET_20_-_20_05_28_NEW_20_FORMAT_29_" style:display-name="_MOR_NOVEMBER_AD HOC_MKT SHARE_2002_NWGMA-Outlet Mix (Nov)_ACTIVE OUTLET TARGET - 05(NEW FORMAT)" style:family="table-cell" style:parent-style-name="Default" style:data-style-name="N169"/>
    <style:style style:name="_5f_MOR_5f_NOVEMBER_5f_AD_20_HOC_5f_MKT_20_SHARE_5f_2002_5f_NWGMA-Outlet_20_Mix_20__28_Nov_29__5f_Active_20_Outlets_20_-_20_GNR" style:display-name="_MOR_NOVEMBER_AD HOC_MKT SHARE_2002_NWGMA-Outlet Mix (Nov)_Active Outlets - GNR" style:family="table-cell" style:parent-style-name="Default" style:data-style-name="N169"/>
    <style:style style:name="_5f_MOR_5f_NOVEMBER_5f_AD_20_HOC_5f_MKT_20_SHARE_5f_2002_5f_NWGMA-Outlet_20_Mix_20__28_Nov_29__5f_ACTIVE_20_OUTLETS_20_TARGET_20_MONITORING" style:display-name="_MOR_NOVEMBER_AD HOC_MKT SHARE_2002_NWGMA-Outlet Mix (Nov)_ACTIVE OUTLETS TARGET MONITORING" style:family="table-cell" style:parent-style-name="Default" style:data-style-name="N161"/>
    <style:style style:name="_5f_MOR_5f_NOVEMBER_5f_AD_20_HOC_5f_MKT_20_SHARE_5f_2002_5f_NWGMA-Outlet_20_Mix_20__28_Nov_29__5f_Book2" style:display-name="_MOR_NOVEMBER_AD HOC_MKT SHARE_2002_NWGMA-Outlet Mix (Nov)_Book2" style:family="table-cell" style:parent-style-name="Default" style:data-style-name="N161"/>
    <style:style style:name="_5f_MOR_5f_NOVEMBER_5f_AD_20_HOC_5f_MKT_20_SHARE_5f_2002_5f_NWGMA-Outlet_20_Mix_20__28_Nov_29__5f_business_20_process" style:display-name="_MOR_NOVEMBER_AD HOC_MKT SHARE_2002_NWGMA-Outlet Mix (Nov)_business process" style:family="table-cell" style:parent-style-name="Default" style:data-style-name="N161"/>
    <style:style style:name="_5f_MOR_5f_NOVEMBER_5f_AD_20_HOC_5f_MKT_20_SHARE_5f_2002_5f_NWGMA-Outlet_20_Mix_20__28_Nov_29__5f_CGMA-MATERIALS" style:display-name="_MOR_NOVEMBER_AD HOC_MKT SHARE_2002_NWGMA-Outlet Mix (Nov)_CGMA-MATERIALS" style:family="table-cell" style:parent-style-name="Default" style:data-style-name="N169"/>
    <style:style style:name="_5f_MOR_5f_NOVEMBER_5f_AD_20_HOC_5f_MKT_20_SHARE_5f_2002_5f_NWGMA-Outlet_20_Mix_20__28_Nov_29__5f_CGMA_5f_May_20_MOR" style:display-name="_MOR_NOVEMBER_AD HOC_MKT SHARE_2002_NWGMA-Outlet Mix (Nov)_CGMA_May MOR" style:family="table-cell" style:parent-style-name="Default" style:data-style-name="N161"/>
    <style:style style:name="_5f_MOR_5f_NOVEMBER_5f_AD_20_HOC_5f_MKT_20_SHARE_5f_2002_5f_NWGMA-Outlet_20_Mix_20__28_Nov_29__5f_DEC_20_MOR" style:display-name="_MOR_NOVEMBER_AD HOC_MKT SHARE_2002_NWGMA-Outlet Mix (Nov)_DEC MOR" style:family="table-cell" style:parent-style-name="Default" style:data-style-name="N161"/>
    <style:style style:name="_5f_MOR_5f_NOVEMBER_5f_AD_20_HOC_5f_MKT_20_SHARE_5f_2002_5f_NWGMA-Outlet_20_Mix_20__28_Nov_29__5f_Dec_20_Pres_27_n" style:display-name="_MOR_NOVEMBER_AD HOC_MKT SHARE_2002_NWGMA-Outlet Mix (Nov)_Dec Pres'n" style:family="table-cell" style:parent-style-name="Default" style:data-style-name="N169"/>
    <style:style style:name="_5f_MOR_5f_NOVEMBER_5f_AD_20_HOC_5f_MKT_20_SHARE_5f_2002_5f_NWGMA-Outlet_20_Mix_20__28_Nov_29__5f_DECEMBER_20_MOR_20_Presentation" style:display-name="_MOR_NOVEMBER_AD HOC_MKT SHARE_2002_NWGMA-Outlet Mix (Nov)_DECEMBER MOR Presentation" style:family="table-cell" style:parent-style-name="Default" style:data-style-name="N169"/>
    <style:style style:name="_5f_MOR_5f_NOVEMBER_5f_AD_20_HOC_5f_MKT_20_SHARE_5f_2002_5f_NWGMA-Outlet_20_Mix_20__28_Nov_29__5f_Direct_20_Outlet_5f_Active_20_Outlet_20_Coverage_20_Chart" style:display-name="_MOR_NOVEMBER_AD HOC_MKT SHARE_2002_NWGMA-Outlet Mix (Nov)_Direct Outlet_Active Outlet Coverage Chart" style:family="table-cell" style:parent-style-name="Default" style:data-style-name="N161"/>
    <style:style style:name="_5f_MOR_5f_NOVEMBER_5f_AD_20_HOC_5f_MKT_20_SHARE_5f_2002_5f_NWGMA-Outlet_20_Mix_20__28_Nov_29__5f_DIST._20_1_20_MOR_20_CHARTS_20_NOVEMBER_20_2003" style:display-name="_MOR_NOVEMBER_AD HOC_MKT SHARE_2002_NWGMA-Outlet Mix (Nov)_DIST. 1 MOR CHARTS NOVEMBER 2003" style:family="table-cell" style:parent-style-name="Default" style:data-style-name="N173"/>
    <style:style style:name="_5f_MOR_5f_NOVEMBER_5f_AD_20_HOC_5f_MKT_20_SHARE_5f_2002_5f_NWGMA-Outlet_20_Mix_20__28_Nov_29__5f_DLR_20_FGS-july" style:display-name="_MOR_NOVEMBER_AD HOC_MKT SHARE_2002_NWGMA-Outlet Mix (Nov)_DLR FGS-july" style:family="table-cell" style:parent-style-name="Default" style:data-style-name="N169"/>
    <style:style style:name="_5f_MOR_5f_NOVEMBER_5f_AD_20_HOC_5f_MKT_20_SHARE_5f_2002_5f_NWGMA-Outlet_20_Mix_20__28_Nov_29__5f_FE" style:display-name="_MOR_NOVEMBER_AD HOC_MKT SHARE_2002_NWGMA-Outlet Mix (Nov)_FE" style:family="table-cell" style:parent-style-name="Default" style:data-style-name="N161"/>
    <style:style style:name="_5f_MOR_5f_NOVEMBER_5f_AD_20_HOC_5f_MKT_20_SHARE_5f_2002_5f_NWGMA-Outlet_20_Mix_20__28_Nov_29__5f_FE_20_TO_20_SMBX" style:display-name="_MOR_NOVEMBER_AD HOC_MKT SHARE_2002_NWGMA-Outlet Mix (Nov)_FE TO SMBX" style:family="table-cell" style:parent-style-name="Default" style:data-style-name="N161"/>
    <style:style style:name="_5f_MOR_5f_NOVEMBER_5f_AD_20_HOC_5f_MKT_20_SHARE_5f_2002_5f_NWGMA-Outlet_20_Mix_20__28_Nov_29__5f_FGS_20_4TH_20_QTR_20_REVISION" style:display-name="_MOR_NOVEMBER_AD HOC_MKT SHARE_2002_NWGMA-Outlet Mix (Nov)_FGS 4TH QTR REVISION" style:family="table-cell" style:parent-style-name="Default" style:data-style-name="N169"/>
    <style:style style:name="_5f_MOR_5f_NOVEMBER_5f_AD_20_HOC_5f_MKT_20_SHARE_5f_2002_5f_NWGMA-Outlet_20_Mix_20__28_Nov_29__5f_FORMAT_5f_PARETO_5f_AREA" style:display-name="_MOR_NOVEMBER_AD HOC_MKT SHARE_2002_NWGMA-Outlet Mix (Nov)_FORMAT_PARETO_AREA" style:family="table-cell" style:parent-style-name="Default" style:data-style-name="N161"/>
    <style:style style:name="_5f_MOR_5f_NOVEMBER_5f_AD_20_HOC_5f_MKT_20_SHARE_5f_2002_5f_NWGMA-Outlet_20_Mix_20__28_Nov_29__5f_Formats_20_for_20_June_20_3_20_and_20_4_20_AMT_20_Meeting" style:display-name="_MOR_NOVEMBER_AD HOC_MKT SHARE_2002_NWGMA-Outlet Mix (Nov)_Formats for June 3 and 4 AMT Meeting" style:family="table-cell" style:parent-style-name="Default" style:data-style-name="N169"/>
    <style:style style:name="_5f_MOR_5f_NOVEMBER_5f_AD_20_HOC_5f_MKT_20_SHARE_5f_2002_5f_NWGMA-Outlet_20_Mix_20__28_Nov_29__5f_Geographic_20_Pareto_20__28_Rev_29_" style:display-name="_MOR_NOVEMBER_AD HOC_MKT SHARE_2002_NWGMA-Outlet Mix (Nov)_Geographic Pareto (Rev)" style:family="table-cell" style:parent-style-name="Default" style:data-style-name="N169"/>
    <style:style style:name="_5f_MOR_5f_NOVEMBER_5f_AD_20_HOC_5f_MKT_20_SHARE_5f_2002_5f_NWGMA-Outlet_20_Mix_20__28_Nov_29__5f_Geographic_20_Pareto_20__28_Rev_29_.xls_20_Chart_20_1" style:display-name="_MOR_NOVEMBER_AD HOC_MKT SHARE_2002_NWGMA-Outlet Mix (Nov)_Geographic Pareto (Rev).xls Chart 1" style:family="table-cell" style:parent-style-name="Default" style:data-style-name="N161"/>
    <style:style style:name="_5f_MOR_5f_NOVEMBER_5f_AD_20_HOC_5f_MKT_20_SHARE_5f_2002_5f_NWGMA-Outlet_20_Mix_20__28_Nov_29__5f_highlights" style:display-name="_MOR_NOVEMBER_AD HOC_MKT SHARE_2002_NWGMA-Outlet Mix (Nov)_highlights" style:family="table-cell" style:parent-style-name="Default" style:data-style-name="N161"/>
    <style:style style:name="_5f_MOR_5f_NOVEMBER_5f_AD_20_HOC_5f_MKT_20_SHARE_5f_2002_5f_NWGMA-Outlet_20_Mix_20__28_Nov_29__5f_HL_20__26__20_POT" style:display-name="_MOR_NOVEMBER_AD HOC_MKT SHARE_2002_NWGMA-Outlet Mix (Nov)_HL &amp; POT" style:family="table-cell" style:parent-style-name="Default" style:data-style-name="N161"/>
    <style:style style:name="_5f_MOR_5f_NOVEMBER_5f_AD_20_HOC_5f_MKT_20_SHARE_5f_2002_5f_NWGMA-Outlet_20_Mix_20__28_Nov_29__5f_HL_20__26__20_POT_20_CONVERSION" style:display-name="_MOR_NOVEMBER_AD HOC_MKT SHARE_2002_NWGMA-Outlet Mix (Nov)_HL &amp; POT CONVERSION" style:family="table-cell" style:parent-style-name="Default" style:data-style-name="N161"/>
    <style:style style:name="_5f_MOR_5f_NOVEMBER_5f_AD_20_HOC_5f_MKT_20_SHARE_5f_2002_5f_NWGMA-Outlet_20_Mix_20__28_Nov_29__5f_June_20_2003_20_MOR_20_Charts" style:display-name="_MOR_NOVEMBER_AD HOC_MKT SHARE_2002_NWGMA-Outlet Mix (Nov)_June 2003 MOR Charts" style:family="table-cell" style:parent-style-name="Default" style:data-style-name="N169"/>
    <style:style style:name="_5f_MOR_5f_NOVEMBER_5f_AD_20_HOC_5f_MKT_20_SHARE_5f_2002_5f_NWGMA-Outlet_20_Mix_20__28_Nov_29__5f_JUNE_20_MOR_20_Presentation" style:display-name="_MOR_NOVEMBER_AD HOC_MKT SHARE_2002_NWGMA-Outlet Mix (Nov)_JUNE MOR Presentation" style:family="table-cell" style:parent-style-name="Default" style:data-style-name="N169"/>
    <style:style style:name="_5f_MOR_5f_NOVEMBER_5f_AD_20_HOC_5f_MKT_20_SHARE_5f_2002_5f_NWGMA-Outlet_20_Mix_20__28_Nov_29__5f_JUNE_20_MOR_20_Presentation_20_Revised_5f_FINAL" style:display-name="_MOR_NOVEMBER_AD HOC_MKT SHARE_2002_NWGMA-Outlet Mix (Nov)_JUNE MOR Presentation Revised_FINAL" style:family="table-cell" style:parent-style-name="Default" style:data-style-name="N169"/>
    <style:style style:name="_5f_MOR_5f_NOVEMBER_5f_AD_20_HOC_5f_MKT_20_SHARE_5f_2002_5f_NWGMA-Outlet_20_Mix_20__28_Nov_29__5f_June_20_Presentation_20_Materials" style:display-name="_MOR_NOVEMBER_AD HOC_MKT SHARE_2002_NWGMA-Outlet Mix (Nov)_June Presentation Materials" style:family="table-cell" style:parent-style-name="Default" style:data-style-name="N169"/>
    <style:style style:name="_5f_MOR_5f_NOVEMBER_5f_AD_20_HOC_5f_MKT_20_SHARE_5f_2002_5f_NWGMA-Outlet_20_Mix_20__28_Nov_29__5f_Monthly_20_BP" style:display-name="_MOR_NOVEMBER_AD HOC_MKT SHARE_2002_NWGMA-Outlet Mix (Nov)_Monthly BP" style:family="table-cell" style:parent-style-name="Default" style:data-style-name="N169"/>
    <style:style style:name="_5f_MOR_5f_NOVEMBER_5f_AD_20_HOC_5f_MKT_20_SHARE_5f_2002_5f_NWGMA-Outlet_20_Mix_20__28_Nov_29__5f_new_20_forms" style:display-name="_MOR_NOVEMBER_AD HOC_MKT SHARE_2002_NWGMA-Outlet Mix (Nov)_new forms" style:family="table-cell" style:parent-style-name="Default" style:data-style-name="N161"/>
    <style:style style:name="_5f_MOR_5f_NOVEMBER_5f_AD_20_HOC_5f_MKT_20_SHARE_5f_2002_5f_NWGMA-Outlet_20_Mix_20__28_Nov_29__5f_PARETO" style:display-name="_MOR_NOVEMBER_AD HOC_MKT SHARE_2002_NWGMA-Outlet Mix (Nov)_PARETO" style:family="table-cell" style:parent-style-name="Default" style:data-style-name="N161"/>
    <style:style style:name="_5f_MOR_5f_NOVEMBER_5f_AD_20_HOC_5f_MKT_20_SHARE_5f_2002_5f_NWGMA-Outlet_20_Mix_20__28_Nov_29__5f_Pareto_28_with_20_monthly_20_monitoring_29_" style:display-name="_MOR_NOVEMBER_AD HOC_MKT SHARE_2002_NWGMA-Outlet Mix (Nov)_Pareto(with monthly monitoring)" style:family="table-cell" style:parent-style-name="Default" style:data-style-name="N161"/>
    <style:style style:name="_5f_MOR_5f_NOVEMBER_5f_AD_20_HOC_5f_MKT_20_SHARE_5f_2002_5f_NWGMA-Outlet_20_Mix_20__28_Nov_29__5f_PER_20_DIST" style:display-name="_MOR_NOVEMBER_AD HOC_MKT SHARE_2002_NWGMA-Outlet Mix (Nov)_PER DIST" style:family="table-cell" style:parent-style-name="Default" style:data-style-name="N161"/>
    <style:style style:name="_5f_MOR_5f_NOVEMBER_5f_AD_20_HOC_5f_MKT_20_SHARE_5f_2002_5f_NWGMA-Outlet_20_Mix_20__28_Nov_29__5f_Retail-WS_20_Outlet_20_Mix_20_Form" style:display-name="_MOR_NOVEMBER_AD HOC_MKT SHARE_2002_NWGMA-Outlet Mix (Nov)_Retail-WS Outlet Mix Form" style:family="table-cell" style:parent-style-name="Default" style:data-style-name="N172"/>
    <style:style style:name="_5f_MOR_5f_NOVEMBER_5f_AD_20_HOC_5f_MKT_20_SHARE_5f_2002_5f_NWGMA-Outlet_20_Mix_20__28_Nov_29__5f_REVISED_20_HYLYTS_20_-_20_new_20_forms" style:display-name="_MOR_NOVEMBER_AD HOC_MKT SHARE_2002_NWGMA-Outlet Mix (Nov)_REVISED HYLYTS - new forms" style:family="table-cell" style:parent-style-name="Default" style:data-style-name="N161"/>
    <style:style style:name="_5f_MOR_5f_NOVEMBER_5f_AD_20_HOC_5f_MKT_20_SHARE_5f_2002_5f_NWGMA-Outlet_20_Mix_20__28_Nov_29__5f_sept." style:display-name="_MOR_NOVEMBER_AD HOC_MKT SHARE_2002_NWGMA-Outlet Mix (Nov)_sept." style:family="table-cell" style:parent-style-name="Default" style:data-style-name="N161"/>
    <style:style style:name="_5f_MOR_5f_NOVEMBER_5f_AD_20_HOC_5f_MKT_20_SHARE_5f_2002_5f_NWGMA-Outlet_20_Mix_20__28_Nov_29__5f_September" style:display-name="_MOR_NOVEMBER_AD HOC_MKT SHARE_2002_NWGMA-Outlet Mix (Nov)_September" style:family="table-cell" style:parent-style-name="Default" style:data-style-name="N161"/>
    <style:style style:name="_5f_MOR_5f_NOVEMBER_5f_AD_20_HOC_5f_MKT_20_SHARE_5f_2002_5f_NWGMA-Outlet_20_Mix_20__28_Nov_29__5f_SEPTEMBER_20_MOR_20_Presentation" style:display-name="_MOR_NOVEMBER_AD HOC_MKT SHARE_2002_NWGMA-Outlet Mix (Nov)_SEPTEMBER MOR Presentation" style:family="table-cell" style:parent-style-name="Default" style:data-style-name="N169"/>
    <style:style style:name="_5f_MOR_5f_NOVEMBER_5f_AD_20_HOC_5f_MKT_20_SHARE_5f_2002_5f_NWGMA-Outlet_20_Mix_20__28_Nov_29__5f_WS_20_PROGRAM" style:display-name="_MOR_NOVEMBER_AD HOC_MKT SHARE_2002_NWGMA-Outlet Mix (Nov)_WS PROGRAM" style:family="table-cell" style:parent-style-name="Default" style:data-style-name="N161"/>
    <style:style style:name="_5f_MOR_5f_NOVEMBER_5f_AD_20_HOC_5f_MKT_20_SHARE_5f_2002_5f_NWGMA-Outlet_20_Mix_20__28_Nov_29__5f_WSP_5f_REVISED" style:display-name="_MOR_NOVEMBER_AD HOC_MKT SHARE_2002_NWGMA-Outlet Mix (Nov)_WSP_REVISED" style:family="table-cell" style:parent-style-name="Default" style:data-style-name="N161"/>
    <style:style style:name="_5f_MOR_5f_NOVEMBER_5f_AD_20_HOC_5f_MKT_20_SHARE_5f_2002_5f_NWGMA-Outlet_20_Mix_20__28_Nov_29__5f_WSP_5f_REVISED-August" style:display-name="_MOR_NOVEMBER_AD HOC_MKT SHARE_2002_NWGMA-Outlet Mix (Nov)_WSP_REVISED-August" style:family="table-cell" style:parent-style-name="Default" style:data-style-name="N161"/>
    <style:style style:name="_5f_MOR_5f_NOVEMBER_5f_AD_20_HOC_5f_MKT_20_SHARE_5f_2002_5f_NWGMA-Outlet_20_Mix_20__28_Nov_29__5f_WSP_5f_Revised-December" style:display-name="_MOR_NOVEMBER_AD HOC_MKT SHARE_2002_NWGMA-Outlet Mix (Nov)_WSP_Revised-December" style:family="table-cell" style:parent-style-name="Default" style:data-style-name="N173"/>
    <style:style style:name="_5f_MOR_5f_NOVEMBER_5f_AD_20_HOC_5f_MKT_20_SHARE_5f_2002_5f_NWGMA-Outlet_20_Mix_20__28_Nov_29__5f_WSP_5f_Revised-November" style:display-name="_MOR_NOVEMBER_AD HOC_MKT SHARE_2002_NWGMA-Outlet Mix (Nov)_WSP_Revised-November" style:family="table-cell" style:parent-style-name="Default" style:data-style-name="N173"/>
    <style:style style:name="_5f_MOR_5f_NOVEMBER_5f_AD_20_HOC_5f_MKT_20_SHARE_5f_2002_5f_NWGMA-Outlet_20_Mix_20__28_Nov_29__5f_WSP_5f_REVISED-September" style:display-name="_MOR_NOVEMBER_AD HOC_MKT SHARE_2002_NWGMA-Outlet Mix (Nov)_WSP_REVISED-September" style:family="table-cell" style:parent-style-name="Default" style:data-style-name="N161"/>
    <style:style style:name="_5f_MOR_5f_NOVEMBER_5f_AD_20_HOC_5f_MKT_20_SHARE_5f_2002_5f_PARETO" style:display-name="_MOR_NOVEMBER_AD HOC_MKT SHARE_2002_PARETO" style:family="table-cell" style:parent-style-name="Default" style:data-style-name="N161"/>
    <style:style style:name="_5f_MOR_5f_NOVEMBER_5f_AD_20_HOC_5f_MKT_20_SHARE_5f_2002_5f_Pareto_28_with_20_monthly_20_monitoring_29_" style:display-name="_MOR_NOVEMBER_AD HOC_MKT SHARE_2002_Pareto(with monthly monitoring)" style:family="table-cell" style:parent-style-name="Default" style:data-style-name="N161"/>
    <style:style style:name="_5f_MOR_5f_NOVEMBER_5f_AD_20_HOC_5f_MKT_20_SHARE_5f_2002_5f_PER_20_DIST" style:display-name="_MOR_NOVEMBER_AD HOC_MKT SHARE_2002_PER DIST" style:family="table-cell" style:parent-style-name="Default" style:data-style-name="N161"/>
    <style:style style:name="_5f_MOR_5f_NOVEMBER_5f_AD_20_HOC_5f_MKT_20_SHARE_5f_2002_5f_REVISED_20_HYLYTS_20_-_20_new_20_forms" style:display-name="_MOR_NOVEMBER_AD HOC_MKT SHARE_2002_REVISED HYLYTS - new forms" style:family="table-cell" style:parent-style-name="Default" style:data-style-name="N161"/>
    <style:style style:name="_5f_MOR_5f_NOVEMBER_5f_AD_20_HOC_5f_MKT_20_SHARE_5f_2002_5f_rtw_20_revised" style:display-name="_MOR_NOVEMBER_AD HOC_MKT SHARE_2002_rtw revised" style:family="table-cell" style:parent-style-name="Default" style:data-style-name="N172"/>
    <style:style style:name="_5f_MOR_5f_NOVEMBER_5f_AD_20_HOC_5f_MKT_20_SHARE_5f_2002_5f_sept." style:display-name="_MOR_NOVEMBER_AD HOC_MKT SHARE_2002_sept." style:family="table-cell" style:parent-style-name="Default" style:data-style-name="N161"/>
    <style:style style:name="_5f_MOR_5f_NOVEMBER_5f_AD_20_HOC_5f_MKT_20_SHARE_5f_2002_5f_September" style:display-name="_MOR_NOVEMBER_AD HOC_MKT SHARE_2002_September" style:family="table-cell" style:parent-style-name="Default" style:data-style-name="N161"/>
    <style:style style:name="_5f_MOR_5f_NOVEMBER_5f_AD_20_HOC_5f_MKT_20_SHARE_5f_2002_5f_SEPTEMBER_20_MOR_20_Presentation" style:display-name="_MOR_NOVEMBER_AD HOC_MKT SHARE_2002_SEPTEMBER MOR Presentation" style:family="table-cell" style:parent-style-name="Default" style:data-style-name="N169"/>
    <style:style style:name="_5f_MOR_5f_NOVEMBER_5f_AD_20_HOC_5f_MKT_20_SHARE_5f_2002_5f_WS_20_PROGRAM" style:display-name="_MOR_NOVEMBER_AD HOC_MKT SHARE_2002_WS PROGRAM" style:family="table-cell" style:parent-style-name="Default" style:data-style-name="N161"/>
    <style:style style:name="_5f_MOR_5f_NOVEMBER_5f_AD_20_HOC_5f_MKT_20_SHARE_5f_2002_5f_WSP_5f_REVISED" style:display-name="_MOR_NOVEMBER_AD HOC_MKT SHARE_2002_WSP_REVISED" style:family="table-cell" style:parent-style-name="Default" style:data-style-name="N161"/>
    <style:style style:name="_5f_MOR_5f_NOVEMBER_5f_AD_20_HOC_5f_MKT_20_SHARE_5f_2002_5f_WSP_5f_REVISED-August" style:display-name="_MOR_NOVEMBER_AD HOC_MKT SHARE_2002_WSP_REVISED-August" style:family="table-cell" style:parent-style-name="Default" style:data-style-name="N161"/>
    <style:style style:name="_5f_MOR_5f_NOVEMBER_5f_AD_20_HOC_5f_MKT_20_SHARE_5f_2002_5f_WSP_5f_Revised-December" style:display-name="_MOR_NOVEMBER_AD HOC_MKT SHARE_2002_WSP_Revised-December" style:family="table-cell" style:parent-style-name="Default" style:data-style-name="N172"/>
    <style:style style:name="_5f_MOR_5f_NOVEMBER_5f_AD_20_HOC_5f_MKT_20_SHARE_5f_2002_5f_WSP_5f_Revised-November" style:display-name="_MOR_NOVEMBER_AD HOC_MKT SHARE_2002_WSP_Revised-November" style:family="table-cell" style:parent-style-name="Default" style:data-style-name="N172"/>
    <style:style style:name="_5f_MOR_5f_NOVEMBER_5f_AD_20_HOC_5f_MKT_20_SHARE_5f_2002_5f_WSP_5f_REVISED-September" style:display-name="_MOR_NOVEMBER_AD HOC_MKT SHARE_2002_WSP_REVISED-September" style:family="table-cell" style:parent-style-name="Default" style:data-style-name="N161"/>
    <style:style style:name="_5f_new_20_forms" style:display-name="_new forms" style:family="table-cell" style:parent-style-name="Default" style:data-style-name="N161"/>
    <style:style style:name="_5f_nw_5f_Dealer_20_Full_20_Goods_20_Movement" style:display-name="_nw_Dealer Full Goods Movement" style:family="table-cell" style:parent-style-name="Default" style:data-style-name="N175"/>
    <style:style style:name="_5f_nw_5f_Dealer_20_Full_20_Goods_20_Movement_5f_04_20_MOR" style:display-name="_nw_Dealer Full Goods Movement_04 MOR" style:family="table-cell" style:parent-style-name="Default" style:data-style-name="N177"/>
    <style:style style:name="_5f_nw_5f_Dealer_20_Full_20_Goods_20_Movement_5f_06_20_MOR" style:display-name="_nw_Dealer Full Goods Movement_06 MOR" style:family="table-cell" style:parent-style-name="Default" style:data-style-name="N177"/>
    <style:style style:name="_5f_nw_5f_Dealer_20_Full_20_Goods_20_Movement_5f_06-2003" style:display-name="_nw_Dealer Full Goods Movement_06-2003" style:family="table-cell" style:parent-style-name="Default" style:data-style-name="N175"/>
    <style:style style:name="_5f_nw_5f_Dealer_20_Full_20_Goods_20_Movement_5f_07-2003" style:display-name="_nw_Dealer Full Goods Movement_07-2003" style:family="table-cell" style:parent-style-name="Default" style:data-style-name="N175"/>
    <style:style style:name="_5f_nw_5f_Dealer_20_Full_20_Goods_20_Movement_5f_08-FDS_20_CHARTS" style:display-name="_nw_Dealer Full Goods Movement_08-FDS CHARTS" style:family="table-cell" style:parent-style-name="Default" style:data-style-name="N177"/>
    <style:style style:name="_5f_nw_5f_Dealer_20_Full_20_Goods_20_Movement_5f_1-_20_March_20_2003_20_MOR_20_Charts" style:display-name="_nw_Dealer Full Goods Movement_1- March 2003 MOR Charts" style:family="table-cell" style:parent-style-name="Default" style:data-style-name="N175"/>
    <style:style style:name="_5f_nw_5f_Dealer_20_Full_20_Goods_20_Movement_5f_1-CGMA" style:display-name="_nw_Dealer Full Goods Movement_1-CGMA" style:family="table-cell" style:parent-style-name="Default" style:data-style-name="N177"/>
    <style:style style:name="_5f_nw_5f_Dealer_20_Full_20_Goods_20_Movement_5f_1-NGMA" style:display-name="_nw_Dealer Full Goods Movement_1-NGMA" style:family="table-cell" style:parent-style-name="Default" style:data-style-name="N175"/>
    <style:style style:name="_5f_nw_5f_Dealer_20_Full_20_Goods_20_Movement_5f_12-MOR" style:display-name="_nw_Dealer Full Goods Movement_12-MOR" style:family="table-cell" style:parent-style-name="Default" style:data-style-name="N175"/>
    <style:style style:name="_5f_nw_5f_Dealer_20_Full_20_Goods_20_Movement_5f_2-CGMA" style:display-name="_nw_Dealer Full Goods Movement_2-CGMA" style:family="table-cell" style:parent-style-name="Default" style:data-style-name="N177"/>
    <style:style style:name="_5f_nw_5f_Dealer_20_Full_20_Goods_20_Movement_5f_2003_20_DLR_20_WD_20_and_20_STT" style:display-name="_nw_Dealer Full Goods Movement_2003 DLR WD and STT" style:family="table-cell" style:parent-style-name="Default" style:data-style-name="N175"/>
    <style:style style:name="_5f_nw_5f_Dealer_20_Full_20_Goods_20_Movement_5f_3-BBR" style:display-name="_nw_Dealer Full Goods Movement_3-BBR" style:family="table-cell" style:parent-style-name="Default" style:data-style-name="N175"/>
    <style:style style:name="_5f_nw_5f_Dealer_20_Full_20_Goods_20_Movement_5f_4-NWGMA" style:display-name="_nw_Dealer Full Goods Movement_4-NWGMA" style:family="table-cell" style:parent-style-name="Default" style:data-style-name="N175"/>
    <style:style style:name="_5f_nw_5f_Dealer_20_Full_20_Goods_20_Movement_5f_AA_20_Form" style:display-name="_nw_Dealer Full Goods Movement_AA Form" style:family="table-cell" style:parent-style-name="Default" style:data-style-name="N177"/>
    <style:style style:name="_5f_nw_5f_Dealer_20_Full_20_Goods_20_Movement_5f_ACTIVE_20_OUTLET_20_TARGET_20_-_20_05_28_NEW_20_FORMAT_29_" style:display-name="_nw_Dealer Full Goods Movement_ACTIVE OUTLET TARGET - 05(NEW FORMAT)" style:family="table-cell" style:parent-style-name="Default" style:data-style-name="N175"/>
    <style:style style:name="_5f_nw_5f_Dealer_20_Full_20_Goods_20_Movement_5f_ACTIVE_20_OUTLETS_20_TARGET_20_MONITORING" style:display-name="_nw_Dealer Full Goods Movement_ACTIVE OUTLETS TARGET MONITORING" style:family="table-cell" style:parent-style-name="Default" style:data-style-name="N177"/>
    <style:style style:name="_5f_nw_5f_Dealer_20_Full_20_Goods_20_Movement_5f_Book2" style:display-name="_nw_Dealer Full Goods Movement_Book2" style:family="table-cell" style:parent-style-name="Default" style:data-style-name="N177"/>
    <style:style style:name="_5f_nw_5f_Dealer_20_Full_20_Goods_20_Movement_5f_business_20_process" style:display-name="_nw_Dealer Full Goods Movement_business process" style:family="table-cell" style:parent-style-name="Default" style:data-style-name="N177"/>
    <style:style style:name="_5f_nw_5f_Dealer_20_Full_20_Goods_20_Movement_5f_CGMA-MATERIALS" style:display-name="_nw_Dealer Full Goods Movement_CGMA-MATERIALS" style:family="table-cell" style:parent-style-name="Default" style:data-style-name="N175"/>
    <style:style style:name="_5f_nw_5f_Dealer_20_Full_20_Goods_20_Movement_5f_CGMA_5f_May_20_MOR" style:display-name="_nw_Dealer Full Goods Movement_CGMA_May MOR" style:family="table-cell" style:parent-style-name="Default" style:data-style-name="N177"/>
    <style:style style:name="_5f_nw_5f_Dealer_20_Full_20_Goods_20_Movement_5f_DEC_20_MOR" style:display-name="_nw_Dealer Full Goods Movement_DEC MOR" style:family="table-cell" style:parent-style-name="Default" style:data-style-name="N177"/>
    <style:style style:name="_5f_nw_5f_Dealer_20_Full_20_Goods_20_Movement_5f_Dec_20_Pres_27_n" style:display-name="_nw_Dealer Full Goods Movement_Dec Pres'n" style:family="table-cell" style:parent-style-name="Default" style:data-style-name="N175"/>
    <style:style style:name="_5f_nw_5f_Dealer_20_Full_20_Goods_20_Movement_5f_DECEMBER_20_MOR_20_Presentation" style:display-name="_nw_Dealer Full Goods Movement_DECEMBER MOR Presentation" style:family="table-cell" style:parent-style-name="Default" style:data-style-name="N175"/>
    <style:style style:name="_5f_nw_5f_Dealer_20_Full_20_Goods_20_Movement_5f_Direct_20_Outlet_5f_Active_20_Outlet_20_Coverage_20_Chart" style:display-name="_nw_Dealer Full Goods Movement_Direct Outlet_Active Outlet Coverage Chart" style:family="table-cell" style:parent-style-name="Default" style:data-style-name="N177"/>
    <style:style style:name="_5f_nw_5f_Dealer_20_Full_20_Goods_20_Movement_5f_DLR_20_FGS-july" style:display-name="_nw_Dealer Full Goods Movement_DLR FGS-july" style:family="table-cell" style:parent-style-name="Default" style:data-style-name="N175"/>
    <style:style style:name="_5f_nw_5f_Dealer_20_Full_20_Goods_20_Movement_5f_FE" style:display-name="_nw_Dealer Full Goods Movement_FE" style:family="table-cell" style:parent-style-name="Default" style:data-style-name="N177"/>
    <style:style style:name="_5f_nw_5f_Dealer_20_Full_20_Goods_20_Movement_5f_FE_20_TO_20_SMBX" style:display-name="_nw_Dealer Full Goods Movement_FE TO SMBX" style:family="table-cell" style:parent-style-name="Default" style:data-style-name="N177"/>
    <style:style style:name="_5f_nw_5f_Dealer_20_Full_20_Goods_20_Movement_5f_FGS_20_4TH_20_QTR_20_REVISION" style:display-name="_nw_Dealer Full Goods Movement_FGS 4TH QTR REVISION" style:family="table-cell" style:parent-style-name="Default" style:data-style-name="N175"/>
    <style:style style:name="_5f_nw_5f_Dealer_20_Full_20_Goods_20_Movement_5f_FORMAT_5f_PARETO_5f_AREA" style:display-name="_nw_Dealer Full Goods Movement_FORMAT_PARETO_AREA" style:family="table-cell" style:parent-style-name="Default" style:data-style-name="N177"/>
    <style:style style:name="_5f_nw_5f_Dealer_20_Full_20_Goods_20_Movement_5f_Formats_20_for_20_June_20_3_20_and_20_4_20_AMT_20_Meeting" style:display-name="_nw_Dealer Full Goods Movement_Formats for June 3 and 4 AMT Meeting" style:family="table-cell" style:parent-style-name="Default" style:data-style-name="N175"/>
    <style:style style:name="_5f_nw_5f_Dealer_20_Full_20_Goods_20_Movement_5f_Geographic_20_Pareto_20__28_Rev_29_" style:display-name="_nw_Dealer Full Goods Movement_Geographic Pareto (Rev)" style:family="table-cell" style:parent-style-name="Default" style:data-style-name="N175"/>
    <style:style style:name="_5f_nw_5f_Dealer_20_Full_20_Goods_20_Movement_5f_Geographic_20_Pareto_20__28_Rev_29_.xls_20_Chart_20_1" style:display-name="_nw_Dealer Full Goods Movement_Geographic Pareto (Rev).xls Chart 1" style:family="table-cell" style:parent-style-name="Default" style:data-style-name="N177"/>
    <style:style style:name="_5f_nw_5f_Dealer_20_Full_20_Goods_20_Movement_5f_highlights" style:display-name="_nw_Dealer Full Goods Movement_highlights" style:family="table-cell" style:parent-style-name="Default" style:data-style-name="N177"/>
    <style:style style:name="_5f_nw_5f_Dealer_20_Full_20_Goods_20_Movement_5f_HL_20__26__20_POT" style:display-name="_nw_Dealer Full Goods Movement_HL &amp; POT" style:family="table-cell" style:parent-style-name="Default" style:data-style-name="N177"/>
    <style:style style:name="_5f_nw_5f_Dealer_20_Full_20_Goods_20_Movement_5f_HL_20__26__20_POT_20_CONVERSION" style:display-name="_nw_Dealer Full Goods Movement_HL &amp; POT CONVERSION" style:family="table-cell" style:parent-style-name="Default" style:data-style-name="N177"/>
    <style:style style:name="_5f_nw_5f_Dealer_20_Full_20_Goods_20_Movement_5f_June_20_2003_20_MOR_20_Charts" style:display-name="_nw_Dealer Full Goods Movement_June 2003 MOR Charts" style:family="table-cell" style:parent-style-name="Default" style:data-style-name="N175"/>
    <style:style style:name="_5f_nw_5f_Dealer_20_Full_20_Goods_20_Movement_5f_JUNE_20_MOR_20_Presentation" style:display-name="_nw_Dealer Full Goods Movement_JUNE MOR Presentation" style:family="table-cell" style:parent-style-name="Default" style:data-style-name="N175"/>
    <style:style style:name="_5f_nw_5f_Dealer_20_Full_20_Goods_20_Movement_5f_JUNE_20_MOR_20_Presentation_20_Revised_5f_FINAL" style:display-name="_nw_Dealer Full Goods Movement_JUNE MOR Presentation Revised_FINAL" style:family="table-cell" style:parent-style-name="Default" style:data-style-name="N175"/>
    <style:style style:name="_5f_nw_5f_Dealer_20_Full_20_Goods_20_Movement_5f_June_20_Presentation_20_Materials" style:display-name="_nw_Dealer Full Goods Movement_June Presentation Materials" style:family="table-cell" style:parent-style-name="Default" style:data-style-name="N175"/>
    <style:style style:name="_5f_nw_5f_Dealer_20_Full_20_Goods_20_Movement_5f_Monthly_20_BP" style:display-name="_nw_Dealer Full Goods Movement_Monthly BP" style:family="table-cell" style:parent-style-name="Default" style:data-style-name="N175"/>
    <style:style style:name="_5f_nw_5f_Dealer_20_Full_20_Goods_20_Movement_5f_new_20_forms" style:display-name="_nw_Dealer Full Goods Movement_new forms" style:family="table-cell" style:parent-style-name="Default" style:data-style-name="N177"/>
    <style:style style:name="_5f_nw_5f_Dealer_20_Full_20_Goods_20_Movement_5f_PARETO" style:display-name="_nw_Dealer Full Goods Movement_PARETO" style:family="table-cell" style:parent-style-name="Default" style:data-style-name="N177"/>
    <style:style style:name="_5f_nw_5f_Dealer_20_Full_20_Goods_20_Movement_5f_Pareto_28_with_20_monthly_20_monitoring_29_" style:display-name="_nw_Dealer Full Goods Movement_Pareto(with monthly monitoring)" style:family="table-cell" style:parent-style-name="Default" style:data-style-name="N177"/>
    <style:style style:name="_5f_nw_5f_Dealer_20_Full_20_Goods_20_Movement_5f_PER_20_DIST" style:display-name="_nw_Dealer Full Goods Movement_PER DIST" style:family="table-cell" style:parent-style-name="Default" style:data-style-name="N177"/>
    <style:style style:name="_5f_nw_5f_Dealer_20_Full_20_Goods_20_Movement_5f_REVISED_20_HYLYTS_20_-_20_new_20_forms" style:display-name="_nw_Dealer Full Goods Movement_REVISED HYLYTS - new forms" style:family="table-cell" style:parent-style-name="Default" style:data-style-name="N177"/>
    <style:style style:name="_5f_nw_5f_Dealer_20_Full_20_Goods_20_Movement_5f_rtw_20_revised" style:display-name="_nw_Dealer Full Goods Movement_rtw revised" style:family="table-cell" style:parent-style-name="Default" style:data-style-name="N179"/>
    <style:style style:name="_5f_nw_5f_Dealer_20_Full_20_Goods_20_Movement_5f_sept." style:display-name="_nw_Dealer Full Goods Movement_sept." style:family="table-cell" style:parent-style-name="Default" style:data-style-name="N177"/>
    <style:style style:name="_5f_nw_5f_Dealer_20_Full_20_Goods_20_Movement_5f_September" style:display-name="_nw_Dealer Full Goods Movement_September" style:family="table-cell" style:parent-style-name="Default" style:data-style-name="N177"/>
    <style:style style:name="_5f_nw_5f_Dealer_20_Full_20_Goods_20_Movement_5f_WS_20_PROGRAM" style:display-name="_nw_Dealer Full Goods Movement_WS PROGRAM" style:family="table-cell" style:parent-style-name="Default" style:data-style-name="N177"/>
    <style:style style:name="_5f_nw_5f_Dealer_20_Full_20_Goods_20_Movement_5f_WSP_5f_REVISED" style:display-name="_nw_Dealer Full Goods Movement_WSP_REVISED" style:family="table-cell" style:parent-style-name="Default" style:data-style-name="N177"/>
    <style:style style:name="_5f_nw_5f_Dealer_20_Full_20_Goods_20_Movement_5f_WSP_5f_REVISED-August" style:display-name="_nw_Dealer Full Goods Movement_WSP_REVISED-August" style:family="table-cell" style:parent-style-name="Default" style:data-style-name="N177"/>
    <style:style style:name="_5f_nw_5f_Dealer_20_Full_20_Goods_20_Movement_5f_WSP_5f_REVISED-September" style:display-name="_nw_Dealer Full Goods Movement_WSP_REVISED-September" style:family="table-cell" style:parent-style-name="Default" style:data-style-name="N177"/>
    <style:style style:name="_5f_NWGMA-DPM" style:display-name="_NWGMA-DPM" style:family="table-cell" style:parent-style-name="Default" style:data-style-name="N165"/>
    <style:style style:name="_5f_NWGMA-DPM_5f_04_20_MOR" style:display-name="_NWGMA-DPM_04 MOR" style:family="table-cell" style:parent-style-name="Default" style:data-style-name="N166"/>
    <style:style style:name="_5f_NWGMA-DPM_5f_06_20_MOR" style:display-name="_NWGMA-DPM_06 MOR" style:family="table-cell" style:parent-style-name="Default" style:data-style-name="N166"/>
    <style:style style:name="_5f_NWGMA-DPM_5f_06-2003" style:display-name="_NWGMA-DPM_06-2003" style:family="table-cell" style:parent-style-name="Default" style:data-style-name="N165"/>
    <style:style style:name="_5f_NWGMA-DPM_5f_07-2003" style:display-name="_NWGMA-DPM_07-2003" style:family="table-cell" style:parent-style-name="Default" style:data-style-name="N165"/>
    <style:style style:name="_5f_NWGMA-DPM_5f_08-FDS_20_CHARTS" style:display-name="_NWGMA-DPM_08-FDS CHARTS" style:family="table-cell" style:parent-style-name="Default" style:data-style-name="N166"/>
    <style:style style:name="_5f_NWGMA-DPM_5f_1-_20_March_20_2003_20_MOR_20_Charts" style:display-name="_NWGMA-DPM_1- March 2003 MOR Charts" style:family="table-cell" style:parent-style-name="Default" style:data-style-name="N165"/>
    <style:style style:name="_5f_NWGMA-DPM_5f_1-CGMA" style:display-name="_NWGMA-DPM_1-CGMA" style:family="table-cell" style:parent-style-name="Default" style:data-style-name="N166"/>
    <style:style style:name="_5f_NWGMA-DPM_5f_1-NGMA" style:display-name="_NWGMA-DPM_1-NGMA" style:family="table-cell" style:parent-style-name="Default" style:data-style-name="N165"/>
    <style:style style:name="_5f_NWGMA-DPM_5f_12-MOR" style:display-name="_NWGMA-DPM_12-MOR" style:family="table-cell" style:parent-style-name="Default" style:data-style-name="N165"/>
    <style:style style:name="_5f_NWGMA-DPM_5f_2-CGMA" style:display-name="_NWGMA-DPM_2-CGMA" style:family="table-cell" style:parent-style-name="Default" style:data-style-name="N166"/>
    <style:style style:name="_5f_NWGMA-DPM_5f_3-BBR" style:display-name="_NWGMA-DPM_3-BBR" style:family="table-cell" style:parent-style-name="Default" style:data-style-name="N165"/>
    <style:style style:name="_5f_NWGMA-DPM_5f_4-NWGMA" style:display-name="_NWGMA-DPM_4-NWGMA" style:family="table-cell" style:parent-style-name="Default" style:data-style-name="N165"/>
    <style:style style:name="_5f_NWGMA-DPM_5f_AA_20_Form" style:display-name="_NWGMA-DPM_AA Form" style:family="table-cell" style:parent-style-name="Default" style:data-style-name="N166"/>
    <style:style style:name="_5f_NWGMA-DPM_5f_ACTIVE_20_OUTLET_20_TARGET_20_-_20_05_28_NEW_20_FORMAT_29_" style:display-name="_NWGMA-DPM_ACTIVE OUTLET TARGET - 05(NEW FORMAT)" style:family="table-cell" style:parent-style-name="Default" style:data-style-name="N165"/>
    <style:style style:name="_5f_NWGMA-DPM_5f_ACTIVE_20_OUTLETS_20_TARGET_20_MONITORING" style:display-name="_NWGMA-DPM_ACTIVE OUTLETS TARGET MONITORING" style:family="table-cell" style:parent-style-name="Default" style:data-style-name="N166"/>
    <style:style style:name="_5f_NWGMA-DPM_5f_Book2" style:display-name="_NWGMA-DPM_Book2" style:family="table-cell" style:parent-style-name="Default" style:data-style-name="N166"/>
    <style:style style:name="_5f_NWGMA-DPM_5f_business_20_process" style:display-name="_NWGMA-DPM_business process" style:family="table-cell" style:parent-style-name="Default" style:data-style-name="N166"/>
    <style:style style:name="_5f_NWGMA-DPM_5f_CGMA-MATERIALS" style:display-name="_NWGMA-DPM_CGMA-MATERIALS" style:family="table-cell" style:parent-style-name="Default" style:data-style-name="N165"/>
    <style:style style:name="_5f_NWGMA-DPM_5f_CGMA_5f_May_20_MOR" style:display-name="_NWGMA-DPM_CGMA_May MOR" style:family="table-cell" style:parent-style-name="Default" style:data-style-name="N166"/>
    <style:style style:name="_5f_NWGMA-DPM_5f_DEC_20_MOR" style:display-name="_NWGMA-DPM_DEC MOR" style:family="table-cell" style:parent-style-name="Default" style:data-style-name="N166"/>
    <style:style style:name="_5f_NWGMA-DPM_5f_Dec_20_Pres_27_n" style:display-name="_NWGMA-DPM_Dec Pres'n" style:family="table-cell" style:parent-style-name="Default" style:data-style-name="N165"/>
    <style:style style:name="_5f_NWGMA-DPM_5f_DECEMBER_20_MOR_20_Presentation" style:display-name="_NWGMA-DPM_DECEMBER MOR Presentation" style:family="table-cell" style:parent-style-name="Default" style:data-style-name="N165"/>
    <style:style style:name="_5f_NWGMA-DPM_5f_Direct_20_Outlet_5f_Active_20_Outlet_20_Coverage_20_Chart" style:display-name="_NWGMA-DPM_Direct Outlet_Active Outlet Coverage Chart" style:family="table-cell" style:parent-style-name="Default" style:data-style-name="N166"/>
    <style:style style:name="_5f_NWGMA-DPM_5f_DLR_20_FGS-july" style:display-name="_NWGMA-DPM_DLR FGS-july" style:family="table-cell" style:parent-style-name="Default" style:data-style-name="N165"/>
    <style:style style:name="_5f_NWGMA-DPM_5f_FE" style:display-name="_NWGMA-DPM_FE" style:family="table-cell" style:parent-style-name="Default" style:data-style-name="N166"/>
    <style:style style:name="_5f_NWGMA-DPM_5f_FE_20_TO_20_SMBX" style:display-name="_NWGMA-DPM_FE TO SMBX" style:family="table-cell" style:parent-style-name="Default" style:data-style-name="N166"/>
    <style:style style:name="_5f_NWGMA-DPM_5f_FGS_20_4TH_20_QTR_20_REVISION" style:display-name="_NWGMA-DPM_FGS 4TH QTR REVISION" style:family="table-cell" style:parent-style-name="Default" style:data-style-name="N165"/>
    <style:style style:name="_5f_NWGMA-DPM_5f_FORMAT_5f_PARETO_5f_AREA" style:display-name="_NWGMA-DPM_FORMAT_PARETO_AREA" style:family="table-cell" style:parent-style-name="Default" style:data-style-name="N166"/>
    <style:style style:name="_5f_NWGMA-DPM_5f_Formats_20_for_20_June_20_3_20_and_20_4_20_AMT_20_Meeting" style:display-name="_NWGMA-DPM_Formats for June 3 and 4 AMT Meeting" style:family="table-cell" style:parent-style-name="Default" style:data-style-name="N165"/>
    <style:style style:name="_5f_NWGMA-DPM_5f_Geographic_20_Pareto_20__28_Rev_29_" style:display-name="_NWGMA-DPM_Geographic Pareto (Rev)" style:family="table-cell" style:parent-style-name="Default" style:data-style-name="N165"/>
    <style:style style:name="_5f_NWGMA-DPM_5f_Geographic_20_Pareto_20__28_Rev_29_.xls_20_Chart_20_1" style:display-name="_NWGMA-DPM_Geographic Pareto (Rev).xls Chart 1" style:family="table-cell" style:parent-style-name="Default" style:data-style-name="N166"/>
    <style:style style:name="_5f_NWGMA-DPM_5f_highlights" style:display-name="_NWGMA-DPM_highlights" style:family="table-cell" style:parent-style-name="Default" style:data-style-name="N166"/>
    <style:style style:name="_5f_NWGMA-DPM_5f_HL_20__26__20_POT" style:display-name="_NWGMA-DPM_HL &amp; POT" style:family="table-cell" style:parent-style-name="Default" style:data-style-name="N166"/>
    <style:style style:name="_5f_NWGMA-DPM_5f_HL_20__26__20_POT_20_CONVERSION" style:display-name="_NWGMA-DPM_HL &amp; POT CONVERSION" style:family="table-cell" style:parent-style-name="Default" style:data-style-name="N166"/>
    <style:style style:name="_5f_NWGMA-DPM_5f_June_20_2003_20_MOR_20_Charts" style:display-name="_NWGMA-DPM_June 2003 MOR Charts" style:family="table-cell" style:parent-style-name="Default" style:data-style-name="N165"/>
    <style:style style:name="_5f_NWGMA-DPM_5f_JUNE_20_MOR_20_Presentation" style:display-name="_NWGMA-DPM_JUNE MOR Presentation" style:family="table-cell" style:parent-style-name="Default" style:data-style-name="N165"/>
    <style:style style:name="_5f_NWGMA-DPM_5f_JUNE_20_MOR_20_Presentation_20_Revised_5f_FINAL" style:display-name="_NWGMA-DPM_JUNE MOR Presentation Revised_FINAL" style:family="table-cell" style:parent-style-name="Default" style:data-style-name="N165"/>
    <style:style style:name="_5f_NWGMA-DPM_5f_June_20_Presentation_20_Materials" style:display-name="_NWGMA-DPM_June Presentation Materials" style:family="table-cell" style:parent-style-name="Default" style:data-style-name="N165"/>
    <style:style style:name="_5f_NWGMA-DPM_5f_Monthly_20_BP" style:display-name="_NWGMA-DPM_Monthly BP" style:family="table-cell" style:parent-style-name="Default" style:data-style-name="N165"/>
    <style:style style:name="_5f_NWGMA-DPM_5f_new_20_forms" style:display-name="_NWGMA-DPM_new forms" style:family="table-cell" style:parent-style-name="Default" style:data-style-name="N166"/>
    <style:style style:name="_5f_NWGMA-DPM_5f_PARETO" style:display-name="_NWGMA-DPM_PARETO" style:family="table-cell" style:parent-style-name="Default" style:data-style-name="N166"/>
    <style:style style:name="_5f_NWGMA-DPM_5f_Pareto_28_with_20_monthly_20_monitoring_29_" style:display-name="_NWGMA-DPM_Pareto(with monthly monitoring)" style:family="table-cell" style:parent-style-name="Default" style:data-style-name="N166"/>
    <style:style style:name="_5f_NWGMA-DPM_5f_PER_20_DIST" style:display-name="_NWGMA-DPM_PER DIST" style:family="table-cell" style:parent-style-name="Default" style:data-style-name="N166"/>
    <style:style style:name="_5f_NWGMA-DPM_5f_REVISED_20_HYLYTS_20_-_20_new_20_forms" style:display-name="_NWGMA-DPM_REVISED HYLYTS - new forms" style:family="table-cell" style:parent-style-name="Default" style:data-style-name="N166"/>
    <style:style style:name="_5f_NWGMA-DPM_5f_sept." style:display-name="_NWGMA-DPM_sept." style:family="table-cell" style:parent-style-name="Default" style:data-style-name="N166"/>
    <style:style style:name="_5f_NWGMA-DPM_5f_September" style:display-name="_NWGMA-DPM_September" style:family="table-cell" style:parent-style-name="Default" style:data-style-name="N166"/>
    <style:style style:name="_5f_NWGMA-DPM_5f_WS_20_PROGRAM" style:display-name="_NWGMA-DPM_WS PROGRAM" style:family="table-cell" style:parent-style-name="Default" style:data-style-name="N166"/>
    <style:style style:name="_5f_NWGMA-DPM_5f_WSP_5f_REVISED" style:display-name="_NWGMA-DPM_WSP_REVISED" style:family="table-cell" style:parent-style-name="Default" style:data-style-name="N166"/>
    <style:style style:name="_5f_NWGMA-DPM_5f_WSP_5f_REVISED-August" style:display-name="_NWGMA-DPM_WSP_REVISED-August" style:family="table-cell" style:parent-style-name="Default" style:data-style-name="N166"/>
    <style:style style:name="_5f_NWGMA-DPM_5f_WSP_5f_REVISED-September" style:display-name="_NWGMA-DPM_WSP_REVISED-September" style:family="table-cell" style:parent-style-name="Default" style:data-style-name="N166"/>
    <style:style style:name="_5f_NWGMA-Outlet_20_Mix_20__28_Nov_29_" style:display-name="_NWGMA-Outlet Mix (Nov)" style:family="table-cell" style:parent-style-name="Default" style:data-style-name="N169"/>
    <style:style style:name="_5f_NWGMA-Outlet_20_Mix_20__28_Nov_29__5f_04_20_MOR" style:display-name="_NWGMA-Outlet Mix (Nov)_04 MOR" style:family="table-cell" style:parent-style-name="Default" style:data-style-name="N161"/>
    <style:style style:name="_5f_NWGMA-Outlet_20_Mix_20__28_Nov_29__5f_06_20_MOR" style:display-name="_NWGMA-Outlet Mix (Nov)_06 MOR" style:family="table-cell" style:parent-style-name="Default" style:data-style-name="N161"/>
    <style:style style:name="_5f_NWGMA-Outlet_20_Mix_20__28_Nov_29__5f_06-2003" style:display-name="_NWGMA-Outlet Mix (Nov)_06-2003" style:family="table-cell" style:parent-style-name="Default" style:data-style-name="N169"/>
    <style:style style:name="_5f_NWGMA-Outlet_20_Mix_20__28_Nov_29__5f_07-2003" style:display-name="_NWGMA-Outlet Mix (Nov)_07-2003" style:family="table-cell" style:parent-style-name="Default" style:data-style-name="N169"/>
    <style:style style:name="_5f_NWGMA-Outlet_20_Mix_20__28_Nov_29__5f_08-FDS_20_CHARTS" style:display-name="_NWGMA-Outlet Mix (Nov)_08-FDS CHARTS" style:family="table-cell" style:parent-style-name="Default" style:data-style-name="N161"/>
    <style:style style:name="_5f_NWGMA-Outlet_20_Mix_20__28_Nov_29__5f_1-_20_March_20_2003_20_MOR_20_Charts" style:display-name="_NWGMA-Outlet Mix (Nov)_1- March 2003 MOR Charts" style:family="table-cell" style:parent-style-name="Default" style:data-style-name="N169"/>
    <style:style style:name="_5f_NWGMA-Outlet_20_Mix_20__28_Nov_29__5f_1-CGMA" style:display-name="_NWGMA-Outlet Mix (Nov)_1-CGMA" style:family="table-cell" style:parent-style-name="Default" style:data-style-name="N161"/>
    <style:style style:name="_5f_NWGMA-Outlet_20_Mix_20__28_Nov_29__5f_1-NGMA" style:display-name="_NWGMA-Outlet Mix (Nov)_1-NGMA" style:family="table-cell" style:parent-style-name="Default" style:data-style-name="N169"/>
    <style:style style:name="_5f_NWGMA-Outlet_20_Mix_20__28_Nov_29__5f_12-MOR" style:display-name="_NWGMA-Outlet Mix (Nov)_12-MOR" style:family="table-cell" style:parent-style-name="Default" style:data-style-name="N169"/>
    <style:style style:name="_5f_NWGMA-Outlet_20_Mix_20__28_Nov_29__5f_2-CGMA" style:display-name="_NWGMA-Outlet Mix (Nov)_2-CGMA" style:family="table-cell" style:parent-style-name="Default" style:data-style-name="N161"/>
    <style:style style:name="_5f_NWGMA-Outlet_20_Mix_20__28_Nov_29__5f_3-BBR" style:display-name="_NWGMA-Outlet Mix (Nov)_3-BBR" style:family="table-cell" style:parent-style-name="Default" style:data-style-name="N169"/>
    <style:style style:name="_5f_NWGMA-Outlet_20_Mix_20__28_Nov_29__5f_4-NWGMA" style:display-name="_NWGMA-Outlet Mix (Nov)_4-NWGMA" style:family="table-cell" style:parent-style-name="Default" style:data-style-name="N169"/>
    <style:style style:name="_5f_NWGMA-Outlet_20_Mix_20__28_Nov_29__5f_AA_20_Form" style:display-name="_NWGMA-Outlet Mix (Nov)_AA Form" style:family="table-cell" style:parent-style-name="Default" style:data-style-name="N161"/>
    <style:style style:name="_5f_NWGMA-Outlet_20_Mix_20__28_Nov_29__5f_ACTIVE_20_OUTLET_20_TARGET_20_-_20_05_28_NEW_20_FORMAT_29_" style:display-name="_NWGMA-Outlet Mix (Nov)_ACTIVE OUTLET TARGET - 05(NEW FORMAT)" style:family="table-cell" style:parent-style-name="Default" style:data-style-name="N169"/>
    <style:style style:name="_5f_NWGMA-Outlet_20_Mix_20__28_Nov_29__5f_Active_20_Outlets_20_-_20_GNR" style:display-name="_NWGMA-Outlet Mix (Nov)_Active Outlets - GNR" style:family="table-cell" style:parent-style-name="Default" style:data-style-name="N169"/>
    <style:style style:name="_5f_NWGMA-Outlet_20_Mix_20__28_Nov_29__5f_ACTIVE_20_OUTLETS_20_TARGET_20_MONITORING" style:display-name="_NWGMA-Outlet Mix (Nov)_ACTIVE OUTLETS TARGET MONITORING" style:family="table-cell" style:parent-style-name="Default" style:data-style-name="N161"/>
    <style:style style:name="_5f_NWGMA-Outlet_20_Mix_20__28_Nov_29__5f_Book2" style:display-name="_NWGMA-Outlet Mix (Nov)_Book2" style:family="table-cell" style:parent-style-name="Default" style:data-style-name="N161"/>
    <style:style style:name="_5f_NWGMA-Outlet_20_Mix_20__28_Nov_29__5f_business_20_process" style:display-name="_NWGMA-Outlet Mix (Nov)_business process" style:family="table-cell" style:parent-style-name="Default" style:data-style-name="N161"/>
    <style:style style:name="_5f_NWGMA-Outlet_20_Mix_20__28_Nov_29__5f_CGMA-MATERIALS" style:display-name="_NWGMA-Outlet Mix (Nov)_CGMA-MATERIALS" style:family="table-cell" style:parent-style-name="Default" style:data-style-name="N169"/>
    <style:style style:name="_5f_NWGMA-Outlet_20_Mix_20__28_Nov_29__5f_CGMA_5f_May_20_MOR" style:display-name="_NWGMA-Outlet Mix (Nov)_CGMA_May MOR" style:family="table-cell" style:parent-style-name="Default" style:data-style-name="N161"/>
    <style:style style:name="_5f_NWGMA-Outlet_20_Mix_20__28_Nov_29__5f_DEC_20_MOR" style:display-name="_NWGMA-Outlet Mix (Nov)_DEC MOR" style:family="table-cell" style:parent-style-name="Default" style:data-style-name="N161"/>
    <style:style style:name="_5f_NWGMA-Outlet_20_Mix_20__28_Nov_29__5f_Dec_20_Pres_27_n" style:display-name="_NWGMA-Outlet Mix (Nov)_Dec Pres'n" style:family="table-cell" style:parent-style-name="Default" style:data-style-name="N169"/>
    <style:style style:name="_5f_NWGMA-Outlet_20_Mix_20__28_Nov_29__5f_DECEMBER_20_MOR_20_Presentation" style:display-name="_NWGMA-Outlet Mix (Nov)_DECEMBER MOR Presentation" style:family="table-cell" style:parent-style-name="Default" style:data-style-name="N169"/>
    <style:style style:name="_5f_NWGMA-Outlet_20_Mix_20__28_Nov_29__5f_Direct_20_Outlet_5f_Active_20_Outlet_20_Coverage_20_Chart" style:display-name="_NWGMA-Outlet Mix (Nov)_Direct Outlet_Active Outlet Coverage Chart" style:family="table-cell" style:parent-style-name="Default" style:data-style-name="N161"/>
    <style:style style:name="_5f_NWGMA-Outlet_20_Mix_20__28_Nov_29__5f_DIST._20_1_20_MOR_20_CHARTS_20_NOVEMBER_20_2003" style:display-name="_NWGMA-Outlet Mix (Nov)_DIST. 1 MOR CHARTS NOVEMBER 2003" style:family="table-cell" style:parent-style-name="Default" style:data-style-name="N173"/>
    <style:style style:name="_5f_NWGMA-Outlet_20_Mix_20__28_Nov_29__5f_DLR_20_FGS-july" style:display-name="_NWGMA-Outlet Mix (Nov)_DLR FGS-july" style:family="table-cell" style:parent-style-name="Default" style:data-style-name="N169"/>
    <style:style style:name="_5f_NWGMA-Outlet_20_Mix_20__28_Nov_29__5f_FE" style:display-name="_NWGMA-Outlet Mix (Nov)_FE" style:family="table-cell" style:parent-style-name="Default" style:data-style-name="N161"/>
    <style:style style:name="_5f_NWGMA-Outlet_20_Mix_20__28_Nov_29__5f_FE_20_TO_20_SMBX" style:display-name="_NWGMA-Outlet Mix (Nov)_FE TO SMBX" style:family="table-cell" style:parent-style-name="Default" style:data-style-name="N161"/>
    <style:style style:name="_5f_NWGMA-Outlet_20_Mix_20__28_Nov_29__5f_FGS_20_4TH_20_QTR_20_REVISION" style:display-name="_NWGMA-Outlet Mix (Nov)_FGS 4TH QTR REVISION" style:family="table-cell" style:parent-style-name="Default" style:data-style-name="N169"/>
    <style:style style:name="_5f_NWGMA-Outlet_20_Mix_20__28_Nov_29__5f_FORMAT_5f_PARETO_5f_AREA" style:display-name="_NWGMA-Outlet Mix (Nov)_FORMAT_PARETO_AREA" style:family="table-cell" style:parent-style-name="Default" style:data-style-name="N161"/>
    <style:style style:name="_5f_NWGMA-Outlet_20_Mix_20__28_Nov_29__5f_Formats_20_for_20_June_20_3_20_and_20_4_20_AMT_20_Meeting" style:display-name="_NWGMA-Outlet Mix (Nov)_Formats for June 3 and 4 AMT Meeting" style:family="table-cell" style:parent-style-name="Default" style:data-style-name="N169"/>
    <style:style style:name="_5f_NWGMA-Outlet_20_Mix_20__28_Nov_29__5f_Geographic_20_Pareto_20__28_Rev_29_" style:display-name="_NWGMA-Outlet Mix (Nov)_Geographic Pareto (Rev)" style:family="table-cell" style:parent-style-name="Default" style:data-style-name="N169"/>
    <style:style style:name="_5f_NWGMA-Outlet_20_Mix_20__28_Nov_29__5f_Geographic_20_Pareto_20__28_Rev_29_.xls_20_Chart_20_1" style:display-name="_NWGMA-Outlet Mix (Nov)_Geographic Pareto (Rev).xls Chart 1" style:family="table-cell" style:parent-style-name="Default" style:data-style-name="N161"/>
    <style:style style:name="_5f_NWGMA-Outlet_20_Mix_20__28_Nov_29__5f_highlights" style:display-name="_NWGMA-Outlet Mix (Nov)_highlights" style:family="table-cell" style:parent-style-name="Default" style:data-style-name="N161"/>
    <style:style style:name="_5f_NWGMA-Outlet_20_Mix_20__28_Nov_29__5f_HL_20__26__20_POT" style:display-name="_NWGMA-Outlet Mix (Nov)_HL &amp; POT" style:family="table-cell" style:parent-style-name="Default" style:data-style-name="N161"/>
    <style:style style:name="_5f_NWGMA-Outlet_20_Mix_20__28_Nov_29__5f_HL_20__26__20_POT_20_CONVERSION" style:display-name="_NWGMA-Outlet Mix (Nov)_HL &amp; POT CONVERSION" style:family="table-cell" style:parent-style-name="Default" style:data-style-name="N161"/>
    <style:style style:name="_5f_NWGMA-Outlet_20_Mix_20__28_Nov_29__5f_June_20_2003_20_MOR_20_Charts" style:display-name="_NWGMA-Outlet Mix (Nov)_June 2003 MOR Charts" style:family="table-cell" style:parent-style-name="Default" style:data-style-name="N169"/>
    <style:style style:name="_5f_NWGMA-Outlet_20_Mix_20__28_Nov_29__5f_JUNE_20_MOR_20_Presentation" style:display-name="_NWGMA-Outlet Mix (Nov)_JUNE MOR Presentation" style:family="table-cell" style:parent-style-name="Default" style:data-style-name="N169"/>
    <style:style style:name="_5f_NWGMA-Outlet_20_Mix_20__28_Nov_29__5f_JUNE_20_MOR_20_Presentation_20_Revised_5f_FINAL" style:display-name="_NWGMA-Outlet Mix (Nov)_JUNE MOR Presentation Revised_FINAL" style:family="table-cell" style:parent-style-name="Default" style:data-style-name="N169"/>
    <style:style style:name="_5f_NWGMA-Outlet_20_Mix_20__28_Nov_29__5f_June_20_Presentation_20_Materials" style:display-name="_NWGMA-Outlet Mix (Nov)_June Presentation Materials" style:family="table-cell" style:parent-style-name="Default" style:data-style-name="N169"/>
    <style:style style:name="_5f_NWGMA-Outlet_20_Mix_20__28_Nov_29__5f_Monthly_20_BP" style:display-name="_NWGMA-Outlet Mix (Nov)_Monthly BP" style:family="table-cell" style:parent-style-name="Default" style:data-style-name="N169"/>
    <style:style style:name="_5f_NWGMA-Outlet_20_Mix_20__28_Nov_29__5f_new_20_forms" style:display-name="_NWGMA-Outlet Mix (Nov)_new forms" style:family="table-cell" style:parent-style-name="Default" style:data-style-name="N161"/>
    <style:style style:name="_5f_NWGMA-Outlet_20_Mix_20__28_Nov_29__5f_PARETO" style:display-name="_NWGMA-Outlet Mix (Nov)_PARETO" style:family="table-cell" style:parent-style-name="Default" style:data-style-name="N161"/>
    <style:style style:name="_5f_NWGMA-Outlet_20_Mix_20__28_Nov_29__5f_Pareto_28_with_20_monthly_20_monitoring_29_" style:display-name="_NWGMA-Outlet Mix (Nov)_Pareto(with monthly monitoring)" style:family="table-cell" style:parent-style-name="Default" style:data-style-name="N161"/>
    <style:style style:name="_5f_NWGMA-Outlet_20_Mix_20__28_Nov_29__5f_PER_20_DIST" style:display-name="_NWGMA-Outlet Mix (Nov)_PER DIST" style:family="table-cell" style:parent-style-name="Default" style:data-style-name="N161"/>
    <style:style style:name="_5f_NWGMA-Outlet_20_Mix_20__28_Nov_29__5f_Retail-WS_20_Outlet_20_Mix_20_Form" style:display-name="_NWGMA-Outlet Mix (Nov)_Retail-WS Outlet Mix Form" style:family="table-cell" style:parent-style-name="Default" style:data-style-name="N172"/>
    <style:style style:name="_5f_NWGMA-Outlet_20_Mix_20__28_Nov_29__5f_REVISED_20_HYLYTS_20_-_20_new_20_forms" style:display-name="_NWGMA-Outlet Mix (Nov)_REVISED HYLYTS - new forms" style:family="table-cell" style:parent-style-name="Default" style:data-style-name="N161"/>
    <style:style style:name="_5f_NWGMA-Outlet_20_Mix_20__28_Nov_29__5f_sept." style:display-name="_NWGMA-Outlet Mix (Nov)_sept." style:family="table-cell" style:parent-style-name="Default" style:data-style-name="N161"/>
    <style:style style:name="_5f_NWGMA-Outlet_20_Mix_20__28_Nov_29__5f_September" style:display-name="_NWGMA-Outlet Mix (Nov)_September" style:family="table-cell" style:parent-style-name="Default" style:data-style-name="N161"/>
    <style:style style:name="_5f_NWGMA-Outlet_20_Mix_20__28_Nov_29__5f_SEPTEMBER_20_MOR_20_Presentation" style:display-name="_NWGMA-Outlet Mix (Nov)_SEPTEMBER MOR Presentation" style:family="table-cell" style:parent-style-name="Default" style:data-style-name="N169"/>
    <style:style style:name="_5f_NWGMA-Outlet_20_Mix_20__28_Nov_29__5f_WS_20_PROGRAM" style:display-name="_NWGMA-Outlet Mix (Nov)_WS PROGRAM" style:family="table-cell" style:parent-style-name="Default" style:data-style-name="N161"/>
    <style:style style:name="_5f_NWGMA-Outlet_20_Mix_20__28_Nov_29__5f_WSP_5f_REVISED" style:display-name="_NWGMA-Outlet Mix (Nov)_WSP_REVISED" style:family="table-cell" style:parent-style-name="Default" style:data-style-name="N161"/>
    <style:style style:name="_5f_NWGMA-Outlet_20_Mix_20__28_Nov_29__5f_WSP_5f_REVISED-August" style:display-name="_NWGMA-Outlet Mix (Nov)_WSP_REVISED-August" style:family="table-cell" style:parent-style-name="Default" style:data-style-name="N161"/>
    <style:style style:name="_5f_NWGMA-Outlet_20_Mix_20__28_Nov_29__5f_WSP_5f_Revised-December" style:display-name="_NWGMA-Outlet Mix (Nov)_WSP_Revised-December" style:family="table-cell" style:parent-style-name="Default" style:data-style-name="N173"/>
    <style:style style:name="_5f_NWGMA-Outlet_20_Mix_20__28_Nov_29__5f_WSP_5f_Revised-November" style:display-name="_NWGMA-Outlet Mix (Nov)_WSP_Revised-November" style:family="table-cell" style:parent-style-name="Default" style:data-style-name="N173"/>
    <style:style style:name="_5f_NWGMA-Outlet_20_Mix_20__28_Nov_29__5f_WSP_5f_REVISED-September" style:display-name="_NWGMA-Outlet Mix (Nov)_WSP_REVISED-September" style:family="table-cell" style:parent-style-name="Default" style:data-style-name="N161"/>
    <style:style style:name="_5f_PARETO" style:display-name="_PARETO" style:family="table-cell" style:parent-style-name="Default" style:data-style-name="N161"/>
    <style:style style:name="_5f_Pareto_28_with_20_monthly_20_monitoring_29_" style:display-name="_Pareto(with monthly monitoring)" style:family="table-cell" style:parent-style-name="Default" style:data-style-name="N161"/>
    <style:style style:name="_5f_PER_20_DIST" style:display-name="_PER DIST" style:family="table-cell" style:parent-style-name="Default" style:data-style-name="N161"/>
    <style:style style:name="_5f_REVISED_20_HYLYTS_20_-_20_new_20_forms" style:display-name="_REVISED HYLYTS - new forms" style:family="table-cell" style:parent-style-name="Default" style:data-style-name="N161"/>
    <style:style style:name="_5f_rtw_20_revised" style:display-name="_rtw revised" style:family="table-cell" style:parent-style-name="Default" style:data-style-name="N172"/>
    <style:style style:name="_5f_SCL_20_-_20_MOR_5f_July_28_FINAL_29_" style:display-name="_SCL - MOR_July(FINAL)" style:family="table-cell" style:parent-style-name="Default" style:data-style-name="N169"/>
    <style:style style:name="_5f_SCL_20_-_20_MOR_5f_July_28_FINAL_29__5f_04_20_MOR" style:display-name="_SCL - MOR_July(FINAL)_04 MOR" style:family="table-cell" style:parent-style-name="Default" style:data-style-name="N161"/>
    <style:style style:name="_5f_SCL_20_-_20_MOR_5f_July_28_FINAL_29__5f_04-MOR_5f_nwgma" style:display-name="_SCL - MOR_July(FINAL)_04-MOR_nwgma" style:family="table-cell" style:parent-style-name="Default" style:data-style-name="N165"/>
    <style:style style:name="_5f_SCL_20_-_20_MOR_5f_July_28_FINAL_29__5f_04-MOR_5f_nwgma_5f_04_20_MOR" style:display-name="_SCL - MOR_July(FINAL)_04-MOR_nwgma_04 MOR" style:family="table-cell" style:parent-style-name="Default" style:data-style-name="N166"/>
    <style:style style:name="_5f_SCL_20_-_20_MOR_5f_July_28_FINAL_29__5f_04-MOR_5f_nwgma_5f_06_20_MOR" style:display-name="_SCL - MOR_July(FINAL)_04-MOR_nwgma_06 MOR" style:family="table-cell" style:parent-style-name="Default" style:data-style-name="N166"/>
    <style:style style:name="_5f_SCL_20_-_20_MOR_5f_July_28_FINAL_29__5f_04-MOR_5f_nwgma_5f_06-2003" style:display-name="_SCL - MOR_July(FINAL)_04-MOR_nwgma_06-2003" style:family="table-cell" style:parent-style-name="Default" style:data-style-name="N165"/>
    <style:style style:name="_5f_SCL_20_-_20_MOR_5f_July_28_FINAL_29__5f_04-MOR_5f_nwgma_5f_07-2003" style:display-name="_SCL - MOR_July(FINAL)_04-MOR_nwgma_07-2003" style:family="table-cell" style:parent-style-name="Default" style:data-style-name="N165"/>
    <style:style style:name="_5f_SCL_20_-_20_MOR_5f_July_28_FINAL_29__5f_04-MOR_5f_nwgma_5f_08-FDS_20_CHARTS" style:display-name="_SCL - MOR_July(FINAL)_04-MOR_nwgma_08-FDS CHARTS" style:family="table-cell" style:parent-style-name="Default" style:data-style-name="N166"/>
    <style:style style:name="_5f_SCL_20_-_20_MOR_5f_July_28_FINAL_29__5f_04-MOR_5f_nwgma_5f_1-_20_March_20_2003_20_MOR_20_Charts" style:display-name="_SCL - MOR_July(FINAL)_04-MOR_nwgma_1- March 2003 MOR Charts" style:family="table-cell" style:parent-style-name="Default" style:data-style-name="N165"/>
    <style:style style:name="_5f_SCL_20_-_20_MOR_5f_July_28_FINAL_29__5f_04-MOR_5f_nwgma_5f_1-CGMA" style:display-name="_SCL - MOR_July(FINAL)_04-MOR_nwgma_1-CGMA" style:family="table-cell" style:parent-style-name="Default" style:data-style-name="N166"/>
    <style:style style:name="_5f_SCL_20_-_20_MOR_5f_July_28_FINAL_29__5f_04-MOR_5f_nwgma_5f_1-NGMA" style:display-name="_SCL - MOR_July(FINAL)_04-MOR_nwgma_1-NGMA" style:family="table-cell" style:parent-style-name="Default" style:data-style-name="N165"/>
    <style:style style:name="_5f_SCL_20_-_20_MOR_5f_July_28_FINAL_29__5f_04-MOR_5f_nwgma_5f_12-MOR" style:display-name="_SCL - MOR_July(FINAL)_04-MOR_nwgma_12-MOR" style:family="table-cell" style:parent-style-name="Default" style:data-style-name="N165"/>
    <style:style style:name="_5f_SCL_20_-_20_MOR_5f_July_28_FINAL_29__5f_04-MOR_5f_nwgma_5f_2-CGMA" style:display-name="_SCL - MOR_July(FINAL)_04-MOR_nwgma_2-CGMA" style:family="table-cell" style:parent-style-name="Default" style:data-style-name="N166"/>
    <style:style style:name="_5f_SCL_20_-_20_MOR_5f_July_28_FINAL_29__5f_04-MOR_5f_nwgma_5f_2003_20_DLR_20_WD_20_and_20_STT" style:display-name="_SCL - MOR_July(FINAL)_04-MOR_nwgma_2003 DLR WD and STT" style:family="table-cell" style:parent-style-name="Default" style:data-style-name="N165"/>
    <style:style style:name="_5f_SCL_20_-_20_MOR_5f_July_28_FINAL_29__5f_04-MOR_5f_nwgma_5f_3-BBR" style:display-name="_SCL - MOR_July(FINAL)_04-MOR_nwgma_3-BBR" style:family="table-cell" style:parent-style-name="Default" style:data-style-name="N165"/>
    <style:style style:name="_5f_SCL_20_-_20_MOR_5f_July_28_FINAL_29__5f_04-MOR_5f_nwgma_5f_4-NWGMA" style:display-name="_SCL - MOR_July(FINAL)_04-MOR_nwgma_4-NWGMA" style:family="table-cell" style:parent-style-name="Default" style:data-style-name="N165"/>
    <style:style style:name="_5f_SCL_20_-_20_MOR_5f_July_28_FINAL_29__5f_04-MOR_5f_nwgma_5f_AA_20_Form" style:display-name="_SCL - MOR_July(FINAL)_04-MOR_nwgma_AA Form" style:family="table-cell" style:parent-style-name="Default" style:data-style-name="N166"/>
    <style:style style:name="_5f_SCL_20_-_20_MOR_5f_July_28_FINAL_29__5f_04-MOR_5f_nwgma_5f_ACTIVE_20_OUTLET_20_TARGET_20_-_20_05_28_NEW_20_FORMAT_29_" style:display-name="_SCL - MOR_July(FINAL)_04-MOR_nwgma_ACTIVE OUTLET TARGET - 05(NEW FORMAT)" style:family="table-cell" style:parent-style-name="Default" style:data-style-name="N165"/>
    <style:style style:name="_5f_SCL_20_-_20_MOR_5f_July_28_FINAL_29__5f_04-MOR_5f_nwgma_5f_ACTIVE_20_OUTLETS_20_TARGET_20_MONITORING" style:display-name="_SCL - MOR_July(FINAL)_04-MOR_nwgma_ACTIVE OUTLETS TARGET MONITORING" style:family="table-cell" style:parent-style-name="Default" style:data-style-name="N166"/>
    <style:style style:name="_5f_SCL_20_-_20_MOR_5f_July_28_FINAL_29__5f_04-MOR_5f_nwgma_5f_Book2" style:display-name="_SCL - MOR_July(FINAL)_04-MOR_nwgma_Book2" style:family="table-cell" style:parent-style-name="Default" style:data-style-name="N166"/>
    <style:style style:name="_5f_SCL_20_-_20_MOR_5f_July_28_FINAL_29__5f_04-MOR_5f_nwgma_5f_business_20_process" style:display-name="_SCL - MOR_July(FINAL)_04-MOR_nwgma_business process" style:family="table-cell" style:parent-style-name="Default" style:data-style-name="N166"/>
    <style:style style:name="_5f_SCL_20_-_20_MOR_5f_July_28_FINAL_29__5f_04-MOR_5f_nwgma_5f_CGMA-MATERIALS" style:display-name="_SCL - MOR_July(FINAL)_04-MOR_nwgma_CGMA-MATERIALS" style:family="table-cell" style:parent-style-name="Default" style:data-style-name="N165"/>
    <style:style style:name="_5f_SCL_20_-_20_MOR_5f_July_28_FINAL_29__5f_04-MOR_5f_nwgma_5f_CGMA_5f_May_20_MOR" style:display-name="_SCL - MOR_July(FINAL)_04-MOR_nwgma_CGMA_May MOR" style:family="table-cell" style:parent-style-name="Default" style:data-style-name="N166"/>
    <style:style style:name="_5f_SCL_20_-_20_MOR_5f_July_28_FINAL_29__5f_04-MOR_5f_nwgma_5f_DEC_20_MOR" style:display-name="_SCL - MOR_July(FINAL)_04-MOR_nwgma_DEC MOR" style:family="table-cell" style:parent-style-name="Default" style:data-style-name="N166"/>
    <style:style style:name="_5f_SCL_20_-_20_MOR_5f_July_28_FINAL_29__5f_04-MOR_5f_nwgma_5f_Dec_20_Pres_27_n" style:display-name="_SCL - MOR_July(FINAL)_04-MOR_nwgma_Dec Pres'n" style:family="table-cell" style:parent-style-name="Default" style:data-style-name="N165"/>
    <style:style style:name="_5f_SCL_20_-_20_MOR_5f_July_28_FINAL_29__5f_04-MOR_5f_nwgma_5f_DECEMBER_20_MOR_20_Presentation" style:display-name="_SCL - MOR_July(FINAL)_04-MOR_nwgma_DECEMBER MOR Presentation" style:family="table-cell" style:parent-style-name="Default" style:data-style-name="N165"/>
    <style:style style:name="_5f_SCL_20_-_20_MOR_5f_July_28_FINAL_29__5f_04-MOR_5f_nwgma_5f_Direct_20_Outlet_5f_Active_20_Outlet_20_Coverage_20_Chart" style:display-name="_SCL - MOR_July(FINAL)_04-MOR_nwgma_Direct Outlet_Active Outlet Coverage Chart" style:family="table-cell" style:parent-style-name="Default" style:data-style-name="N166"/>
    <style:style style:name="_5f_SCL_20_-_20_MOR_5f_July_28_FINAL_29__5f_04-MOR_5f_nwgma_5f_DLR_20_FGS-july" style:display-name="_SCL - MOR_July(FINAL)_04-MOR_nwgma_DLR FGS-july" style:family="table-cell" style:parent-style-name="Default" style:data-style-name="N165"/>
    <style:style style:name="_5f_SCL_20_-_20_MOR_5f_July_28_FINAL_29__5f_04-MOR_5f_nwgma_5f_FE" style:display-name="_SCL - MOR_July(FINAL)_04-MOR_nwgma_FE" style:family="table-cell" style:parent-style-name="Default" style:data-style-name="N166"/>
    <style:style style:name="_5f_SCL_20_-_20_MOR_5f_July_28_FINAL_29__5f_04-MOR_5f_nwgma_5f_FE_20_TO_20_SMBX" style:display-name="_SCL - MOR_July(FINAL)_04-MOR_nwgma_FE TO SMBX" style:family="table-cell" style:parent-style-name="Default" style:data-style-name="N166"/>
    <style:style style:name="_5f_SCL_20_-_20_MOR_5f_July_28_FINAL_29__5f_04-MOR_5f_nwgma_5f_FGS_20_4TH_20_QTR_20_REVISION" style:display-name="_SCL - MOR_July(FINAL)_04-MOR_nwgma_FGS 4TH QTR REVISION" style:family="table-cell" style:parent-style-name="Default" style:data-style-name="N165"/>
    <style:style style:name="_5f_SCL_20_-_20_MOR_5f_July_28_FINAL_29__5f_04-MOR_5f_nwgma_5f_FORMAT_5f_PARETO_5f_AREA" style:display-name="_SCL - MOR_July(FINAL)_04-MOR_nwgma_FORMAT_PARETO_AREA" style:family="table-cell" style:parent-style-name="Default" style:data-style-name="N166"/>
    <style:style style:name="_5f_SCL_20_-_20_MOR_5f_July_28_FINAL_29__5f_04-MOR_5f_nwgma_5f_Formats_20_for_20_June_20_3_20_and_20_4_20_AMT_20_Meeting" style:display-name="_SCL - MOR_July(FINAL)_04-MOR_nwgma_Formats for June 3 and 4 AMT Meeting" style:family="table-cell" style:parent-style-name="Default" style:data-style-name="N165"/>
    <style:style style:name="_5f_SCL_20_-_20_MOR_5f_July_28_FINAL_29__5f_04-MOR_5f_nwgma_5f_Geographic_20_Pareto_20__28_Rev_29_" style:display-name="_SCL - MOR_July(FINAL)_04-MOR_nwgma_Geographic Pareto (Rev)" style:family="table-cell" style:parent-style-name="Default" style:data-style-name="N165"/>
    <style:style style:name="_5f_SCL_20_-_20_MOR_5f_July_28_FINAL_29__5f_04-MOR_5f_nwgma_5f_Geographic_20_Pareto_20__28_Rev_29_.xls_20_Chart_20_1" style:display-name="_SCL - MOR_July(FINAL)_04-MOR_nwgma_Geographic Pareto (Rev).xls Chart 1" style:family="table-cell" style:parent-style-name="Default" style:data-style-name="N166"/>
    <style:style style:name="_5f_SCL_20_-_20_MOR_5f_July_28_FINAL_29__5f_04-MOR_5f_nwgma_5f_highlights" style:display-name="_SCL - MOR_July(FINAL)_04-MOR_nwgma_highlights" style:family="table-cell" style:parent-style-name="Default" style:data-style-name="N166"/>
    <style:style style:name="_5f_SCL_20_-_20_MOR_5f_July_28_FINAL_29__5f_04-MOR_5f_nwgma_5f_HL_20__26__20_POT" style:display-name="_SCL - MOR_July(FINAL)_04-MOR_nwgma_HL &amp; POT" style:family="table-cell" style:parent-style-name="Default" style:data-style-name="N166"/>
    <style:style style:name="_5f_SCL_20_-_20_MOR_5f_July_28_FINAL_29__5f_04-MOR_5f_nwgma_5f_HL_20__26__20_POT_20_CONVERSION" style:display-name="_SCL - MOR_July(FINAL)_04-MOR_nwgma_HL &amp; POT CONVERSION" style:family="table-cell" style:parent-style-name="Default" style:data-style-name="N166"/>
    <style:style style:name="_5f_SCL_20_-_20_MOR_5f_July_28_FINAL_29__5f_04-MOR_5f_nwgma_5f_June_20_2003_20_MOR_20_Charts" style:display-name="_SCL - MOR_July(FINAL)_04-MOR_nwgma_June 2003 MOR Charts" style:family="table-cell" style:parent-style-name="Default" style:data-style-name="N165"/>
    <style:style style:name="_5f_SCL_20_-_20_MOR_5f_July_28_FINAL_29__5f_04-MOR_5f_nwgma_5f_JUNE_20_MOR_20_Presentation" style:display-name="_SCL - MOR_July(FINAL)_04-MOR_nwgma_JUNE MOR Presentation" style:family="table-cell" style:parent-style-name="Default" style:data-style-name="N165"/>
    <style:style style:name="_5f_SCL_20_-_20_MOR_5f_July_28_FINAL_29__5f_04-MOR_5f_nwgma_5f_JUNE_20_MOR_20_Presentation_20_Revised_5f_FINAL" style:display-name="_SCL - MOR_July(FINAL)_04-MOR_nwgma_JUNE MOR Presentation Revised_FINAL" style:family="table-cell" style:parent-style-name="Default" style:data-style-name="N165"/>
    <style:style style:name="_5f_SCL_20_-_20_MOR_5f_July_28_FINAL_29__5f_04-MOR_5f_nwgma_5f_June_20_Presentation_20_Materials" style:display-name="_SCL - MOR_July(FINAL)_04-MOR_nwgma_June Presentation Materials" style:family="table-cell" style:parent-style-name="Default" style:data-style-name="N165"/>
    <style:style style:name="_5f_SCL_20_-_20_MOR_5f_July_28_FINAL_29__5f_04-MOR_5f_nwgma_5f_Monthly_20_BP" style:display-name="_SCL - MOR_July(FINAL)_04-MOR_nwgma_Monthly BP" style:family="table-cell" style:parent-style-name="Default" style:data-style-name="N165"/>
    <style:style style:name="_5f_SCL_20_-_20_MOR_5f_July_28_FINAL_29__5f_04-MOR_5f_nwgma_5f_new_20_forms" style:display-name="_SCL - MOR_July(FINAL)_04-MOR_nwgma_new forms" style:family="table-cell" style:parent-style-name="Default" style:data-style-name="N166"/>
    <style:style style:name="_5f_SCL_20_-_20_MOR_5f_July_28_FINAL_29__5f_04-MOR_5f_nwgma_5f_PARETO" style:display-name="_SCL - MOR_July(FINAL)_04-MOR_nwgma_PARETO" style:family="table-cell" style:parent-style-name="Default" style:data-style-name="N166"/>
    <style:style style:name="_5f_SCL_20_-_20_MOR_5f_July_28_FINAL_29__5f_04-MOR_5f_nwgma_5f_Pareto_28_with_20_monthly_20_monitoring_29_" style:display-name="_SCL - MOR_July(FINAL)_04-MOR_nwgma_Pareto(with monthly monitoring)" style:family="table-cell" style:parent-style-name="Default" style:data-style-name="N166"/>
    <style:style style:name="_5f_SCL_20_-_20_MOR_5f_July_28_FINAL_29__5f_04-MOR_5f_nwgma_5f_PER_20_DIST" style:display-name="_SCL - MOR_July(FINAL)_04-MOR_nwgma_PER DIST" style:family="table-cell" style:parent-style-name="Default" style:data-style-name="N166"/>
    <style:style style:name="_5f_SCL_20_-_20_MOR_5f_July_28_FINAL_29__5f_04-MOR_5f_nwgma_5f_REVISED_20_HYLYTS_20_-_20_new_20_forms" style:display-name="_SCL - MOR_July(FINAL)_04-MOR_nwgma_REVISED HYLYTS - new forms" style:family="table-cell" style:parent-style-name="Default" style:data-style-name="N166"/>
    <style:style style:name="_5f_SCL_20_-_20_MOR_5f_July_28_FINAL_29__5f_04-MOR_5f_nwgma_5f_rtw_20_revised" style:display-name="_SCL - MOR_July(FINAL)_04-MOR_nwgma_rtw revised" style:family="table-cell" style:parent-style-name="Default" style:data-style-name="N168"/>
    <style:style style:name="_5f_SCL_20_-_20_MOR_5f_July_28_FINAL_29__5f_04-MOR_5f_nwgma_5f_sept." style:display-name="_SCL - MOR_July(FINAL)_04-MOR_nwgma_sept." style:family="table-cell" style:parent-style-name="Default" style:data-style-name="N166"/>
    <style:style style:name="_5f_SCL_20_-_20_MOR_5f_July_28_FINAL_29__5f_04-MOR_5f_nwgma_5f_September" style:display-name="_SCL - MOR_July(FINAL)_04-MOR_nwgma_September" style:family="table-cell" style:parent-style-name="Default" style:data-style-name="N166"/>
    <style:style style:name="_5f_SCL_20_-_20_MOR_5f_July_28_FINAL_29__5f_04-MOR_5f_nwgma_5f_WS_20_PROGRAM" style:display-name="_SCL - MOR_July(FINAL)_04-MOR_nwgma_WS PROGRAM" style:family="table-cell" style:parent-style-name="Default" style:data-style-name="N166"/>
    <style:style style:name="_5f_SCL_20_-_20_MOR_5f_July_28_FINAL_29__5f_04-MOR_5f_nwgma_5f_WSP_5f_REVISED" style:display-name="_SCL - MOR_July(FINAL)_04-MOR_nwgma_WSP_REVISED" style:family="table-cell" style:parent-style-name="Default" style:data-style-name="N166"/>
    <style:style style:name="_5f_SCL_20_-_20_MOR_5f_July_28_FINAL_29__5f_04-MOR_5f_nwgma_5f_WSP_5f_REVISED-August" style:display-name="_SCL - MOR_July(FINAL)_04-MOR_nwgma_WSP_REVISED-August" style:family="table-cell" style:parent-style-name="Default" style:data-style-name="N166"/>
    <style:style style:name="_5f_SCL_20_-_20_MOR_5f_July_28_FINAL_29__5f_04-MOR_5f_nwgma_5f_WSP_5f_REVISED-September" style:display-name="_SCL - MOR_July(FINAL)_04-MOR_nwgma_WSP_REVISED-September" style:family="table-cell" style:parent-style-name="Default" style:data-style-name="N166"/>
    <style:style style:name="_5f_SCL_20_-_20_MOR_5f_July_28_FINAL_29__5f_06_20_MOR" style:display-name="_SCL - MOR_July(FINAL)_06 MOR" style:family="table-cell" style:parent-style-name="Default" style:data-style-name="N161"/>
    <style:style style:name="_5f_SCL_20_-_20_MOR_5f_July_28_FINAL_29__5f_06-2003" style:display-name="_SCL - MOR_July(FINAL)_06-2003" style:family="table-cell" style:parent-style-name="Default" style:data-style-name="N169"/>
    <style:style style:name="_5f_SCL_20_-_20_MOR_5f_July_28_FINAL_29__5f_07-2003" style:display-name="_SCL - MOR_July(FINAL)_07-2003" style:family="table-cell" style:parent-style-name="Default" style:data-style-name="N169"/>
    <style:style style:name="_5f_SCL_20_-_20_MOR_5f_July_28_FINAL_29__5f_08-FDS_20_CHARTS" style:display-name="_SCL - MOR_July(FINAL)_08-FDS CHARTS" style:family="table-cell" style:parent-style-name="Default" style:data-style-name="N161"/>
    <style:style style:name="_5f_SCL_20_-_20_MOR_5f_July_28_FINAL_29__5f_1-_20_March_20_2003_20_MOR_20_Charts" style:display-name="_SCL - MOR_July(FINAL)_1- March 2003 MOR Charts" style:family="table-cell" style:parent-style-name="Default" style:data-style-name="N169"/>
    <style:style style:name="_5f_SCL_20_-_20_MOR_5f_July_28_FINAL_29__5f_1-CGMA" style:display-name="_SCL - MOR_July(FINAL)_1-CGMA" style:family="table-cell" style:parent-style-name="Default" style:data-style-name="N161"/>
    <style:style style:name="_5f_SCL_20_-_20_MOR_5f_July_28_FINAL_29__5f_1-NGMA" style:display-name="_SCL - MOR_July(FINAL)_1-NGMA" style:family="table-cell" style:parent-style-name="Default" style:data-style-name="N169"/>
    <style:style style:name="_5f_SCL_20_-_20_MOR_5f_July_28_FINAL_29__5f_11-NWGMA" style:display-name="_SCL - MOR_July(FINAL)_11-NWGMA" style:family="table-cell" style:parent-style-name="Default" style:data-style-name="N167"/>
    <style:style style:name="_5f_SCL_20_-_20_MOR_5f_July_28_FINAL_29__5f_12-MOR" style:display-name="_SCL - MOR_July(FINAL)_12-MOR" style:family="table-cell" style:parent-style-name="Default" style:data-style-name="N169"/>
    <style:style style:name="_5f_SCL_20_-_20_MOR_5f_July_28_FINAL_29__5f_2-CGMA" style:display-name="_SCL - MOR_July(FINAL)_2-CGMA" style:family="table-cell" style:parent-style-name="Default" style:data-style-name="N161"/>
    <style:style style:name="_5f_SCL_20_-_20_MOR_5f_July_28_FINAL_29__5f_2003_20_DLR_20_WD_20_and_20_STT" style:display-name="_SCL - MOR_July(FINAL)_2003 DLR WD and STT" style:family="table-cell" style:parent-style-name="Default" style:data-style-name="N169"/>
    <style:style style:name="_5f_SCL_20_-_20_MOR_5f_July_28_FINAL_29__5f_3-BBR" style:display-name="_SCL - MOR_July(FINAL)_3-BBR" style:family="table-cell" style:parent-style-name="Default" style:data-style-name="N169"/>
    <style:style style:name="_5f_SCL_20_-_20_MOR_5f_July_28_FINAL_29__5f_4-NWGMA" style:display-name="_SCL - MOR_July(FINAL)_4-NWGMA" style:family="table-cell" style:parent-style-name="Default" style:data-style-name="N169"/>
    <style:style style:name="_5f_SCL_20_-_20_MOR_5f_July_28_FINAL_29__5f_AA_20_Form" style:display-name="_SCL - MOR_July(FINAL)_AA Form" style:family="table-cell" style:parent-style-name="Default" style:data-style-name="N161"/>
    <style:style style:name="_5f_SCL_20_-_20_MOR_5f_July_28_FINAL_29__5f_ACTIVE_20_OUTLET_20_TARGET_20_-_20_05_28_NEW_20_FORMAT_29_" style:display-name="_SCL - MOR_July(FINAL)_ACTIVE OUTLET TARGET - 05(NEW FORMAT)" style:family="table-cell" style:parent-style-name="Default" style:data-style-name="N169"/>
    <style:style style:name="_5f_SCL_20_-_20_MOR_5f_July_28_FINAL_29__5f_Active_20_Outlets_20_-_20_GNR" style:display-name="_SCL - MOR_July(FINAL)_Active Outlets - GNR" style:family="table-cell" style:parent-style-name="Default" style:data-style-name="N169"/>
    <style:style style:name="_5f_SCL_20_-_20_MOR_5f_July_28_FINAL_29__5f_ACTIVE_20_OUTLETS_20_TARGET_20_MONITORING" style:display-name="_SCL - MOR_July(FINAL)_ACTIVE OUTLETS TARGET MONITORING" style:family="table-cell" style:parent-style-name="Default" style:data-style-name="N161"/>
    <style:style style:name="_5f_SCL_20_-_20_MOR_5f_July_28_FINAL_29__5f_Book2" style:display-name="_SCL - MOR_July(FINAL)_Book2" style:family="table-cell" style:parent-style-name="Default" style:data-style-name="N161"/>
    <style:style style:name="_5f_SCL_20_-_20_MOR_5f_July_28_FINAL_29__5f_business_20_process" style:display-name="_SCL - MOR_July(FINAL)_business process" style:family="table-cell" style:parent-style-name="Default" style:data-style-name="N161"/>
    <style:style style:name="_5f_SCL_20_-_20_MOR_5f_July_28_FINAL_29__5f_CGMA-MATERIALS" style:display-name="_SCL - MOR_July(FINAL)_CGMA-MATERIALS" style:family="table-cell" style:parent-style-name="Default" style:data-style-name="N169"/>
    <style:style style:name="_5f_SCL_20_-_20_MOR_5f_July_28_FINAL_29__5f_CGMA_5f_May_20_MOR" style:display-name="_SCL - MOR_July(FINAL)_CGMA_May MOR" style:family="table-cell" style:parent-style-name="Default" style:data-style-name="N161"/>
    <style:style style:name="_5f_SCL_20_-_20_MOR_5f_July_28_FINAL_29__5f_Dealer_20_Performance_20_Monitoring" style:display-name="_SCL - MOR_July(FINAL)_Dealer Performance Monitoring" style:family="table-cell" style:parent-style-name="Default" style:data-style-name="N169"/>
    <style:style style:name="_5f_SCL_20_-_20_MOR_5f_July_28_FINAL_29__5f_Dealer_20_Performance_20_Monitoring_5f_04_20_MOR" style:display-name="_SCL - MOR_July(FINAL)_Dealer Performance Monitoring_04 MOR" style:family="table-cell" style:parent-style-name="Default" style:data-style-name="N161"/>
    <style:style style:name="_5f_SCL_20_-_20_MOR_5f_July_28_FINAL_29__5f_Dealer_20_Performance_20_Monitoring_5f_06_20_MOR" style:display-name="_SCL - MOR_July(FINAL)_Dealer Performance Monitoring_06 MOR" style:family="table-cell" style:parent-style-name="Default" style:data-style-name="N161"/>
    <style:style style:name="_5f_SCL_20_-_20_MOR_5f_July_28_FINAL_29__5f_Dealer_20_Performance_20_Monitoring_5f_06-2003" style:display-name="_SCL - MOR_July(FINAL)_Dealer Performance Monitoring_06-2003" style:family="table-cell" style:parent-style-name="Default" style:data-style-name="N169"/>
    <style:style style:name="_5f_SCL_20_-_20_MOR_5f_July_28_FINAL_29__5f_Dealer_20_Performance_20_Monitoring_5f_07-2003" style:display-name="_SCL - MOR_July(FINAL)_Dealer Performance Monitoring_07-2003" style:family="table-cell" style:parent-style-name="Default" style:data-style-name="N169"/>
    <style:style style:name="_5f_SCL_20_-_20_MOR_5f_July_28_FINAL_29__5f_Dealer_20_Performance_20_Monitoring_5f_08-FDS_20_CHARTS" style:display-name="_SCL - MOR_July(FINAL)_Dealer Performance Monitoring_08-FDS CHARTS" style:family="table-cell" style:parent-style-name="Default" style:data-style-name="N161"/>
    <style:style style:name="_5f_SCL_20_-_20_MOR_5f_July_28_FINAL_29__5f_Dealer_20_Performance_20_Monitoring_5f_1-_20_March_20_2003_20_MOR_20_Charts" style:display-name="_SCL - MOR_July(FINAL)_Dealer Performance Monitoring_1- March 2003 MOR Charts" style:family="table-cell" style:parent-style-name="Default" style:data-style-name="N169"/>
    <style:style style:name="_5f_SCL_20_-_20_MOR_5f_July_28_FINAL_29__5f_Dealer_20_Performance_20_Monitoring_5f_1-CGMA" style:display-name="_SCL - MOR_July(FINAL)_Dealer Performance Monitoring_1-CGMA" style:family="table-cell" style:parent-style-name="Default" style:data-style-name="N161"/>
    <style:style style:name="_5f_SCL_20_-_20_MOR_5f_July_28_FINAL_29__5f_Dealer_20_Performance_20_Monitoring_5f_1-NGMA" style:display-name="_SCL - MOR_July(FINAL)_Dealer Performance Monitoring_1-NGMA" style:family="table-cell" style:parent-style-name="Default" style:data-style-name="N169"/>
    <style:style style:name="_5f_SCL_20_-_20_MOR_5f_July_28_FINAL_29__5f_Dealer_20_Performance_20_Monitoring_5f_11-NWGMA" style:display-name="_SCL - MOR_July(FINAL)_Dealer Performance Monitoring_11-NWGMA" style:family="table-cell" style:parent-style-name="Default" style:data-style-name="N167"/>
    <style:style style:name="_5f_SCL_20_-_20_MOR_5f_July_28_FINAL_29__5f_Dealer_20_Performance_20_Monitoring_5f_12-MOR" style:display-name="_SCL - MOR_July(FINAL)_Dealer Performance Monitoring_12-MOR" style:family="table-cell" style:parent-style-name="Default" style:data-style-name="N169"/>
    <style:style style:name="_5f_SCL_20_-_20_MOR_5f_July_28_FINAL_29__5f_Dealer_20_Performance_20_Monitoring_5f_2-CGMA" style:display-name="_SCL - MOR_July(FINAL)_Dealer Performance Monitoring_2-CGMA" style:family="table-cell" style:parent-style-name="Default" style:data-style-name="N161"/>
    <style:style style:name="_5f_SCL_20_-_20_MOR_5f_July_28_FINAL_29__5f_Dealer_20_Performance_20_Monitoring_5f_2003_20_DLR_20_WD_20_and_20_STT" style:display-name="_SCL - MOR_July(FINAL)_Dealer Performance Monitoring_2003 DLR WD and STT" style:family="table-cell" style:parent-style-name="Default" style:data-style-name="N169"/>
    <style:style style:name="_5f_SCL_20_-_20_MOR_5f_July_28_FINAL_29__5f_Dealer_20_Performance_20_Monitoring_5f_3-BBR" style:display-name="_SCL - MOR_July(FINAL)_Dealer Performance Monitoring_3-BBR" style:family="table-cell" style:parent-style-name="Default" style:data-style-name="N169"/>
    <style:style style:name="_5f_SCL_20_-_20_MOR_5f_July_28_FINAL_29__5f_Dealer_20_Performance_20_Monitoring_5f_4-NWGMA" style:display-name="_SCL - MOR_July(FINAL)_Dealer Performance Monitoring_4-NWGMA" style:family="table-cell" style:parent-style-name="Default" style:data-style-name="N169"/>
    <style:style style:name="_5f_SCL_20_-_20_MOR_5f_July_28_FINAL_29__5f_Dealer_20_Performance_20_Monitoring_5f_AA_20_Form" style:display-name="_SCL - MOR_July(FINAL)_Dealer Performance Monitoring_AA Form" style:family="table-cell" style:parent-style-name="Default" style:data-style-name="N161"/>
    <style:style style:name="_5f_SCL_20_-_20_MOR_5f_July_28_FINAL_29__5f_Dealer_20_Performance_20_Monitoring_5f_ACTIVE_20_OUTLET_20_TARGET_20_-_20_05_28_NEW_20_FORMAT_29_" style:display-name="_SCL - MOR_July(FINAL)_Dealer Performance Monitoring_ACTIVE OUTLET TARGET - 05(NEW FORMAT)" style:family="table-cell" style:parent-style-name="Default" style:data-style-name="N169"/>
    <style:style style:name="_5f_SCL_20_-_20_MOR_5f_July_28_FINAL_29__5f_Dealer_20_Performance_20_Monitoring_5f_Active_20_Outlets_20_-_20_GNR" style:display-name="_SCL - MOR_July(FINAL)_Dealer Performance Monitoring_Active Outlets - GNR" style:family="table-cell" style:parent-style-name="Default" style:data-style-name="N169"/>
    <style:style style:name="_5f_SCL_20_-_20_MOR_5f_July_28_FINAL_29__5f_Dealer_20_Performance_20_Monitoring_5f_ACTIVE_20_OUTLETS_20_TARGET_20_MONITORING" style:display-name="_SCL - MOR_July(FINAL)_Dealer Performance Monitoring_ACTIVE OUTLETS TARGET MONITORING" style:family="table-cell" style:parent-style-name="Default" style:data-style-name="N161"/>
    <style:style style:name="_5f_SCL_20_-_20_MOR_5f_July_28_FINAL_29__5f_Dealer_20_Performance_20_Monitoring_5f_Book2" style:display-name="_SCL - MOR_July(FINAL)_Dealer Performance Monitoring_Book2" style:family="table-cell" style:parent-style-name="Default" style:data-style-name="N161"/>
    <style:style style:name="_5f_SCL_20_-_20_MOR_5f_July_28_FINAL_29__5f_Dealer_20_Performance_20_Monitoring_5f_business_20_process" style:display-name="_SCL - MOR_July(FINAL)_Dealer Performance Monitoring_business process" style:family="table-cell" style:parent-style-name="Default" style:data-style-name="N161"/>
    <style:style style:name="_5f_SCL_20_-_20_MOR_5f_July_28_FINAL_29__5f_Dealer_20_Performance_20_Monitoring_5f_CGMA-MATERIALS" style:display-name="_SCL - MOR_July(FINAL)_Dealer Performance Monitoring_CGMA-MATERIALS" style:family="table-cell" style:parent-style-name="Default" style:data-style-name="N169"/>
    <style:style style:name="_5f_SCL_20_-_20_MOR_5f_July_28_FINAL_29__5f_Dealer_20_Performance_20_Monitoring_5f_CGMA_5f_May_20_MOR" style:display-name="_SCL - MOR_July(FINAL)_Dealer Performance Monitoring_CGMA_May MOR" style:family="table-cell" style:parent-style-name="Default" style:data-style-name="N161"/>
    <style:style style:name="_5f_SCL_20_-_20_MOR_5f_July_28_FINAL_29__5f_Dealer_20_Performance_20_Monitoring_5f_Dealer_20_Weekly_20_Withdrawal_20_Target_20_-_20_FEB_27_03" style:display-name="_SCL - MOR_July(FINAL)_Dealer Performance Monitoring_Dealer Weekly Withdrawal Target - FEB'03" style:family="table-cell" style:parent-style-name="Default" style:data-style-name="N171"/>
    <style:style style:name="_5f_SCL_20_-_20_MOR_5f_July_28_FINAL_29__5f_Dealer_20_Performance_20_Monitoring_5f_DEC_20_MOR" style:display-name="_SCL - MOR_July(FINAL)_Dealer Performance Monitoring_DEC MOR" style:family="table-cell" style:parent-style-name="Default" style:data-style-name="N161"/>
    <style:style style:name="_5f_SCL_20_-_20_MOR_5f_July_28_FINAL_29__5f_Dealer_20_Performance_20_Monitoring_5f_Dec_20_Pres_27_n" style:display-name="_SCL - MOR_July(FINAL)_Dealer Performance Monitoring_Dec Pres'n" style:family="table-cell" style:parent-style-name="Default" style:data-style-name="N169"/>
    <style:style style:name="_5f_SCL_20_-_20_MOR_5f_July_28_FINAL_29__5f_Dealer_20_Performance_20_Monitoring_5f_DECEMBER_20_MOR_20_Presentation" style:display-name="_SCL - MOR_July(FINAL)_Dealer Performance Monitoring_DECEMBER MOR Presentation" style:family="table-cell" style:parent-style-name="Default" style:data-style-name="N169"/>
    <style:style style:name="_5f_SCL_20_-_20_MOR_5f_July_28_FINAL_29__5f_Dealer_20_Performance_20_Monitoring_5f_Direct_20_Outlet_5f_Active_20_Outlet_20_Coverage_20_Chart" style:display-name="_SCL - MOR_July(FINAL)_Dealer Performance Monitoring_Direct Outlet_Active Outlet Coverage Chart" style:family="table-cell" style:parent-style-name="Default" style:data-style-name="N161"/>
    <style:style style:name="_5f_SCL_20_-_20_MOR_5f_July_28_FINAL_29__5f_Dealer_20_Performance_20_Monitoring_5f_DIST._20_1_20_MOR_20_CHARTS_20_NOVEMBER_20_2003" style:display-name="_SCL - MOR_July(FINAL)_Dealer Performance Monitoring_DIST. 1 MOR CHARTS NOVEMBER 2003" style:family="table-cell" style:parent-style-name="Default" style:data-style-name="N172"/>
    <style:style style:name="_5f_SCL_20_-_20_MOR_5f_July_28_FINAL_29__5f_Dealer_20_Performance_20_Monitoring_5f_DLR_20_FGS-july" style:display-name="_SCL - MOR_July(FINAL)_Dealer Performance Monitoring_DLR FGS-july" style:family="table-cell" style:parent-style-name="Default" style:data-style-name="N169"/>
    <style:style style:name="_5f_SCL_20_-_20_MOR_5f_July_28_FINAL_29__5f_Dealer_20_Performance_20_Monitoring_5f_FE" style:display-name="_SCL - MOR_July(FINAL)_Dealer Performance Monitoring_FE" style:family="table-cell" style:parent-style-name="Default" style:data-style-name="N161"/>
    <style:style style:name="_5f_SCL_20_-_20_MOR_5f_July_28_FINAL_29__5f_Dealer_20_Performance_20_Monitoring_5f_FE_20_TO_20_SMBX" style:display-name="_SCL - MOR_July(FINAL)_Dealer Performance Monitoring_FE TO SMBX" style:family="table-cell" style:parent-style-name="Default" style:data-style-name="N161"/>
    <style:style style:name="_5f_SCL_20_-_20_MOR_5f_July_28_FINAL_29__5f_Dealer_20_Performance_20_Monitoring_5f_FGS_20_4TH_20_QTR_20_REVISION" style:display-name="_SCL - MOR_July(FINAL)_Dealer Performance Monitoring_FGS 4TH QTR REVISION" style:family="table-cell" style:parent-style-name="Default" style:data-style-name="N169"/>
    <style:style style:name="_5f_SCL_20_-_20_MOR_5f_July_28_FINAL_29__5f_Dealer_20_Performance_20_Monitoring_5f_FORMAT_5f_PARETO_5f_AREA" style:display-name="_SCL - MOR_July(FINAL)_Dealer Performance Monitoring_FORMAT_PARETO_AREA" style:family="table-cell" style:parent-style-name="Default" style:data-style-name="N161"/>
    <style:style style:name="_5f_SCL_20_-_20_MOR_5f_July_28_FINAL_29__5f_Dealer_20_Performance_20_Monitoring_5f_Formats_20_for_20_June_20_3_20_and_20_4_20_AMT_20_Meeting" style:display-name="_SCL - MOR_July(FINAL)_Dealer Performance Monitoring_Formats for June 3 and 4 AMT Meeting" style:family="table-cell" style:parent-style-name="Default" style:data-style-name="N169"/>
    <style:style style:name="_5f_SCL_20_-_20_MOR_5f_July_28_FINAL_29__5f_Dealer_20_Performance_20_Monitoring_5f_Geographic_20_Pareto_20__28_Rev_29_" style:display-name="_SCL - MOR_July(FINAL)_Dealer Performance Monitoring_Geographic Pareto (Rev)" style:family="table-cell" style:parent-style-name="Default" style:data-style-name="N169"/>
    <style:style style:name="_5f_SCL_20_-_20_MOR_5f_July_28_FINAL_29__5f_Dealer_20_Performance_20_Monitoring_5f_Geographic_20_Pareto_20__28_Rev_29_.xls_20_Chart_20_1" style:display-name="_SCL - MOR_July(FINAL)_Dealer Performance Monitoring_Geographic Pareto (Rev).xls Chart 1" style:family="table-cell" style:parent-style-name="Default" style:data-style-name="N161"/>
    <style:style style:name="_5f_SCL_20_-_20_MOR_5f_July_28_FINAL_29__5f_Dealer_20_Performance_20_Monitoring_5f_highlights" style:display-name="_SCL - MOR_July(FINAL)_Dealer Performance Monitoring_highlights" style:family="table-cell" style:parent-style-name="Default" style:data-style-name="N161"/>
    <style:style style:name="_5f_SCL_20_-_20_MOR_5f_July_28_FINAL_29__5f_Dealer_20_Performance_20_Monitoring_5f_HL_20__26__20_POT" style:display-name="_SCL - MOR_July(FINAL)_Dealer Performance Monitoring_HL &amp; POT" style:family="table-cell" style:parent-style-name="Default" style:data-style-name="N161"/>
    <style:style style:name="_5f_SCL_20_-_20_MOR_5f_July_28_FINAL_29__5f_Dealer_20_Performance_20_Monitoring_5f_HL_20__26__20_POT_20_CONVERSION" style:display-name="_SCL - MOR_July(FINAL)_Dealer Performance Monitoring_HL &amp; POT CONVERSION" style:family="table-cell" style:parent-style-name="Default" style:data-style-name="N161"/>
    <style:style style:name="_5f_SCL_20_-_20_MOR_5f_July_28_FINAL_29__5f_Dealer_20_Performance_20_Monitoring_5f_June_20_2003_20_MOR_20_Charts" style:display-name="_SCL - MOR_July(FINAL)_Dealer Performance Monitoring_June 2003 MOR Charts" style:family="table-cell" style:parent-style-name="Default" style:data-style-name="N169"/>
    <style:style style:name="_5f_SCL_20_-_20_MOR_5f_July_28_FINAL_29__5f_Dealer_20_Performance_20_Monitoring_5f_JUNE_20_MOR_20_Presentation" style:display-name="_SCL - MOR_July(FINAL)_Dealer Performance Monitoring_JUNE MOR Presentation" style:family="table-cell" style:parent-style-name="Default" style:data-style-name="N169"/>
    <style:style style:name="_5f_SCL_20_-_20_MOR_5f_July_28_FINAL_29__5f_Dealer_20_Performance_20_Monitoring_5f_JUNE_20_MOR_20_Presentation_20_Revised_5f_FINAL" style:display-name="_SCL - MOR_July(FINAL)_Dealer Performance Monitoring_JUNE MOR Presentation Revised_FINAL" style:family="table-cell" style:parent-style-name="Default" style:data-style-name="N169"/>
    <style:style style:name="_5f_SCL_20_-_20_MOR_5f_July_28_FINAL_29__5f_Dealer_20_Performance_20_Monitoring_5f_June_20_Presentation_20_Materials" style:display-name="_SCL - MOR_July(FINAL)_Dealer Performance Monitoring_June Presentation Materials" style:family="table-cell" style:parent-style-name="Default" style:data-style-name="N169"/>
    <style:style style:name="_5f_SCL_20_-_20_MOR_5f_July_28_FINAL_29__5f_Dealer_20_Performance_20_Monitoring_5f_MAY_20_MOR_20_Presentation" style:display-name="_SCL - MOR_July(FINAL)_Dealer Performance Monitoring_MAY MOR Presentation" style:family="table-cell" style:parent-style-name="Default" style:data-style-name="N173"/>
    <style:style style:name="_5f_SCL_20_-_20_MOR_5f_July_28_FINAL_29__5f_Dealer_20_Performance_20_Monitoring_5f_Monthly_20_BP" style:display-name="_SCL - MOR_July(FINAL)_Dealer Performance Monitoring_Monthly BP" style:family="table-cell" style:parent-style-name="Default" style:data-style-name="N169"/>
    <style:style style:name="_5f_SCL_20_-_20_MOR_5f_July_28_FINAL_29__5f_Dealer_20_Performance_20_Monitoring_5f_new_20_forms" style:display-name="_SCL - MOR_July(FINAL)_Dealer Performance Monitoring_new forms" style:family="table-cell" style:parent-style-name="Default" style:data-style-name="N161"/>
    <style:style style:name="_5f_SCL_20_-_20_MOR_5f_July_28_FINAL_29__5f_Dealer_20_Performance_20_Monitoring_5f_NWGMA-Outlet_20_Mix_20__28_Nov_29_" style:display-name="_SCL - MOR_July(FINAL)_Dealer Performance Monitoring_NWGMA-Outlet Mix (Nov)" style:family="table-cell" style:parent-style-name="Default" style:data-style-name="N169"/>
    <style:style style:name="_5f_SCL_20_-_20_MOR_5f_July_28_FINAL_29__5f_Dealer_20_Performance_20_Monitoring_5f_NWGMA-Outlet_20_Mix_20__28_Nov_29__5f_04_20_MOR" style:display-name="_SCL - MOR_July(FINAL)_Dealer Performance Monitoring_NWGMA-Outlet Mix (Nov)_04 MOR" style:family="table-cell" style:parent-style-name="Default" style:data-style-name="N161"/>
    <style:style style:name="_5f_SCL_20_-_20_MOR_5f_July_28_FINAL_29__5f_Dealer_20_Performance_20_Monitoring_5f_NWGMA-Outlet_20_Mix_20__28_Nov_29__5f_06_20_MOR" style:display-name="_SCL - MOR_July(FINAL)_Dealer Performance Monitoring_NWGMA-Outlet Mix (Nov)_06 MOR" style:family="table-cell" style:parent-style-name="Default" style:data-style-name="N161"/>
    <style:style style:name="_5f_SCL_20_-_20_MOR_5f_July_28_FINAL_29__5f_Dealer_20_Performance_20_Monitoring_5f_NWGMA-Outlet_20_Mix_20__28_Nov_29__5f_06-2003" style:display-name="_SCL - MOR_July(FINAL)_Dealer Performance Monitoring_NWGMA-Outlet Mix (Nov)_06-2003" style:family="table-cell" style:parent-style-name="Default" style:data-style-name="N169"/>
    <style:style style:name="_5f_SCL_20_-_20_MOR_5f_July_28_FINAL_29__5f_Dealer_20_Performance_20_Monitoring_5f_NWGMA-Outlet_20_Mix_20__28_Nov_29__5f_07-2003" style:display-name="_SCL - MOR_July(FINAL)_Dealer Performance Monitoring_NWGMA-Outlet Mix (Nov)_07-2003" style:family="table-cell" style:parent-style-name="Default" style:data-style-name="N169"/>
    <style:style style:name="_5f_SCL_20_-_20_MOR_5f_July_28_FINAL_29__5f_Dealer_20_Performance_20_Monitoring_5f_NWGMA-Outlet_20_Mix_20__28_Nov_29__5f_08-FDS_20_CHARTS" style:display-name="_SCL - MOR_July(FINAL)_Dealer Performance Monitoring_NWGMA-Outlet Mix (Nov)_08-FDS CHARTS" style:family="table-cell" style:parent-style-name="Default" style:data-style-name="N161"/>
    <style:style style:name="_5f_SCL_20_-_20_MOR_5f_July_28_FINAL_29__5f_Dealer_20_Performance_20_Monitoring_5f_NWGMA-Outlet_20_Mix_20__28_Nov_29__5f_1-_20_March_20_2003_20_MOR_20_Charts" style:display-name="_SCL - MOR_July(FINAL)_Dealer Performance Monitoring_NWGMA-Outlet Mix (Nov)_1- March 2003 MOR Charts" style:family="table-cell" style:parent-style-name="Default" style:data-style-name="N169"/>
    <style:style style:name="_5f_SCL_20_-_20_MOR_5f_July_28_FINAL_29__5f_Dealer_20_Performance_20_Monitoring_5f_NWGMA-Outlet_20_Mix_20__28_Nov_29__5f_1-CGMA" style:display-name="_SCL - MOR_July(FINAL)_Dealer Performance Monitoring_NWGMA-Outlet Mix (Nov)_1-CGMA" style:family="table-cell" style:parent-style-name="Default" style:data-style-name="N161"/>
    <style:style style:name="_5f_SCL_20_-_20_MOR_5f_July_28_FINAL_29__5f_Dealer_20_Performance_20_Monitoring_5f_NWGMA-Outlet_20_Mix_20__28_Nov_29__5f_1-NGMA" style:display-name="_SCL - MOR_July(FINAL)_Dealer Performance Monitoring_NWGMA-Outlet Mix (Nov)_1-NGMA" style:family="table-cell" style:parent-style-name="Default" style:data-style-name="N169"/>
    <style:style style:name="_5f_SCL_20_-_20_MOR_5f_July_28_FINAL_29__5f_Dealer_20_Performance_20_Monitoring_5f_NWGMA-Outlet_20_Mix_20__28_Nov_29__5f_12-MOR" style:display-name="_SCL - MOR_July(FINAL)_Dealer Performance Monitoring_NWGMA-Outlet Mix (Nov)_12-MOR" style:family="table-cell" style:parent-style-name="Default" style:data-style-name="N169"/>
    <style:style style:name="_5f_SCL_20_-_20_MOR_5f_July_28_FINAL_29__5f_Dealer_20_Performance_20_Monitoring_5f_NWGMA-Outlet_20_Mix_20__28_Nov_29__5f_2-CGMA" style:display-name="_SCL - MOR_July(FINAL)_Dealer Performance Monitoring_NWGMA-Outlet Mix (Nov)_2-CGMA" style:family="table-cell" style:parent-style-name="Default" style:data-style-name="N161"/>
    <style:style style:name="_5f_SCL_20_-_20_MOR_5f_July_28_FINAL_29__5f_Dealer_20_Performance_20_Monitoring_5f_NWGMA-Outlet_20_Mix_20__28_Nov_29__5f_3-BBR" style:display-name="_SCL - MOR_July(FINAL)_Dealer Performance Monitoring_NWGMA-Outlet Mix (Nov)_3-BBR" style:family="table-cell" style:parent-style-name="Default" style:data-style-name="N169"/>
    <style:style style:name="_5f_SCL_20_-_20_MOR_5f_July_28_FINAL_29__5f_Dealer_20_Performance_20_Monitoring_5f_NWGMA-Outlet_20_Mix_20__28_Nov_29__5f_4-NWGMA" style:display-name="_SCL - MOR_July(FINAL)_Dealer Performance Monitoring_NWGMA-Outlet Mix (Nov)_4-NWGMA" style:family="table-cell" style:parent-style-name="Default" style:data-style-name="N169"/>
    <style:style style:name="_5f_SCL_20_-_20_MOR_5f_July_28_FINAL_29__5f_Dealer_20_Performance_20_Monitoring_5f_NWGMA-Outlet_20_Mix_20__28_Nov_29__5f_AA_20_Form" style:display-name="_SCL - MOR_July(FINAL)_Dealer Performance Monitoring_NWGMA-Outlet Mix (Nov)_AA Form" style:family="table-cell" style:parent-style-name="Default" style:data-style-name="N161"/>
    <style:style style:name="_5f_SCL_20_-_20_MOR_5f_July_28_FINAL_29__5f_Dealer_20_Performance_20_Monitoring_5f_NWGMA-Outlet_20_Mix_20__28_Nov_29__5f_ACTIVE_20_OUTLET_20_TARGET_20_-_20_05_28_NEW_20_FORMAT_29_" style:display-name="_SCL - MOR_July(FINAL)_Dealer Performance Monitoring_NWGMA-Outlet Mix (Nov)_ACTIVE OUTLET TARGET - 05(NEW FORMAT)" style:family="table-cell" style:parent-style-name="Default" style:data-style-name="N169"/>
    <style:style style:name="_5f_SCL_20_-_20_MOR_5f_July_28_FINAL_29__5f_Dealer_20_Performance_20_Monitoring_5f_NWGMA-Outlet_20_Mix_20__28_Nov_29__5f_Active_20_Outlets_20_-_20_GNR" style:display-name="_SCL - MOR_July(FINAL)_Dealer Performance Monitoring_NWGMA-Outlet Mix (Nov)_Active Outlets - GNR" style:family="table-cell" style:parent-style-name="Default" style:data-style-name="N169"/>
    <style:style style:name="_5f_SCL_20_-_20_MOR_5f_July_28_FINAL_29__5f_Dealer_20_Performance_20_Monitoring_5f_NWGMA-Outlet_20_Mix_20__28_Nov_29__5f_ACTIVE_20_OUTLETS_20_TARGET_20_MONITORING" style:display-name="_SCL - MOR_July(FINAL)_Dealer Performance Monitoring_NWGMA-Outlet Mix (Nov)_ACTIVE OUTLETS TARGET MONITORING" style:family="table-cell" style:parent-style-name="Default" style:data-style-name="N161"/>
    <style:style style:name="_5f_SCL_20_-_20_MOR_5f_July_28_FINAL_29__5f_Dealer_20_Performance_20_Monitoring_5f_NWGMA-Outlet_20_Mix_20__28_Nov_29__5f_Book2" style:display-name="_SCL - MOR_July(FINAL)_Dealer Performance Monitoring_NWGMA-Outlet Mix (Nov)_Book2" style:family="table-cell" style:parent-style-name="Default" style:data-style-name="N161"/>
    <style:style style:name="_5f_SCL_20_-_20_MOR_5f_July_28_FINAL_29__5f_Dealer_20_Performance_20_Monitoring_5f_NWGMA-Outlet_20_Mix_20__28_Nov_29__5f_business_20_process" style:display-name="_SCL - MOR_July(FINAL)_Dealer Performance Monitoring_NWGMA-Outlet Mix (Nov)_business process" style:family="table-cell" style:parent-style-name="Default" style:data-style-name="N161"/>
    <style:style style:name="_5f_SCL_20_-_20_MOR_5f_July_28_FINAL_29__5f_Dealer_20_Performance_20_Monitoring_5f_NWGMA-Outlet_20_Mix_20__28_Nov_29__5f_CGMA-MATERIALS" style:display-name="_SCL - MOR_July(FINAL)_Dealer Performance Monitoring_NWGMA-Outlet Mix (Nov)_CGMA-MATERIALS" style:family="table-cell" style:parent-style-name="Default" style:data-style-name="N169"/>
    <style:style style:name="_5f_SCL_20_-_20_MOR_5f_July_28_FINAL_29__5f_Dealer_20_Performance_20_Monitoring_5f_NWGMA-Outlet_20_Mix_20__28_Nov_29__5f_CGMA_5f_May_20_MOR" style:display-name="_SCL - MOR_July(FINAL)_Dealer Performance Monitoring_NWGMA-Outlet Mix (Nov)_CGMA_May MOR" style:family="table-cell" style:parent-style-name="Default" style:data-style-name="N161"/>
    <style:style style:name="_5f_SCL_20_-_20_MOR_5f_July_28_FINAL_29__5f_Dealer_20_Performance_20_Monitoring_5f_NWGMA-Outlet_20_Mix_20__28_Nov_29__5f_DEC_20_MOR" style:display-name="_SCL - MOR_July(FINAL)_Dealer Performance Monitoring_NWGMA-Outlet Mix (Nov)_DEC MOR" style:family="table-cell" style:parent-style-name="Default" style:data-style-name="N161"/>
    <style:style style:name="_5f_SCL_20_-_20_MOR_5f_July_28_FINAL_29__5f_Dealer_20_Performance_20_Monitoring_5f_NWGMA-Outlet_20_Mix_20__28_Nov_29__5f_Dec_20_Pres_27_n" style:display-name="_SCL - MOR_July(FINAL)_Dealer Performance Monitoring_NWGMA-Outlet Mix (Nov)_Dec Pres'n" style:family="table-cell" style:parent-style-name="Default" style:data-style-name="N169"/>
    <style:style style:name="_5f_SCL_20_-_20_MOR_5f_July_28_FINAL_29__5f_Dealer_20_Performance_20_Monitoring_5f_NWGMA-Outlet_20_Mix_20__28_Nov_29__5f_DECEMBER_20_MOR_20_Presentation" style:display-name="_SCL - MOR_July(FINAL)_Dealer Performance Monitoring_NWGMA-Outlet Mix (Nov)_DECEMBER MOR Presentation" style:family="table-cell" style:parent-style-name="Default" style:data-style-name="N169"/>
    <style:style style:name="_5f_SCL_20_-_20_MOR_5f_July_28_FINAL_29__5f_Dealer_20_Performance_20_Monitoring_5f_NWGMA-Outlet_20_Mix_20__28_Nov_29__5f_Direct_20_Outlet_5f_Active_20_Outlet_20_Coverage_20_Chart" style:display-name="_SCL - MOR_July(FINAL)_Dealer Performance Monitoring_NWGMA-Outlet Mix (Nov)_Direct Outlet_Active Outlet Coverage Chart" style:family="table-cell" style:parent-style-name="Default" style:data-style-name="N161"/>
    <style:style style:name="_5f_SCL_20_-_20_MOR_5f_July_28_FINAL_29__5f_Dealer_20_Performance_20_Monitoring_5f_NWGMA-Outlet_20_Mix_20__28_Nov_29__5f_DIST._20_1_20_MOR_20_CHARTS_20_NOVEMBER_20_2003" style:display-name="_SCL - MOR_July(FINAL)_Dealer Performance Monitoring_NWGMA-Outlet Mix (Nov)_DIST. 1 MOR CHARTS NOVEMBER 2003" style:family="table-cell" style:parent-style-name="Default" style:data-style-name="N173"/>
    <style:style style:name="_5f_SCL_20_-_20_MOR_5f_July_28_FINAL_29__5f_Dealer_20_Performance_20_Monitoring_5f_NWGMA-Outlet_20_Mix_20__28_Nov_29__5f_DLR_20_FGS-july" style:display-name="_SCL - MOR_July(FINAL)_Dealer Performance Monitoring_NWGMA-Outlet Mix (Nov)_DLR FGS-july" style:family="table-cell" style:parent-style-name="Default" style:data-style-name="N169"/>
    <style:style style:name="_5f_SCL_20_-_20_MOR_5f_July_28_FINAL_29__5f_Dealer_20_Performance_20_Monitoring_5f_NWGMA-Outlet_20_Mix_20__28_Nov_29__5f_FE" style:display-name="_SCL - MOR_July(FINAL)_Dealer Performance Monitoring_NWGMA-Outlet Mix (Nov)_FE" style:family="table-cell" style:parent-style-name="Default" style:data-style-name="N161"/>
    <style:style style:name="_5f_SCL_20_-_20_MOR_5f_July_28_FINAL_29__5f_Dealer_20_Performance_20_Monitoring_5f_NWGMA-Outlet_20_Mix_20__28_Nov_29__5f_FE_20_TO_20_SMBX" style:display-name="_SCL - MOR_July(FINAL)_Dealer Performance Monitoring_NWGMA-Outlet Mix (Nov)_FE TO SMBX" style:family="table-cell" style:parent-style-name="Default" style:data-style-name="N161"/>
    <style:style style:name="_5f_SCL_20_-_20_MOR_5f_July_28_FINAL_29__5f_Dealer_20_Performance_20_Monitoring_5f_NWGMA-Outlet_20_Mix_20__28_Nov_29__5f_FGS_20_4TH_20_QTR_20_REVISION" style:display-name="_SCL - MOR_July(FINAL)_Dealer Performance Monitoring_NWGMA-Outlet Mix (Nov)_FGS 4TH QTR REVISION" style:family="table-cell" style:parent-style-name="Default" style:data-style-name="N169"/>
    <style:style style:name="_5f_SCL_20_-_20_MOR_5f_July_28_FINAL_29__5f_Dealer_20_Performance_20_Monitoring_5f_NWGMA-Outlet_20_Mix_20__28_Nov_29__5f_FORMAT_5f_PARETO_5f_AREA" style:display-name="_SCL - MOR_July(FINAL)_Dealer Performance Monitoring_NWGMA-Outlet Mix (Nov)_FORMAT_PARETO_AREA" style:family="table-cell" style:parent-style-name="Default" style:data-style-name="N161"/>
    <style:style style:name="_5f_SCL_20_-_20_MOR_5f_July_28_FINAL_29__5f_Dealer_20_Performance_20_Monitoring_5f_NWGMA-Outlet_20_Mix_20__28_Nov_29__5f_Formats_20_for_20_June_20_3_20_and_20_4_20_AMT_20_Meeting" style:display-name="_SCL - MOR_July(FINAL)_Dealer Performance Monitoring_NWGMA-Outlet Mix (Nov)_Formats for June 3 and 4 AMT Meeting" style:family="table-cell" style:parent-style-name="Default" style:data-style-name="N169"/>
    <style:style style:name="_5f_SCL_20_-_20_MOR_5f_July_28_FINAL_29__5f_Dealer_20_Performance_20_Monitoring_5f_NWGMA-Outlet_20_Mix_20__28_Nov_29__5f_Geographic_20_Pareto_20__28_Rev_29_" style:display-name="_SCL - MOR_July(FINAL)_Dealer Performance Monitoring_NWGMA-Outlet Mix (Nov)_Geographic Pareto (Rev)" style:family="table-cell" style:parent-style-name="Default" style:data-style-name="N169"/>
    <style:style style:name="_5f_SCL_20_-_20_MOR_5f_July_28_FINAL_29__5f_Dealer_20_Performance_20_Monitoring_5f_NWGMA-Outlet_20_Mix_20__28_Nov_29__5f_Geographic_20_Pareto_20__28_Rev_29_.xls_20_Chart_20_1" style:display-name="_SCL - MOR_July(FINAL)_Dealer Performance Monitoring_NWGMA-Outlet Mix (Nov)_Geographic Pareto (Rev).xls Chart 1" style:family="table-cell" style:parent-style-name="Default" style:data-style-name="N161"/>
    <style:style style:name="_5f_SCL_20_-_20_MOR_5f_July_28_FINAL_29__5f_Dealer_20_Performance_20_Monitoring_5f_NWGMA-Outlet_20_Mix_20__28_Nov_29__5f_highlights" style:display-name="_SCL - MOR_July(FINAL)_Dealer Performance Monitoring_NWGMA-Outlet Mix (Nov)_highlights" style:family="table-cell" style:parent-style-name="Default" style:data-style-name="N161"/>
    <style:style style:name="_5f_SCL_20_-_20_MOR_5f_July_28_FINAL_29__5f_Dealer_20_Performance_20_Monitoring_5f_NWGMA-Outlet_20_Mix_20__28_Nov_29__5f_HL_20__26__20_POT" style:display-name="_SCL - MOR_July(FINAL)_Dealer Performance Monitoring_NWGMA-Outlet Mix (Nov)_HL &amp; POT" style:family="table-cell" style:parent-style-name="Default" style:data-style-name="N161"/>
    <style:style style:name="_5f_SCL_20_-_20_MOR_5f_July_28_FINAL_29__5f_Dealer_20_Performance_20_Monitoring_5f_NWGMA-Outlet_20_Mix_20__28_Nov_29__5f_HL_20__26__20_POT_20_CONVERSION" style:display-name="_SCL - MOR_July(FINAL)_Dealer Performance Monitoring_NWGMA-Outlet Mix (Nov)_HL &amp; POT CONVERSION" style:family="table-cell" style:parent-style-name="Default" style:data-style-name="N161"/>
    <style:style style:name="_5f_SCL_20_-_20_MOR_5f_July_28_FINAL_29__5f_Dealer_20_Performance_20_Monitoring_5f_NWGMA-Outlet_20_Mix_20__28_Nov_29__5f_June_20_2003_20_MOR_20_Charts" style:display-name="_SCL - MOR_July(FINAL)_Dealer Performance Monitoring_NWGMA-Outlet Mix (Nov)_June 2003 MOR Charts" style:family="table-cell" style:parent-style-name="Default" style:data-style-name="N169"/>
    <style:style style:name="_5f_SCL_20_-_20_MOR_5f_July_28_FINAL_29__5f_Dealer_20_Performance_20_Monitoring_5f_NWGMA-Outlet_20_Mix_20__28_Nov_29__5f_JUNE_20_MOR_20_Presentation" style:display-name="_SCL - MOR_July(FINAL)_Dealer Performance Monitoring_NWGMA-Outlet Mix (Nov)_JUNE MOR Presentation" style:family="table-cell" style:parent-style-name="Default" style:data-style-name="N169"/>
    <style:style style:name="_5f_SCL_20_-_20_MOR_5f_July_28_FINAL_29__5f_Dealer_20_Performance_20_Monitoring_5f_NWGMA-Outlet_20_Mix_20__28_Nov_29__5f_JUNE_20_MOR_20_Presentation_20_Revised_5f_FINAL" style:display-name="_SCL - MOR_July(FINAL)_Dealer Performance Monitoring_NWGMA-Outlet Mix (Nov)_JUNE MOR Presentation Revised_FINAL" style:family="table-cell" style:parent-style-name="Default" style:data-style-name="N169"/>
    <style:style style:name="_5f_SCL_20_-_20_MOR_5f_July_28_FINAL_29__5f_Dealer_20_Performance_20_Monitoring_5f_NWGMA-Outlet_20_Mix_20__28_Nov_29__5f_June_20_Presentation_20_Materials" style:display-name="_SCL - MOR_July(FINAL)_Dealer Performance Monitoring_NWGMA-Outlet Mix (Nov)_June Presentation Materials" style:family="table-cell" style:parent-style-name="Default" style:data-style-name="N169"/>
    <style:style style:name="_5f_SCL_20_-_20_MOR_5f_July_28_FINAL_29__5f_Dealer_20_Performance_20_Monitoring_5f_NWGMA-Outlet_20_Mix_20__28_Nov_29__5f_Monthly_20_BP" style:display-name="_SCL - MOR_July(FINAL)_Dealer Performance Monitoring_NWGMA-Outlet Mix (Nov)_Monthly BP" style:family="table-cell" style:parent-style-name="Default" style:data-style-name="N169"/>
    <style:style style:name="_5f_SCL_20_-_20_MOR_5f_July_28_FINAL_29__5f_Dealer_20_Performance_20_Monitoring_5f_NWGMA-Outlet_20_Mix_20__28_Nov_29__5f_new_20_forms" style:display-name="_SCL - MOR_July(FINAL)_Dealer Performance Monitoring_NWGMA-Outlet Mix (Nov)_new forms" style:family="table-cell" style:parent-style-name="Default" style:data-style-name="N161"/>
    <style:style style:name="_5f_SCL_20_-_20_MOR_5f_July_28_FINAL_29__5f_Dealer_20_Performance_20_Monitoring_5f_NWGMA-Outlet_20_Mix_20__28_Nov_29__5f_PARETO" style:display-name="_SCL - MOR_July(FINAL)_Dealer Performance Monitoring_NWGMA-Outlet Mix (Nov)_PARETO" style:family="table-cell" style:parent-style-name="Default" style:data-style-name="N161"/>
    <style:style style:name="_5f_SCL_20_-_20_MOR_5f_July_28_FINAL_29__5f_Dealer_20_Performance_20_Monitoring_5f_NWGMA-Outlet_20_Mix_20__28_Nov_29__5f_Pareto_28_with_20_monthly_20_monitoring_29_" style:display-name="_SCL - MOR_July(FINAL)_Dealer Performance Monitoring_NWGMA-Outlet Mix (Nov)_Pareto(with monthly monitoring)" style:family="table-cell" style:parent-style-name="Default" style:data-style-name="N161"/>
    <style:style style:name="_5f_SCL_20_-_20_MOR_5f_July_28_FINAL_29__5f_Dealer_20_Performance_20_Monitoring_5f_NWGMA-Outlet_20_Mix_20__28_Nov_29__5f_PER_20_DIST" style:display-name="_SCL - MOR_July(FINAL)_Dealer Performance Monitoring_NWGMA-Outlet Mix (Nov)_PER DIST" style:family="table-cell" style:parent-style-name="Default" style:data-style-name="N161"/>
    <style:style style:name="_5f_SCL_20_-_20_MOR_5f_July_28_FINAL_29__5f_Dealer_20_Performance_20_Monitoring_5f_NWGMA-Outlet_20_Mix_20__28_Nov_29__5f_Retail-WS_20_Outlet_20_Mix_20_Form" style:display-name="_SCL - MOR_July(FINAL)_Dealer Performance Monitoring_NWGMA-Outlet Mix (Nov)_Retail-WS Outlet Mix Form" style:family="table-cell" style:parent-style-name="Default" style:data-style-name="N172"/>
    <style:style style:name="_5f_SCL_20_-_20_MOR_5f_July_28_FINAL_29__5f_Dealer_20_Performance_20_Monitoring_5f_NWGMA-Outlet_20_Mix_20__28_Nov_29__5f_REVISED_20_HYLYTS_20_-_20_new_20_forms" style:display-name="_SCL - MOR_July(FINAL)_Dealer Performance Monitoring_NWGMA-Outlet Mix (Nov)_REVISED HYLYTS - new forms" style:family="table-cell" style:parent-style-name="Default" style:data-style-name="N161"/>
    <style:style style:name="_5f_SCL_20_-_20_MOR_5f_July_28_FINAL_29__5f_Dealer_20_Performance_20_Monitoring_5f_NWGMA-Outlet_20_Mix_20__28_Nov_29__5f_sept." style:display-name="_SCL - MOR_July(FINAL)_Dealer Performance Monitoring_NWGMA-Outlet Mix (Nov)_sept." style:family="table-cell" style:parent-style-name="Default" style:data-style-name="N161"/>
    <style:style style:name="_5f_SCL_20_-_20_MOR_5f_July_28_FINAL_29__5f_Dealer_20_Performance_20_Monitoring_5f_NWGMA-Outlet_20_Mix_20__28_Nov_29__5f_September" style:display-name="_SCL - MOR_July(FINAL)_Dealer Performance Monitoring_NWGMA-Outlet Mix (Nov)_September" style:family="table-cell" style:parent-style-name="Default" style:data-style-name="N161"/>
    <style:style style:name="_5f_SCL_20_-_20_MOR_5f_July_28_FINAL_29__5f_Dealer_20_Performance_20_Monitoring_5f_NWGMA-Outlet_20_Mix_20__28_Nov_29__5f_SEPTEMBER_20_MOR_20_Presentation" style:display-name="_SCL - MOR_July(FINAL)_Dealer Performance Monitoring_NWGMA-Outlet Mix (Nov)_SEPTEMBER MOR Presentation" style:family="table-cell" style:parent-style-name="Default" style:data-style-name="N169"/>
    <style:style style:name="_5f_SCL_20_-_20_MOR_5f_July_28_FINAL_29__5f_Dealer_20_Performance_20_Monitoring_5f_NWGMA-Outlet_20_Mix_20__28_Nov_29__5f_WS_20_PROGRAM" style:display-name="_SCL - MOR_July(FINAL)_Dealer Performance Monitoring_NWGMA-Outlet Mix (Nov)_WS PROGRAM" style:family="table-cell" style:parent-style-name="Default" style:data-style-name="N161"/>
    <style:style style:name="_5f_SCL_20_-_20_MOR_5f_July_28_FINAL_29__5f_Dealer_20_Performance_20_Monitoring_5f_NWGMA-Outlet_20_Mix_20__28_Nov_29__5f_WSP_5f_REVISED" style:display-name="_SCL - MOR_July(FINAL)_Dealer Performance Monitoring_NWGMA-Outlet Mix (Nov)_WSP_REVISED" style:family="table-cell" style:parent-style-name="Default" style:data-style-name="N161"/>
    <style:style style:name="_5f_SCL_20_-_20_MOR_5f_July_28_FINAL_29__5f_Dealer_20_Performance_20_Monitoring_5f_NWGMA-Outlet_20_Mix_20__28_Nov_29__5f_WSP_5f_REVISED-August" style:display-name="_SCL - MOR_July(FINAL)_Dealer Performance Monitoring_NWGMA-Outlet Mix (Nov)_WSP_REVISED-August" style:family="table-cell" style:parent-style-name="Default" style:data-style-name="N161"/>
    <style:style style:name="_5f_SCL_20_-_20_MOR_5f_July_28_FINAL_29__5f_Dealer_20_Performance_20_Monitoring_5f_NWGMA-Outlet_20_Mix_20__28_Nov_29__5f_WSP_5f_Revised-December" style:display-name="_SCL - MOR_July(FINAL)_Dealer Performance Monitoring_NWGMA-Outlet Mix (Nov)_WSP_Revised-December" style:family="table-cell" style:parent-style-name="Default" style:data-style-name="N173"/>
    <style:style style:name="_5f_SCL_20_-_20_MOR_5f_July_28_FINAL_29__5f_Dealer_20_Performance_20_Monitoring_5f_NWGMA-Outlet_20_Mix_20__28_Nov_29__5f_WSP_5f_Revised-November" style:display-name="_SCL - MOR_July(FINAL)_Dealer Performance Monitoring_NWGMA-Outlet Mix (Nov)_WSP_Revised-November" style:family="table-cell" style:parent-style-name="Default" style:data-style-name="N173"/>
    <style:style style:name="_5f_SCL_20_-_20_MOR_5f_July_28_FINAL_29__5f_Dealer_20_Performance_20_Monitoring_5f_NWGMA-Outlet_20_Mix_20__28_Nov_29__5f_WSP_5f_REVISED-September" style:display-name="_SCL - MOR_July(FINAL)_Dealer Performance Monitoring_NWGMA-Outlet Mix (Nov)_WSP_REVISED-September" style:family="table-cell" style:parent-style-name="Default" style:data-style-name="N161"/>
    <style:style style:name="_5f_SCL_20_-_20_MOR_5f_July_28_FINAL_29__5f_Dealer_20_Performance_20_Monitoring_5f_PARETO" style:display-name="_SCL - MOR_July(FINAL)_Dealer Performance Monitoring_PARETO" style:family="table-cell" style:parent-style-name="Default" style:data-style-name="N161"/>
    <style:style style:name="_5f_SCL_20_-_20_MOR_5f_July_28_FINAL_29__5f_Dealer_20_Performance_20_Monitoring_5f_Pareto_28_with_20_monthly_20_monitoring_29_" style:display-name="_SCL - MOR_July(FINAL)_Dealer Performance Monitoring_Pareto(with monthly monitoring)" style:family="table-cell" style:parent-style-name="Default" style:data-style-name="N161"/>
    <style:style style:name="_5f_SCL_20_-_20_MOR_5f_July_28_FINAL_29__5f_Dealer_20_Performance_20_Monitoring_5f_PER_20_DIST" style:display-name="_SCL - MOR_July(FINAL)_Dealer Performance Monitoring_PER DIST" style:family="table-cell" style:parent-style-name="Default" style:data-style-name="N161"/>
    <style:style style:name="_5f_SCL_20_-_20_MOR_5f_July_28_FINAL_29__5f_Dealer_20_Performance_20_Monitoring_5f_REVISED_20_HYLYTS_20_-_20_new_20_forms" style:display-name="_SCL - MOR_July(FINAL)_Dealer Performance Monitoring_REVISED HYLYTS - new forms" style:family="table-cell" style:parent-style-name="Default" style:data-style-name="N161"/>
    <style:style style:name="_5f_SCL_20_-_20_MOR_5f_July_28_FINAL_29__5f_Dealer_20_Performance_20_Monitoring_5f_rtw_20_revised" style:display-name="_SCL - MOR_July(FINAL)_Dealer Performance Monitoring_rtw revised" style:family="table-cell" style:parent-style-name="Default" style:data-style-name="N172"/>
    <style:style style:name="_5f_SCL_20_-_20_MOR_5f_July_28_FINAL_29__5f_Dealer_20_Performance_20_Monitoring_5f_sept." style:display-name="_SCL - MOR_July(FINAL)_Dealer Performance Monitoring_sept." style:family="table-cell" style:parent-style-name="Default" style:data-style-name="N161"/>
    <style:style style:name="_5f_SCL_20_-_20_MOR_5f_July_28_FINAL_29__5f_Dealer_20_Performance_20_Monitoring_5f_September" style:display-name="_SCL - MOR_July(FINAL)_Dealer Performance Monitoring_September" style:family="table-cell" style:parent-style-name="Default" style:data-style-name="N161"/>
    <style:style style:name="_5f_SCL_20_-_20_MOR_5f_July_28_FINAL_29__5f_Dealer_20_Performance_20_Monitoring_5f_SEPTEMBER_20_MOR_20_Presentation" style:display-name="_SCL - MOR_July(FINAL)_Dealer Performance Monitoring_SEPTEMBER MOR Presentation" style:family="table-cell" style:parent-style-name="Default" style:data-style-name="N169"/>
    <style:style style:name="_5f_SCL_20_-_20_MOR_5f_July_28_FINAL_29__5f_Dealer_20_Performance_20_Monitoring_5f_WS_20_PROGRAM" style:display-name="_SCL - MOR_July(FINAL)_Dealer Performance Monitoring_WS PROGRAM" style:family="table-cell" style:parent-style-name="Default" style:data-style-name="N161"/>
    <style:style style:name="_5f_SCL_20_-_20_MOR_5f_July_28_FINAL_29__5f_Dealer_20_Performance_20_Monitoring_5f_WSP_5f_REVISED" style:display-name="_SCL - MOR_July(FINAL)_Dealer Performance Monitoring_WSP_REVISED" style:family="table-cell" style:parent-style-name="Default" style:data-style-name="N161"/>
    <style:style style:name="_5f_SCL_20_-_20_MOR_5f_July_28_FINAL_29__5f_Dealer_20_Performance_20_Monitoring_5f_WSP_5f_REVISED-August" style:display-name="_SCL - MOR_July(FINAL)_Dealer Performance Monitoring_WSP_REVISED-August" style:family="table-cell" style:parent-style-name="Default" style:data-style-name="N161"/>
    <style:style style:name="_5f_SCL_20_-_20_MOR_5f_July_28_FINAL_29__5f_Dealer_20_Performance_20_Monitoring_5f_WSP_5f_Revised-December" style:display-name="_SCL - MOR_July(FINAL)_Dealer Performance Monitoring_WSP_Revised-December" style:family="table-cell" style:parent-style-name="Default" style:data-style-name="N172"/>
    <style:style style:name="_5f_SCL_20_-_20_MOR_5f_July_28_FINAL_29__5f_Dealer_20_Performance_20_Monitoring_5f_WSP_5f_Revised-November" style:display-name="_SCL - MOR_July(FINAL)_Dealer Performance Monitoring_WSP_Revised-November" style:family="table-cell" style:parent-style-name="Default" style:data-style-name="N172"/>
    <style:style style:name="_5f_SCL_20_-_20_MOR_5f_July_28_FINAL_29__5f_Dealer_20_Performance_20_Monitoring_5f_WSP_5f_REVISED-September" style:display-name="_SCL - MOR_July(FINAL)_Dealer Performance Monitoring_WSP_REVISED-September" style:family="table-cell" style:parent-style-name="Default" style:data-style-name="N161"/>
    <style:style style:name="_5f_SCL_20_-_20_MOR_5f_July_28_FINAL_29__5f_Dealer_20_Weekly_20_Withdrawal_20_Target_20_-_20_FEB_27_03" style:display-name="_SCL - MOR_July(FINAL)_Dealer Weekly Withdrawal Target - FEB'03" style:family="table-cell" style:parent-style-name="Default" style:data-style-name="N171"/>
    <style:style style:name="_5f_SCL_20_-_20_MOR_5f_July_28_FINAL_29__5f_DEC_20_MOR" style:display-name="_SCL - MOR_July(FINAL)_DEC MOR" style:family="table-cell" style:parent-style-name="Default" style:data-style-name="N161"/>
    <style:style style:name="_5f_SCL_20_-_20_MOR_5f_July_28_FINAL_29__5f_Dec_20_Pres_27_n" style:display-name="_SCL - MOR_July(FINAL)_Dec Pres'n" style:family="table-cell" style:parent-style-name="Default" style:data-style-name="N169"/>
    <style:style style:name="_5f_SCL_20_-_20_MOR_5f_July_28_FINAL_29__5f_DECEMBER_20_MOR_20_Presentation" style:display-name="_SCL - MOR_July(FINAL)_DECEMBER MOR Presentation" style:family="table-cell" style:parent-style-name="Default" style:data-style-name="N169"/>
    <style:style style:name="_5f_SCL_20_-_20_MOR_5f_July_28_FINAL_29__5f_Direct_20_Outlet_5f_Active_20_Outlet_20_Coverage_20_Chart" style:display-name="_SCL - MOR_July(FINAL)_Direct Outlet_Active Outlet Coverage Chart" style:family="table-cell" style:parent-style-name="Default" style:data-style-name="N161"/>
    <style:style style:name="_5f_SCL_20_-_20_MOR_5f_July_28_FINAL_29__5f_DIST._20_1_20_MOR_20_CHARTS_20_NOVEMBER_20_2003" style:display-name="_SCL - MOR_July(FINAL)_DIST. 1 MOR CHARTS NOVEMBER 2003" style:family="table-cell" style:parent-style-name="Default" style:data-style-name="N172"/>
    <style:style style:name="_5f_SCL_20_-_20_MOR_5f_July_28_FINAL_29__5f_DLR_20_FGS-july" style:display-name="_SCL - MOR_July(FINAL)_DLR FGS-july" style:family="table-cell" style:parent-style-name="Default" style:data-style-name="N169"/>
    <style:style style:name="_5f_SCL_20_-_20_MOR_5f_July_28_FINAL_29__5f_FE" style:display-name="_SCL - MOR_July(FINAL)_FE" style:family="table-cell" style:parent-style-name="Default" style:data-style-name="N161"/>
    <style:style style:name="_5f_SCL_20_-_20_MOR_5f_July_28_FINAL_29__5f_FE_20_TO_20_SMBX" style:display-name="_SCL - MOR_July(FINAL)_FE TO SMBX" style:family="table-cell" style:parent-style-name="Default" style:data-style-name="N161"/>
    <style:style style:name="_5f_SCL_20_-_20_MOR_5f_July_28_FINAL_29__5f_FGS_20_4TH_20_QTR_20_REVISION" style:display-name="_SCL - MOR_July(FINAL)_FGS 4TH QTR REVISION" style:family="table-cell" style:parent-style-name="Default" style:data-style-name="N169"/>
    <style:style style:name="_5f_SCL_20_-_20_MOR_5f_July_28_FINAL_29__5f_FORMAT_5f_PARETO_5f_AREA" style:display-name="_SCL - MOR_July(FINAL)_FORMAT_PARETO_AREA" style:family="table-cell" style:parent-style-name="Default" style:data-style-name="N161"/>
    <style:style style:name="_5f_SCL_20_-_20_MOR_5f_July_28_FINAL_29__5f_Formats_20_for_20_June_20_3_20_and_20_4_20_AMT_20_Meeting" style:display-name="_SCL - MOR_July(FINAL)_Formats for June 3 and 4 AMT Meeting" style:family="table-cell" style:parent-style-name="Default" style:data-style-name="N169"/>
    <style:style style:name="_5f_SCL_20_-_20_MOR_5f_July_28_FINAL_29__5f_Geographic_20_Pareto_20__28_Rev_29_" style:display-name="_SCL - MOR_July(FINAL)_Geographic Pareto (Rev)" style:family="table-cell" style:parent-style-name="Default" style:data-style-name="N169"/>
    <style:style style:name="_5f_SCL_20_-_20_MOR_5f_July_28_FINAL_29__5f_Geographic_20_Pareto_20__28_Rev_29_.xls_20_Chart_20_1" style:display-name="_SCL - MOR_July(FINAL)_Geographic Pareto (Rev).xls Chart 1" style:family="table-cell" style:parent-style-name="Default" style:data-style-name="N161"/>
    <style:style style:name="_5f_SCL_20_-_20_MOR_5f_July_28_FINAL_29__5f_highlights" style:display-name="_SCL - MOR_July(FINAL)_highlights" style:family="table-cell" style:parent-style-name="Default" style:data-style-name="N161"/>
    <style:style style:name="_5f_SCL_20_-_20_MOR_5f_July_28_FINAL_29__5f_HL_20__26__20_POT" style:display-name="_SCL - MOR_July(FINAL)_HL &amp; POT" style:family="table-cell" style:parent-style-name="Default" style:data-style-name="N161"/>
    <style:style style:name="_5f_SCL_20_-_20_MOR_5f_July_28_FINAL_29__5f_HL_20__26__20_POT_20_CONVERSION" style:display-name="_SCL - MOR_July(FINAL)_HL &amp; POT CONVERSION" style:family="table-cell" style:parent-style-name="Default" style:data-style-name="N161"/>
    <style:style style:name="_5f_SCL_20_-_20_MOR_5f_July_28_FINAL_29__5f_June_20_2003_20_MOR_20_Charts" style:display-name="_SCL - MOR_July(FINAL)_June 2003 MOR Charts" style:family="table-cell" style:parent-style-name="Default" style:data-style-name="N169"/>
    <style:style style:name="_5f_SCL_20_-_20_MOR_5f_July_28_FINAL_29__5f_JUNE_20_MOR_20_Presentation" style:display-name="_SCL - MOR_July(FINAL)_JUNE MOR Presentation" style:family="table-cell" style:parent-style-name="Default" style:data-style-name="N169"/>
    <style:style style:name="_5f_SCL_20_-_20_MOR_5f_July_28_FINAL_29__5f_JUNE_20_MOR_20_Presentation_20_Revised_5f_FINAL" style:display-name="_SCL - MOR_July(FINAL)_JUNE MOR Presentation Revised_FINAL" style:family="table-cell" style:parent-style-name="Default" style:data-style-name="N169"/>
    <style:style style:name="_5f_SCL_20_-_20_MOR_5f_July_28_FINAL_29__5f_June_20_Presentation_20_Materials" style:display-name="_SCL - MOR_July(FINAL)_June Presentation Materials" style:family="table-cell" style:parent-style-name="Default" style:data-style-name="N169"/>
    <style:style style:name="_5f_SCL_20_-_20_MOR_5f_July_28_FINAL_29__5f_MAY_20_MOR_20_Presentation" style:display-name="_SCL - MOR_July(FINAL)_MAY MOR Presentation" style:family="table-cell" style:parent-style-name="Default" style:data-style-name="N173"/>
    <style:style style:name="_5f_SCL_20_-_20_MOR_5f_July_28_FINAL_29__5f_Monthly_20_BP" style:display-name="_SCL - MOR_July(FINAL)_Monthly BP" style:family="table-cell" style:parent-style-name="Default" style:data-style-name="N169"/>
    <style:style style:name="_5f_SCL_20_-_20_MOR_5f_July_28_FINAL_29__5f_new_20_forms" style:display-name="_SCL - MOR_July(FINAL)_new forms" style:family="table-cell" style:parent-style-name="Default" style:data-style-name="N161"/>
    <style:style style:name="_5f_SCL_20_-_20_MOR_5f_July_28_FINAL_29__5f_nw_5f_Dealer_20_Full_20_Goods_20_Movement" style:display-name="_SCL - MOR_July(FINAL)_nw_Dealer Full Goods Movement" style:family="table-cell" style:parent-style-name="Default" style:data-style-name="N175"/>
    <style:style style:name="_5f_SCL_20_-_20_MOR_5f_July_28_FINAL_29__5f_nw_5f_Dealer_20_Full_20_Goods_20_Movement_5f_04_20_MOR" style:display-name="_SCL - MOR_July(FINAL)_nw_Dealer Full Goods Movement_04 MOR" style:family="table-cell" style:parent-style-name="Default" style:data-style-name="N177"/>
    <style:style style:name="_5f_SCL_20_-_20_MOR_5f_July_28_FINAL_29__5f_nw_5f_Dealer_20_Full_20_Goods_20_Movement_5f_06_20_MOR" style:display-name="_SCL - MOR_July(FINAL)_nw_Dealer Full Goods Movement_06 MOR" style:family="table-cell" style:parent-style-name="Default" style:data-style-name="N177"/>
    <style:style style:name="_5f_SCL_20_-_20_MOR_5f_July_28_FINAL_29__5f_nw_5f_Dealer_20_Full_20_Goods_20_Movement_5f_06-2003" style:display-name="_SCL - MOR_July(FINAL)_nw_Dealer Full Goods Movement_06-2003" style:family="table-cell" style:parent-style-name="Default" style:data-style-name="N175"/>
    <style:style style:name="_5f_SCL_20_-_20_MOR_5f_July_28_FINAL_29__5f_nw_5f_Dealer_20_Full_20_Goods_20_Movement_5f_07-2003" style:display-name="_SCL - MOR_July(FINAL)_nw_Dealer Full Goods Movement_07-2003" style:family="table-cell" style:parent-style-name="Default" style:data-style-name="N175"/>
    <style:style style:name="_5f_SCL_20_-_20_MOR_5f_July_28_FINAL_29__5f_nw_5f_Dealer_20_Full_20_Goods_20_Movement_5f_08-FDS_20_CHARTS" style:display-name="_SCL - MOR_July(FINAL)_nw_Dealer Full Goods Movement_08-FDS CHARTS" style:family="table-cell" style:parent-style-name="Default" style:data-style-name="N177"/>
    <style:style style:name="_5f_SCL_20_-_20_MOR_5f_July_28_FINAL_29__5f_nw_5f_Dealer_20_Full_20_Goods_20_Movement_5f_1-_20_March_20_2003_20_MOR_20_Charts" style:display-name="_SCL - MOR_July(FINAL)_nw_Dealer Full Goods Movement_1- March 2003 MOR Charts" style:family="table-cell" style:parent-style-name="Default" style:data-style-name="N175"/>
    <style:style style:name="_5f_SCL_20_-_20_MOR_5f_July_28_FINAL_29__5f_nw_5f_Dealer_20_Full_20_Goods_20_Movement_5f_1-CGMA" style:display-name="_SCL - MOR_July(FINAL)_nw_Dealer Full Goods Movement_1-CGMA" style:family="table-cell" style:parent-style-name="Default" style:data-style-name="N177"/>
    <style:style style:name="_5f_SCL_20_-_20_MOR_5f_July_28_FINAL_29__5f_nw_5f_Dealer_20_Full_20_Goods_20_Movement_5f_1-NGMA" style:display-name="_SCL - MOR_July(FINAL)_nw_Dealer Full Goods Movement_1-NGMA" style:family="table-cell" style:parent-style-name="Default" style:data-style-name="N175"/>
    <style:style style:name="_5f_SCL_20_-_20_MOR_5f_July_28_FINAL_29__5f_nw_5f_Dealer_20_Full_20_Goods_20_Movement_5f_12-MOR" style:display-name="_SCL - MOR_July(FINAL)_nw_Dealer Full Goods Movement_12-MOR" style:family="table-cell" style:parent-style-name="Default" style:data-style-name="N175"/>
    <style:style style:name="_5f_SCL_20_-_20_MOR_5f_July_28_FINAL_29__5f_nw_5f_Dealer_20_Full_20_Goods_20_Movement_5f_2-CGMA" style:display-name="_SCL - MOR_July(FINAL)_nw_Dealer Full Goods Movement_2-CGMA" style:family="table-cell" style:parent-style-name="Default" style:data-style-name="N177"/>
    <style:style style:name="_5f_SCL_20_-_20_MOR_5f_July_28_FINAL_29__5f_nw_5f_Dealer_20_Full_20_Goods_20_Movement_5f_2003_20_DLR_20_WD_20_and_20_STT" style:display-name="_SCL - MOR_July(FINAL)_nw_Dealer Full Goods Movement_2003 DLR WD and STT" style:family="table-cell" style:parent-style-name="Default" style:data-style-name="N175"/>
    <style:style style:name="_5f_SCL_20_-_20_MOR_5f_July_28_FINAL_29__5f_nw_5f_Dealer_20_Full_20_Goods_20_Movement_5f_3-BBR" style:display-name="_SCL - MOR_July(FINAL)_nw_Dealer Full Goods Movement_3-BBR" style:family="table-cell" style:parent-style-name="Default" style:data-style-name="N175"/>
    <style:style style:name="_5f_SCL_20_-_20_MOR_5f_July_28_FINAL_29__5f_nw_5f_Dealer_20_Full_20_Goods_20_Movement_5f_4-NWGMA" style:display-name="_SCL - MOR_July(FINAL)_nw_Dealer Full Goods Movement_4-NWGMA" style:family="table-cell" style:parent-style-name="Default" style:data-style-name="N175"/>
    <style:style style:name="_5f_SCL_20_-_20_MOR_5f_July_28_FINAL_29__5f_nw_5f_Dealer_20_Full_20_Goods_20_Movement_5f_AA_20_Form" style:display-name="_SCL - MOR_July(FINAL)_nw_Dealer Full Goods Movement_AA Form" style:family="table-cell" style:parent-style-name="Default" style:data-style-name="N177"/>
    <style:style style:name="_5f_SCL_20_-_20_MOR_5f_July_28_FINAL_29__5f_nw_5f_Dealer_20_Full_20_Goods_20_Movement_5f_ACTIVE_20_OUTLET_20_TARGET_20_-_20_05_28_NEW_20_FORMAT_29_" style:display-name="_SCL - MOR_July(FINAL)_nw_Dealer Full Goods Movement_ACTIVE OUTLET TARGET - 05(NEW FORMAT)" style:family="table-cell" style:parent-style-name="Default" style:data-style-name="N175"/>
    <style:style style:name="_5f_SCL_20_-_20_MOR_5f_July_28_FINAL_29__5f_nw_5f_Dealer_20_Full_20_Goods_20_Movement_5f_ACTIVE_20_OUTLETS_20_TARGET_20_MONITORING" style:display-name="_SCL - MOR_July(FINAL)_nw_Dealer Full Goods Movement_ACTIVE OUTLETS TARGET MONITORING" style:family="table-cell" style:parent-style-name="Default" style:data-style-name="N177"/>
    <style:style style:name="_5f_SCL_20_-_20_MOR_5f_July_28_FINAL_29__5f_nw_5f_Dealer_20_Full_20_Goods_20_Movement_5f_Book2" style:display-name="_SCL - MOR_July(FINAL)_nw_Dealer Full Goods Movement_Book2" style:family="table-cell" style:parent-style-name="Default" style:data-style-name="N177"/>
    <style:style style:name="_5f_SCL_20_-_20_MOR_5f_July_28_FINAL_29__5f_nw_5f_Dealer_20_Full_20_Goods_20_Movement_5f_business_20_process" style:display-name="_SCL - MOR_July(FINAL)_nw_Dealer Full Goods Movement_business process" style:family="table-cell" style:parent-style-name="Default" style:data-style-name="N177"/>
    <style:style style:name="_5f_SCL_20_-_20_MOR_5f_July_28_FINAL_29__5f_nw_5f_Dealer_20_Full_20_Goods_20_Movement_5f_CGMA-MATERIALS" style:display-name="_SCL - MOR_July(FINAL)_nw_Dealer Full Goods Movement_CGMA-MATERIALS" style:family="table-cell" style:parent-style-name="Default" style:data-style-name="N175"/>
    <style:style style:name="_5f_SCL_20_-_20_MOR_5f_July_28_FINAL_29__5f_nw_5f_Dealer_20_Full_20_Goods_20_Movement_5f_CGMA_5f_May_20_MOR" style:display-name="_SCL - MOR_July(FINAL)_nw_Dealer Full Goods Movement_CGMA_May MOR" style:family="table-cell" style:parent-style-name="Default" style:data-style-name="N177"/>
    <style:style style:name="_5f_SCL_20_-_20_MOR_5f_July_28_FINAL_29__5f_nw_5f_Dealer_20_Full_20_Goods_20_Movement_5f_DEC_20_MOR" style:display-name="_SCL - MOR_July(FINAL)_nw_Dealer Full Goods Movement_DEC MOR" style:family="table-cell" style:parent-style-name="Default" style:data-style-name="N177"/>
    <style:style style:name="_5f_SCL_20_-_20_MOR_5f_July_28_FINAL_29__5f_nw_5f_Dealer_20_Full_20_Goods_20_Movement_5f_Dec_20_Pres_27_n" style:display-name="_SCL - MOR_July(FINAL)_nw_Dealer Full Goods Movement_Dec Pres'n" style:family="table-cell" style:parent-style-name="Default" style:data-style-name="N175"/>
    <style:style style:name="_5f_SCL_20_-_20_MOR_5f_July_28_FINAL_29__5f_nw_5f_Dealer_20_Full_20_Goods_20_Movement_5f_DECEMBER_20_MOR_20_Presentation" style:display-name="_SCL - MOR_July(FINAL)_nw_Dealer Full Goods Movement_DECEMBER MOR Presentation" style:family="table-cell" style:parent-style-name="Default" style:data-style-name="N175"/>
    <style:style style:name="_5f_SCL_20_-_20_MOR_5f_July_28_FINAL_29__5f_nw_5f_Dealer_20_Full_20_Goods_20_Movement_5f_Direct_20_Outlet_5f_Active_20_Outlet_20_Coverage_20_Chart" style:display-name="_SCL - MOR_July(FINAL)_nw_Dealer Full Goods Movement_Direct Outlet_Active Outlet Coverage Chart" style:family="table-cell" style:parent-style-name="Default" style:data-style-name="N177"/>
    <style:style style:name="_5f_SCL_20_-_20_MOR_5f_July_28_FINAL_29__5f_nw_5f_Dealer_20_Full_20_Goods_20_Movement_5f_DLR_20_FGS-july" style:display-name="_SCL - MOR_July(FINAL)_nw_Dealer Full Goods Movement_DLR FGS-july" style:family="table-cell" style:parent-style-name="Default" style:data-style-name="N175"/>
    <style:style style:name="_5f_SCL_20_-_20_MOR_5f_July_28_FINAL_29__5f_nw_5f_Dealer_20_Full_20_Goods_20_Movement_5f_FE" style:display-name="_SCL - MOR_July(FINAL)_nw_Dealer Full Goods Movement_FE" style:family="table-cell" style:parent-style-name="Default" style:data-style-name="N177"/>
    <style:style style:name="_5f_SCL_20_-_20_MOR_5f_July_28_FINAL_29__5f_nw_5f_Dealer_20_Full_20_Goods_20_Movement_5f_FE_20_TO_20_SMBX" style:display-name="_SCL - MOR_July(FINAL)_nw_Dealer Full Goods Movement_FE TO SMBX" style:family="table-cell" style:parent-style-name="Default" style:data-style-name="N177"/>
    <style:style style:name="_5f_SCL_20_-_20_MOR_5f_July_28_FINAL_29__5f_nw_5f_Dealer_20_Full_20_Goods_20_Movement_5f_FGS_20_4TH_20_QTR_20_REVISION" style:display-name="_SCL - MOR_July(FINAL)_nw_Dealer Full Goods Movement_FGS 4TH QTR REVISION" style:family="table-cell" style:parent-style-name="Default" style:data-style-name="N175"/>
    <style:style style:name="_5f_SCL_20_-_20_MOR_5f_July_28_FINAL_29__5f_nw_5f_Dealer_20_Full_20_Goods_20_Movement_5f_FORMAT_5f_PARETO_5f_AREA" style:display-name="_SCL - MOR_July(FINAL)_nw_Dealer Full Goods Movement_FORMAT_PARETO_AREA" style:family="table-cell" style:parent-style-name="Default" style:data-style-name="N177"/>
    <style:style style:name="_5f_SCL_20_-_20_MOR_5f_July_28_FINAL_29__5f_nw_5f_Dealer_20_Full_20_Goods_20_Movement_5f_Formats_20_for_20_June_20_3_20_and_20_4_20_AMT_20_Meeting" style:display-name="_SCL - MOR_July(FINAL)_nw_Dealer Full Goods Movement_Formats for June 3 and 4 AMT Meeting" style:family="table-cell" style:parent-style-name="Default" style:data-style-name="N175"/>
    <style:style style:name="_5f_SCL_20_-_20_MOR_5f_July_28_FINAL_29__5f_nw_5f_Dealer_20_Full_20_Goods_20_Movement_5f_Geographic_20_Pareto_20__28_Rev_29_" style:display-name="_SCL - MOR_July(FINAL)_nw_Dealer Full Goods Movement_Geographic Pareto (Rev)" style:family="table-cell" style:parent-style-name="Default" style:data-style-name="N175"/>
    <style:style style:name="_5f_SCL_20_-_20_MOR_5f_July_28_FINAL_29__5f_nw_5f_Dealer_20_Full_20_Goods_20_Movement_5f_Geographic_20_Pareto_20__28_Rev_29_.xls_20_Chart_20_1" style:display-name="_SCL - MOR_July(FINAL)_nw_Dealer Full Goods Movement_Geographic Pareto (Rev).xls Chart 1" style:family="table-cell" style:parent-style-name="Default" style:data-style-name="N177"/>
    <style:style style:name="_5f_SCL_20_-_20_MOR_5f_July_28_FINAL_29__5f_nw_5f_Dealer_20_Full_20_Goods_20_Movement_5f_highlights" style:display-name="_SCL - MOR_July(FINAL)_nw_Dealer Full Goods Movement_highlights" style:family="table-cell" style:parent-style-name="Default" style:data-style-name="N177"/>
    <style:style style:name="_5f_SCL_20_-_20_MOR_5f_July_28_FINAL_29__5f_nw_5f_Dealer_20_Full_20_Goods_20_Movement_5f_HL_20__26__20_POT" style:display-name="_SCL - MOR_July(FINAL)_nw_Dealer Full Goods Movement_HL &amp; POT" style:family="table-cell" style:parent-style-name="Default" style:data-style-name="N177"/>
    <style:style style:name="_5f_SCL_20_-_20_MOR_5f_July_28_FINAL_29__5f_nw_5f_Dealer_20_Full_20_Goods_20_Movement_5f_HL_20__26__20_POT_20_CONVERSION" style:display-name="_SCL - MOR_July(FINAL)_nw_Dealer Full Goods Movement_HL &amp; POT CONVERSION" style:family="table-cell" style:parent-style-name="Default" style:data-style-name="N177"/>
    <style:style style:name="_5f_SCL_20_-_20_MOR_5f_July_28_FINAL_29__5f_nw_5f_Dealer_20_Full_20_Goods_20_Movement_5f_June_20_2003_20_MOR_20_Charts" style:display-name="_SCL - MOR_July(FINAL)_nw_Dealer Full Goods Movement_June 2003 MOR Charts" style:family="table-cell" style:parent-style-name="Default" style:data-style-name="N175"/>
    <style:style style:name="_5f_SCL_20_-_20_MOR_5f_July_28_FINAL_29__5f_nw_5f_Dealer_20_Full_20_Goods_20_Movement_5f_JUNE_20_MOR_20_Presentation" style:display-name="_SCL - MOR_July(FINAL)_nw_Dealer Full Goods Movement_JUNE MOR Presentation" style:family="table-cell" style:parent-style-name="Default" style:data-style-name="N175"/>
    <style:style style:name="_5f_SCL_20_-_20_MOR_5f_July_28_FINAL_29__5f_nw_5f_Dealer_20_Full_20_Goods_20_Movement_5f_JUNE_20_MOR_20_Presentation_20_Revised_5f_FINAL" style:display-name="_SCL - MOR_July(FINAL)_nw_Dealer Full Goods Movement_JUNE MOR Presentation Revised_FINAL" style:family="table-cell" style:parent-style-name="Default" style:data-style-name="N175"/>
    <style:style style:name="_5f_SCL_20_-_20_MOR_5f_July_28_FINAL_29__5f_nw_5f_Dealer_20_Full_20_Goods_20_Movement_5f_June_20_Presentation_20_Materials" style:display-name="_SCL - MOR_July(FINAL)_nw_Dealer Full Goods Movement_June Presentation Materials" style:family="table-cell" style:parent-style-name="Default" style:data-style-name="N175"/>
    <style:style style:name="_5f_SCL_20_-_20_MOR_5f_July_28_FINAL_29__5f_nw_5f_Dealer_20_Full_20_Goods_20_Movement_5f_Monthly_20_BP" style:display-name="_SCL - MOR_July(FINAL)_nw_Dealer Full Goods Movement_Monthly BP" style:family="table-cell" style:parent-style-name="Default" style:data-style-name="N175"/>
    <style:style style:name="_5f_SCL_20_-_20_MOR_5f_July_28_FINAL_29__5f_nw_5f_Dealer_20_Full_20_Goods_20_Movement_5f_new_20_forms" style:display-name="_SCL - MOR_July(FINAL)_nw_Dealer Full Goods Movement_new forms" style:family="table-cell" style:parent-style-name="Default" style:data-style-name="N177"/>
    <style:style style:name="_5f_SCL_20_-_20_MOR_5f_July_28_FINAL_29__5f_nw_5f_Dealer_20_Full_20_Goods_20_Movement_5f_PARETO" style:display-name="_SCL - MOR_July(FINAL)_nw_Dealer Full Goods Movement_PARETO" style:family="table-cell" style:parent-style-name="Default" style:data-style-name="N177"/>
    <style:style style:name="_5f_SCL_20_-_20_MOR_5f_July_28_FINAL_29__5f_nw_5f_Dealer_20_Full_20_Goods_20_Movement_5f_Pareto_28_with_20_monthly_20_monitoring_29_" style:display-name="_SCL - MOR_July(FINAL)_nw_Dealer Full Goods Movement_Pareto(with monthly monitoring)" style:family="table-cell" style:parent-style-name="Default" style:data-style-name="N177"/>
    <style:style style:name="_5f_SCL_20_-_20_MOR_5f_July_28_FINAL_29__5f_nw_5f_Dealer_20_Full_20_Goods_20_Movement_5f_PER_20_DIST" style:display-name="_SCL - MOR_July(FINAL)_nw_Dealer Full Goods Movement_PER DIST" style:family="table-cell" style:parent-style-name="Default" style:data-style-name="N177"/>
    <style:style style:name="_5f_SCL_20_-_20_MOR_5f_July_28_FINAL_29__5f_nw_5f_Dealer_20_Full_20_Goods_20_Movement_5f_REVISED_20_HYLYTS_20_-_20_new_20_forms" style:display-name="_SCL - MOR_July(FINAL)_nw_Dealer Full Goods Movement_REVISED HYLYTS - new forms" style:family="table-cell" style:parent-style-name="Default" style:data-style-name="N177"/>
    <style:style style:name="_5f_SCL_20_-_20_MOR_5f_July_28_FINAL_29__5f_nw_5f_Dealer_20_Full_20_Goods_20_Movement_5f_rtw_20_revised" style:display-name="_SCL - MOR_July(FINAL)_nw_Dealer Full Goods Movement_rtw revised" style:family="table-cell" style:parent-style-name="Default" style:data-style-name="N179"/>
    <style:style style:name="_5f_SCL_20_-_20_MOR_5f_July_28_FINAL_29__5f_nw_5f_Dealer_20_Full_20_Goods_20_Movement_5f_sept." style:display-name="_SCL - MOR_July(FINAL)_nw_Dealer Full Goods Movement_sept." style:family="table-cell" style:parent-style-name="Default" style:data-style-name="N177"/>
    <style:style style:name="_5f_SCL_20_-_20_MOR_5f_July_28_FINAL_29__5f_nw_5f_Dealer_20_Full_20_Goods_20_Movement_5f_September" style:display-name="_SCL - MOR_July(FINAL)_nw_Dealer Full Goods Movement_September" style:family="table-cell" style:parent-style-name="Default" style:data-style-name="N177"/>
    <style:style style:name="_5f_SCL_20_-_20_MOR_5f_July_28_FINAL_29__5f_nw_5f_Dealer_20_Full_20_Goods_20_Movement_5f_WS_20_PROGRAM" style:display-name="_SCL - MOR_July(FINAL)_nw_Dealer Full Goods Movement_WS PROGRAM" style:family="table-cell" style:parent-style-name="Default" style:data-style-name="N177"/>
    <style:style style:name="_5f_SCL_20_-_20_MOR_5f_July_28_FINAL_29__5f_nw_5f_Dealer_20_Full_20_Goods_20_Movement_5f_WSP_5f_REVISED" style:display-name="_SCL - MOR_July(FINAL)_nw_Dealer Full Goods Movement_WSP_REVISED" style:family="table-cell" style:parent-style-name="Default" style:data-style-name="N177"/>
    <style:style style:name="_5f_SCL_20_-_20_MOR_5f_July_28_FINAL_29__5f_nw_5f_Dealer_20_Full_20_Goods_20_Movement_5f_WSP_5f_REVISED-August" style:display-name="_SCL - MOR_July(FINAL)_nw_Dealer Full Goods Movement_WSP_REVISED-August" style:family="table-cell" style:parent-style-name="Default" style:data-style-name="N177"/>
    <style:style style:name="_5f_SCL_20_-_20_MOR_5f_July_28_FINAL_29__5f_nw_5f_Dealer_20_Full_20_Goods_20_Movement_5f_WSP_5f_REVISED-September" style:display-name="_SCL - MOR_July(FINAL)_nw_Dealer Full Goods Movement_WSP_REVISED-September" style:family="table-cell" style:parent-style-name="Default" style:data-style-name="N177"/>
    <style:style style:name="_5f_SCL_20_-_20_MOR_5f_July_28_FINAL_29__5f_NWGMA-DPM" style:display-name="_SCL - MOR_July(FINAL)_NWGMA-DPM" style:family="table-cell" style:parent-style-name="Default" style:data-style-name="N165"/>
    <style:style style:name="_5f_SCL_20_-_20_MOR_5f_July_28_FINAL_29__5f_NWGMA-DPM_5f_04_20_MOR" style:display-name="_SCL - MOR_July(FINAL)_NWGMA-DPM_04 MOR" style:family="table-cell" style:parent-style-name="Default" style:data-style-name="N166"/>
    <style:style style:name="_5f_SCL_20_-_20_MOR_5f_July_28_FINAL_29__5f_NWGMA-DPM_5f_06_20_MOR" style:display-name="_SCL - MOR_July(FINAL)_NWGMA-DPM_06 MOR" style:family="table-cell" style:parent-style-name="Default" style:data-style-name="N166"/>
    <style:style style:name="_5f_SCL_20_-_20_MOR_5f_July_28_FINAL_29__5f_NWGMA-DPM_5f_06-2003" style:display-name="_SCL - MOR_July(FINAL)_NWGMA-DPM_06-2003" style:family="table-cell" style:parent-style-name="Default" style:data-style-name="N165"/>
    <style:style style:name="_5f_SCL_20_-_20_MOR_5f_July_28_FINAL_29__5f_NWGMA-DPM_5f_07-2003" style:display-name="_SCL - MOR_July(FINAL)_NWGMA-DPM_07-2003" style:family="table-cell" style:parent-style-name="Default" style:data-style-name="N165"/>
    <style:style style:name="_5f_SCL_20_-_20_MOR_5f_July_28_FINAL_29__5f_NWGMA-DPM_5f_08-FDS_20_CHARTS" style:display-name="_SCL - MOR_July(FINAL)_NWGMA-DPM_08-FDS CHARTS" style:family="table-cell" style:parent-style-name="Default" style:data-style-name="N166"/>
    <style:style style:name="_5f_SCL_20_-_20_MOR_5f_July_28_FINAL_29__5f_NWGMA-DPM_5f_1-_20_March_20_2003_20_MOR_20_Charts" style:display-name="_SCL - MOR_July(FINAL)_NWGMA-DPM_1- March 2003 MOR Charts" style:family="table-cell" style:parent-style-name="Default" style:data-style-name="N165"/>
    <style:style style:name="_5f_SCL_20_-_20_MOR_5f_July_28_FINAL_29__5f_NWGMA-DPM_5f_1-CGMA" style:display-name="_SCL - MOR_July(FINAL)_NWGMA-DPM_1-CGMA" style:family="table-cell" style:parent-style-name="Default" style:data-style-name="N166"/>
    <style:style style:name="_5f_SCL_20_-_20_MOR_5f_July_28_FINAL_29__5f_NWGMA-DPM_5f_1-NGMA" style:display-name="_SCL - MOR_July(FINAL)_NWGMA-DPM_1-NGMA" style:family="table-cell" style:parent-style-name="Default" style:data-style-name="N165"/>
    <style:style style:name="_5f_SCL_20_-_20_MOR_5f_July_28_FINAL_29__5f_NWGMA-DPM_5f_12-MOR" style:display-name="_SCL - MOR_July(FINAL)_NWGMA-DPM_12-MOR" style:family="table-cell" style:parent-style-name="Default" style:data-style-name="N165"/>
    <style:style style:name="_5f_SCL_20_-_20_MOR_5f_July_28_FINAL_29__5f_NWGMA-DPM_5f_2-CGMA" style:display-name="_SCL - MOR_July(FINAL)_NWGMA-DPM_2-CGMA" style:family="table-cell" style:parent-style-name="Default" style:data-style-name="N166"/>
    <style:style style:name="_5f_SCL_20_-_20_MOR_5f_July_28_FINAL_29__5f_NWGMA-DPM_5f_3-BBR" style:display-name="_SCL - MOR_July(FINAL)_NWGMA-DPM_3-BBR" style:family="table-cell" style:parent-style-name="Default" style:data-style-name="N165"/>
    <style:style style:name="_5f_SCL_20_-_20_MOR_5f_July_28_FINAL_29__5f_NWGMA-DPM_5f_4-NWGMA" style:display-name="_SCL - MOR_July(FINAL)_NWGMA-DPM_4-NWGMA" style:family="table-cell" style:parent-style-name="Default" style:data-style-name="N165"/>
    <style:style style:name="_5f_SCL_20_-_20_MOR_5f_July_28_FINAL_29__5f_NWGMA-DPM_5f_AA_20_Form" style:display-name="_SCL - MOR_July(FINAL)_NWGMA-DPM_AA Form" style:family="table-cell" style:parent-style-name="Default" style:data-style-name="N166"/>
    <style:style style:name="_5f_SCL_20_-_20_MOR_5f_July_28_FINAL_29__5f_NWGMA-DPM_5f_ACTIVE_20_OUTLET_20_TARGET_20_-_20_05_28_NEW_20_FORMAT_29_" style:display-name="_SCL - MOR_July(FINAL)_NWGMA-DPM_ACTIVE OUTLET TARGET - 05(NEW FORMAT)" style:family="table-cell" style:parent-style-name="Default" style:data-style-name="N165"/>
    <style:style style:name="_5f_SCL_20_-_20_MOR_5f_July_28_FINAL_29__5f_NWGMA-DPM_5f_ACTIVE_20_OUTLETS_20_TARGET_20_MONITORING" style:display-name="_SCL - MOR_July(FINAL)_NWGMA-DPM_ACTIVE OUTLETS TARGET MONITORING" style:family="table-cell" style:parent-style-name="Default" style:data-style-name="N166"/>
    <style:style style:name="_5f_SCL_20_-_20_MOR_5f_July_28_FINAL_29__5f_NWGMA-DPM_5f_Book2" style:display-name="_SCL - MOR_July(FINAL)_NWGMA-DPM_Book2" style:family="table-cell" style:parent-style-name="Default" style:data-style-name="N166"/>
    <style:style style:name="_5f_SCL_20_-_20_MOR_5f_July_28_FINAL_29__5f_NWGMA-DPM_5f_business_20_process" style:display-name="_SCL - MOR_July(FINAL)_NWGMA-DPM_business process" style:family="table-cell" style:parent-style-name="Default" style:data-style-name="N166"/>
    <style:style style:name="_5f_SCL_20_-_20_MOR_5f_July_28_FINAL_29__5f_NWGMA-DPM_5f_CGMA-MATERIALS" style:display-name="_SCL - MOR_July(FINAL)_NWGMA-DPM_CGMA-MATERIALS" style:family="table-cell" style:parent-style-name="Default" style:data-style-name="N165"/>
    <style:style style:name="_5f_SCL_20_-_20_MOR_5f_July_28_FINAL_29__5f_NWGMA-DPM_5f_CGMA_5f_May_20_MOR" style:display-name="_SCL - MOR_July(FINAL)_NWGMA-DPM_CGMA_May MOR" style:family="table-cell" style:parent-style-name="Default" style:data-style-name="N166"/>
    <style:style style:name="_5f_SCL_20_-_20_MOR_5f_July_28_FINAL_29__5f_NWGMA-DPM_5f_DEC_20_MOR" style:display-name="_SCL - MOR_July(FINAL)_NWGMA-DPM_DEC MOR" style:family="table-cell" style:parent-style-name="Default" style:data-style-name="N166"/>
    <style:style style:name="_5f_SCL_20_-_20_MOR_5f_July_28_FINAL_29__5f_NWGMA-DPM_5f_Dec_20_Pres_27_n" style:display-name="_SCL - MOR_July(FINAL)_NWGMA-DPM_Dec Pres'n" style:family="table-cell" style:parent-style-name="Default" style:data-style-name="N165"/>
    <style:style style:name="_5f_SCL_20_-_20_MOR_5f_July_28_FINAL_29__5f_NWGMA-DPM_5f_DECEMBER_20_MOR_20_Presentation" style:display-name="_SCL - MOR_July(FINAL)_NWGMA-DPM_DECEMBER MOR Presentation" style:family="table-cell" style:parent-style-name="Default" style:data-style-name="N165"/>
    <style:style style:name="_5f_SCL_20_-_20_MOR_5f_July_28_FINAL_29__5f_NWGMA-DPM_5f_Direct_20_Outlet_5f_Active_20_Outlet_20_Coverage_20_Chart" style:display-name="_SCL - MOR_July(FINAL)_NWGMA-DPM_Direct Outlet_Active Outlet Coverage Chart" style:family="table-cell" style:parent-style-name="Default" style:data-style-name="N166"/>
    <style:style style:name="_5f_SCL_20_-_20_MOR_5f_July_28_FINAL_29__5f_NWGMA-DPM_5f_DLR_20_FGS-july" style:display-name="_SCL - MOR_July(FINAL)_NWGMA-DPM_DLR FGS-july" style:family="table-cell" style:parent-style-name="Default" style:data-style-name="N165"/>
    <style:style style:name="_5f_SCL_20_-_20_MOR_5f_July_28_FINAL_29__5f_NWGMA-DPM_5f_FE" style:display-name="_SCL - MOR_July(FINAL)_NWGMA-DPM_FE" style:family="table-cell" style:parent-style-name="Default" style:data-style-name="N166"/>
    <style:style style:name="_5f_SCL_20_-_20_MOR_5f_July_28_FINAL_29__5f_NWGMA-DPM_5f_FE_20_TO_20_SMBX" style:display-name="_SCL - MOR_July(FINAL)_NWGMA-DPM_FE TO SMBX" style:family="table-cell" style:parent-style-name="Default" style:data-style-name="N166"/>
    <style:style style:name="_5f_SCL_20_-_20_MOR_5f_July_28_FINAL_29__5f_NWGMA-DPM_5f_FGS_20_4TH_20_QTR_20_REVISION" style:display-name="_SCL - MOR_July(FINAL)_NWGMA-DPM_FGS 4TH QTR REVISION" style:family="table-cell" style:parent-style-name="Default" style:data-style-name="N165"/>
    <style:style style:name="_5f_SCL_20_-_20_MOR_5f_July_28_FINAL_29__5f_NWGMA-DPM_5f_FORMAT_5f_PARETO_5f_AREA" style:display-name="_SCL - MOR_July(FINAL)_NWGMA-DPM_FORMAT_PARETO_AREA" style:family="table-cell" style:parent-style-name="Default" style:data-style-name="N166"/>
    <style:style style:name="_5f_SCL_20_-_20_MOR_5f_July_28_FINAL_29__5f_NWGMA-DPM_5f_Formats_20_for_20_June_20_3_20_and_20_4_20_AMT_20_Meeting" style:display-name="_SCL - MOR_July(FINAL)_NWGMA-DPM_Formats for June 3 and 4 AMT Meeting" style:family="table-cell" style:parent-style-name="Default" style:data-style-name="N165"/>
    <style:style style:name="_5f_SCL_20_-_20_MOR_5f_July_28_FINAL_29__5f_NWGMA-DPM_5f_Geographic_20_Pareto_20__28_Rev_29_" style:display-name="_SCL - MOR_July(FINAL)_NWGMA-DPM_Geographic Pareto (Rev)" style:family="table-cell" style:parent-style-name="Default" style:data-style-name="N165"/>
    <style:style style:name="_5f_SCL_20_-_20_MOR_5f_July_28_FINAL_29__5f_NWGMA-DPM_5f_Geographic_20_Pareto_20__28_Rev_29_.xls_20_Chart_20_1" style:display-name="_SCL - MOR_July(FINAL)_NWGMA-DPM_Geographic Pareto (Rev).xls Chart 1" style:family="table-cell" style:parent-style-name="Default" style:data-style-name="N166"/>
    <style:style style:name="_5f_SCL_20_-_20_MOR_5f_July_28_FINAL_29__5f_NWGMA-DPM_5f_highlights" style:display-name="_SCL - MOR_July(FINAL)_NWGMA-DPM_highlights" style:family="table-cell" style:parent-style-name="Default" style:data-style-name="N166"/>
    <style:style style:name="_5f_SCL_20_-_20_MOR_5f_July_28_FINAL_29__5f_NWGMA-DPM_5f_HL_20__26__20_POT" style:display-name="_SCL - MOR_July(FINAL)_NWGMA-DPM_HL &amp; POT" style:family="table-cell" style:parent-style-name="Default" style:data-style-name="N166"/>
    <style:style style:name="_5f_SCL_20_-_20_MOR_5f_July_28_FINAL_29__5f_NWGMA-DPM_5f_HL_20__26__20_POT_20_CONVERSION" style:display-name="_SCL - MOR_July(FINAL)_NWGMA-DPM_HL &amp; POT CONVERSION" style:family="table-cell" style:parent-style-name="Default" style:data-style-name="N166"/>
    <style:style style:name="_5f_SCL_20_-_20_MOR_5f_July_28_FINAL_29__5f_NWGMA-DPM_5f_June_20_2003_20_MOR_20_Charts" style:display-name="_SCL - MOR_July(FINAL)_NWGMA-DPM_June 2003 MOR Charts" style:family="table-cell" style:parent-style-name="Default" style:data-style-name="N165"/>
    <style:style style:name="_5f_SCL_20_-_20_MOR_5f_July_28_FINAL_29__5f_NWGMA-DPM_5f_JUNE_20_MOR_20_Presentation" style:display-name="_SCL - MOR_July(FINAL)_NWGMA-DPM_JUNE MOR Presentation" style:family="table-cell" style:parent-style-name="Default" style:data-style-name="N165"/>
    <style:style style:name="_5f_SCL_20_-_20_MOR_5f_July_28_FINAL_29__5f_NWGMA-DPM_5f_JUNE_20_MOR_20_Presentation_20_Revised_5f_FINAL" style:display-name="_SCL - MOR_July(FINAL)_NWGMA-DPM_JUNE MOR Presentation Revised_FINAL" style:family="table-cell" style:parent-style-name="Default" style:data-style-name="N165"/>
    <style:style style:name="_5f_SCL_20_-_20_MOR_5f_July_28_FINAL_29__5f_NWGMA-DPM_5f_June_20_Presentation_20_Materials" style:display-name="_SCL - MOR_July(FINAL)_NWGMA-DPM_June Presentation Materials" style:family="table-cell" style:parent-style-name="Default" style:data-style-name="N165"/>
    <style:style style:name="_5f_SCL_20_-_20_MOR_5f_July_28_FINAL_29__5f_NWGMA-DPM_5f_Monthly_20_BP" style:display-name="_SCL - MOR_July(FINAL)_NWGMA-DPM_Monthly BP" style:family="table-cell" style:parent-style-name="Default" style:data-style-name="N165"/>
    <style:style style:name="_5f_SCL_20_-_20_MOR_5f_July_28_FINAL_29__5f_NWGMA-DPM_5f_new_20_forms" style:display-name="_SCL - MOR_July(FINAL)_NWGMA-DPM_new forms" style:family="table-cell" style:parent-style-name="Default" style:data-style-name="N166"/>
    <style:style style:name="_5f_SCL_20_-_20_MOR_5f_July_28_FINAL_29__5f_NWGMA-DPM_5f_PARETO" style:display-name="_SCL - MOR_July(FINAL)_NWGMA-DPM_PARETO" style:family="table-cell" style:parent-style-name="Default" style:data-style-name="N166"/>
    <style:style style:name="_5f_SCL_20_-_20_MOR_5f_July_28_FINAL_29__5f_NWGMA-DPM_5f_Pareto_28_with_20_monthly_20_monitoring_29_" style:display-name="_SCL - MOR_July(FINAL)_NWGMA-DPM_Pareto(with monthly monitoring)" style:family="table-cell" style:parent-style-name="Default" style:data-style-name="N166"/>
    <style:style style:name="_5f_SCL_20_-_20_MOR_5f_July_28_FINAL_29__5f_NWGMA-DPM_5f_PER_20_DIST" style:display-name="_SCL - MOR_July(FINAL)_NWGMA-DPM_PER DIST" style:family="table-cell" style:parent-style-name="Default" style:data-style-name="N166"/>
    <style:style style:name="_5f_SCL_20_-_20_MOR_5f_July_28_FINAL_29__5f_NWGMA-DPM_5f_REVISED_20_HYLYTS_20_-_20_new_20_forms" style:display-name="_SCL - MOR_July(FINAL)_NWGMA-DPM_REVISED HYLYTS - new forms" style:family="table-cell" style:parent-style-name="Default" style:data-style-name="N166"/>
    <style:style style:name="_5f_SCL_20_-_20_MOR_5f_July_28_FINAL_29__5f_NWGMA-DPM_5f_sept." style:display-name="_SCL - MOR_July(FINAL)_NWGMA-DPM_sept." style:family="table-cell" style:parent-style-name="Default" style:data-style-name="N166"/>
    <style:style style:name="_5f_SCL_20_-_20_MOR_5f_July_28_FINAL_29__5f_NWGMA-DPM_5f_September" style:display-name="_SCL - MOR_July(FINAL)_NWGMA-DPM_September" style:family="table-cell" style:parent-style-name="Default" style:data-style-name="N166"/>
    <style:style style:name="_5f_SCL_20_-_20_MOR_5f_July_28_FINAL_29__5f_NWGMA-DPM_5f_WS_20_PROGRAM" style:display-name="_SCL - MOR_July(FINAL)_NWGMA-DPM_WS PROGRAM" style:family="table-cell" style:parent-style-name="Default" style:data-style-name="N166"/>
    <style:style style:name="_5f_SCL_20_-_20_MOR_5f_July_28_FINAL_29__5f_NWGMA-DPM_5f_WSP_5f_REVISED" style:display-name="_SCL - MOR_July(FINAL)_NWGMA-DPM_WSP_REVISED" style:family="table-cell" style:parent-style-name="Default" style:data-style-name="N166"/>
    <style:style style:name="_5f_SCL_20_-_20_MOR_5f_July_28_FINAL_29__5f_NWGMA-DPM_5f_WSP_5f_REVISED-August" style:display-name="_SCL - MOR_July(FINAL)_NWGMA-DPM_WSP_REVISED-August" style:family="table-cell" style:parent-style-name="Default" style:data-style-name="N166"/>
    <style:style style:name="_5f_SCL_20_-_20_MOR_5f_July_28_FINAL_29__5f_NWGMA-DPM_5f_WSP_5f_REVISED-September" style:display-name="_SCL - MOR_July(FINAL)_NWGMA-DPM_WSP_REVISED-September" style:family="table-cell" style:parent-style-name="Default" style:data-style-name="N166"/>
    <style:style style:name="_5f_SCL_20_-_20_MOR_5f_July_28_FINAL_29__5f_NWGMA-Outlet_20_Mix_20__28_Nov_29_" style:display-name="_SCL - MOR_July(FINAL)_NWGMA-Outlet Mix (Nov)" style:family="table-cell" style:parent-style-name="Default" style:data-style-name="N169"/>
    <style:style style:name="_5f_SCL_20_-_20_MOR_5f_July_28_FINAL_29__5f_NWGMA-Outlet_20_Mix_20__28_Nov_29__5f_04_20_MOR" style:display-name="_SCL - MOR_July(FINAL)_NWGMA-Outlet Mix (Nov)_04 MOR" style:family="table-cell" style:parent-style-name="Default" style:data-style-name="N161"/>
    <style:style style:name="_5f_SCL_20_-_20_MOR_5f_July_28_FINAL_29__5f_NWGMA-Outlet_20_Mix_20__28_Nov_29__5f_06_20_MOR" style:display-name="_SCL - MOR_July(FINAL)_NWGMA-Outlet Mix (Nov)_06 MOR" style:family="table-cell" style:parent-style-name="Default" style:data-style-name="N161"/>
    <style:style style:name="_5f_SCL_20_-_20_MOR_5f_July_28_FINAL_29__5f_NWGMA-Outlet_20_Mix_20__28_Nov_29__5f_06-2003" style:display-name="_SCL - MOR_July(FINAL)_NWGMA-Outlet Mix (Nov)_06-2003" style:family="table-cell" style:parent-style-name="Default" style:data-style-name="N169"/>
    <style:style style:name="_5f_SCL_20_-_20_MOR_5f_July_28_FINAL_29__5f_NWGMA-Outlet_20_Mix_20__28_Nov_29__5f_07-2003" style:display-name="_SCL - MOR_July(FINAL)_NWGMA-Outlet Mix (Nov)_07-2003" style:family="table-cell" style:parent-style-name="Default" style:data-style-name="N169"/>
    <style:style style:name="_5f_SCL_20_-_20_MOR_5f_July_28_FINAL_29__5f_NWGMA-Outlet_20_Mix_20__28_Nov_29__5f_08-FDS_20_CHARTS" style:display-name="_SCL - MOR_July(FINAL)_NWGMA-Outlet Mix (Nov)_08-FDS CHARTS" style:family="table-cell" style:parent-style-name="Default" style:data-style-name="N161"/>
    <style:style style:name="_5f_SCL_20_-_20_MOR_5f_July_28_FINAL_29__5f_NWGMA-Outlet_20_Mix_20__28_Nov_29__5f_1-_20_March_20_2003_20_MOR_20_Charts" style:display-name="_SCL - MOR_July(FINAL)_NWGMA-Outlet Mix (Nov)_1- March 2003 MOR Charts" style:family="table-cell" style:parent-style-name="Default" style:data-style-name="N169"/>
    <style:style style:name="_5f_SCL_20_-_20_MOR_5f_July_28_FINAL_29__5f_NWGMA-Outlet_20_Mix_20__28_Nov_29__5f_1-CGMA" style:display-name="_SCL - MOR_July(FINAL)_NWGMA-Outlet Mix (Nov)_1-CGMA" style:family="table-cell" style:parent-style-name="Default" style:data-style-name="N161"/>
    <style:style style:name="_5f_SCL_20_-_20_MOR_5f_July_28_FINAL_29__5f_NWGMA-Outlet_20_Mix_20__28_Nov_29__5f_1-NGMA" style:display-name="_SCL - MOR_July(FINAL)_NWGMA-Outlet Mix (Nov)_1-NGMA" style:family="table-cell" style:parent-style-name="Default" style:data-style-name="N169"/>
    <style:style style:name="_5f_SCL_20_-_20_MOR_5f_July_28_FINAL_29__5f_NWGMA-Outlet_20_Mix_20__28_Nov_29__5f_12-MOR" style:display-name="_SCL - MOR_July(FINAL)_NWGMA-Outlet Mix (Nov)_12-MOR" style:family="table-cell" style:parent-style-name="Default" style:data-style-name="N169"/>
    <style:style style:name="_5f_SCL_20_-_20_MOR_5f_July_28_FINAL_29__5f_NWGMA-Outlet_20_Mix_20__28_Nov_29__5f_2-CGMA" style:display-name="_SCL - MOR_July(FINAL)_NWGMA-Outlet Mix (Nov)_2-CGMA" style:family="table-cell" style:parent-style-name="Default" style:data-style-name="N161"/>
    <style:style style:name="_5f_SCL_20_-_20_MOR_5f_July_28_FINAL_29__5f_NWGMA-Outlet_20_Mix_20__28_Nov_29__5f_3-BBR" style:display-name="_SCL - MOR_July(FINAL)_NWGMA-Outlet Mix (Nov)_3-BBR" style:family="table-cell" style:parent-style-name="Default" style:data-style-name="N169"/>
    <style:style style:name="_5f_SCL_20_-_20_MOR_5f_July_28_FINAL_29__5f_NWGMA-Outlet_20_Mix_20__28_Nov_29__5f_4-NWGMA" style:display-name="_SCL - MOR_July(FINAL)_NWGMA-Outlet Mix (Nov)_4-NWGMA" style:family="table-cell" style:parent-style-name="Default" style:data-style-name="N169"/>
    <style:style style:name="_5f_SCL_20_-_20_MOR_5f_July_28_FINAL_29__5f_NWGMA-Outlet_20_Mix_20__28_Nov_29__5f_AA_20_Form" style:display-name="_SCL - MOR_July(FINAL)_NWGMA-Outlet Mix (Nov)_AA Form" style:family="table-cell" style:parent-style-name="Default" style:data-style-name="N161"/>
    <style:style style:name="_5f_SCL_20_-_20_MOR_5f_July_28_FINAL_29__5f_NWGMA-Outlet_20_Mix_20__28_Nov_29__5f_ACTIVE_20_OUTLET_20_TARGET_20_-_20_05_28_NEW_20_FORMAT_29_" style:display-name="_SCL - MOR_July(FINAL)_NWGMA-Outlet Mix (Nov)_ACTIVE OUTLET TARGET - 05(NEW FORMAT)" style:family="table-cell" style:parent-style-name="Default" style:data-style-name="N169"/>
    <style:style style:name="_5f_SCL_20_-_20_MOR_5f_July_28_FINAL_29__5f_NWGMA-Outlet_20_Mix_20__28_Nov_29__5f_Active_20_Outlets_20_-_20_GNR" style:display-name="_SCL - MOR_July(FINAL)_NWGMA-Outlet Mix (Nov)_Active Outlets - GNR" style:family="table-cell" style:parent-style-name="Default" style:data-style-name="N169"/>
    <style:style style:name="_5f_SCL_20_-_20_MOR_5f_July_28_FINAL_29__5f_NWGMA-Outlet_20_Mix_20__28_Nov_29__5f_ACTIVE_20_OUTLETS_20_TARGET_20_MONITORING" style:display-name="_SCL - MOR_July(FINAL)_NWGMA-Outlet Mix (Nov)_ACTIVE OUTLETS TARGET MONITORING" style:family="table-cell" style:parent-style-name="Default" style:data-style-name="N161"/>
    <style:style style:name="_5f_SCL_20_-_20_MOR_5f_July_28_FINAL_29__5f_NWGMA-Outlet_20_Mix_20__28_Nov_29__5f_Book2" style:display-name="_SCL - MOR_July(FINAL)_NWGMA-Outlet Mix (Nov)_Book2" style:family="table-cell" style:parent-style-name="Default" style:data-style-name="N161"/>
    <style:style style:name="_5f_SCL_20_-_20_MOR_5f_July_28_FINAL_29__5f_NWGMA-Outlet_20_Mix_20__28_Nov_29__5f_business_20_process" style:display-name="_SCL - MOR_July(FINAL)_NWGMA-Outlet Mix (Nov)_business process" style:family="table-cell" style:parent-style-name="Default" style:data-style-name="N161"/>
    <style:style style:name="_5f_SCL_20_-_20_MOR_5f_July_28_FINAL_29__5f_NWGMA-Outlet_20_Mix_20__28_Nov_29__5f_CGMA-MATERIALS" style:display-name="_SCL - MOR_July(FINAL)_NWGMA-Outlet Mix (Nov)_CGMA-MATERIALS" style:family="table-cell" style:parent-style-name="Default" style:data-style-name="N169"/>
    <style:style style:name="_5f_SCL_20_-_20_MOR_5f_July_28_FINAL_29__5f_NWGMA-Outlet_20_Mix_20__28_Nov_29__5f_CGMA_5f_May_20_MOR" style:display-name="_SCL - MOR_July(FINAL)_NWGMA-Outlet Mix (Nov)_CGMA_May MOR" style:family="table-cell" style:parent-style-name="Default" style:data-style-name="N161"/>
    <style:style style:name="_5f_SCL_20_-_20_MOR_5f_July_28_FINAL_29__5f_NWGMA-Outlet_20_Mix_20__28_Nov_29__5f_DEC_20_MOR" style:display-name="_SCL - MOR_July(FINAL)_NWGMA-Outlet Mix (Nov)_DEC MOR" style:family="table-cell" style:parent-style-name="Default" style:data-style-name="N161"/>
    <style:style style:name="_5f_SCL_20_-_20_MOR_5f_July_28_FINAL_29__5f_NWGMA-Outlet_20_Mix_20__28_Nov_29__5f_Dec_20_Pres_27_n" style:display-name="_SCL - MOR_July(FINAL)_NWGMA-Outlet Mix (Nov)_Dec Pres'n" style:family="table-cell" style:parent-style-name="Default" style:data-style-name="N169"/>
    <style:style style:name="_5f_SCL_20_-_20_MOR_5f_July_28_FINAL_29__5f_NWGMA-Outlet_20_Mix_20__28_Nov_29__5f_DECEMBER_20_MOR_20_Presentation" style:display-name="_SCL - MOR_July(FINAL)_NWGMA-Outlet Mix (Nov)_DECEMBER MOR Presentation" style:family="table-cell" style:parent-style-name="Default" style:data-style-name="N169"/>
    <style:style style:name="_5f_SCL_20_-_20_MOR_5f_July_28_FINAL_29__5f_NWGMA-Outlet_20_Mix_20__28_Nov_29__5f_Direct_20_Outlet_5f_Active_20_Outlet_20_Coverage_20_Chart" style:display-name="_SCL - MOR_July(FINAL)_NWGMA-Outlet Mix (Nov)_Direct Outlet_Active Outlet Coverage Chart" style:family="table-cell" style:parent-style-name="Default" style:data-style-name="N161"/>
    <style:style style:name="_5f_SCL_20_-_20_MOR_5f_July_28_FINAL_29__5f_NWGMA-Outlet_20_Mix_20__28_Nov_29__5f_DIST._20_1_20_MOR_20_CHARTS_20_NOVEMBER_20_2003" style:display-name="_SCL - MOR_July(FINAL)_NWGMA-Outlet Mix (Nov)_DIST. 1 MOR CHARTS NOVEMBER 2003" style:family="table-cell" style:parent-style-name="Default" style:data-style-name="N173"/>
    <style:style style:name="_5f_SCL_20_-_20_MOR_5f_July_28_FINAL_29__5f_NWGMA-Outlet_20_Mix_20__28_Nov_29__5f_DLR_20_FGS-july" style:display-name="_SCL - MOR_July(FINAL)_NWGMA-Outlet Mix (Nov)_DLR FGS-july" style:family="table-cell" style:parent-style-name="Default" style:data-style-name="N169"/>
    <style:style style:name="_5f_SCL_20_-_20_MOR_5f_July_28_FINAL_29__5f_NWGMA-Outlet_20_Mix_20__28_Nov_29__5f_FE" style:display-name="_SCL - MOR_July(FINAL)_NWGMA-Outlet Mix (Nov)_FE" style:family="table-cell" style:parent-style-name="Default" style:data-style-name="N161"/>
    <style:style style:name="_5f_SCL_20_-_20_MOR_5f_July_28_FINAL_29__5f_NWGMA-Outlet_20_Mix_20__28_Nov_29__5f_FE_20_TO_20_SMBX" style:display-name="_SCL - MOR_July(FINAL)_NWGMA-Outlet Mix (Nov)_FE TO SMBX" style:family="table-cell" style:parent-style-name="Default" style:data-style-name="N161"/>
    <style:style style:name="_5f_SCL_20_-_20_MOR_5f_July_28_FINAL_29__5f_NWGMA-Outlet_20_Mix_20__28_Nov_29__5f_FGS_20_4TH_20_QTR_20_REVISION" style:display-name="_SCL - MOR_July(FINAL)_NWGMA-Outlet Mix (Nov)_FGS 4TH QTR REVISION" style:family="table-cell" style:parent-style-name="Default" style:data-style-name="N169"/>
    <style:style style:name="_5f_SCL_20_-_20_MOR_5f_July_28_FINAL_29__5f_NWGMA-Outlet_20_Mix_20__28_Nov_29__5f_FORMAT_5f_PARETO_5f_AREA" style:display-name="_SCL - MOR_July(FINAL)_NWGMA-Outlet Mix (Nov)_FORMAT_PARETO_AREA" style:family="table-cell" style:parent-style-name="Default" style:data-style-name="N161"/>
    <style:style style:name="_5f_SCL_20_-_20_MOR_5f_July_28_FINAL_29__5f_NWGMA-Outlet_20_Mix_20__28_Nov_29__5f_Formats_20_for_20_June_20_3_20_and_20_4_20_AMT_20_Meeting" style:display-name="_SCL - MOR_July(FINAL)_NWGMA-Outlet Mix (Nov)_Formats for June 3 and 4 AMT Meeting" style:family="table-cell" style:parent-style-name="Default" style:data-style-name="N169"/>
    <style:style style:name="_5f_SCL_20_-_20_MOR_5f_July_28_FINAL_29__5f_NWGMA-Outlet_20_Mix_20__28_Nov_29__5f_Geographic_20_Pareto_20__28_Rev_29_" style:display-name="_SCL - MOR_July(FINAL)_NWGMA-Outlet Mix (Nov)_Geographic Pareto (Rev)" style:family="table-cell" style:parent-style-name="Default" style:data-style-name="N169"/>
    <style:style style:name="_5f_SCL_20_-_20_MOR_5f_July_28_FINAL_29__5f_NWGMA-Outlet_20_Mix_20__28_Nov_29__5f_Geographic_20_Pareto_20__28_Rev_29_.xls_20_Chart_20_1" style:display-name="_SCL - MOR_July(FINAL)_NWGMA-Outlet Mix (Nov)_Geographic Pareto (Rev).xls Chart 1" style:family="table-cell" style:parent-style-name="Default" style:data-style-name="N161"/>
    <style:style style:name="_5f_SCL_20_-_20_MOR_5f_July_28_FINAL_29__5f_NWGMA-Outlet_20_Mix_20__28_Nov_29__5f_highlights" style:display-name="_SCL - MOR_July(FINAL)_NWGMA-Outlet Mix (Nov)_highlights" style:family="table-cell" style:parent-style-name="Default" style:data-style-name="N161"/>
    <style:style style:name="_5f_SCL_20_-_20_MOR_5f_July_28_FINAL_29__5f_NWGMA-Outlet_20_Mix_20__28_Nov_29__5f_HL_20__26__20_POT" style:display-name="_SCL - MOR_July(FINAL)_NWGMA-Outlet Mix (Nov)_HL &amp; POT" style:family="table-cell" style:parent-style-name="Default" style:data-style-name="N161"/>
    <style:style style:name="_5f_SCL_20_-_20_MOR_5f_July_28_FINAL_29__5f_NWGMA-Outlet_20_Mix_20__28_Nov_29__5f_HL_20__26__20_POT_20_CONVERSION" style:display-name="_SCL - MOR_July(FINAL)_NWGMA-Outlet Mix (Nov)_HL &amp; POT CONVERSION" style:family="table-cell" style:parent-style-name="Default" style:data-style-name="N161"/>
    <style:style style:name="_5f_SCL_20_-_20_MOR_5f_July_28_FINAL_29__5f_NWGMA-Outlet_20_Mix_20__28_Nov_29__5f_June_20_2003_20_MOR_20_Charts" style:display-name="_SCL - MOR_July(FINAL)_NWGMA-Outlet Mix (Nov)_June 2003 MOR Charts" style:family="table-cell" style:parent-style-name="Default" style:data-style-name="N169"/>
    <style:style style:name="_5f_SCL_20_-_20_MOR_5f_July_28_FINAL_29__5f_NWGMA-Outlet_20_Mix_20__28_Nov_29__5f_JUNE_20_MOR_20_Presentation" style:display-name="_SCL - MOR_July(FINAL)_NWGMA-Outlet Mix (Nov)_JUNE MOR Presentation" style:family="table-cell" style:parent-style-name="Default" style:data-style-name="N169"/>
    <style:style style:name="_5f_SCL_20_-_20_MOR_5f_July_28_FINAL_29__5f_NWGMA-Outlet_20_Mix_20__28_Nov_29__5f_JUNE_20_MOR_20_Presentation_20_Revised_5f_FINAL" style:display-name="_SCL - MOR_July(FINAL)_NWGMA-Outlet Mix (Nov)_JUNE MOR Presentation Revised_FINAL" style:family="table-cell" style:parent-style-name="Default" style:data-style-name="N169"/>
    <style:style style:name="_5f_SCL_20_-_20_MOR_5f_July_28_FINAL_29__5f_NWGMA-Outlet_20_Mix_20__28_Nov_29__5f_June_20_Presentation_20_Materials" style:display-name="_SCL - MOR_July(FINAL)_NWGMA-Outlet Mix (Nov)_June Presentation Materials" style:family="table-cell" style:parent-style-name="Default" style:data-style-name="N169"/>
    <style:style style:name="_5f_SCL_20_-_20_MOR_5f_July_28_FINAL_29__5f_NWGMA-Outlet_20_Mix_20__28_Nov_29__5f_Monthly_20_BP" style:display-name="_SCL - MOR_July(FINAL)_NWGMA-Outlet Mix (Nov)_Monthly BP" style:family="table-cell" style:parent-style-name="Default" style:data-style-name="N169"/>
    <style:style style:name="_5f_SCL_20_-_20_MOR_5f_July_28_FINAL_29__5f_NWGMA-Outlet_20_Mix_20__28_Nov_29__5f_new_20_forms" style:display-name="_SCL - MOR_July(FINAL)_NWGMA-Outlet Mix (Nov)_new forms" style:family="table-cell" style:parent-style-name="Default" style:data-style-name="N161"/>
    <style:style style:name="_5f_SCL_20_-_20_MOR_5f_July_28_FINAL_29__5f_NWGMA-Outlet_20_Mix_20__28_Nov_29__5f_PARETO" style:display-name="_SCL - MOR_July(FINAL)_NWGMA-Outlet Mix (Nov)_PARETO" style:family="table-cell" style:parent-style-name="Default" style:data-style-name="N161"/>
    <style:style style:name="_5f_SCL_20_-_20_MOR_5f_July_28_FINAL_29__5f_NWGMA-Outlet_20_Mix_20__28_Nov_29__5f_Pareto_28_with_20_monthly_20_monitoring_29_" style:display-name="_SCL - MOR_July(FINAL)_NWGMA-Outlet Mix (Nov)_Pareto(with monthly monitoring)" style:family="table-cell" style:parent-style-name="Default" style:data-style-name="N161"/>
    <style:style style:name="_5f_SCL_20_-_20_MOR_5f_July_28_FINAL_29__5f_NWGMA-Outlet_20_Mix_20__28_Nov_29__5f_PER_20_DIST" style:display-name="_SCL - MOR_July(FINAL)_NWGMA-Outlet Mix (Nov)_PER DIST" style:family="table-cell" style:parent-style-name="Default" style:data-style-name="N161"/>
    <style:style style:name="_5f_SCL_20_-_20_MOR_5f_July_28_FINAL_29__5f_NWGMA-Outlet_20_Mix_20__28_Nov_29__5f_Retail-WS_20_Outlet_20_Mix_20_Form" style:display-name="_SCL - MOR_July(FINAL)_NWGMA-Outlet Mix (Nov)_Retail-WS Outlet Mix Form" style:family="table-cell" style:parent-style-name="Default" style:data-style-name="N172"/>
    <style:style style:name="_5f_SCL_20_-_20_MOR_5f_July_28_FINAL_29__5f_NWGMA-Outlet_20_Mix_20__28_Nov_29__5f_REVISED_20_HYLYTS_20_-_20_new_20_forms" style:display-name="_SCL - MOR_July(FINAL)_NWGMA-Outlet Mix (Nov)_REVISED HYLYTS - new forms" style:family="table-cell" style:parent-style-name="Default" style:data-style-name="N161"/>
    <style:style style:name="_5f_SCL_20_-_20_MOR_5f_July_28_FINAL_29__5f_NWGMA-Outlet_20_Mix_20__28_Nov_29__5f_sept." style:display-name="_SCL - MOR_July(FINAL)_NWGMA-Outlet Mix (Nov)_sept." style:family="table-cell" style:parent-style-name="Default" style:data-style-name="N161"/>
    <style:style style:name="_5f_SCL_20_-_20_MOR_5f_July_28_FINAL_29__5f_NWGMA-Outlet_20_Mix_20__28_Nov_29__5f_September" style:display-name="_SCL - MOR_July(FINAL)_NWGMA-Outlet Mix (Nov)_September" style:family="table-cell" style:parent-style-name="Default" style:data-style-name="N161"/>
    <style:style style:name="_5f_SCL_20_-_20_MOR_5f_July_28_FINAL_29__5f_NWGMA-Outlet_20_Mix_20__28_Nov_29__5f_SEPTEMBER_20_MOR_20_Presentation" style:display-name="_SCL - MOR_July(FINAL)_NWGMA-Outlet Mix (Nov)_SEPTEMBER MOR Presentation" style:family="table-cell" style:parent-style-name="Default" style:data-style-name="N169"/>
    <style:style style:name="_5f_SCL_20_-_20_MOR_5f_July_28_FINAL_29__5f_NWGMA-Outlet_20_Mix_20__28_Nov_29__5f_WS_20_PROGRAM" style:display-name="_SCL - MOR_July(FINAL)_NWGMA-Outlet Mix (Nov)_WS PROGRAM" style:family="table-cell" style:parent-style-name="Default" style:data-style-name="N161"/>
    <style:style style:name="_5f_SCL_20_-_20_MOR_5f_July_28_FINAL_29__5f_NWGMA-Outlet_20_Mix_20__28_Nov_29__5f_WSP_5f_REVISED" style:display-name="_SCL - MOR_July(FINAL)_NWGMA-Outlet Mix (Nov)_WSP_REVISED" style:family="table-cell" style:parent-style-name="Default" style:data-style-name="N161"/>
    <style:style style:name="_5f_SCL_20_-_20_MOR_5f_July_28_FINAL_29__5f_NWGMA-Outlet_20_Mix_20__28_Nov_29__5f_WSP_5f_REVISED-August" style:display-name="_SCL - MOR_July(FINAL)_NWGMA-Outlet Mix (Nov)_WSP_REVISED-August" style:family="table-cell" style:parent-style-name="Default" style:data-style-name="N161"/>
    <style:style style:name="_5f_SCL_20_-_20_MOR_5f_July_28_FINAL_29__5f_NWGMA-Outlet_20_Mix_20__28_Nov_29__5f_WSP_5f_Revised-December" style:display-name="_SCL - MOR_July(FINAL)_NWGMA-Outlet Mix (Nov)_WSP_Revised-December" style:family="table-cell" style:parent-style-name="Default" style:data-style-name="N173"/>
    <style:style style:name="_5f_SCL_20_-_20_MOR_5f_July_28_FINAL_29__5f_NWGMA-Outlet_20_Mix_20__28_Nov_29__5f_WSP_5f_Revised-November" style:display-name="_SCL - MOR_July(FINAL)_NWGMA-Outlet Mix (Nov)_WSP_Revised-November" style:family="table-cell" style:parent-style-name="Default" style:data-style-name="N173"/>
    <style:style style:name="_5f_SCL_20_-_20_MOR_5f_July_28_FINAL_29__5f_NWGMA-Outlet_20_Mix_20__28_Nov_29__5f_WSP_5f_REVISED-September" style:display-name="_SCL - MOR_July(FINAL)_NWGMA-Outlet Mix (Nov)_WSP_REVISED-September" style:family="table-cell" style:parent-style-name="Default" style:data-style-name="N161"/>
    <style:style style:name="_5f_SCL_20_-_20_MOR_5f_July_28_FINAL_29__5f_PARETO" style:display-name="_SCL - MOR_July(FINAL)_PARETO" style:family="table-cell" style:parent-style-name="Default" style:data-style-name="N161"/>
    <style:style style:name="_5f_SCL_20_-_20_MOR_5f_July_28_FINAL_29__5f_Pareto_28_with_20_monthly_20_monitoring_29_" style:display-name="_SCL - MOR_July(FINAL)_Pareto(with monthly monitoring)" style:family="table-cell" style:parent-style-name="Default" style:data-style-name="N161"/>
    <style:style style:name="_5f_SCL_20_-_20_MOR_5f_July_28_FINAL_29__5f_PER_20_DIST" style:display-name="_SCL - MOR_July(FINAL)_PER DIST" style:family="table-cell" style:parent-style-name="Default" style:data-style-name="N161"/>
    <style:style style:name="_5f_SCL_20_-_20_MOR_5f_July_28_FINAL_29__5f_REVISED_20_HYLYTS_20_-_20_new_20_forms" style:display-name="_SCL - MOR_July(FINAL)_REVISED HYLYTS - new forms" style:family="table-cell" style:parent-style-name="Default" style:data-style-name="N161"/>
    <style:style style:name="_5f_SCL_20_-_20_MOR_5f_July_28_FINAL_29__5f_rtw_20_revised" style:display-name="_SCL - MOR_July(FINAL)_rtw revised" style:family="table-cell" style:parent-style-name="Default" style:data-style-name="N172"/>
    <style:style style:name="_5f_SCL_20_-_20_MOR_5f_July_28_FINAL_29__5f_sept." style:display-name="_SCL - MOR_July(FINAL)_sept." style:family="table-cell" style:parent-style-name="Default" style:data-style-name="N161"/>
    <style:style style:name="_5f_SCL_20_-_20_MOR_5f_July_28_FINAL_29__5f_September" style:display-name="_SCL - MOR_July(FINAL)_September" style:family="table-cell" style:parent-style-name="Default" style:data-style-name="N161"/>
    <style:style style:name="_5f_SCL_20_-_20_MOR_5f_July_28_FINAL_29__5f_SEPTEMBER_20_MOR_20_Presentation" style:display-name="_SCL - MOR_July(FINAL)_SEPTEMBER MOR Presentation" style:family="table-cell" style:parent-style-name="Default" style:data-style-name="N169"/>
    <style:style style:name="_5f_SCL_20_-_20_MOR_5f_July_28_FINAL_29__5f_WS_20_PROGRAM" style:display-name="_SCL - MOR_July(FINAL)_WS PROGRAM" style:family="table-cell" style:parent-style-name="Default" style:data-style-name="N161"/>
    <style:style style:name="_5f_SCL_20_-_20_MOR_5f_July_28_FINAL_29__5f_WSP_5f_REVISED" style:display-name="_SCL - MOR_July(FINAL)_WSP_REVISED" style:family="table-cell" style:parent-style-name="Default" style:data-style-name="N161"/>
    <style:style style:name="_5f_SCL_20_-_20_MOR_5f_July_28_FINAL_29__5f_WSP_5f_REVISED-August" style:display-name="_SCL - MOR_July(FINAL)_WSP_REVISED-August" style:family="table-cell" style:parent-style-name="Default" style:data-style-name="N161"/>
    <style:style style:name="_5f_SCL_20_-_20_MOR_5f_July_28_FINAL_29__5f_WSP_5f_Revised-December" style:display-name="_SCL - MOR_July(FINAL)_WSP_Revised-December" style:family="table-cell" style:parent-style-name="Default" style:data-style-name="N172"/>
    <style:style style:name="_5f_SCL_20_-_20_MOR_5f_July_28_FINAL_29__5f_WSP_5f_Revised-November" style:display-name="_SCL - MOR_July(FINAL)_WSP_Revised-November" style:family="table-cell" style:parent-style-name="Default" style:data-style-name="N172"/>
    <style:style style:name="_5f_SCL_20_-_20_MOR_5f_July_28_FINAL_29__5f_WSP_5f_REVISED-September" style:display-name="_SCL - MOR_July(FINAL)_WSP_REVISED-September" style:family="table-cell" style:parent-style-name="Default" style:data-style-name="N161"/>
    <style:style style:name="_5f_sept." style:display-name="_sept." style:family="table-cell" style:parent-style-name="Default" style:data-style-name="N161"/>
    <style:style style:name="_5f_September" style:display-name="_September" style:family="table-cell" style:parent-style-name="Default" style:data-style-name="N161"/>
    <style:style style:name="_5f_SEPTEMBER_20_MOR_20_Presentation" style:display-name="_SEPTEMBER MOR Presentation" style:family="table-cell" style:parent-style-name="Default" style:data-style-name="N169"/>
    <style:style style:name="_5f_WS_20_PROGRAM" style:display-name="_WS PROGRAM" style:family="table-cell" style:parent-style-name="Default" style:data-style-name="N161"/>
    <style:style style:name="_5f_WSP_5f_REVISED" style:display-name="_WSP_REVISED" style:family="table-cell" style:parent-style-name="Default" style:data-style-name="N161"/>
    <style:style style:name="_5f_WSP_5f_REVISED-August" style:display-name="_WSP_REVISED-August" style:family="table-cell" style:parent-style-name="Default" style:data-style-name="N161"/>
    <style:style style:name="_5f_WSP_5f_Revised-December" style:display-name="_WSP_Revised-December" style:family="table-cell" style:parent-style-name="Default" style:data-style-name="N172"/>
    <style:style style:name="_5f_WSP_5f_Revised-November" style:display-name="_WSP_Revised-November" style:family="table-cell" style:parent-style-name="Default" style:data-style-name="N172"/>
    <style:style style:name="_5f_WSP_5f_REVISED-September" style:display-name="_WSP_REVISED-September" style:family="table-cell" style:parent-style-name="Default" style:data-style-name="N161"/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eE_ad__20__5b_0_5d__5f_INQUIRY_20__bf__3f__be__f7_AßAø_20_" style:display-name="AeE­ [0]_INQUIRY ¿?¾÷AßAø " style:family="table-cell" style:parent-style-name="Default" style:data-style-name="N0"/>
    <style:style style:name="AeE_ad__5f_INQUIRY_20__bf__3f__be__f7_AßAø_20_" style:display-name="AeE­_INQUIRY ¿?¾÷AßAø " style:family="table-cell" style:parent-style-name="Default" style:data-style-name="N0"/>
    <style:style style:name="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/>
    <style:style style:name="AÞ_b8__b6__5f_INQUIRY_20__bf__3f__be__f7_AßAø_20_" style:display-name="AÞ¸¶_INQUIRY ¿?¾÷AßAø " style:family="table-cell" style:parent-style-name="Default" style:data-style-name="N0"/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Tahoma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name-complex="Tahoma" style:font-family-complex="Tahoma" style:font-family-generic-complex="swiss" style:font-size-complex="9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2" style:display-name="Bad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" style:display-name="Bad 3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_20_2" style:display-name="Bad 3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" style:family="table-cell" style:parent-style-name="Default">
      <style:text-properties style:use-window-font-color="true" style:text-outline="false" style:text-line-through-style="none" style:text-line-through-type="none" style:font-name="Tms Rmn" fo:font-family="'Tms Rmn'" fo:font-size="12pt" fo:font-style="normal" fo:text-shadow="none" style:text-underline-style="none" fo:font-weight="normal" style:font-size-asian="12pt" style:font-style-asian="normal" style:font-weight-asian="normal" style:font-name-complex="Tms Rmn" style:font-family-complex="'Tms Rmn'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Calc_20_Currency_20__28_0_29_" style:display-name="Calc Currency (0)" style:family="table-cell" style:parent-style-name="Default" style:data-style-name="N19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alc_20_Currency_20__28_2_29_" style:display-name="Calc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teg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size-complex="10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10" style:display-name="Comma 10" style:family="table-cell" style:parent-style-name="Default" style:data-style-name="N134"/>
    <style:style style:name="Comma_20_11" style:display-name="Comma 11" style:family="table-cell" style:parent-style-name="Default" style:data-style-name="N134"/>
    <style:style style:name="Comma_20_12" style:display-name="Comma 12" style:family="table-cell" style:parent-style-name="Default" style:data-style-name="N134"/>
    <style:style style:name="Comma_20_13" style:display-name="Comma 13" style:family="table-cell" style:parent-style-name="Default" style:data-style-name="N134"/>
    <style:style style:name="Comma_20_2" style:display-name="Comma 2" style:family="table-cell" style:parent-style-name="Default" style:data-style-name="N134"/>
    <style:style style:name="Comma_20_2_20_10" style:display-name="Comma 2 10" style:family="table-cell" style:parent-style-name="Default" style:data-style-name="N134"/>
    <style:style style:name="Comma_20_2_20_2" style:display-name="Comma 2 2" style:family="table-cell" style:parent-style-name="Default" style:data-style-name="N134"/>
    <style:style style:name="Comma_20_2_20_2_20_2" style:display-name="Comma 2 2 2" style:family="table-cell" style:parent-style-name="Default" style:data-style-name="N134"/>
    <style:style style:name="Comma_20_2_20_3" style:display-name="Comma 2 3" style:family="table-cell" style:parent-style-name="Default" style:data-style-name="N155"/>
    <style:style style:name="Comma_20_2_20_4" style:display-name="Comma 2 4" style:family="table-cell" style:parent-style-name="Default" style:data-style-name="N134"/>
    <style:style style:name="Comma_20_3" style:display-name="Comma 3" style:family="table-cell" style:parent-style-name="Default" style:data-style-name="N134"/>
    <style:style style:name="Comma_20_3_20_2" style:display-name="Comma 3 2" style:family="table-cell" style:parent-style-name="Default" style:data-style-name="N134"/>
    <style:style style:name="Comma_20_4" style:display-name="Comma 4" style:family="table-cell" style:parent-style-name="Default" style:data-style-name="N134"/>
    <style:style style:name="Comma_20_4_20_2" style:display-name="Comma 4 2" style:family="table-cell" style:parent-style-name="Default" style:data-style-name="N134"/>
    <style:style style:name="Comma_20_4_20_2_20_2" style:display-name="Comma 4 2 2" style:family="table-cell" style:parent-style-name="Default" style:data-style-name="N134"/>
    <style:style style:name="Comma_20_4_20_3" style:display-name="Comma 4 3" style:family="table-cell" style:parent-style-name="Default" style:data-style-name="N134"/>
    <style:style style:name="Comma_20_5" style:display-name="Comma 5" style:family="table-cell" style:parent-style-name="Default" style:data-style-name="N134"/>
    <style:style style:name="Comma_20_5_20_2" style:display-name="Comma 5 2" style:family="table-cell" style:parent-style-name="Default" style:data-style-name="N155"/>
    <style:style style:name="Comma_20_5_20_3" style:display-name="Comma 5 3" style:family="table-cell" style:parent-style-name="Default" style:data-style-name="N134"/>
    <style:style style:name="Comma_20_6" style:display-name="Comma 6" style:family="table-cell" style:parent-style-name="Default" style:data-style-name="N134"/>
    <style:style style:name="Comma_20_6_20_2" style:display-name="Comma 6 2" style:family="table-cell" style:parent-style-name="Default" style:data-style-name="N155"/>
    <style:style style:name="Comma_20_7" style:display-name="Comma 7" style:family="table-cell" style:parent-style-name="Default" style:data-style-name="N134"/>
    <style:style style:name="Comma_20_8" style:display-name="Comma 8" style:family="table-cell" style:parent-style-name="Default" style:data-style-name="N134"/>
    <style:style style:name="Comma_20_8_20_2" style:display-name="Comma 8 2" style:family="table-cell" style:parent-style-name="Default" style:data-style-name="N134"/>
    <style:style style:name="Comma_20_8_20_3" style:display-name="Comma 8 3" style:family="table-cell" style:parent-style-name="Default" style:data-style-name="N134"/>
    <style:style style:name="Comma_20_9" style:display-name="Comma 9" style:family="table-cell" style:parent-style-name="Default" style:data-style-name="N134"/>
    <style:style style:name="Comma_20__5b_00_5d_" style:display-name="Comma [00]" style:family="table-cell" style:parent-style-name="Default" style:data-style-name="N189"/>
    <style:style style:name="Comma_20__5b_0_5d__20_2" style:display-name="Comma [0] 2" style:family="table-cell" style:parent-style-name="Default" style:data-style-name="N128"/>
    <style:style style:name="Comma_20__5b_0_5d__20_2_20_2" style:display-name="Comma [0] 2 2" style:family="table-cell" style:parent-style-name="Default" style:data-style-name="N128"/>
    <style:style style:name="Comma_20__5b_0_5d__20_3" style:display-name="Comma [0] 3" style:family="table-cell" style:parent-style-name="Default" style:data-style-name="N128"/>
    <style:style style:name="comma_20_zerodec" style:display-name="comma zerodec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omma0" style:family="table-cell" style:parent-style-name="Default" style:data-style-name="N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47"/>
    <style:style style:name="Currency_20_3" style:display-name="Currency 3" style:family="table-cell" style:parent-style-name="Default" style:data-style-name="N147"/>
    <style:style style:name="Currency_20_3_20_2" style:display-name="Currency 3 2" style:family="table-cell" style:parent-style-name="Default" style:data-style-name="N147"/>
    <style:style style:name="Currency_20_4" style:display-name="Currency 4" style:family="table-cell" style:parent-style-name="Default" style:data-style-name="N151"/>
    <style:style style:name="Currency_20_5" style:display-name="Currency 5" style:family="table-cell" style:parent-style-name="Default" style:data-style-name="N147"/>
    <style:style style:name="Currency_20_6" style:display-name="Currency 6" style:family="table-cell" style:parent-style-name="Default" style:data-style-name="N147"/>
    <style:style style:name="Currency_20__5b_00_5d_" style:display-name="Currency [00]" style:family="table-cell" style:parent-style-name="Default" style:data-style-name="N191"/>
    <style:style style:name="Currency0" style:family="table-cell" style:parent-style-name="Default" style:data-style-name="N197"/>
    <style:style style:name="Currency1" style:family="table-cell" style:parent-style-name="Default" style:data-style-name="N19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_ffe5_AØ_5f_Sheet1_5f__bf_μ_be__f7_CoE_b2__20_" style:display-name="C￥AØ_Sheet1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±¼¸²A¼" fo:font-family="±¼¸²A¼" style:font-family-generic="modern" fo:font-size="10pt" fo:font-style="normal" fo:text-shadow="none" style:text-underline-style="none" fo:font-weight="normal" style:font-size-asian="10pt" style:font-style-asian="normal" style:font-weight-asian="normal" style:font-name-complex="±¼¸²A¼" style:font-family-complex="±¼¸²A¼" style:font-family-generic-complex="modern" style:font-size-complex="10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Date" style:family="table-cell" style:parent-style-name="Default" style:data-style-name="N0"/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5f_Bieu_20_mau_20_kem_20_theo_20_Quyet_20_dinh_20_902-QD-BHXH" style:display-name="Date_Bieu mau kem theo Quyet dinh 902-QD-BHXH" style:family="table-cell" style:parent-style-name="Default" style:data-style-name="N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20__5b_0_5d__5f_UXO_20_VII" style:display-name="Dezimal [0]_UXO VII" style:family="table-cell" style:parent-style-name="Default" style:data-style-name="N203"/>
    <style:style style:name="Dezimal_5f_UXO_20_VII" style:display-name="Dezimal_UXO VII" style:family="table-cell" style:parent-style-name="Default" style:data-style-name="N207"/>
    <style:style style:name="Dollar_20__28_zero_20_dec_29_" style:display-name="Dollar (zero dec)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ixed" style:family="table-cell" style:parent-style-name="Default" style:data-style-name="N2"/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1_20_1" style:display-name="Heading1 1" style:family="table-cell" style:parent-style-name="Default" style:data-style-name="N20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eading2" style:family="table-cell" style:parent-style-name="Default" style:data-style-name="N20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oa-Scholl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H" fo:font-family=".VnTimeH" style:font-family-generic="swiss" fo:font-size="14pt" fo:font-style="normal" fo:text-shadow="none" style:text-underline-style="none" fo:font-weight="bold" style:font-size-asian="14pt" style:font-style-asian="normal" style:font-weight-asian="bold" style:font-name-complex=".VnTimeH" style:font-family-complex=".VnTimeH" style:font-family-generic-complex="swiss" style:font-size-complex="14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edger_20_17_20_x_20_11_20_in" style:display-name="Ledger 17 x 11 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Link_20_Currency_20__28_0_29_" style:display-name="Link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s" style:display-name="Linked Cells" style:family="table-cell" style:parent-style-name="Default" style:data-style-name="N0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kepogi_5f_peso" style:display-name="Mikepogi_peso" style:family="table-cell" style:parent-style-name="Default" style:data-style-name="N210"/>
    <style:style style:name="Millares_20__5b_0_5d__5f_Well_20_Timing" style:display-name="Millares [0]_Well Timing" style:family="table-cell" style:parent-style-name="Default" style:data-style-name="N123"/>
    <style:style style:name="Millares_5f_Well_20_Timing" style:display-name="Millares_Well Timing" style:family="table-cell" style:parent-style-name="Default" style:data-style-name="N124"/>
    <style:style style:name="Milliers_20__5b_0_5d__5f__20__20__20__20__20__20_" style:display-name="Milliers [0]_      " style:family="table-cell" style:parent-style-name="Default" style:data-style-name="N130"/>
    <style:style style:name="Milliers_5f__20__20__20__20__20__20_" style:display-name="Milliers_      " style:family="table-cell" style:parent-style-name="Default" style:data-style-name="N136"/>
    <style:style style:name="Model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moi" style:family="table-cell" style:parent-style-name="Default" style:data-style-name="N211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vant" fo:font-family=".VnAvant" style:font-family-generic="swiss" fo:font-size="10pt" fo:font-style="normal" fo:text-shadow="none" style:text-underline-style="none" fo:font-weight="normal" style:font-size-asian="10pt" style:font-style-asian="normal" style:font-weight-asian="normal" style:font-name-complex=".VnAvant" style:font-family-complex=".VnAvant" style:font-family-generic-complex="swiss" style:font-size-complex="10pt" style:font-style-complex="normal" style:font-weight-complex="normal"/>
    </style:style>
    <style:style style:name="Mon_3f_aire_20__5b_0_5d__5f__20__20__20__20__20__20_" style:display-name="Mon?aire [0]_      " style:family="table-cell" style:parent-style-name="Default" style:data-style-name="N181"/>
    <style:style style:name="Mon_3f_aire_5f__20__20__20__20__20__20_" style:display-name="Mon?aire_      " style:family="table-cell" style:parent-style-name="Default" style:data-style-name="N171"/>
    <style:style style:name="Moneda_20__5b_0_5d__5f_Well_20_Timing" style:display-name="Moneda [0]_Well Timing" style:family="table-cell" style:parent-style-name="Default" style:data-style-name="N212"/>
    <style:style style:name="Moneda_5f_Well_20_Timing" style:display-name="Moneda_Well Timing" style:family="table-cell" style:parent-style-name="Default" style:data-style-name="N166"/>
    <style:style style:name="Monétaire_20__5b_0_5d__5f_AR1194" style:display-name="Monétaire [0]_AR1194" style:family="table-cell" style:parent-style-name="Default" style:data-style-name="N214"/>
    <style:style style:name="Monétaire_5f_AR1194" style:display-name="Monétaire_AR1194" style:family="table-cell" style:parent-style-name="Default" style:data-style-name="N216"/>
    <style:style style:name="n" style:family="table-cell" style:parent-style-name="Default">
      <style:table-cell-properties style:cell-protect="protected" style:print-content="true" style:diagonal-bl-tr="none" style:diagonal-tl-br="none" fo:border="none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ew_20_Times_20_Roman" style:display-name="New Times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_20_dec" style:display-name="no dec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omma_20__5b_0_5d__5f_Mktg_20_Prog" style:display-name="omma [0]_Mktg Prog" style:family="table-cell" style:parent-style-name="Default" style:data-style-name="N0"/>
    <style:style style:name="ormal_5f_Sheet1_5f_1" style:display-name="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er.style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3_20_2" style:display-name="Percent 3 2" style:family="table-cell" style:parent-style-name="Default" style:data-style-name="N10"/>
    <style:style style:name="Percent_20_3_20_3" style:display-name="Percent 3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Percent_20_5_20_2" style:display-name="Percent 5 2" style:family="table-cell" style:parent-style-name="Default" style:data-style-name="N10"/>
    <style:style style:name="Percent_20_5_20_3" style:display-name="Percent 5 3" style:family="table-cell" style:parent-style-name="Default" style:data-style-name="N10"/>
    <style:style style:name="Percent_20_6" style:display-name="Percent 6" style:family="table-cell" style:parent-style-name="Default" style:data-style-name="N10"/>
    <style:style style:name="Percent_20_7" style:display-name="Percent 7" style:family="table-cell" style:parent-style-name="Default" style:data-style-name="N10"/>
    <style:style style:name="Percent_20_8" style:display-name="Percent 8" style:family="table-cell" style:parent-style-name="Default" style:data-style-name="N10"/>
    <style:style style:name="Percent_20__5b_00_5d_" style:display-name="Percent [00]" style:family="table-cell" style:parent-style-name="Default" style:data-style-name="N189"/>
    <style:style style:name="Percent_20__5b_0_5d_" style:display-name="Percent [0]" style:family="table-cell" style:parent-style-name="Default" style:data-style-name="N123"/>
    <style:style style:name="Percent_20__5b_2_5d_" style:display-name="Percent [2]" style:family="table-cell" style:parent-style-name="Default" style:data-style-name="N11"/>
    <style:style style:name="PERCENTAGE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icing" style:family="table-cell" style:parent-style-name="Default" style:data-style-name="N1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ms Rmn1" fo:font-family="'Tms Rm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ms Rmn1" style:font-family-complex="'Tms Rmn'" style:font-family-generic-complex="roman" style:font-size-complex="10pt" style:font-style-complex="normal" style:font-weight-complex="normal"/>
    </style:style>
    <style:style style:name="PSChar" style:family="table-cell" style:parent-style-name="Default"/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ccffff" style:direction="ltr" fo:border-right="0.74pt solid #3366ff" style:rotation-angle="0" style:rotation-align="none" style:shrink-to-fit="false" fo:border-top="1.76pt solid #ccff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stdDataEmph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iêu_20_nối_20_kết_5f_Book1" style:display-name="Siêu nối kết_Book1" style:family="table-cell" style:parent-style-name="Default">
      <style:text-properties fo:color="#0000ff" style:text-outline="false" style:text-line-through-style="none" style:text-line-through-type="none" style:font-name="VNI-Times" fo:font-family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  <style:style style:name="so" style:family="table-cell" style:parent-style-name="Default" style:data-style-name="N2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" style:display-name="Style 1" style:family="table-cell" style:parent-style-name="Default" style:data-style-name="N169"/>
    <style:style style:name="Style_20_10" style:display-name="Style 10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1" style:display-name="Style 1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Style_20_12" style:display-name="Style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Style_20_13" style:display-name="Style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3C_Times_T" fo:font-family="3C_Times_T" fo:font-size="10pt" fo:font-style="normal" fo:text-shadow="none" style:text-underline-style="none" fo:font-weight="normal" style:font-size-asian="10pt" style:font-style-asian="normal" style:font-weight-asian="normal" style:font-name-complex="3C_Times_T" style:font-family-complex="3C_Times_T" style:font-size-complex="10pt" style:font-style-complex="normal" style:font-weight-complex="normal"/>
    </style:style>
    <style:style style:name="Style_20_14" style:display-name="Style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5" style:display-name="Style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6" style:display-name="Style 16" style:family="table-cell" style:parent-style-name="Default">
      <style:table-cell-properties fo:border-bottom="none" style:diagonal-bl-tr="none" style:diagonal-tl-br="none" fo:border-left="none" fo:border-right="none" fo:border-top="2.49pt double-thin #000000" style:border-line-width-top="0.51pt 1.5pt 0.51pt"/>
    </style:style>
    <style:style style:name="Style_20_2" style:display-name="Style 2" style:family="table-cell" style:parent-style-name="Default">
      <style:table-cell-properties style:cell-protect="protected" style:print-content="true" style:diagonal-bl-tr="none" style:diagonal-tl-br="none" fo:border="none"/>
    </style:style>
    <style:style style:name="Style_20_3" style:display-name="Style 3" style:family="table-cell" style:parent-style-name="Default" style:data-style-name="N3"/>
    <style:style style:name="Style_20_4" style:display-name="Style 4" style:family="table-cell" style:parent-style-name="Default" style:data-style-name="N197"/>
    <style:style style:name="Style_20_5" style:display-name="Style 5" style:family="table-cell" style:parent-style-name="Default" style:data-style-name="N0"/>
    <style:style style:name="Style_20_6" style:display-name="Style 6" style:family="table-cell" style:parent-style-name="Default" style:data-style-name="N2"/>
    <style:style style:name="Style_20_7" style:display-name="Style 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8" style:display-name="Style 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9" style:display-name="Style 9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5f_1" style:display-name="style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VNI-Times" fo:font-family="VNI-Times" fo:font-size="11pt" fo:font-style="normal" fo:text-shadow="none" style:text-underline-style="none" fo:font-weight="normal" style:font-size-asian="11pt" style:font-style-asian="normal" style:font-weight-asian="normal" style:font-name-complex="VNI-Times" style:font-family-complex="VNI-Times" style:font-size-complex="11pt" style:font-style-complex="normal" style:font-weight-complex="normal"/>
    </style:style>
    <style:style style:name="subhe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Subtotal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1" fo:font-family="Helv" style:font-family-generic="swiss" fo:font-size="8pt" fo:font-style="normal" fo:text-shadow="none" style:text-underline-style="none" fo:font-weight="bold" style:font-size-asian="8pt" style:font-style-asian="normal" style:font-weight-asian="bold" style:font-name-complex="Helv1" style:font-family-complex="Helv" style:font-family-generic-complex="swiss" style:font-size-complex="8pt" style:font-style-complex="normal" style:font-weight-complex="bold"/>
    </style:style>
    <style:style style:name="T" style:family="table-cell" style:parent-style-name="Default" style:data-style-name="N21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mike" style:family="table-cell" style:parent-style-name="Default" style:data-style-name="N0"/>
    <style:style style:name="th" style:family="table-cell" style:parent-style-name="Default" style:data-style-name="N22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imes_20_New_20_Roman" style:display-name="Times New Roman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roman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Big" style:family="table-cell" style:parent-style-name="Default">
      <style:text-properties style:use-window-font-color="true" style:text-outline="false" style:text-line-through-style="none" style:text-line-through-type="none" style:font-name=".VnTimeH" fo:font-family=".VnTimeH" style:font-family-generic="swiss" fo:font-size="20pt" fo:font-style="normal" fo:text-shadow="none" style:text-underline-style="none" fo:font-weight="bold" style:font-size-asian="20pt" style:font-style-asian="normal" style:font-weight-asian="bold" style:font-name-complex=".VnTimeH" style:font-family-complex=".VnTimeH" style:font-family-generic-complex="swiss" style:font-size-complex="20pt" style:font-style-complex="normal" style:font-weight-complex="bold"/>
    </style:style>
    <style:style style:name="TitleCo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TitleSm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itleTme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Time" style:font-family-complex=".VnTime" style:font-family-generic-complex="swiss" style:font-size-complex="12pt" style:font-style-complex="italic" style:font-weight-complex="normal"/>
    </style:style>
    <style:style style:name="Total_20_2" style:display-name="Total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Gra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otalMed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usental_20__28_0_29__5f_pldt" style:display-name="Tusental (0)_pldt" style:family="table-cell" style:parent-style-name="Default" style:data-style-name="N130"/>
    <style:style style:name="Tusental_5f_pldt" style:display-name="Tusental_pldt" style:family="table-cell" style:parent-style-name="Default" style:data-style-name="N136"/>
    <style:style style:name="Valuta_20__28_0_29__5f_pldt" style:display-name="Valuta (0)_pldt" style:family="table-cell" style:parent-style-name="Default" style:data-style-name="N181"/>
    <style:style style:name="Valuta_5f_pldt" style:display-name="Valuta_pldt" style:family="table-cell" style:parent-style-name="Default" style:data-style-name="N171"/>
    <style:style style:name="viet" style:family="table-cell" style:parent-style-name="Default" style:data-style-name="N2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iet2" style:family="table-cell" style:parent-style-name="Default" style:data-style-name="N2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new_20_romanNormal" style:display-name="VN new roman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Vn_20_Time_20_13" style:display-name="Vn Time 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Time_20_14" style:display-name="Vn Time 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" fo:font-family="VnTime" style:font-family-generic="swiss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family-generic-complex="swiss" style:font-size-complex="14pt" style:font-style-complex="normal" style:font-weight-complex="normal"/>
    </style:style>
    <style:style style:name="VN_20_time_20_new_20_roman" style:display-name="VN time new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ährung_20__5b_0_5d__5f_UXO_20_VII" style:display-name="Währung [0]_UXO VII" style:family="table-cell" style:parent-style-name="Default" style:data-style-name="N230"/>
    <style:style style:name="Währung_5f_UXO_20_VII" style:display-name="Währung_UXO VII" style:family="table-cell" style:parent-style-name="Default" style:data-style-name="N234"/>
    <style:style style:name="xuan" style:family="table-cell" style:parent-style-name="Default">
      <style:text-properties style:use-window-font-color="true" style:text-outline="false" style:text-line-through-style="none" style:text-line-through-type="none" style:font-name=".VnArial" fo:font-family=".Vn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.VnArial" style:font-family-complex=".VnArial" style:font-family-generic-complex="swiss" style:font-size-complex="14pt" style:font-style-complex="normal" style:font-weight-complex="normal"/>
    </style:style>
    <style:style style:name="ÄÞ_b8__b6__20__5b_0_5d__5f__b1_âÅ_b8_" style:display-name="ÄÞ¸¶ [0]_±âÅ¸" style:family="table-cell" style:parent-style-name="Default" style:data-style-name="N187"/>
    <style:style style:name="ÄÞ_b8__b6__5f__b1_âÅ_b8_" style:display-name="ÄÞ¸¶_±âÅ¸" style:family="table-cell" style:parent-style-name="Default" style:data-style-name="N178"/>
    <style:style style:name="ÅëÈ_ad__20__5b_0_5d__5f_S" style:display-name="ÅëÈ­ [0]_S" style:family="table-cell" style:parent-style-name="Default" style:data-style-name="N124"/>
    <style:style style:name="ÅëÈ_ad__20__5b_0_5d__5f__b1_âÅ_b8_" style:display-name="ÅëÈ­ [0]_±âÅ¸" style:family="table-cell" style:parent-style-name="Default" style:data-style-name="N184"/>
    <style:style style:name="ÅëÈ_ad__5f_S" style:display-name="ÅëÈ­_S" style:family="table-cell" style:parent-style-name="Default" style:data-style-name="N123"/>
    <style:style style:name="ÅëÈ_ad__5f__b1_âÅ_b8_" style:display-name="ÅëÈ­_±âÅ¸" style:family="table-cell" style:parent-style-name="Default" style:data-style-name="N160"/>
    <style:style style:name="Ç_a5_ÁØ_5f__23_2_28_M17_29__5f_1" style:display-name="Ç¥ÁØ_#2(M17)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µ¸¿ò" fo:font-family="µ¸¿ò" fo:font-size="11pt" fo:font-style="normal" fo:text-shadow="none" style:text-underline-style="none" fo:font-weight="normal" style:font-size-asian="11pt" style:font-style-asian="normal" style:font-weight-asian="normal" style:font-name-complex="µ¸¿ò" style:font-family-complex="µ¸¿ò" style:font-size-complex="11pt" style:font-style-complex="normal" style:font-weight-complex="normal"/>
    </style:style>
    <style:style style:name="Ç_a5_ÁØ_5f_ÿÿÿÿÿÿ_5f_4_5f_ÃÑÇÕ_b0_è_20_" style:display-name="Ç¥ÁØ_ÿÿÿÿÿÿ_4_ÃÑÇÕ°è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ÙÅÁÃ¼" fo:font-family="¹ÙÅÁÃ¼" style:font-family-generic="roman" fo:font-size="12pt" fo:font-style="normal" fo:text-shadow="none" style:text-underline-style="none" fo:font-weight="normal" style:font-size-asian="12pt" style:font-style-asian="normal" style:font-weight-asian="normal" style:font-name-complex="¹ÙÅÁÃ¼" style:font-family-complex="¹ÙÅÁÃ¼" style:font-family-generic-complex="roman" style:font-size-complex="12pt" style:font-style-complex="normal" style:font-weight-complex="normal"/>
    </style:style>
    <style:style style:name="āаāьāѨāҀāҜā" style:family="table-cell" style:parent-style-name="Default" style:data-style-name="N155"/>
    <style:style style:name="Œ_2026__2039_æ_90_Ø_201a_è_20__5b_0.00_5d__5f_ÆÂ_b9__b2_" style:display-name="Œ…‹æØ‚è [0.00]_ÆÂ¹²" style:family="table-cell" style:parent-style-name="Default" style:data-style-name="N3"/>
    <style:style style:name="ปกติ_5f_FTC_5f_OFFER" style:display-name="ปกติ_FTC_OFF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ngsanaUPC" fo:font-family="AngsanaUPC" style:font-family-generic="modern" fo:font-size="16pt" fo:font-style="normal" fo:text-shadow="none" style:text-underline-style="none" fo:font-weight="normal" style:font-size-asian="16pt" style:font-style-asian="normal" style:font-weight-asian="normal" style:font-name-complex="AngsanaUPC" style:font-family-complex="AngsanaUPC" style:font-family-generic-complex="modern" style:font-size-complex="16pt" style:font-style-complex="normal" style:font-weight-complex="normal"/>
    </style:style>
    <style:style style:name="เครื่องหมายสกุลเงิน_20__5b_0_5d__5f_FTC_5f_OFFER" style:display-name="เครื่องหมายสกุลเงิน [0]_FTC_OFFER" style:family="table-cell" style:parent-style-name="Default" style:data-style-name="N143"/>
    <style:style style:name="เครื่องหมายสกุลเงิน_5f_FTC_5f_OFFER" style:display-name="เครื่องหมายสกุลเงิน_FTC_OFFER" style:family="table-cell" style:parent-style-name="Default" style:data-style-name="N147"/>
    <style:style style:name="_2022_W_8f__80__5f__2019_·Šú_2030_p_2022__b6_" style:display-name="•W_’·Šú‰p•¶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–¾’©" fo:font-family="–¾’©" style:font-family-generic="roman" fo:font-size="11pt" fo:font-style="normal" fo:text-shadow="none" style:text-underline-style="none" fo:font-weight="normal" style:font-size-asian="11pt" style:font-style-asian="normal" style:font-weight-asian="normal" style:font-name-complex="–¾’©" style:font-family-complex="–¾’©" style:font-family-generic-complex="roman" style:font-size-complex="11pt" style:font-style-complex="normal" style:font-weight-complex="normal"/>
    </style:style>
    <style:style style:name="センター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22pt" fo:font-style="normal" fo:text-shadow="none" style:text-underline-style="none" fo:font-weight="normal" style:font-name-asian="ＭＳ 明朝" style:font-family-asian="'ＭＳ 明朝'" style:font-family-generic-asian="roman" style:font-size-asian="22pt" style:font-style-asian="normal" style:font-weight-asian="normal" style:font-name-complex="ＭＳ 明朝" style:font-family-complex="'ＭＳ 明朝'" style:font-family-generic-complex="roman" style:font-size-complex="22pt" style:font-style-complex="normal" style:font-weight-complex="normal"/>
    </style:style>
    <style:style style:name="一般_5f_00Q3902REV.1" style:display-name="一般_00Q3902REV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千分位_5b_0_5d__5f_00Q3902REV.1" style:display-name="千分位[0]_00Q3902REV.1" style:family="table-cell" style:parent-style-name="Default" style:data-style-name="N130"/>
    <style:style style:name="千分位_5f_00Q3902REV.1" style:display-name="千分位_00Q3902REV.1" style:family="table-cell" style:parent-style-name="Default" style:data-style-name="N241"/>
    <style:style style:name="桁区切り_20__5b_0.00_5d__5f__2020__2020__2020__2020__2020__20_" style:display-name="桁区切り [0.00]_††††† " style:family="table-cell" style:parent-style-name="Default" style:data-style-name="N191"/>
    <style:style style:name="桁区切り_5f__2020__2020__2020__2020__2020__20_" style:display-name="桁区切り_††††† " style:family="table-cell" style:parent-style-name="Default" style:data-style-name="N189"/>
    <style:style style:name="標準_5f_List-dwgis" style:display-name="標準_List-dwg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rial1" fo:font-family=".Vn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.VnArial1" style:font-family-complex=".VnArial" style:font-family-generic-complex="roman" style:font-size-complex="10pt" style:font-style-complex="normal" style:font-weight-complex="normal"/>
    </style:style>
    <style:style style:name="貨幣_20__5b_0_5d__5f_00Q3902REV.1" style:display-name="貨幣 [0]_00Q3902REV.1" style:family="table-cell" style:parent-style-name="Default" style:data-style-name="N181"/>
    <style:style style:name="貨幣_5b_0_5d__5f_BRE" style:display-name="貨幣[0]_BRE" style:family="table-cell" style:parent-style-name="Default" style:data-style-name="N214"/>
    <style:style style:name="貨幣_5f_00Q3902REV.1" style:display-name="貨幣_00Q3902REV.1" style:family="table-cell" style:parent-style-name="Default" style:data-style-name="N243"/>
    <style:style style:name="通貨_20__5b_0.00_5d__5f__2020__2020__2020__2020__2020__20_" style:display-name="通貨 [0.00]_††††† " style:family="table-cell" style:parent-style-name="Default" style:data-style-name="N147"/>
    <style:style style:name="通貨_5f__2020__2020__2020__2020__2020__20_" style:display-name="通貨_††††† " style:family="table-cell" style:parent-style-name="Default" style:data-style-name="N143"/>
    <style:style style:name="똿뗦먛귟_20__5b_0.00_5d__5f_PRODUCT_20_DETAIL_20_Q1" style:display-name="똿뗦먛귟 [0.00]_PRODUCT DETAIL Q1" style:family="table-cell" style:parent-style-name="Default" style:data-style-name="N124"/>
    <style:style style:name="똿뗦먛귟_5f_PRODUCT_20_DETAIL_20_Q1" style:display-name="똿뗦먛귟_PRODUCT DETAIL Q1" style:family="table-cell" style:parent-style-name="Default" style:data-style-name="N123"/>
    <style:style style:name="믅됞_20__5b_0.00_5d__5f_PRODUCT_20_DETAIL_20_Q1" style:display-name="믅됞 [0.00]_PRODUCT DETAIL Q1" style:family="table-cell" style:parent-style-name="Default" style:data-style-name="N0"/>
    <style:style style:name="믅됞_5f_PRODUCT_20_DETAIL_20_Q1" style:display-name="믅됞_PRODUCT DETAIL Q1" style:family="table-cell" style:parent-style-name="Default" style:data-style-name="N0"/>
    <style:style style:name="백분율_5f_95" style:display-name="백분율_95" style:family="table-cell" style:parent-style-name="Default" style:data-style-name="N10"/>
    <style:style style:name="뷭_3f__5f_BOOKSHIP" style:display-name="뷭?_BOOKSHI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뼻뮝" fo:font-family="뼻뮝" style:font-family-generic="modern" fo:font-size="12pt" fo:font-style="normal" fo:text-shadow="none" style:text-underline-style="none" fo:font-weight="normal" style:font-name-asian="뼻뮝" style:font-family-asian="뼻뮝" style:font-family-generic-asian="modern" style:font-size-asian="12pt" style:font-style-asian="normal" style:font-weight-asian="normal" style:font-name-complex="뼻뮝" style:font-family-complex="뼻뮝" style:font-family-generic-complex="modern" style:font-size-complex="12pt" style:font-style-complex="normal" style:font-weight-complex="normal"/>
    </style:style>
    <style:style style:name="콤마_20__5b_0_5d__5f__20_비목별_20_월별기술_20_" style:display-name="콤마 [0]_ 비목별 월별기술 " style:family="table-cell" style:parent-style-name="Default" style:data-style-name="N0"/>
    <style:style style:name="콤마_5f__20_비목별_20_월별기술_20_" style:display-name="콤마_ 비목별 월별기술 " style:family="table-cell" style:parent-style-name="Default" style:data-style-name="N0"/>
    <style:style style:name="통화_20__5b_0_5d__5f_1202" style:display-name="통화 [0]_1202" style:family="table-cell" style:parent-style-name="Default" style:data-style-name="N236"/>
    <style:style style:name="통화_5f_1202" style:display-name="통화_1202" style:family="table-cell" style:parent-style-name="Default" style:data-style-name="N237"/>
    <style:style style:name="표준_5f__28_정보부문_29_월별인원계획" style:display-name="표준_(정보부문)월별인원계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fo:font-size="10pt" fo:font-style="normal" fo:text-shadow="none" style:text-underline-style="none" fo:font-weight="normal" style:font-name-asian="굴림체" style:font-family-asian="굴림체" style:font-family-generic-asian="modern" style:font-size-asian="10pt" style:font-style-asian="normal" style:font-weight-asian="normal" style:font-name-complex="굴림체" style:font-family-complex="굴림체" style:font-family-generic-complex="modern" style:font-size-complex="10pt" style:font-style-complex="normal" style:font-weight-complex="normal"/>
    </style:style>
    <style:style style:name="_e5ed__f41b__20__5b_0.00_5d__5f__20_Att._20_1-_20_Cover" style:display-name=" [0.00]_ Att. 1- Cover" style:family="table-cell" style:parent-style-name="Default" style:data-style-name="N0"/>
    <style:style style:name="_e5ed__f41b__5f__20_Att._20_1-_20_Cover" style:display-name="_ Att. 1- Cover" style:family="table-cell" style:parent-style-name="Default" style:data-style-name="N0"/>
    <style:style style:name="_e773__3f__5f__20_Att._20_1-_20_Cover" style:display-name="?_ Att. 1- Cov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34"/>
    <style:style style:name="ConditionalStyle_5f_5" style:display-name="ConditionalStyle_5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22.71pt" fo:margin-bottom="17.01pt" fo:margin-left="8.5pt" fo:margin-right="8.5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612pt" fo:page-height="792pt" style:num-format="1" style:print-orientation="portrait" fo:margin-top="54pt" fo:margin-bottom="54pt" fo:margin-left="18pt" fo:margin-right="18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09:59:17.895281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g_20_luong_20_NH" style:display-name="PageStyle_Bang luong N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20_Mem_20_NH" style:display-name="PageStyle_File Mem N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NH_20_TH_20_BO_20_PHAN_20_Van_20_Phong" style:display-name="PageStyle_TINH TH BO PHAN Van Pho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yslip" style:display-name="PageStyle_Payslip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Thi  Kim Loan</meta:initial-creator>
    <meta:print-date>2016-07-28T02:49:59</meta:print-date>
    <meta:creation-date>2011-01-17T03:41:30</meta:creation-date>
    <dc:date>2016-11-18T10:00:31.574948244</dc:date>
    <meta:generator>LibreOffice/5.1.4.2$Linux_X86_64 LibreOffice_project/10m0$Build-2</meta:generator>
    <meta:editing-duration>PT1H15M44S</meta:editing-duration>
    <meta:editing-cycles>30</meta:editing-cycles>
    <meta:document-statistic meta:table-count="3" meta:cell-count="81" meta:object-count="3"/>
    <meta:user-defined meta:name="AppVersion">15.0300</meta:user-defined>
    <meta:user-defined meta:name="Company">Nedcoffee Vietn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